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9 - Conta de produção por atividade econômica - Região Sudest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9.1'.A1">Tabela 19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9.2'.A1">Tabela 19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9.3'.A1">Tabela 19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4'.A1">Tabela 19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5'.A1">Tabela 19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6'.A1">Tabela 19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7'.A1">Tabela 19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8'.A1">Tabela 19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9'.A1">Tabela 19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10'.A1">Tabela 19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11'.A1">Tabela 19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12'.A1">Tabela 19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13'.A1">Tabela 19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9.14'.A1">Tabela 19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9.15'.A1">Tabela 19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9.16'.A1">Tabela 19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9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25401.8334493975" table:style-name="ce5">
            <text:p><text:s/>1,525,4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25401.8334493975" table:style-name="ce5">
            <text:p><text:s/>1,525,402<text:s/></text:p>
          </table:table-cell>
          <table:table-cell office:value-type="float" office:value="0.99425175413042566" table:style-name="ce6">
            <text:p>0.994</text:p>
          </table:table-cell>
          <table:table-cell office:value-type="float" office:value="1516633.4486608307" table:style-name="ce5">
            <text:p><text:s/>1,516,633<text:s/></text:p>
          </table:table-cell>
          <table:table-cell office:value-type="float" office:value="1.1873319298898442" table:style-name="ce6">
            <text:p>1.187</text:p>
          </table:table-cell>
          <table:table-cell office:value-type="float" office:value="1800747.3195339541" table:style-name="ce5">
            <text:p><text:s/>1,800,7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00747.3195339541" table:style-name="ce5">
            <text:p><text:s/>1,800,747<text:s/></text:p>
          </table:table-cell>
          <table:table-cell office:value-type="float" office:value="1.0525859222784519" table:style-name="ce6">
            <text:p>1.053</text:p>
          </table:table-cell>
          <table:table-cell office:value-type="float" office:value="1895441.2781220975" table:style-name="ce5">
            <text:p><text:s/>1,895,441<text:s/></text:p>
          </table:table-cell>
          <table:table-cell office:value-type="float" office:value="1.0718492295230895" table:style-name="ce6">
            <text:p>1.072</text:p>
          </table:table-cell>
          <table:table-cell office:value-type="float" office:value="2031627.2735614302" table:style-name="ce5">
            <text:p><text:s/>2,031,6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31627.2735614302" table:style-name="ce5">
            <text:p><text:s/>2,031,627<text:s/></text:p>
          </table:table-cell>
          <table:table-cell office:value-type="float" office:value="1.033612735889643" table:style-name="ce6">
            <text:p>1.034</text:p>
          </table:table-cell>
          <table:table-cell office:value-type="float" office:value="2099915.8245338462" table:style-name="ce5">
            <text:p><text:s/>2,099,916<text:s/></text:p>
          </table:table-cell>
          <table:table-cell office:value-type="float" office:value="1.0878957078729699" table:style-name="ce6">
            <text:p>1.088</text:p>
          </table:table-cell>
          <table:table-cell office:value-type="float" office:value="2284489.4124049" table:style-name="ce5">
            <text:p><text:s/>2,284,4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84489.4124049" table:style-name="ce5">
            <text:p><text:s/>2,284,489<text:s/></text:p>
          </table:table-cell>
          <table:table-cell office:value-type="float" office:value="1.0383880005998412" table:style-name="ce6">
            <text:p>1.038</text:p>
          </table:table-cell>
          <table:table-cell office:value-type="float" office:value="2372186.39333863" table:style-name="ce5">
            <text:p><text:s/>2,372,186<text:s/></text:p>
          </table:table-cell>
          <table:table-cell office:value-type="float" office:value="1.0506407163408298" table:style-name="ce6">
            <text:p>1.051</text:p>
          </table:table-cell>
          <table:table-cell office:value-type="float" office:value="2492315.6115912674" table:style-name="ce5">
            <text:p><text:s/>2,492,3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92315.6115912674" table:style-name="ce5">
            <text:p><text:s/>2,492,316<text:s/></text:p>
          </table:table-cell>
          <table:table-cell office:value-type="float" office:value="1.0593475435486035" table:style-name="ce6">
            <text:p>1.059</text:p>
          </table:table-cell>
          <table:table-cell office:value-type="float" office:value="2640228.4208870446" table:style-name="ce5">
            <text:p><text:s/>2,640,228<text:s/></text:p>
          </table:table-cell>
          <table:table-cell office:value-type="float" office:value="1.0536401781345808" table:style-name="ce6">
            <text:p>1.054</text:p>
          </table:table-cell>
          <table:table-cell office:value-type="float" office:value="2781850.7436994081" table:style-name="ce5">
            <text:p><text:s/>2,781,8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81850.7436994081" table:style-name="ce5">
            <text:p><text:s/>2,781,851<text:s/></text:p>
          </table:table-cell>
          <table:table-cell office:value-type="float" office:value="1.0525041346539563" table:style-name="ce6">
            <text:p>1.053</text:p>
          </table:table-cell>
          <table:table-cell office:value-type="float" office:value="2927909.4097338105" table:style-name="ce5">
            <text:p><text:s/>2,927,909<text:s/></text:p>
          </table:table-cell>
          <table:table-cell office:value-type="float" office:value="1.0812787126818661" table:style-name="ce6">
            <text:p>1.081</text:p>
          </table:table-cell>
          <table:table-cell office:value-type="float" office:value="3165886.1174060972" table:style-name="ce5">
            <text:p><text:s/>3,165,8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65886.1174060972" table:style-name="ce5">
            <text:p><text:s/>3,165,886<text:s/></text:p>
          </table:table-cell>
          <table:table-cell office:value-type="float" office:value="0.9823403950019618" table:style-name="ce6">
            <text:p>0.982</text:p>
          </table:table-cell>
          <table:table-cell office:value-type="float" office:value="3109977.8191039325" table:style-name="ce5">
            <text:p><text:s/>3,109,978<text:s/></text:p>
          </table:table-cell>
          <table:table-cell office:value-type="float" office:value="1.053207522083244" table:style-name="ce6">
            <text:p>1.053</text:p>
          </table:table-cell>
          <table:table-cell office:value-type="float" office:value="3275452.0325923041" table:style-name="ce5">
            <text:p><text:s/>3,275,4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75452.0325923041" table:style-name="ce5">
            <text:p><text:s/>3,275,452<text:s/></text:p>
          </table:table-cell>
          <table:table-cell office:value-type="float" office:value="1.0789824598861923" table:style-name="ce6">
            <text:p>1.079</text:p>
          </table:table-cell>
          <table:table-cell office:value-type="float" office:value="3534155.2913656733" table:style-name="ce5">
            <text:p><text:s/>3,534,155<text:s/></text:p>
          </table:table-cell>
          <table:table-cell office:value-type="float" office:value="1.0559236062084176" table:style-name="ce6">
            <text:p>1.056</text:p>
          </table:table-cell>
          <table:table-cell office:value-type="float" office:value="3731798.0001594028" table:style-name="ce5">
            <text:p><text:s/>3,731,7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31798.0001594028" table:style-name="ce5">
            <text:p><text:s/>3,731,798<text:s/></text:p>
          </table:table-cell>
          <table:table-cell office:value-type="float" office:value="1.0323767177545522" table:style-name="ce6">
            <text:p>1.032</text:p>
          </table:table-cell>
          <table:table-cell office:value-type="float" office:value="3852621.3707275661" table:style-name="ce5">
            <text:p><text:s/>3,852,621<text:s/></text:p>
          </table:table-cell>
          <table:table-cell office:value-type="float" office:value="1.0899760534358371" table:style-name="ce6">
            <text:p>1.090</text:p>
          </table:table-cell>
          <table:table-cell office:value-type="float" office:value="4199265.0370481974" table:style-name="ce5">
            <text:p><text:s/>4,199,2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199265.0370481974" table:style-name="ce5">
            <text:p><text:s/>4,199,265<text:s/></text:p>
          </table:table-cell>
          <table:table-cell office:value-type="float" office:value="1.0184616986415134" table:style-name="ce6">
            <text:p>1.018</text:p>
          </table:table-cell>
          <table:table-cell office:value-type="float" office:value="4276790.6026780251" table:style-name="ce5">
            <text:p><text:s/>4,276,791<text:s/></text:p>
          </table:table-cell>
          <table:table-cell office:value-type="float" office:value="1.0786113300075522" table:style-name="ce6">
            <text:p>1.079</text:p>
          </table:table-cell>
          <table:table-cell office:value-type="float" office:value="4612994.8001183448" table:style-name="ce5">
            <text:p><text:s/>4,612,9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612994.8001183448" table:style-name="ce5">
            <text:p><text:s/>4,612,995<text:s/></text:p>
          </table:table-cell>
          <table:table-cell office:value-type="float" office:value="1.0209256818966213" table:style-name="ce6">
            <text:p>1.021</text:p>
          </table:table-cell>
          <table:table-cell office:value-type="float" office:value="4709524.8618963901" table:style-name="ce5">
            <text:p><text:s/>4,709,525<text:s/></text:p>
          </table:table-cell>
          <table:table-cell office:value-type="float" office:value="1.0715522265751265" table:style-name="ce6">
            <text:p>1.072</text:p>
          </table:table-cell>
          <table:table-cell office:value-type="float" office:value="5046501.8518759916" table:style-name="ce5">
            <text:p><text:s/>5,046,5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46501.8518759916" table:style-name="ce5">
            <text:p><text:s/>5,046,502<text:s/></text:p>
          </table:table-cell>
          <table:table-cell office:value-type="float" office:value="0.99200921905096251" table:style-name="ce6">
            <text:p>0.992</text:p>
          </table:table-cell>
          <table:table-cell office:value-type="float" office:value="5006176.3610187387" table:style-name="ce5">
            <text:p><text:s/>5,006,176<text:s/></text:p>
          </table:table-cell>
          <table:table-cell office:value-type="float" office:value="1.0823242044238068" table:style-name="ce6">
            <text:p>1.082</text:p>
          </table:table-cell>
          <table:table-cell office:value-type="float" office:value="5418305.8471448738" table:style-name="ce5">
            <text:p><text:s/>5,418,3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18305.8471448738" table:style-name="ce5">
            <text:p><text:s/>5,418,306<text:s/></text:p>
          </table:table-cell>
          <table:table-cell office:value-type="float" office:value="0.95221996553985966" table:style-name="ce6">
            <text:p>0.952</text:p>
          </table:table-cell>
          <table:table-cell office:value-type="float" office:value="5159419.0070527121" table:style-name="ce5">
            <text:p><text:s/>5,159,419<text:s/></text:p>
          </table:table-cell>
          <table:table-cell office:value-type="float" office:value="1.0679325649742291" table:style-name="ce6">
            <text:p>1.068</text:p>
          </table:table-cell>
          <table:table-cell office:value-type="float" office:value="5509911.5739785926" table:style-name="ce5">
            <text:p><text:s/>5,509,9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09911.5739785926" table:style-name="ce5">
            <text:p><text:s/>5,509,912<text:s/></text:p>
          </table:table-cell>
          <table:table-cell office:value-type="float" office:value="0.96415667549838746" table:style-name="ce6">
            <text:p>0.964</text:p>
          </table:table-cell>
          <table:table-cell office:value-type="float" office:value="5312418.0254572872" table:style-name="ce5">
            <text:p><text:s/>5,312,418<text:s/></text:p>
          </table:table-cell>
          <table:table-cell office:value-type="float" office:value="1.0583005057403305" table:style-name="ce6">
            <text:p>1.058</text:p>
          </table:table-cell>
          <table:table-cell office:value-type="float" office:value="5622134.6830454953" table:style-name="ce5">
            <text:p><text:s/>5,622,1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22134.6830454953" table:style-name="ce5">
            <text:p><text:s/>5,622,135<text:s/></text:p>
          </table:table-cell>
          <table:table-cell office:value-type="float" office:value="1.005202065681406" table:style-name="ce6">
            <text:p>1.005</text:p>
          </table:table-cell>
          <table:table-cell office:value-type="float" office:value="5651381.3969364082" table:style-name="ce5">
            <text:p><text:s/>5,651,381<text:s/></text:p>
          </table:table-cell>
          <table:table-cell office:value-type="float" office:value="1.0328048217892662" table:style-name="ce6">
            <text:p>1.033</text:p>
          </table:table-cell>
          <table:table-cell office:value-type="float" office:value="5836773.956526082" table:style-name="ce5">
            <text:p><text:s/>5,836,7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36773.956526082" table:style-name="ce5">
            <text:p><text:s/>5,836,774<text:s/></text:p>
          </table:table-cell>
          <table:table-cell office:value-type="float" office:value="1.0151429418731728" table:style-name="ce6">
            <text:p>1.015</text:p>
          </table:table-cell>
          <table:table-cell office:value-type="float" office:value="5925159.8852766054" table:style-name="ce5">
            <text:p><text:s/>5,925,160<text:s/></text:p>
          </table:table-cell>
          <table:table-cell office:value-type="float" office:value="1.0723428481876176" table:style-name="ce6">
            <text:p>1.072</text:p>
          </table:table-cell>
          <table:table-cell office:value-type="float" office:value="6353802.8273445321" table:style-name="ce5">
            <text:p><text:s/>6,353,8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8191.68453057203" table:style-name="ce5">
            <text:p><text:s/>808,19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08191.68453057203" table:style-name="ce5">
            <text:p><text:s/>808,192<text:s/></text:p>
          </table:table-cell>
          <table:table-cell office:value-type="float" office:value="0.98980299256777082" table:style-name="ce6">
            <text:p>0.990</text:p>
          </table:table-cell>
          <table:table-cell office:value-type="float" office:value="799950.54791674798" table:style-name="ce5">
            <text:p><text:s/>799,951<text:s/></text:p>
          </table:table-cell>
          <table:table-cell office:value-type="float" office:value="1.2289657842535766" table:style-name="ce6">
            <text:p>1.229</text:p>
          </table:table-cell>
          <table:table-cell office:value-type="float" office:value="983111.85248458444" table:style-name="ce5">
            <text:p><text:s/>983,11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83111.85248458444" table:style-name="ce5">
            <text:p><text:s/>983,112<text:s/></text:p>
          </table:table-cell>
          <table:table-cell office:value-type="float" office:value="1.0522154782461899" table:style-name="ce6">
            <text:p>1.052</text:p>
          </table:table-cell>
          <table:table-cell office:value-type="float" office:value="1034445.5080315646" table:style-name="ce5">
            <text:p><text:s/>1,034,446<text:s/></text:p>
          </table:table-cell>
          <table:table-cell office:value-type="float" office:value="1.0745852561375653" table:style-name="ce6">
            <text:p>1.075</text:p>
          </table:table-cell>
          <table:table-cell office:value-type="float" office:value="1111599.8912084529" table:style-name="ce5">
            <text:p><text:s/>1,111,6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1599.8912084529" table:style-name="ce5">
            <text:p><text:s/>1,111,600<text:s/></text:p>
          </table:table-cell>
          <table:table-cell office:value-type="float" office:value="1.0314185481440983" table:style-name="ce6">
            <text:p>1.031</text:p>
          </table:table-cell>
          <table:table-cell office:value-type="float" office:value="1146524.7459073602" table:style-name="ce5">
            <text:p><text:s/>1,146,525<text:s/></text:p>
          </table:table-cell>
          <table:table-cell office:value-type="float" office:value="1.0810936699628502" table:style-name="ce6">
            <text:p>1.081</text:p>
          </table:table-cell>
          <table:table-cell office:value-type="float" office:value="1239500.6452562122" table:style-name="ce5">
            <text:p><text:s/>1,239,5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39500.6452562122" table:style-name="ce5">
            <text:p><text:s/>1,239,501<text:s/></text:p>
          </table:table-cell>
          <table:table-cell office:value-type="float" office:value="1.0390125929947198" table:style-name="ce6">
            <text:p>1.039</text:p>
          </table:table-cell>
          <table:table-cell office:value-type="float" office:value="1287856.7794462855" table:style-name="ce5">
            <text:p><text:s/>1,287,857<text:s/></text:p>
          </table:table-cell>
          <table:table-cell office:value-type="float" office:value="1.0289164403204338" table:style-name="ce6">
            <text:p>1.029</text:p>
          </table:table-cell>
          <table:table-cell office:value-type="float" office:value="1325097.01315041" table:style-name="ce5">
            <text:p><text:s/>1,325,0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5097.01315041" table:style-name="ce5">
            <text:p><text:s/>1,325,097<text:s/></text:p>
          </table:table-cell>
          <table:table-cell office:value-type="float" office:value="1.0588946059104585" table:style-name="ce6">
            <text:p>1.059</text:p>
          </table:table-cell>
          <table:table-cell office:value-type="float" office:value="1403138.0795330291" table:style-name="ce5">
            <text:p><text:s/>1,403,138<text:s/></text:p>
          </table:table-cell>
          <table:table-cell office:value-type="float" office:value="1.0483016030093084" table:style-name="ce6">
            <text:p>1.048</text:p>
          </table:table-cell>
          <table:table-cell office:value-type="float" office:value="1470911.8980178768" table:style-name="ce5">
            <text:p><text:s/>1,470,9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0911.8980178768" table:style-name="ce5">
            <text:p><text:s/>1,470,912<text:s/></text:p>
          </table:table-cell>
          <table:table-cell office:value-type="float" office:value="1.0530165828964364" table:style-name="ce6">
            <text:p>1.053</text:p>
          </table:table-cell>
          <table:table-cell office:value-type="float" office:value="1548894.6205924961" table:style-name="ce5">
            <text:p><text:s/>1,548,895<text:s/></text:p>
          </table:table-cell>
          <table:table-cell office:value-type="float" office:value="1.0947700846505584" table:style-name="ce6">
            <text:p>1.095</text:p>
          </table:table-cell>
          <table:table-cell office:value-type="float" office:value="1695683.4949008415" table:style-name="ce5">
            <text:p><text:s/>1,695,6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5683.4949008415" table:style-name="ce5">
            <text:p><text:s/>1,695,683<text:s/></text:p>
          </table:table-cell>
          <table:table-cell office:value-type="float" office:value="0.97117730438230232" table:style-name="ce6">
            <text:p>0.971</text:p>
          </table:table-cell>
          <table:table-cell office:value-type="float" office:value="1646809.3256633608" table:style-name="ce5">
            <text:p><text:s/>1,646,809<text:s/></text:p>
          </table:table-cell>
          <table:table-cell office:value-type="float" office:value="1.030310623431079" table:style-name="ce6">
            <text:p>1.030</text:p>
          </table:table-cell>
          <table:table-cell office:value-type="float" office:value="1696725.1429963324" table:style-name="ce5">
            <text:p><text:s/>1,696,7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96725.1429963324" table:style-name="ce5">
            <text:p><text:s/>1,696,725<text:s/></text:p>
          </table:table-cell>
          <table:table-cell office:value-type="float" office:value="1.0880113827898135" table:style-name="ce6">
            <text:p>1.088</text:p>
          </table:table-cell>
          <table:table-cell office:value-type="float" office:value="1846056.2690456836" table:style-name="ce5">
            <text:p><text:s/>1,846,056<text:s/></text:p>
          </table:table-cell>
          <table:table-cell office:value-type="float" office:value="1.0322294752240946" table:style-name="ce6">
            <text:p>1.032</text:p>
          </table:table-cell>
          <table:table-cell office:value-type="float" office:value="1905553.693831176" table:style-name="ce5">
            <text:p><text:s/>1,905,5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05553.693831176" table:style-name="ce5">
            <text:p><text:s/>1,905,554<text:s/></text:p>
          </table:table-cell>
          <table:table-cell office:value-type="float" office:value="1.0320988537505231" table:style-name="ce6">
            <text:p>1.032</text:p>
          </table:table-cell>
          <table:table-cell office:value-type="float" office:value="1966719.7831632323" table:style-name="ce5">
            <text:p><text:s/>1,966,720<text:s/></text:p>
          </table:table-cell>
          <table:table-cell office:value-type="float" office:value="1.0893232619822315" table:style-name="ce6">
            <text:p>1.089</text:p>
          </table:table-cell>
          <table:table-cell office:value-type="float" office:value="2142393.6096003591" table:style-name="ce5">
            <text:p><text:s/>2,142,3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2393.6096003591" table:style-name="ce5">
            <text:p><text:s/>2,142,394<text:s/></text:p>
          </table:table-cell>
          <table:table-cell office:value-type="float" office:value="1.0215944130071113" table:style-name="ce6">
            <text:p>1.022</text:p>
          </table:table-cell>
          <table:table-cell office:value-type="float" office:value="2188657.3420298649" table:style-name="ce5">
            <text:p><text:s/>2,188,657<text:s/></text:p>
          </table:table-cell>
          <table:table-cell office:value-type="float" office:value="1.0753717369747902" table:style-name="ce6">
            <text:p>1.075</text:p>
          </table:table-cell>
          <table:table-cell office:value-type="float" office:value="2353620.2475412833" table:style-name="ce5">
            <text:p><text:s/>2,353,6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53620.2475412833" table:style-name="ce5">
            <text:p><text:s/>2,353,620<text:s/></text:p>
          </table:table-cell>
          <table:table-cell office:value-type="float" office:value="1.0235656970124605" table:style-name="ce6">
            <text:p>1.024</text:p>
          </table:table-cell>
          <table:table-cell office:value-type="float" office:value="2409084.9491772335" table:style-name="ce5">
            <text:p><text:s/>2,409,085<text:s/></text:p>
          </table:table-cell>
          <table:table-cell office:value-type="float" office:value="1.064978131893813" table:style-name="ce6">
            <text:p>1.065</text:p>
          </table:table-cell>
          <table:table-cell office:value-type="float" office:value="2565622.7887482713" table:style-name="ce5">
            <text:p><text:s/>2,565,6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65622.7887482713" table:style-name="ce5">
            <text:p><text:s/>2,565,623<text:s/></text:p>
          </table:table-cell>
          <table:table-cell office:value-type="float" office:value="0.98807045660929471" table:style-name="ce6">
            <text:p>0.988</text:p>
          </table:table-cell>
          <table:table-cell office:value-type="float" office:value="2535016.0803657169" table:style-name="ce5">
            <text:p><text:s/>2,535,016<text:s/></text:p>
          </table:table-cell>
          <table:table-cell office:value-type="float" office:value="1.0738143014170696" table:style-name="ce6">
            <text:p>1.074</text:p>
          </table:table-cell>
          <table:table-cell office:value-type="float" office:value="2722136.5214189501" table:style-name="ce5">
            <text:p><text:s/>2,722,1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22136.5214189501" table:style-name="ce5">
            <text:p><text:s/>2,722,137<text:s/></text:p>
          </table:table-cell>
          <table:table-cell office:value-type="float" office:value="0.93782157858608517" table:style-name="ce6">
            <text:p>0.938</text:p>
          </table:table-cell>
          <table:table-cell office:value-type="float" office:value="2552878.3696439546" table:style-name="ce5">
            <text:p><text:s/>2,552,878<text:s/></text:p>
          </table:table-cell>
          <table:table-cell office:value-type="float" office:value="1.0848834303635799" table:style-name="ce6">
            <text:p>1.085</text:p>
          </table:table-cell>
          <table:table-cell office:value-type="float" office:value="2769575.4429603168" table:style-name="ce5">
            <text:p><text:s/>2,769,5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69575.4429603168" table:style-name="ce5">
            <text:p><text:s/>2,769,575<text:s/></text:p>
          </table:table-cell>
          <table:table-cell office:value-type="float" office:value="0.95619884719846493" table:style-name="ce6">
            <text:p>0.956</text:p>
          </table:table-cell>
          <table:table-cell office:value-type="float" office:value="2648264.845787833" table:style-name="ce5">
            <text:p><text:s/>2,648,265<text:s/></text:p>
          </table:table-cell>
          <table:table-cell office:value-type="float" office:value="1.0512519692092905" table:style-name="ce6">
            <text:p>1.051</text:p>
          </table:table-cell>
          <table:table-cell office:value-type="float" office:value="2783993.634122198" table:style-name="ce5">
            <text:p><text:s/>2,783,9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83993.634122198" table:style-name="ce5">
            <text:p><text:s/>2,783,994<text:s/></text:p>
          </table:table-cell>
          <table:table-cell office:value-type="float" office:value="1.0107143827468257" table:style-name="ce6">
            <text:p>1.011</text:p>
          </table:table-cell>
          <table:table-cell office:value-type="float" office:value="2813822.407482909" table:style-name="ce5">
            <text:p><text:s/>2,813,822<text:s/></text:p>
          </table:table-cell>
          <table:table-cell office:value-type="float" office:value="1.025636305854736" table:style-name="ce6">
            <text:p>1.026</text:p>
          </table:table-cell>
          <table:table-cell office:value-type="float" office:value="2885958.4193420508" table:style-name="ce5">
            <text:p><text:s/>2,885,9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85958.4193420508" table:style-name="ce5">
            <text:p><text:s/>2,885,958<text:s/></text:p>
          </table:table-cell>
          <table:table-cell office:value-type="float" office:value="1.0163460434242511" table:style-name="ce6">
            <text:p>1.016</text:p>
          </table:table-cell>
          <table:table-cell office:value-type="float" office:value="2933132.4209851986" table:style-name="ce5">
            <text:p><text:s/>2,933,132<text:s/></text:p>
          </table:table-cell>
          <table:table-cell office:value-type="float" office:value="1.096277416861791" table:style-name="ce6">
            <text:p>1.096</text:p>
          </table:table-cell>
          <table:table-cell office:value-type="float" office:value="3215526.8337912252" table:style-name="ce5">
            <text:p><text:s/>3,215,5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7210.14891882543" table:style-name="ce5">
            <text:p><text:s/>717,2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7210.14891882543" table:style-name="ce5">
            <text:p><text:s/>717,210<text:s/></text:p>
          </table:table-cell>
          <table:table-cell office:value-type="float" office:value="0.99926486236211609" table:style-name="ce6">
            <text:p>0.999</text:p>
          </table:table-cell>
          <table:table-cell office:value-type="float" office:value="716682.90074408287" table:style-name="ce5">
            <text:p><text:s/>716,683<text:s/></text:p>
          </table:table-cell>
          <table:table-cell office:value-type="float" office:value="1.1408608551989654" table:style-name="ce6">
            <text:p>1.141</text:p>
          </table:table-cell>
          <table:table-cell office:value-type="float" office:value="817635.46704936959" table:style-name="ce5">
            <text:p><text:s/>817,63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7635.46704936959" table:style-name="ce5">
            <text:p><text:s/>817,635<text:s/></text:p>
          </table:table-cell>
          <table:table-cell office:value-type="float" office:value="1.0530313382779724" table:style-name="ce6">
            <text:p>1.053</text:p>
          </table:table-cell>
          <table:table-cell office:value-type="float" office:value="860995.77009053272" table:style-name="ce5">
            <text:p><text:s/>860,996<text:s/></text:p>
          </table:table-cell>
          <table:table-cell office:value-type="float" office:value="1.0685620235465703" table:style-name="ce6">
            <text:p>1.069</text:p>
          </table:table-cell>
          <table:table-cell office:value-type="float" office:value="920027.38235297729" table:style-name="ce5">
            <text:p><text:s/>920,0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0027.38235297729" table:style-name="ce5">
            <text:p><text:s/>920,027<text:s/></text:p>
          </table:table-cell>
          <table:table-cell office:value-type="float" office:value="1.0362638079186088" table:style-name="ce6">
            <text:p>1.036</text:p>
          </table:table-cell>
          <table:table-cell office:value-type="float" office:value="953391.07862648612" table:style-name="ce5">
            <text:p><text:s/>953,391<text:s/></text:p>
          </table:table-cell>
          <table:table-cell office:value-type="float" office:value="1.0960756719626146" table:style-name="ce6">
            <text:p>1.096</text:p>
          </table:table-cell>
          <table:table-cell office:value-type="float" office:value="1044988.7671486877" table:style-name="ce5">
            <text:p><text:s/>1,044,9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44988.7671486877" table:style-name="ce5">
            <text:p><text:s/>1,044,989<text:s/></text:p>
          </table:table-cell>
          <table:table-cell office:value-type="float" office:value="1.0376471479698299" table:style-name="ce6">
            <text:p>1.038</text:p>
          </table:table-cell>
          <table:table-cell office:value-type="float" office:value="1084329.6138923445" table:style-name="ce5">
            <text:p><text:s/>1,084,330<text:s/></text:p>
          </table:table-cell>
          <table:table-cell office:value-type="float" office:value="1.0764426088585484" table:style-name="ce6">
            <text:p>1.076</text:p>
          </table:table-cell>
          <table:table-cell office:value-type="float" office:value="1167218.5984408576" table:style-name="ce5">
            <text:p><text:s/>1,167,2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7218.5984408576" table:style-name="ce5">
            <text:p><text:s/>1,167,219<text:s/></text:p>
          </table:table-cell>
          <table:table-cell office:value-type="float" office:value="1.0598617456974133" table:style-name="ce6">
            <text:p>1.060</text:p>
          </table:table-cell>
          <table:table-cell office:value-type="float" office:value="1237090.3413540153" table:style-name="ce5">
            <text:p><text:s/>1,237,090<text:s/></text:p>
          </table:table-cell>
          <table:table-cell office:value-type="float" office:value="1.0596953204296202" table:style-name="ce6">
            <text:p>1.060</text:p>
          </table:table-cell>
          <table:table-cell office:value-type="float" office:value="1310938.8456815316" table:style-name="ce5">
            <text:p><text:s/>1,310,9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10938.8456815316" table:style-name="ce5">
            <text:p><text:s/>1,310,939<text:s/></text:p>
          </table:table-cell>
          <table:table-cell office:value-type="float" office:value="1.0519291526710322" table:style-name="ce6">
            <text:p>1.052</text:p>
          </table:table-cell>
          <table:table-cell office:value-type="float" office:value="1379014.7891413143" table:style-name="ce5">
            <text:p><text:s/>1,379,015<text:s/></text:p>
          </table:table-cell>
          <table:table-cell office:value-type="float" office:value="1.0661253483878312" table:style-name="ce6">
            <text:p>1.066</text:p>
          </table:table-cell>
          <table:table-cell office:value-type="float" office:value="1470202.6225052555" table:style-name="ce5">
            <text:p><text:s/>1,470,2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0202.6225052555" table:style-name="ce5">
            <text:p><text:s/>1,470,203<text:s/></text:p>
          </table:table-cell>
          <table:table-cell office:value-type="float" office:value="0.99521553767010862" table:style-name="ce6">
            <text:p>0.995</text:p>
          </table:table-cell>
          <table:table-cell office:value-type="float" office:value="1463168.4934405717" table:style-name="ce5">
            <text:p><text:s/>1,463,168<text:s/></text:p>
          </table:table-cell>
          <table:table-cell office:value-type="float" office:value="1.078978187866573" table:style-name="ce6">
            <text:p>1.079</text:p>
          </table:table-cell>
          <table:table-cell office:value-type="float" office:value="1578726.8895959719" table:style-name="ce5">
            <text:p><text:s/>1,578,7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8726.8895959719" table:style-name="ce5">
            <text:p><text:s/>1,578,727<text:s/></text:p>
          </table:table-cell>
          <table:table-cell office:value-type="float" office:value="1.0692786912320271" table:style-name="ce6">
            <text:p>1.069</text:p>
          </table:table-cell>
          <table:table-cell office:value-type="float" office:value="1688099.0223199897" table:style-name="ce5">
            <text:p><text:s/>1,688,099<text:s/></text:p>
          </table:table-cell>
          <table:table-cell office:value-type="float" office:value="1.0818348225913792" table:style-name="ce6">
            <text:p>1.082</text:p>
          </table:table-cell>
          <table:table-cell office:value-type="float" office:value="1826244.3063282268" table:style-name="ce5">
            <text:p><text:s/>1,826,2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26244.3063282268" table:style-name="ce5">
            <text:p><text:s/>1,826,244<text:s/></text:p>
          </table:table-cell>
          <table:table-cell office:value-type="float" office:value="1.0326666487223999" table:style-name="ce6">
            <text:p>1.033</text:p>
          </table:table-cell>
          <table:table-cell office:value-type="float" office:value="1885901.5875643338" table:style-name="ce5">
            <text:p><text:s/>1,885,902<text:s/></text:p>
          </table:table-cell>
          <table:table-cell office:value-type="float" office:value="1.0906568195344246" table:style-name="ce6">
            <text:p>1.091</text:p>
          </table:table-cell>
          <table:table-cell office:value-type="float" office:value="2056871.4274478385" table:style-name="ce5">
            <text:p><text:s/>2,056,8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56871.4274478385" table:style-name="ce5">
            <text:p><text:s/>2,056,871<text:s/></text:p>
          </table:table-cell>
          <table:table-cell office:value-type="float" office:value="1.0151987298686487" table:style-name="ce6">
            <text:p>1.015</text:p>
          </table:table-cell>
          <table:table-cell office:value-type="float" office:value="2088133.26064816" table:style-name="ce5">
            <text:p><text:s/>2,088,133<text:s/></text:p>
          </table:table-cell>
          <table:table-cell office:value-type="float" office:value="1.0820068791374684" table:style-name="ce6">
            <text:p>1.082</text:p>
          </table:table-cell>
          <table:table-cell office:value-type="float" office:value="2259374.5525770616" table:style-name="ce5">
            <text:p><text:s/>2,259,3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59374.5525770616" table:style-name="ce5">
            <text:p><text:s/>2,259,375<text:s/></text:p>
          </table:table-cell>
          <table:table-cell office:value-type="float" office:value="1.0181755433578976" table:style-name="ce6">
            <text:p>1.018</text:p>
          </table:table-cell>
          <table:table-cell office:value-type="float" office:value="2300439.9127191561" table:style-name="ce5">
            <text:p><text:s/>2,300,440<text:s/></text:p>
          </table:table-cell>
          <table:table-cell office:value-type="float" office:value="1.0784368022007067" table:style-name="ce6">
            <text:p>1.078</text:p>
          </table:table-cell>
          <table:table-cell office:value-type="float" office:value="2480879.0631277198" table:style-name="ce5">
            <text:p><text:s/>2,480,8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80879.0631277198" table:style-name="ce5">
            <text:p><text:s/>2,480,879<text:s/></text:p>
          </table:table-cell>
          <table:table-cell office:value-type="float" office:value="0.99608252469088698" table:style-name="ce6">
            <text:p>0.996</text:p>
          </table:table-cell>
          <table:table-cell office:value-type="float" office:value="2471160.2806530213" table:style-name="ce5">
            <text:p><text:s/>2,471,160<text:s/></text:p>
          </table:table-cell>
          <table:table-cell office:value-type="float" office:value="1.0910540068301204" table:style-name="ce6">
            <text:p>1.091</text:p>
          </table:table-cell>
          <table:table-cell office:value-type="float" office:value="2696169.3257259238" table:style-name="ce5">
            <text:p><text:s/>2,696,1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96169.3257259238" table:style-name="ce5">
            <text:p><text:s/>2,696,169<text:s/></text:p>
          </table:table-cell>
          <table:table-cell office:value-type="float" office:value="0.96675702543532405" table:style-name="ce6">
            <text:p>0.967</text:p>
          </table:table-cell>
          <table:table-cell office:value-type="float" office:value="2606540.6374087571" table:style-name="ce5">
            <text:p><text:s/>2,606,541<text:s/></text:p>
          </table:table-cell>
          <table:table-cell office:value-type="float" office:value="1.0513306762569905" table:style-name="ce6">
            <text:p>1.051</text:p>
          </table:table-cell>
          <table:table-cell office:value-type="float" office:value="2740336.1310182759" table:style-name="ce5">
            <text:p><text:s/>2,740,3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40336.1310182759" table:style-name="ce5">
            <text:p><text:s/>2,740,336<text:s/></text:p>
          </table:table-cell>
          <table:table-cell office:value-type="float" office:value="0.97219941360970452" table:style-name="ce6">
            <text:p>0.972</text:p>
          </table:table-cell>
          <table:table-cell office:value-type="float" office:value="2664153.1796694542" table:style-name="ce5">
            <text:p><text:s/>2,664,153<text:s/></text:p>
          </table:table-cell>
          <table:table-cell office:value-type="float" office:value="1.0653070065871475" table:style-name="ce6">
            <text:p>1.065</text:p>
          </table:table-cell>
          <table:table-cell office:value-type="float" office:value="2838141.0489232973" table:style-name="ce5">
            <text:p><text:s/>2,838,1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8141.0489232973" table:style-name="ce5">
            <text:p><text:s/>2,838,141<text:s/></text:p>
          </table:table-cell>
          <table:table-cell office:value-type="float" office:value="0.99979491524213737" table:style-name="ce6">
            <text:p>1.000</text:p>
          </table:table-cell>
          <table:table-cell office:value-type="float" office:value="2837558.9894534992" table:style-name="ce5">
            <text:p><text:s/>2,837,559<text:s/></text:p>
          </table:table-cell>
          <table:table-cell office:value-type="float" office:value="1.0399133720748992" table:style-name="ce6">
            <text:p>1.040</text:p>
          </table:table-cell>
          <table:table-cell office:value-type="float" office:value="2950815.5371840312" table:style-name="ce5">
            <text:p><text:s/>2,950,8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50815.5371840312" table:style-name="ce5">
            <text:p><text:s/>2,950,816<text:s/></text:p>
          </table:table-cell>
          <table:table-cell office:value-type="float" office:value="1.013966283757169" table:style-name="ce6">
            <text:p>1.014</text:p>
          </table:table-cell>
          <table:table-cell office:value-type="float" office:value="2992027.4642914068" table:style-name="ce5">
            <text:p><text:s/>2,992,027<text:s/></text:p>
          </table:table-cell>
          <table:table-cell office:value-type="float" office:value="1.0488794073608332" table:style-name="ce6">
            <text:p>1.049</text:p>
          </table:table-cell>
          <table:table-cell office:value-type="float" office:value="3138275.9935533069" table:style-name="ce5">
            <text:p><text:s/>3,138,2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319.7851295976" table:style-name="ce5">
            <text:p><text:s/>38,3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319.7851295976" table:style-name="ce5">
            <text:p><text:s/>38,320<text:s/></text:p>
          </table:table-cell>
          <table:table-cell office:value-type="float" office:value="1.0080705490827069" table:style-name="ce6">
            <text:p>1.008</text:p>
          </table:table-cell>
          <table:table-cell office:value-type="float" office:value="38629.0468363248" table:style-name="ce5">
            <text:p><text:s/>38,629<text:s/></text:p>
          </table:table-cell>
          <table:table-cell office:value-type="float" office:value="1.1895873648966526" table:style-name="ce6">
            <text:p>1.190</text:p>
          </table:table-cell>
          <table:table-cell office:value-type="float" office:value="45952.626034492998" table:style-name="ce5">
            <text:p><text:s/>45,9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952.626034492998" table:style-name="ce5">
            <text:p><text:s/>45,953<text:s/></text:p>
          </table:table-cell>
          <table:table-cell office:value-type="float" office:value="1.0672245601546" table:style-name="ce6">
            <text:p>1.067</text:p>
          </table:table-cell>
          <table:table-cell office:value-type="float" office:value="49041.771107610606" table:style-name="ce5">
            <text:p><text:s/>49,042<text:s/></text:p>
          </table:table-cell>
          <table:table-cell office:value-type="float" office:value="1.0740208513377723" table:style-name="ce6">
            <text:p>1.074</text:p>
          </table:table-cell>
          <table:table-cell office:value-type="float" office:value="52671.884756108098" table:style-name="ce5">
            <text:p><text:s/>52,6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671.884756108098" table:style-name="ce5">
            <text:p><text:s/>52,672<text:s/></text:p>
          </table:table-cell>
          <table:table-cell office:value-type="float" office:value="1.0129124589612437" table:style-name="ce6">
            <text:p>1.013</text:p>
          </table:table-cell>
          <table:table-cell office:value-type="float" office:value="53352.008306432705" table:style-name="ce5">
            <text:p><text:s/>53,352<text:s/></text:p>
          </table:table-cell>
          <table:table-cell office:value-type="float" office:value="1.0124000870376464" table:style-name="ce6">
            <text:p>1.012</text:p>
          </table:table-cell>
          <table:table-cell office:value-type="float" office:value="54013.577853065697" table:style-name="ce5">
            <text:p><text:s/>54,0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4013.577853065697" table:style-name="ce5">
            <text:p><text:s/>54,014<text:s/></text:p>
          </table:table-cell>
          <table:table-cell office:value-type="float" office:value="1.0552686100241233" table:style-name="ce6">
            <text:p>1.055</text:p>
          </table:table-cell>
          <table:table-cell office:value-type="float" office:value="56998.833223434405" table:style-name="ce5">
            <text:p><text:s/>56,999<text:s/></text:p>
          </table:table-cell>
          <table:table-cell office:value-type="float" office:value="1.0679529020731702" table:style-name="ce6">
            <text:p>1.068</text:p>
          </table:table-cell>
          <table:table-cell office:value-type="float" office:value="60872.069355751402" table:style-name="ce5">
            <text:p><text:s/>60,8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872.069355751402" table:style-name="ce5">
            <text:p><text:s/>60,872<text:s/></text:p>
          </table:table-cell>
          <table:table-cell office:value-type="float" office:value="1.004485425075369" table:style-name="ce6">
            <text:p>1.004</text:p>
          </table:table-cell>
          <table:table-cell office:value-type="float" office:value="61145.106462029296" table:style-name="ce5">
            <text:p><text:s/>61,145<text:s/></text:p>
          </table:table-cell>
          <table:table-cell office:value-type="float" office:value="1.0707513126442911" table:style-name="ce6">
            <text:p>1.071</text:p>
          </table:table-cell>
          <table:table-cell office:value-type="float" office:value="65471.2030059928" table:style-name="ce5">
            <text:p><text:s/>65,4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471.2030059928" table:style-name="ce5">
            <text:p><text:s/>65,471<text:s/></text:p>
          </table:table-cell>
          <table:table-cell office:value-type="float" office:value="1.075334828651032" table:style-name="ce6">
            <text:p>1.075</text:p>
          </table:table-cell>
          <table:table-cell office:value-type="float" office:value="70403.464866026203" table:style-name="ce5">
            <text:p><text:s/>70,403<text:s/></text:p>
          </table:table-cell>
          <table:table-cell office:value-type="float" office:value="1.051929683294365" table:style-name="ce6">
            <text:p>1.052</text:p>
          </table:table-cell>
          <table:table-cell office:value-type="float" office:value="74059.494499344888" table:style-name="ce5">
            <text:p><text:s/>74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059.494499344888" table:style-name="ce5">
            <text:p><text:s/>74,059<text:s/></text:p>
          </table:table-cell>
          <table:table-cell office:value-type="float" office:value="1.0179142606632217" table:style-name="ce6">
            <text:p>1.018</text:p>
          </table:table-cell>
          <table:table-cell office:value-type="float" office:value="75386.215588392588" table:style-name="ce5">
            <text:p><text:s/>75,386<text:s/></text:p>
          </table:table-cell>
          <table:table-cell office:value-type="float" office:value="1.0273733472402033" table:style-name="ce6">
            <text:p>1.027</text:p>
          </table:table-cell>
          <table:table-cell office:value-type="float" office:value="77449.788644818502" table:style-name="ce5">
            <text:p><text:s/>77,4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449.788644818502" table:style-name="ce5">
            <text:p><text:s/>77,450<text:s/></text:p>
          </table:table-cell>
          <table:table-cell office:value-type="float" office:value="1.0020433008220997" table:style-name="ce6">
            <text:p>1.002</text:p>
          </table:table-cell>
          <table:table-cell office:value-type="float" office:value="77608.041861627906" table:style-name="ce5">
            <text:p><text:s/>77,608<text:s/></text:p>
          </table:table-cell>
          <table:table-cell office:value-type="float" office:value="1.0426934937154759" table:style-name="ce6">
            <text:p>1.043</text:p>
          </table:table-cell>
          <table:table-cell office:value-type="float" office:value="80921.4003091177" table:style-name="ce5">
            <text:p><text:s/>80,9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921.4003091177" table:style-name="ce5">
            <text:p><text:s/>80,921<text:s/></text:p>
          </table:table-cell>
          <table:table-cell office:value-type="float" office:value="0.99984269697143258" table:style-name="ce6">
            <text:p>1.000</text:p>
          </table:table-cell>
          <table:table-cell office:value-type="float" office:value="80908.671127773167" table:style-name="ce5">
            <text:p><text:s/>80,909<text:s/></text:p>
          </table:table-cell>
          <table:table-cell office:value-type="float" office:value="1.1860761916722617" table:style-name="ce6">
            <text:p>1.186</text:p>
          </table:table-cell>
          <table:table-cell office:value-type="float" office:value="95963.848524492671" table:style-name="ce5">
            <text:p><text:s/>95,96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5963.848524492671" table:style-name="ce5">
            <text:p><text:s/>95,964<text:s/></text:p>
          </table:table-cell>
          <table:table-cell office:value-type="float" office:value="1.0553710028350747" table:style-name="ce6">
            <text:p>1.055</text:p>
          </table:table-cell>
          <table:table-cell office:value-type="float" office:value="101277.46305320704" table:style-name="ce5">
            <text:p><text:s/>101,277<text:s/></text:p>
          </table:table-cell>
          <table:table-cell office:value-type="float" office:value="1.0360834863298114" table:style-name="ce6">
            <text:p>1.036</text:p>
          </table:table-cell>
          <table:table-cell office:value-type="float" office:value="104931.90700680541" table:style-name="ce5">
            <text:p><text:s/>104,9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4931.90700680541" table:style-name="ce5">
            <text:p><text:s/>104,932<text:s/></text:p>
          </table:table-cell>
          <table:table-cell office:value-type="float" office:value="1.023262186870926" table:style-name="ce6">
            <text:p>1.023</text:p>
          </table:table-cell>
          <table:table-cell office:value-type="float" office:value="107372.85263632034" table:style-name="ce5">
            <text:p><text:s/>107,373<text:s/></text:p>
          </table:table-cell>
          <table:table-cell office:value-type="float" office:value="1.0065877713953866" table:style-name="ce6">
            <text:p>1.007</text:p>
          </table:table-cell>
          <table:table-cell office:value-type="float" office:value="108080.20044355896" table:style-name="ce5">
            <text:p><text:s/>108,0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8080.20044355896" table:style-name="ce5">
            <text:p><text:s/>108,080<text:s/></text:p>
          </table:table-cell>
          <table:table-cell office:value-type="float" office:value="0.97495303092208896" table:style-name="ce6">
            <text:p>0.975</text:p>
          </table:table-cell>
          <table:table-cell office:value-type="float" office:value="105373.11900511471" table:style-name="ce5">
            <text:p><text:s/>105,373<text:s/></text:p>
          </table:table-cell>
          <table:table-cell office:value-type="float" office:value="1.0802765598258159" table:style-name="ce6">
            <text:p>1.080</text:p>
          </table:table-cell>
          <table:table-cell office:value-type="float" office:value="113832.11049696164" table:style-name="ce5">
            <text:p><text:s/>113,8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3832.11049696164" table:style-name="ce5">
            <text:p><text:s/>113,832<text:s/></text:p>
          </table:table-cell>
          <table:table-cell office:value-type="float" office:value="1.010933183248695" table:style-name="ce6">
            <text:p>1.011</text:p>
          </table:table-cell>
          <table:table-cell office:value-type="float" office:value="115076.65782061062" table:style-name="ce5">
            <text:p><text:s/>115,077<text:s/></text:p>
          </table:table-cell>
          <table:table-cell office:value-type="float" office:value="1.0477230925644556" table:style-name="ce6">
            <text:p>1.048</text:p>
          </table:table-cell>
          <table:table-cell office:value-type="float" office:value="120568.47181379182" table:style-name="ce5">
            <text:p><text:s/>120,5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568.47181379182" table:style-name="ce5">
            <text:p><text:s/>120,568<text:s/></text:p>
          </table:table-cell>
          <table:table-cell office:value-type="float" office:value="1.0521839905554982" table:style-name="ce6">
            <text:p>1.052</text:p>
          </table:table-cell>
          <table:table-cell office:value-type="float" office:value="126860.21580821357" table:style-name="ce5">
            <text:p><text:s/>126,860<text:s/></text:p>
          </table:table-cell>
          <table:table-cell office:value-type="float" office:value="1.1504996452549758" table:style-name="ce6">
            <text:p>1.150</text:p>
          </table:table-cell>
          <table:table-cell office:value-type="float" office:value="145952.6332843194" table:style-name="ce5">
            <text:p><text:s/>145,9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952.6332843194" table:style-name="ce5">
            <text:p><text:s/>145,953<text:s/></text:p>
          </table:table-cell>
          <table:table-cell office:value-type="float" office:value="0.99606507993525628" table:style-name="ce6">
            <text:p>0.996</text:p>
          </table:table-cell>
          <table:table-cell office:value-type="float" office:value="145378.32133910674" table:style-name="ce5">
            <text:p><text:s/>145,378<text:s/></text:p>
          </table:table-cell>
          <table:table-cell office:value-type="float" office:value="0.95919038729259842" table:style-name="ce6">
            <text:p>0.959</text:p>
          </table:table-cell>
          <table:table-cell office:value-type="float" office:value="139445.48834920564" table:style-name="ce5">
            <text:p><text:s/>139,4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445.48834920564" table:style-name="ce5">
            <text:p><text:s/>139,445<text:s/></text:p>
          </table:table-cell>
          <table:table-cell office:value-type="float" office:value="1.0402913158739722" table:style-name="ce6">
            <text:p>1.040</text:p>
          </table:table-cell>
          <table:table-cell office:value-type="float" office:value="145063.93056748377" table:style-name="ce5">
            <text:p><text:s/>145,064<text:s/></text:p>
          </table:table-cell>
          <table:table-cell office:value-type="float" office:value="1.0123438974192125" table:style-name="ce6">
            <text:p>1.012</text:p>
          </table:table-cell>
          <table:table-cell office:value-type="float" office:value="146854.58484563653" table:style-name="ce5">
            <text:p><text:s/>146,8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750.186935967809" table:style-name="ce5">
            <text:p><text:s/>15,75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750.186935967809" table:style-name="ce5">
            <text:p><text:s/>15,750<text:s/></text:p>
          </table:table-cell>
          <table:table-cell office:value-type="float" office:value="1.0109042825886463" table:style-name="ce6">
            <text:p>1.011</text:p>
          </table:table-cell>
          <table:table-cell office:value-type="float" office:value="15921.931425141609" table:style-name="ce5">
            <text:p><text:s/>15,922<text:s/></text:p>
          </table:table-cell>
          <table:table-cell office:value-type="float" office:value="1.2714094009840464" table:style-name="ce6">
            <text:p>1.271</text:p>
          </table:table-cell>
          <table:table-cell office:value-type="float" office:value="20243.293295748361" table:style-name="ce5">
            <text:p><text:s/>20,2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243.293295748361" table:style-name="ce5">
            <text:p><text:s/>20,243<text:s/></text:p>
          </table:table-cell>
          <table:table-cell office:value-type="float" office:value="1.0630028957560524" table:style-name="ce6">
            <text:p>1.063</text:p>
          </table:table-cell>
          <table:table-cell office:value-type="float" office:value="21518.679393019589" table:style-name="ce5">
            <text:p><text:s/>21,519<text:s/></text:p>
          </table:table-cell>
          <table:table-cell office:value-type="float" office:value="1.1339823980483279" table:style-name="ce6">
            <text:p>1.134</text:p>
          </table:table-cell>
          <table:table-cell office:value-type="float" office:value="24401.80366092949" table:style-name="ce5">
            <text:p><text:s/>24,4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01.80366092949" table:style-name="ce5">
            <text:p><text:s/>24,402<text:s/></text:p>
          </table:table-cell>
          <table:table-cell office:value-type="float" office:value="0.99528505242799348" table:style-name="ce6">
            <text:p>0.995</text:p>
          </table:table-cell>
          <table:table-cell office:value-type="float" office:value="24286.750436005808" table:style-name="ce5">
            <text:p><text:s/>24,287<text:s/></text:p>
          </table:table-cell>
          <table:table-cell office:value-type="float" office:value="1.0303159104584145" table:style-name="ce6">
            <text:p>1.030</text:p>
          </table:table-cell>
          <table:table-cell office:value-type="float" office:value="25023.02538754962" table:style-name="ce5">
            <text:p><text:s/>25,02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023.02538754962" table:style-name="ce5">
            <text:p><text:s/>25,023<text:s/></text:p>
          </table:table-cell>
          <table:table-cell office:value-type="float" office:value="1.0598898580813494" table:style-name="ce6">
            <text:p>1.060</text:p>
          </table:table-cell>
          <table:table-cell office:value-type="float" office:value="26521.650826775971" table:style-name="ce5">
            <text:p><text:s/>26,522<text:s/></text:p>
          </table:table-cell>
          <table:table-cell office:value-type="float" office:value="0.99651145669789032" table:style-name="ce6">
            <text:p>0.997</text:p>
          </table:table-cell>
          <table:table-cell office:value-type="float" office:value="26429.128899423329" table:style-name="ce5">
            <text:p><text:s/>26,4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429.128899423329" table:style-name="ce5">
            <text:p><text:s/>26,429<text:s/></text:p>
          </table:table-cell>
          <table:table-cell office:value-type="float" office:value="1.0189156443154019" table:style-name="ce6">
            <text:p>1.019</text:p>
          </table:table-cell>
          <table:table-cell office:value-type="float" office:value="26929.052901250729" table:style-name="ce5">
            <text:p><text:s/>26,929<text:s/></text:p>
          </table:table-cell>
          <table:table-cell office:value-type="float" office:value="1.0737285792037101" table:style-name="ce6">
            <text:p>1.074</text:p>
          </table:table-cell>
          <table:table-cell office:value-type="float" office:value="28914.493710961491" table:style-name="ce5">
            <text:p><text:s/>28,9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914.493710961491" table:style-name="ce5">
            <text:p><text:s/>28,914<text:s/></text:p>
          </table:table-cell>
          <table:table-cell office:value-type="float" office:value="1.0795386970749892" table:style-name="ce6">
            <text:p>1.080</text:p>
          </table:table-cell>
          <table:table-cell office:value-type="float" office:value="31214.314867314337" table:style-name="ce5">
            <text:p><text:s/>31,214<text:s/></text:p>
          </table:table-cell>
          <table:table-cell office:value-type="float" office:value="1.2253853768099665" table:style-name="ce6">
            <text:p>1.225</text:p>
          </table:table-cell>
          <table:table-cell office:value-type="float" office:value="38249.564985548917" table:style-name="ce5">
            <text:p><text:s/>38,2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249.564985548917" table:style-name="ce5">
            <text:p><text:s/>38,250<text:s/></text:p>
          </table:table-cell>
          <table:table-cell office:value-type="float" office:value="1.0218483362181077" table:style-name="ce6">
            <text:p>1.022</text:p>
          </table:table-cell>
          <table:table-cell office:value-type="float" office:value="39085.254341549553" table:style-name="ce5">
            <text:p><text:s/>39,085<text:s/></text:p>
          </table:table-cell>
          <table:table-cell office:value-type="float" office:value="0.91335677812745741" table:style-name="ce6">
            <text:p>0.913</text:p>
          </table:table-cell>
          <table:table-cell office:value-type="float" office:value="35698.78197768992" table:style-name="ce5">
            <text:p><text:s/>35,6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698.78197768992" table:style-name="ce5">
            <text:p><text:s/>35,699<text:s/></text:p>
          </table:table-cell>
          <table:table-cell office:value-type="float" office:value="1.0039387329917804" table:style-name="ce6">
            <text:p>1.004</text:p>
          </table:table-cell>
          <table:table-cell office:value-type="float" office:value="35839.389948031821" table:style-name="ce5">
            <text:p><text:s/>35,839<text:s/></text:p>
          </table:table-cell>
          <table:table-cell office:value-type="float" office:value="1.0442777418608629" table:style-name="ce6">
            <text:p>1.044</text:p>
          </table:table-cell>
          <table:table-cell office:value-type="float" office:value="37426.277204601574" table:style-name="ce5">
            <text:p><text:s/>37,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426.277204601574" table:style-name="ce5">
            <text:p><text:s/>37,426<text:s/></text:p>
          </table:table-cell>
          <table:table-cell office:value-type="float" office:value="1.0269701079192328" table:style-name="ce6">
            <text:p>1.027</text:p>
          </table:table-cell>
          <table:table-cell office:value-type="float" office:value="38435.667939824809" table:style-name="ce5">
            <text:p><text:s/>38,436<text:s/></text:p>
          </table:table-cell>
          <table:table-cell office:value-type="float" office:value="1.1363602340304921" table:style-name="ce6">
            <text:p>1.136</text:p>
          </table:table-cell>
          <table:table-cell office:value-type="float" office:value="43676.764615217595" table:style-name="ce5">
            <text:p><text:s/>43,6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676.764615217595" table:style-name="ce5">
            <text:p><text:s/>43,677<text:s/></text:p>
          </table:table-cell>
          <table:table-cell office:value-type="float" office:value="1.024601881459519" table:style-name="ce6">
            <text:p>1.025</text:p>
          </table:table-cell>
          <table:table-cell office:value-type="float" office:value="44751.295200816501" table:style-name="ce5">
            <text:p><text:s/>44,751<text:s/></text:p>
          </table:table-cell>
          <table:table-cell office:value-type="float" office:value="1.1177797358258144" table:style-name="ce6">
            <text:p>1.118</text:p>
          </table:table-cell>
          <table:table-cell office:value-type="float" office:value="50022.090927431702" table:style-name="ce5">
            <text:p><text:s/>50,02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022.090927431702" table:style-name="ce5">
            <text:p><text:s/>50,022<text:s/></text:p>
          </table:table-cell>
          <table:table-cell office:value-type="float" office:value="1.0296879361379985" table:style-name="ce6">
            <text:p>1.030</text:p>
          </table:table-cell>
          <table:table-cell office:value-type="float" office:value="51507.143568374442" table:style-name="ce5">
            <text:p><text:s/>51,507<text:s/></text:p>
          </table:table-cell>
          <table:table-cell office:value-type="float" office:value="1.008306055580618" table:style-name="ce6">
            <text:p>1.008</text:p>
          </table:table-cell>
          <table:table-cell office:value-type="float" office:value="51934.964765652228" table:style-name="ce5">
            <text:p><text:s/>51,9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934.964765652228" table:style-name="ce5">
            <text:p><text:s/>51,935<text:s/></text:p>
          </table:table-cell>
          <table:table-cell office:value-type="float" office:value="0.99094505683957868" table:style-name="ce6">
            <text:p>0.991</text:p>
          </table:table-cell>
          <table:table-cell office:value-type="float" office:value="51464.696611660765" table:style-name="ce5">
            <text:p><text:s/>51,465<text:s/></text:p>
          </table:table-cell>
          <table:table-cell office:value-type="float" office:value="1.0559493093577337" table:style-name="ce6">
            <text:p>1.056</text:p>
          </table:table-cell>
          <table:table-cell office:value-type="float" office:value="54344.110843388487" table:style-name="ce5">
            <text:p><text:s/>54,3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344.110843388487" table:style-name="ce5">
            <text:p><text:s/>54,344<text:s/></text:p>
          </table:table-cell>
          <table:table-cell office:value-type="float" office:value="1.0023569363740619" table:style-name="ce6">
            <text:p>1.002</text:p>
          </table:table-cell>
          <table:table-cell office:value-type="float" office:value="54472.196454951314" table:style-name="ce5">
            <text:p><text:s/>54,472<text:s/></text:p>
          </table:table-cell>
          <table:table-cell office:value-type="float" office:value="1.1567781305645821" table:style-name="ce6">
            <text:p>1.157</text:p>
          </table:table-cell>
          <table:table-cell office:value-type="float" office:value="63012.245582905241" table:style-name="ce5">
            <text:p><text:s/>63,0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012.245582905241" table:style-name="ce5">
            <text:p><text:s/>63,012<text:s/></text:p>
          </table:table-cell>
          <table:table-cell office:value-type="float" office:value="1.0513924845439797" table:style-name="ce6">
            <text:p>1.051</text:p>
          </table:table-cell>
          <table:table-cell office:value-type="float" office:value="66250.601440106155" table:style-name="ce5">
            <text:p><text:s/>66,251<text:s/></text:p>
          </table:table-cell>
          <table:table-cell office:value-type="float" office:value="1.0500045028083587" table:style-name="ce6">
            <text:p>1.050</text:p>
          </table:table-cell>
          <table:table-cell office:value-type="float" office:value="69563.429825873376" table:style-name="ce5">
            <text:p><text:s/>69,5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563.429825873376" table:style-name="ce5">
            <text:p><text:s/>69,563<text:s/></text:p>
          </table:table-cell>
          <table:table-cell office:value-type="float" office:value="0.98302126698914494" table:style-name="ce6">
            <text:p>0.983</text:p>
          </table:table-cell>
          <table:table-cell office:value-type="float" office:value="68382.330923540532" table:style-name="ce5">
            <text:p><text:s/>68,382<text:s/></text:p>
          </table:table-cell>
          <table:table-cell office:value-type="float" office:value="0.97694750734255298" table:style-name="ce6">
            <text:p>0.977</text:p>
          </table:table-cell>
          <table:table-cell office:value-type="float" office:value="66805.947742026503" table:style-name="ce5">
            <text:p><text:s/>66,8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805.947742026503" table:style-name="ce5">
            <text:p><text:s/>66,806<text:s/></text:p>
          </table:table-cell>
          <table:table-cell office:value-type="float" office:value="1.0460336242517045" table:style-name="ce6">
            <text:p>1.046</text:p>
          </table:table-cell>
          <table:table-cell office:value-type="float" office:value="69881.267638161953" table:style-name="ce5">
            <text:p><text:s/>69,881<text:s/></text:p>
          </table:table-cell>
          <table:table-cell office:value-type="float" office:value="1.1424922785864182" table:style-name="ce6">
            <text:p>1.142</text:p>
          </table:table-cell>
          <table:table-cell office:value-type="float" office:value="79838.808694430991" table:style-name="ce5">
            <text:p><text:s/>79,8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569.59819362979" table:style-name="ce5">
            <text:p><text:s/>22,5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569.59819362979" table:style-name="ce5">
            <text:p><text:s/>22,570<text:s/></text:p>
          </table:table-cell>
          <table:table-cell office:value-type="float" office:value="1.0060930290549972" table:style-name="ce6">
            <text:p>1.006</text:p>
          </table:table-cell>
          <table:table-cell office:value-type="float" office:value="22707.115411183189" table:style-name="ce5">
            <text:p><text:s/>22,707<text:s/></text:p>
          </table:table-cell>
          <table:table-cell office:value-type="float" office:value="1.1322148266390042" table:style-name="ce6">
            <text:p>1.132</text:p>
          </table:table-cell>
          <table:table-cell office:value-type="float" office:value="25709.332738744637" table:style-name="ce5">
            <text:p><text:s/>25,7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709.332738744637" table:style-name="ce5">
            <text:p><text:s/>25,709<text:s/></text:p>
          </table:table-cell>
          <table:table-cell office:value-type="float" office:value="1.0705486600635494" table:style-name="ce6">
            <text:p>1.071</text:p>
          </table:table-cell>
          <table:table-cell office:value-type="float" office:value="27523.091714591013" table:style-name="ce5">
            <text:p><text:s/>27,523<text:s/></text:p>
          </table:table-cell>
          <table:table-cell office:value-type="float" office:value="1.027140460393539" table:style-name="ce6">
            <text:p>1.027</text:p>
          </table:table-cell>
          <table:table-cell office:value-type="float" office:value="28270.081095178612" table:style-name="ce5">
            <text:p><text:s/>28,2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270.081095178612" table:style-name="ce5">
            <text:p><text:s/>28,270<text:s/></text:p>
          </table:table-cell>
          <table:table-cell office:value-type="float" office:value="1.0281278561802178" table:style-name="ce6">
            <text:p>1.028</text:p>
          </table:table-cell>
          <table:table-cell office:value-type="float" office:value="29065.257870426893" table:style-name="ce5">
            <text:p><text:s/>29,065<text:s/></text:p>
          </table:table-cell>
          <table:table-cell office:value-type="float" office:value="0.99742973534782131" table:style-name="ce6">
            <text:p>0.997</text:p>
          </table:table-cell>
          <table:table-cell office:value-type="float" office:value="28990.552465516073" table:style-name="ce5">
            <text:p><text:s/>28,9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990.552465516073" table:style-name="ce5">
            <text:p><text:s/>28,991<text:s/></text:p>
          </table:table-cell>
          <table:table-cell office:value-type="float" office:value="1.0512798068581373" table:style-name="ce6">
            <text:p>1.051</text:p>
          </table:table-cell>
          <table:table-cell office:value-type="float" office:value="30477.182396658431" table:style-name="ce5">
            <text:p><text:s/>30,477<text:s/></text:p>
          </table:table-cell>
          <table:table-cell office:value-type="float" office:value="1.1301222011948342" table:style-name="ce6">
            <text:p>1.130</text:p>
          </table:table-cell>
          <table:table-cell office:value-type="float" office:value="34442.940456328077" table:style-name="ce5">
            <text:p><text:s/>34,4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442.940456328077" table:style-name="ce5">
            <text:p><text:s/>34,443<text:s/></text:p>
          </table:table-cell>
          <table:table-cell office:value-type="float" office:value="0.99341267346679674" table:style-name="ce6">
            <text:p>0.993</text:p>
          </table:table-cell>
          <table:table-cell office:value-type="float" office:value="34216.053560778571" table:style-name="ce5">
            <text:p><text:s/>34,216<text:s/></text:p>
          </table:table-cell>
          <table:table-cell office:value-type="float" office:value="1.0684081152168818" table:style-name="ce6">
            <text:p>1.068</text:p>
          </table:table-cell>
          <table:table-cell office:value-type="float" office:value="36556.709295031309" table:style-name="ce5">
            <text:p><text:s/>36,5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556.709295031309" table:style-name="ce5">
            <text:p><text:s/>36,557<text:s/></text:p>
          </table:table-cell>
          <table:table-cell office:value-type="float" office:value="1.0720097830041377" table:style-name="ce6">
            <text:p>1.072</text:p>
          </table:table-cell>
          <table:table-cell office:value-type="float" office:value="39189.149998711859" table:style-name="ce5">
            <text:p><text:s/>39,189<text:s/></text:p>
          </table:table-cell>
          <table:table-cell office:value-type="float" office:value="0.91377152898118585" table:style-name="ce6">
            <text:p>0.914</text:p>
          </table:table-cell>
          <table:table-cell office:value-type="float" office:value="35809.929513795978" table:style-name="ce5">
            <text:p><text:s/>35,8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809.929513795978" table:style-name="ce5">
            <text:p><text:s/>35,810<text:s/></text:p>
          </table:table-cell>
          <table:table-cell office:value-type="float" office:value="1.0137121669803313" table:style-name="ce6">
            <text:p>1.014</text:p>
          </table:table-cell>
          <table:table-cell office:value-type="float" office:value="36300.961246843042" table:style-name="ce5">
            <text:p><text:s/>36,301<text:s/></text:p>
          </table:table-cell>
          <table:table-cell office:value-type="float" office:value="1.1501350166246496" table:style-name="ce6">
            <text:p>1.150</text:p>
          </table:table-cell>
          <table:table-cell office:value-type="float" office:value="41751.006667128575" table:style-name="ce5">
            <text:p><text:s/>41,7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1751.006667128575" table:style-name="ce5">
            <text:p><text:s/>41,751<text:s/></text:p>
          </table:table-cell>
          <table:table-cell office:value-type="float" office:value="1.0004226304435766" table:style-name="ce6">
            <text:p>1.000</text:p>
          </table:table-cell>
          <table:table-cell office:value-type="float" office:value="41768.651913596077" table:style-name="ce5">
            <text:p><text:s/>41,769<text:s/></text:p>
          </table:table-cell>
          <table:table-cell office:value-type="float" office:value="1.0413341372494254" table:style-name="ce6">
            <text:p>1.041</text:p>
          </table:table-cell>
          <table:table-cell office:value-type="float" office:value="43495.123104516126" table:style-name="ce5">
            <text:p><text:s/>43,4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495.123104516126" table:style-name="ce5">
            <text:p><text:s/>43,495<text:s/></text:p>
          </table:table-cell>
          <table:table-cell office:value-type="float" office:value="0.97650035581893446" table:style-name="ce6">
            <text:p>0.977</text:p>
          </table:table-cell>
          <table:table-cell office:value-type="float" office:value="42473.003187948358" table:style-name="ce5">
            <text:p><text:s/>42,473<text:s/></text:p>
          </table:table-cell>
          <table:table-cell office:value-type="float" office:value="1.2310663241282511" table:style-name="ce6">
            <text:p>1.231</text:p>
          </table:table-cell>
          <table:table-cell office:value-type="float" office:value="52287.083909275076" table:style-name="ce5">
            <text:p><text:s/>52,2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287.083909275076" table:style-name="ce5">
            <text:p><text:s/>52,287<text:s/></text:p>
          </table:table-cell>
          <table:table-cell office:value-type="float" office:value="1.0810732522485063" table:style-name="ce6">
            <text:p>1.081</text:p>
          </table:table-cell>
          <table:table-cell office:value-type="float" office:value="56526.16785239055" table:style-name="ce5">
            <text:p><text:s/>56,526<text:s/></text:p>
          </table:table-cell>
          <table:table-cell office:value-type="float" office:value="0.97140524761491553" table:style-name="ce6">
            <text:p>0.971</text:p>
          </table:table-cell>
          <table:table-cell office:value-type="float" office:value="54909.816079373719" table:style-name="ce5">
            <text:p><text:s/>54,9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909.816079373719" table:style-name="ce5">
            <text:p><text:s/>54,910<text:s/></text:p>
          </table:table-cell>
          <table:table-cell office:value-type="float" office:value="1.0174084172343687" table:style-name="ce6">
            <text:p>1.017</text:p>
          </table:table-cell>
          <table:table-cell office:value-type="float" office:value="55865.7090679459" table:style-name="ce5">
            <text:p><text:s/>55,866<text:s/></text:p>
          </table:table-cell>
          <table:table-cell office:value-type="float" office:value="1.0050035453702173" table:style-name="ce6">
            <text:p>1.005</text:p>
          </table:table-cell>
          <table:table-cell office:value-type="float" office:value="56145.235677906734" table:style-name="ce5">
            <text:p><text:s/>56,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145.235677906734" table:style-name="ce5">
            <text:p><text:s/>56,145<text:s/></text:p>
          </table:table-cell>
          <table:table-cell office:value-type="float" office:value="0.96016022984951199" table:style-name="ce6">
            <text:p>0.960</text:p>
          </table:table-cell>
          <table:table-cell office:value-type="float" office:value="53908.422393453948" table:style-name="ce5">
            <text:p><text:s/>53,908<text:s/></text:p>
          </table:table-cell>
          <table:table-cell office:value-type="float" office:value="1.1035010303101862" table:style-name="ce6">
            <text:p>1.104</text:p>
          </table:table-cell>
          <table:table-cell office:value-type="float" office:value="59487.999653573148" table:style-name="ce5">
            <text:p><text:s/>59,4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9487.999653573148" table:style-name="ce5">
            <text:p><text:s/>59,488<text:s/></text:p>
          </table:table-cell>
          <table:table-cell office:value-type="float" office:value="1.0187678476093975" table:style-name="ce6">
            <text:p>1.019</text:p>
          </table:table-cell>
          <table:table-cell office:value-type="float" office:value="60604.461365659306" table:style-name="ce5">
            <text:p><text:s/>60,604<text:s/></text:p>
          </table:table-cell>
          <table:table-cell office:value-type="float" office:value="0.94970279306038075" table:style-name="ce6">
            <text:p>0.950</text:p>
          </table:table-cell>
          <table:table-cell office:value-type="float" office:value="57556.226230886583" table:style-name="ce5">
            <text:p><text:s/>57,5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556.226230886583" table:style-name="ce5">
            <text:p><text:s/>57,556<text:s/></text:p>
          </table:table-cell>
          <table:table-cell office:value-type="float" office:value="1.053050527061524" table:style-name="ce6">
            <text:p>1.053</text:p>
          </table:table-cell>
          <table:table-cell office:value-type="float" office:value="60609.614368107432" table:style-name="ce5">
            <text:p><text:s/>60,610<text:s/></text:p>
          </table:table-cell>
          <table:table-cell office:value-type="float" office:value="1.2603479539484044" table:style-name="ce6">
            <text:p>1.260</text:p>
          </table:table-cell>
          <table:table-cell office:value-type="float" office:value="76389.20345844602" table:style-name="ce5">
            <text:p><text:s/>76,3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89.20345844602" table:style-name="ce5">
            <text:p><text:s/>76,389<text:s/></text:p>
          </table:table-cell>
          <table:table-cell office:value-type="float" office:value="1.007943360182441" table:style-name="ce6">
            <text:p>1.008</text:p>
          </table:table-cell>
          <table:table-cell office:value-type="float" office:value="76995.990415566223" table:style-name="ce5">
            <text:p><text:s/>76,996<text:s/></text:p>
          </table:table-cell>
          <table:table-cell office:value-type="float" office:value="0.94341978348646138" table:style-name="ce6">
            <text:p>0.943</text:p>
          </table:table-cell>
          <table:table-cell office:value-type="float" office:value="72639.540607179137" table:style-name="ce5">
            <text:p><text:s/>72,6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639.540607179137" table:style-name="ce5">
            <text:p><text:s/>72,640<text:s/></text:p>
          </table:table-cell>
          <table:table-cell office:value-type="float" office:value="1.0350101652747969" table:style-name="ce6">
            <text:p>1.035</text:p>
          </table:table-cell>
          <table:table-cell office:value-type="float" office:value="75182.662929321814" table:style-name="ce5">
            <text:p><text:s/>75,183<text:s/></text:p>
          </table:table-cell>
          <table:table-cell office:value-type="float" office:value="0.8913727386087158" table:style-name="ce6">
            <text:p>0.891</text:p>
          </table:table-cell>
          <table:table-cell office:value-type="float" office:value="67015.776151205544" table:style-name="ce5">
            <text:p><text:s/>67,01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144.579848255598" table:style-name="ce5">
            <text:p><text:s/>46,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144.579848255598" table:style-name="ce5">
            <text:p><text:s/>46,145<text:s/></text:p>
          </table:table-cell>
          <table:table-cell office:value-type="float" office:value="1.0196826576482987" table:style-name="ce6">
            <text:p>1.020</text:p>
          </table:table-cell>
          <table:table-cell office:value-type="float" office:value="47052.827815733399" table:style-name="ce5">
            <text:p><text:s/>47,053<text:s/></text:p>
          </table:table-cell>
          <table:table-cell office:value-type="float" office:value="1.2168972219588483" table:style-name="ce6">
            <text:p>1.217</text:p>
          </table:table-cell>
          <table:table-cell office:value-type="float" office:value="57258.455454274001" table:style-name="ce5">
            <text:p><text:s/>57,2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7258.455454274001" table:style-name="ce5">
            <text:p><text:s/>57,258<text:s/></text:p>
          </table:table-cell>
          <table:table-cell office:value-type="float" office:value="0.99001235031760337" table:style-name="ce6">
            <text:p>0.990</text:p>
          </table:table-cell>
          <table:table-cell office:value-type="float" office:value="56686.578059841595" table:style-name="ce5">
            <text:p><text:s/>56,687<text:s/></text:p>
          </table:table-cell>
          <table:table-cell office:value-type="float" office:value="1.1813248340337466" table:style-name="ce6">
            <text:p>1.181</text:p>
          </table:table-cell>
          <table:table-cell office:value-type="float" office:value="66965.262418483399" table:style-name="ce5">
            <text:p><text:s/>66,9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965.262418483399" table:style-name="ce5">
            <text:p><text:s/>66,965<text:s/></text:p>
          </table:table-cell>
          <table:table-cell office:value-type="float" office:value="1.1074734108025346" table:style-name="ce6">
            <text:p>1.107</text:p>
          </table:table-cell>
          <table:table-cell office:value-type="float" office:value="74162.247575884598" table:style-name="ce5">
            <text:p><text:s/>74,162<text:s/></text:p>
          </table:table-cell>
          <table:table-cell office:value-type="float" office:value="1.2018720372112552" table:style-name="ce6">
            <text:p>1.202</text:p>
          </table:table-cell>
          <table:table-cell office:value-type="float" office:value="89133.531578193899" table:style-name="ce5">
            <text:p><text:s/>89,1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9133.531578193899" table:style-name="ce5">
            <text:p><text:s/>89,134<text:s/></text:p>
          </table:table-cell>
          <table:table-cell office:value-type="float" office:value="1.0735356856800358" table:style-name="ce6">
            <text:p>1.074</text:p>
          </table:table-cell>
          <table:table-cell office:value-type="float" office:value="95688.026939879506" table:style-name="ce5">
            <text:p><text:s/>95,688<text:s/></text:p>
          </table:table-cell>
          <table:table-cell office:value-type="float" office:value="1.1171793161270436" table:style-name="ce6">
            <text:p>1.117</text:p>
          </table:table-cell>
          <table:table-cell office:value-type="float" office:value="106900.68449824071" table:style-name="ce5">
            <text:p><text:s/>106,9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900.68449824071" table:style-name="ce5">
            <text:p><text:s/>106,901<text:s/></text:p>
          </table:table-cell>
          <table:table-cell office:value-type="float" office:value="1.0252385304895086" table:style-name="ce6">
            <text:p>1.025</text:p>
          </table:table-cell>
          <table:table-cell office:value-type="float" office:value="109598.7006832989" table:style-name="ce5">
            <text:p><text:s/>109,599<text:s/></text:p>
          </table:table-cell>
          <table:table-cell office:value-type="float" office:value="0.95984473149505367" table:style-name="ce6">
            <text:p>0.960</text:p>
          </table:table-cell>
          <table:table-cell office:value-type="float" office:value="105197.73542956779" table:style-name="ce5">
            <text:p><text:s/>105,1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197.73542956779" table:style-name="ce5">
            <text:p><text:s/>105,198<text:s/></text:p>
          </table:table-cell>
          <table:table-cell office:value-type="float" office:value="1.0426856592216345" table:style-name="ce6">
            <text:p>1.043</text:p>
          </table:table-cell>
          <table:table-cell office:value-type="float" office:value="109688.17011500199" table:style-name="ce5">
            <text:p><text:s/>109,688<text:s/></text:p>
          </table:table-cell>
          <table:table-cell office:value-type="float" office:value="1.2614992283401862" table:style-name="ce6">
            <text:p>1.261</text:p>
          </table:table-cell>
          <table:table-cell office:value-type="float" office:value="138371.54195812211" table:style-name="ce5">
            <text:p><text:s/>138,3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371.54195812211" table:style-name="ce5">
            <text:p><text:s/>138,372<text:s/></text:p>
          </table:table-cell>
          <table:table-cell office:value-type="float" office:value="0.99773734535611125" table:style-name="ce6">
            <text:p>0.998</text:p>
          </table:table-cell>
          <table:table-cell office:value-type="float" office:value="138058.45494612851" table:style-name="ce5">
            <text:p><text:s/>138,058<text:s/></text:p>
          </table:table-cell>
          <table:table-cell office:value-type="float" office:value="0.78787522164352131" table:style-name="ce6">
            <text:p>0.788</text:p>
          </table:table-cell>
          <table:table-cell office:value-type="float" office:value="108772.8357904431" table:style-name="ce5">
            <text:p><text:s/>108,7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772.8357904431" table:style-name="ce5">
            <text:p><text:s/>108,773<text:s/></text:p>
          </table:table-cell>
          <table:table-cell office:value-type="float" office:value="1.1263523370519475" table:style-name="ce6">
            <text:p>1.126</text:p>
          </table:table-cell>
          <table:table-cell office:value-type="float" office:value="122516.5378003333" table:style-name="ce5">
            <text:p><text:s/>122,517<text:s/></text:p>
          </table:table-cell>
          <table:table-cell office:value-type="float" office:value="1.2134699036021361" table:style-name="ce6">
            <text:p>1.213</text:p>
          </table:table-cell>
          <table:table-cell office:value-type="float" office:value="148670.13131423792" table:style-name="ce5">
            <text:p><text:s/>148,6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670.13131423792" table:style-name="ce5">
            <text:p><text:s/>148,670<text:s/></text:p>
          </table:table-cell>
          <table:table-cell office:value-type="float" office:value="1.0372207449567439" table:style-name="ce6">
            <text:p>1.037</text:p>
          </table:table-cell>
          <table:table-cell office:value-type="float" office:value="154203.74435457081" table:style-name="ce5">
            <text:p><text:s/>154,204<text:s/></text:p>
          </table:table-cell>
          <table:table-cell office:value-type="float" office:value="1.3142459715240993" table:style-name="ce6">
            <text:p>1.314</text:p>
          </table:table-cell>
          <table:table-cell office:value-type="float" office:value="202661.64981192673" table:style-name="ce5">
            <text:p><text:s/>202,66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2661.64981192673" table:style-name="ce5">
            <text:p><text:s/>202,662<text:s/></text:p>
          </table:table-cell>
          <table:table-cell office:value-type="float" office:value="0.99503700854957644" table:style-name="ce6">
            <text:p>0.995</text:p>
          </table:table-cell>
          <table:table-cell office:value-type="float" office:value="201655.84177658139" table:style-name="ce5">
            <text:p><text:s/>201,656<text:s/></text:p>
          </table:table-cell>
          <table:table-cell office:value-type="float" office:value="1.1186210519129227" table:style-name="ce6">
            <text:p>1.119</text:p>
          </table:table-cell>
          <table:table-cell office:value-type="float" office:value="225576.46985250537" table:style-name="ce5">
            <text:p><text:s/>225,57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5576.46985250537" table:style-name="ce5">
            <text:p><text:s/>225,576<text:s/></text:p>
          </table:table-cell>
          <table:table-cell office:value-type="float" office:value="0.9503561501691008" table:style-name="ce6">
            <text:p>0.950</text:p>
          </table:table-cell>
          <table:table-cell office:value-type="float" office:value="214377.98545776325" table:style-name="ce5">
            <text:p><text:s/>214,378<text:s/></text:p>
          </table:table-cell>
          <table:table-cell office:value-type="float" office:value="1.0861782065722183" table:style-name="ce6">
            <text:p>1.086</text:p>
          </table:table-cell>
          <table:table-cell office:value-type="float" office:value="232852.69577307836" table:style-name="ce5">
            <text:p><text:s/>232,8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2852.69577307836" table:style-name="ce5">
            <text:p><text:s/>232,853<text:s/></text:p>
          </table:table-cell>
          <table:table-cell office:value-type="float" office:value="1.08091691843011" table:style-name="ce6">
            <text:p>1.081</text:p>
          </table:table-cell>
          <table:table-cell office:value-type="float" office:value="251694.41836317978" table:style-name="ce5">
            <text:p><text:s/>251,694<text:s/></text:p>
          </table:table-cell>
          <table:table-cell office:value-type="float" office:value="1.0321651116818118" table:style-name="ce6">
            <text:p>1.032</text:p>
          </table:table-cell>
          <table:table-cell office:value-type="float" office:value="259790.19743952015" table:style-name="ce5">
            <text:p><text:s/>259,7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9790.19743952015" table:style-name="ce5">
            <text:p><text:s/>259,790<text:s/></text:p>
          </table:table-cell>
          <table:table-cell office:value-type="float" office:value="1.0449362996358598" table:style-name="ce6">
            <text:p>1.045</text:p>
          </table:table-cell>
          <table:table-cell office:value-type="float" office:value="271464.20759412157" table:style-name="ce5">
            <text:p><text:s/>271,464<text:s/></text:p>
          </table:table-cell>
          <table:table-cell office:value-type="float" office:value="0.75933836272770772" table:style-name="ce6">
            <text:p>0.759</text:p>
          </table:table-cell>
          <table:table-cell office:value-type="float" office:value="206133.18693369484" table:style-name="ce5">
            <text:p><text:s/>206,1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6133.18693369484" table:style-name="ce5">
            <text:p><text:s/>206,133<text:s/></text:p>
          </table:table-cell>
          <table:table-cell office:value-type="float" office:value="0.97565563905823161" table:style-name="ce6">
            <text:p>0.976</text:p>
          </table:table-cell>
          <table:table-cell office:value-type="float" office:value="201115.00622890395" table:style-name="ce5">
            <text:p><text:s/>201,115<text:s/></text:p>
          </table:table-cell>
          <table:table-cell office:value-type="float" office:value="0.79002984803428267" table:style-name="ce6">
            <text:p>0.790</text:p>
          </table:table-cell>
          <table:table-cell office:value-type="float" office:value="158886.85780843481" table:style-name="ce5">
            <text:p><text:s/>158,8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886.85780843481" table:style-name="ce5">
            <text:p><text:s/>158,887<text:s/></text:p>
          </table:table-cell>
          <table:table-cell office:value-type="float" office:value="1.0337537811795567" table:style-name="ce6">
            <text:p>1.034</text:p>
          </table:table-cell>
          <table:table-cell office:value-type="float" office:value="164249.89003920808" table:style-name="ce5">
            <text:p><text:s/>164,250<text:s/></text:p>
          </table:table-cell>
          <table:table-cell office:value-type="float" office:value="1.1810155014931467" table:style-name="ce6">
            <text:p>1.181</text:p>
          </table:table-cell>
          <table:table-cell office:value-type="float" office:value="193981.66625484952" table:style-name="ce5">
            <text:p><text:s/>193,9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3981.66625484952" table:style-name="ce5">
            <text:p><text:s/>193,982<text:s/></text:p>
          </table:table-cell>
          <table:table-cell office:value-type="float" office:value="0.99596345539613584" table:style-name="ce6">
            <text:p>0.996</text:p>
          </table:table-cell>
          <table:table-cell office:value-type="float" office:value="193198.65060667993" table:style-name="ce5">
            <text:p><text:s/>193,199<text:s/></text:p>
          </table:table-cell>
          <table:table-cell office:value-type="float" office:value="1.4569852288642078" table:style-name="ce6">
            <text:p>1.457</text:p>
          </table:table-cell>
          <table:table-cell office:value-type="float" office:value="281487.58017042966" table:style-name="ce5">
            <text:p><text:s/>281,4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534.743960182172" table:style-name="ce5">
            <text:p><text:s/>26,53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534.743960182172" table:style-name="ce5">
            <text:p><text:s/>26,535<text:s/></text:p>
          </table:table-cell>
          <table:table-cell office:value-type="float" office:value="1.0082336251564712" table:style-name="ce6">
            <text:p>1.008</text:p>
          </table:table-cell>
          <table:table-cell office:value-type="float" office:value="26753.221095573248" table:style-name="ce5">
            <text:p><text:s/>26,753<text:s/></text:p>
          </table:table-cell>
          <table:table-cell office:value-type="float" office:value="1.2038204903945287" table:style-name="ce6">
            <text:p>1.204</text:p>
          </table:table-cell>
          <table:table-cell office:value-type="float" office:value="32206.075738906238" table:style-name="ce5">
            <text:p><text:s/>32,20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206.075738906238" table:style-name="ce5">
            <text:p><text:s/>32,206<text:s/></text:p>
          </table:table-cell>
          <table:table-cell office:value-type="float" office:value="1.0020053029288736" table:style-name="ce6">
            <text:p>1.002</text:p>
          </table:table-cell>
          <table:table-cell office:value-type="float" office:value="32270.65867691299" table:style-name="ce5">
            <text:p><text:s/>32,271<text:s/></text:p>
          </table:table-cell>
          <table:table-cell office:value-type="float" office:value="1.1157252199715204" table:style-name="ce6">
            <text:p>1.116</text:p>
          </table:table-cell>
          <table:table-cell office:value-type="float" office:value="36005.187750924597" table:style-name="ce5">
            <text:p><text:s/>36,0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005.187750924597" table:style-name="ce5">
            <text:p><text:s/>36,005<text:s/></text:p>
          </table:table-cell>
          <table:table-cell office:value-type="float" office:value="1.1137050133631359" table:style-name="ce6">
            <text:p>1.114</text:p>
          </table:table-cell>
          <table:table-cell office:value-type="float" office:value="40099.1581052857" table:style-name="ce5">
            <text:p><text:s/>40,099<text:s/></text:p>
          </table:table-cell>
          <table:table-cell office:value-type="float" office:value="1.0676619966338834" table:style-name="ce6">
            <text:p>1.068</text:p>
          </table:table-cell>
          <table:table-cell office:value-type="float" office:value="42812.347206027101" table:style-name="ce5">
            <text:p><text:s/>42,81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812.347206027101" table:style-name="ce5">
            <text:p><text:s/>42,812<text:s/></text:p>
          </table:table-cell>
          <table:table-cell office:value-type="float" office:value="1.0632551358952134" table:style-name="ce6">
            <text:p>1.063</text:p>
          </table:table-cell>
          <table:table-cell office:value-type="float" office:value="45520.4480465374" table:style-name="ce5">
            <text:p><text:s/>45,520<text:s/></text:p>
          </table:table-cell>
          <table:table-cell office:value-type="float" office:value="1.0480481339042131" table:style-name="ce6">
            <text:p>1.048</text:p>
          </table:table-cell>
          <table:table-cell office:value-type="float" office:value="47707.620629657205" table:style-name="ce5">
            <text:p><text:s/>47,7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707.620629657205" table:style-name="ce5">
            <text:p><text:s/>47,708<text:s/></text:p>
          </table:table-cell>
          <table:table-cell office:value-type="float" office:value="1.0319912583550461" table:style-name="ce6">
            <text:p>1.032</text:p>
          </table:table-cell>
          <table:table-cell office:value-type="float" office:value="49233.8474467251" table:style-name="ce5">
            <text:p><text:s/>49,234<text:s/></text:p>
          </table:table-cell>
          <table:table-cell office:value-type="float" office:value="1.0226091343236603" table:style-name="ce6">
            <text:p>1.023</text:p>
          </table:table-cell>
          <table:table-cell office:value-type="float" office:value="50346.982116918698" table:style-name="ce5">
            <text:p><text:s/>50,3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346.982116918698" table:style-name="ce5">
            <text:p><text:s/>50,347<text:s/></text:p>
          </table:table-cell>
          <table:table-cell office:value-type="float" office:value="1.0400667017720635" table:style-name="ce6">
            <text:p>1.040</text:p>
          </table:table-cell>
          <table:table-cell office:value-type="float" office:value="52364.219634520698" table:style-name="ce5">
            <text:p><text:s/>52,364<text:s/></text:p>
          </table:table-cell>
          <table:table-cell office:value-type="float" office:value="1.1297783736692462" table:style-name="ce6">
            <text:p>1.130</text:p>
          </table:table-cell>
          <table:table-cell office:value-type="float" office:value="59159.962897148005" table:style-name="ce5">
            <text:p><text:s/>59,1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159.962897148005" table:style-name="ce5">
            <text:p><text:s/>59,160<text:s/></text:p>
          </table:table-cell>
          <table:table-cell office:value-type="float" office:value="1.0092245307533636" table:style-name="ce6">
            <text:p>1.009</text:p>
          </table:table-cell>
          <table:table-cell office:value-type="float" office:value="59705.6857942606" table:style-name="ce5">
            <text:p><text:s/>59,706<text:s/></text:p>
          </table:table-cell>
          <table:table-cell office:value-type="float" office:value="0.99989574508163348" table:style-name="ce6">
            <text:p>1.000</text:p>
          </table:table-cell>
          <table:table-cell office:value-type="float" office:value="59699.461182862098" table:style-name="ce5">
            <text:p><text:s/>59,6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699.461182862098" table:style-name="ce5">
            <text:p><text:s/>59,699<text:s/></text:p>
          </table:table-cell>
          <table:table-cell office:value-type="float" office:value="1.1072372750449886" table:style-name="ce6">
            <text:p>1.107</text:p>
          </table:table-cell>
          <table:table-cell office:value-type="float" office:value="66101.468721766301" table:style-name="ce5">
            <text:p><text:s/>66,101<text:s/></text:p>
          </table:table-cell>
          <table:table-cell office:value-type="float" office:value="1.0280067829521886" table:style-name="ce6">
            <text:p>1.028</text:p>
          </table:table-cell>
          <table:table-cell office:value-type="float" office:value="67952.758209077685" table:style-name="ce5">
            <text:p><text:s/>67,9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952.758209077685" table:style-name="ce5">
            <text:p><text:s/>67,953<text:s/></text:p>
          </table:table-cell>
          <table:table-cell office:value-type="float" office:value="1.057700382418763" table:style-name="ce6">
            <text:p>1.058</text:p>
          </table:table-cell>
          <table:table-cell office:value-type="float" office:value="71873.658344151205" table:style-name="ce5">
            <text:p><text:s/>71,874<text:s/></text:p>
          </table:table-cell>
          <table:table-cell office:value-type="float" office:value="1.1157377559636878" table:style-name="ce6">
            <text:p>1.116</text:p>
          </table:table-cell>
          <table:table-cell office:value-type="float" office:value="80192.154273804044" table:style-name="ce5">
            <text:p><text:s/>80,1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0192.154273804044" table:style-name="ce5">
            <text:p><text:s/>80,192<text:s/></text:p>
          </table:table-cell>
          <table:table-cell office:value-type="float" office:value="1.029040294334582" table:style-name="ce6">
            <text:p>1.029</text:p>
          </table:table-cell>
          <table:table-cell office:value-type="float" office:value="82520.958037239528" table:style-name="ce5">
            <text:p><text:s/>82,521<text:s/></text:p>
          </table:table-cell>
          <table:table-cell office:value-type="float" office:value="0.97404794529898209" table:style-name="ce6">
            <text:p>0.974</text:p>
          </table:table-cell>
          <table:table-cell office:value-type="float" office:value="80379.369620276688" table:style-name="ce5">
            <text:p><text:s/>80,3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0379.369620276688" table:style-name="ce5">
            <text:p><text:s/>80,379<text:s/></text:p>
          </table:table-cell>
          <table:table-cell office:value-type="float" office:value="0.93736766902018631" table:style-name="ce6">
            <text:p>0.937</text:p>
          </table:table-cell>
          <table:table-cell office:value-type="float" office:value="75345.022338270734" table:style-name="ce5">
            <text:p><text:s/>75,345<text:s/></text:p>
          </table:table-cell>
          <table:table-cell office:value-type="float" office:value="1.1403438925759695" table:style-name="ce6">
            <text:p>1.140</text:p>
          </table:table-cell>
          <table:table-cell office:value-type="float" office:value="85919.236059447023" table:style-name="ce5">
            <text:p><text:s/>85,9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919.236059447023" table:style-name="ce5">
            <text:p><text:s/>85,919<text:s/></text:p>
          </table:table-cell>
          <table:table-cell office:value-type="float" office:value="1.0475404535886119" table:style-name="ce6">
            <text:p>1.048</text:p>
          </table:table-cell>
          <table:table-cell office:value-type="float" office:value="90003.875513700143" table:style-name="ce5">
            <text:p><text:s/>90,004<text:s/></text:p>
          </table:table-cell>
          <table:table-cell office:value-type="float" office:value="1.192584683381124" table:style-name="ce6">
            <text:p>1.193</text:p>
          </table:table-cell>
          <table:table-cell office:value-type="float" office:value="107337.24338258019" table:style-name="ce5">
            <text:p><text:s/>107,3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7337.24338258019" table:style-name="ce5">
            <text:p><text:s/>107,337<text:s/></text:p>
          </table:table-cell>
          <table:table-cell office:value-type="float" office:value="1.0060959863382546" table:style-name="ce6">
            <text:p>1.006</text:p>
          </table:table-cell>
          <table:table-cell office:value-type="float" office:value="107991.56975182629" table:style-name="ce5">
            <text:p><text:s/>107,992<text:s/></text:p>
          </table:table-cell>
          <table:table-cell office:value-type="float" office:value="1.1013640761749472" table:style-name="ce6">
            <text:p>1.101</text:p>
          </table:table-cell>
          <table:table-cell office:value-type="float" office:value="118938.03545440255" table:style-name="ce5">
            <text:p><text:s/>118,9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938.03545440255" table:style-name="ce5">
            <text:p><text:s/>118,938<text:s/></text:p>
          </table:table-cell>
          <table:table-cell office:value-type="float" office:value="0.96371766013497628" table:style-name="ce6">
            <text:p>0.964</text:p>
          </table:table-cell>
          <table:table-cell office:value-type="float" office:value="114622.68522916766" table:style-name="ce5">
            <text:p><text:s/>114,623<text:s/></text:p>
          </table:table-cell>
          <table:table-cell office:value-type="float" office:value="1.0644049936080437" table:style-name="ce6">
            <text:p>1.064</text:p>
          </table:table-cell>
          <table:table-cell office:value-type="float" office:value="122004.95853868902" table:style-name="ce5">
            <text:p><text:s/>122,0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2004.95853868902" table:style-name="ce5">
            <text:p><text:s/>122,005<text:s/></text:p>
          </table:table-cell>
          <table:table-cell office:value-type="float" office:value="1.0329408071944515" table:style-name="ce6">
            <text:p>1.033</text:p>
          </table:table-cell>
          <table:table-cell office:value-type="float" office:value="126023.90035467902" table:style-name="ce5">
            <text:p><text:s/>126,024<text:s/></text:p>
          </table:table-cell>
          <table:table-cell office:value-type="float" office:value="1.0491574839890372" table:style-name="ce6">
            <text:p>1.049</text:p>
          </table:table-cell>
          <table:table-cell office:value-type="float" office:value="132218.91821860016" table:style-name="ce5">
            <text:p><text:s/>132,2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2218.91821860016" table:style-name="ce5">
            <text:p><text:s/>132,219<text:s/></text:p>
          </table:table-cell>
          <table:table-cell office:value-type="float" office:value="1.0067705700257159" table:style-name="ce6">
            <text:p>1.007</text:p>
          </table:table-cell>
          <table:table-cell office:value-type="float" office:value="133114.11566312358" table:style-name="ce5">
            <text:p><text:s/>133,114<text:s/></text:p>
          </table:table-cell>
          <table:table-cell office:value-type="float" office:value="1.1499067867784798" table:style-name="ce6">
            <text:p>1.150</text:p>
          </table:table-cell>
          <table:table-cell office:value-type="float" office:value="153068.82501704135" table:style-name="ce5">
            <text:p><text:s/>153,0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609.83588807343" table:style-name="ce5">
            <text:p><text:s/>19,6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609.83588807343" table:style-name="ce5">
            <text:p><text:s/>19,610<text:s/></text:p>
          </table:table-cell>
          <table:table-cell office:value-type="float" office:value="1.0351747376175766" table:style-name="ce6">
            <text:p>1.035</text:p>
          </table:table-cell>
          <table:table-cell office:value-type="float" office:value="20299.606720160147" table:style-name="ce5">
            <text:p><text:s/>20,300<text:s/></text:p>
          </table:table-cell>
          <table:table-cell office:value-type="float" office:value="1.2341312844493433" table:style-name="ce6">
            <text:p>1.234</text:p>
          </table:table-cell>
          <table:table-cell office:value-type="float" office:value="25052.379715367762" table:style-name="ce5">
            <text:p><text:s/>25,0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052.379715367762" table:style-name="ce5">
            <text:p><text:s/>25,052<text:s/></text:p>
          </table:table-cell>
          <table:table-cell office:value-type="float" office:value="0.97459481535605441" table:style-name="ce6">
            <text:p>0.975</text:p>
          </table:table-cell>
          <table:table-cell office:value-type="float" office:value="24415.919382928609" table:style-name="ce5">
            <text:p><text:s/>24,416<text:s/></text:p>
          </table:table-cell>
          <table:table-cell office:value-type="float" office:value="1.2680282147886599" table:style-name="ce6">
            <text:p>1.268</text:p>
          </table:table-cell>
          <table:table-cell office:value-type="float" office:value="30960.074667558798" table:style-name="ce5">
            <text:p><text:s/>30,9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960.074667558798" table:style-name="ce5">
            <text:p><text:s/>30,960<text:s/></text:p>
          </table:table-cell>
          <table:table-cell office:value-type="float" office:value="1.1002263346054382" table:style-name="ce6">
            <text:p>1.100</text:p>
          </table:table-cell>
          <table:table-cell office:value-type="float" office:value="34063.089470598898" table:style-name="ce5">
            <text:p><text:s/>34,063<text:s/></text:p>
          </table:table-cell>
          <table:table-cell office:value-type="float" office:value="1.3598644483539377" table:style-name="ce6">
            <text:p>1.360</text:p>
          </table:table-cell>
          <table:table-cell office:value-type="float" office:value="46321.184372166797" table:style-name="ce5">
            <text:p><text:s/>46,3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321.184372166797" table:style-name="ce5">
            <text:p><text:s/>46,321<text:s/></text:p>
          </table:table-cell>
          <table:table-cell office:value-type="float" office:value="1.0830374821652122" table:style-name="ce6">
            <text:p>1.083</text:p>
          </table:table-cell>
          <table:table-cell office:value-type="float" office:value="50167.578893342099" table:style-name="ce5">
            <text:p><text:s/>50,168<text:s/></text:p>
          </table:table-cell>
          <table:table-cell office:value-type="float" office:value="1.1799067280968427" table:style-name="ce6">
            <text:p>1.180</text:p>
          </table:table-cell>
          <table:table-cell office:value-type="float" office:value="59193.0638685835" table:style-name="ce5">
            <text:p><text:s/>59,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193.0638685835" table:style-name="ce5">
            <text:p><text:s/>59,193<text:s/></text:p>
          </table:table-cell>
          <table:table-cell office:value-type="float" office:value="1.0197960587171468" table:style-name="ce6">
            <text:p>1.020</text:p>
          </table:table-cell>
          <table:table-cell office:value-type="float" office:value="60364.853236573806" table:style-name="ce5">
            <text:p><text:s/>60,365<text:s/></text:p>
          </table:table-cell>
          <table:table-cell office:value-type="float" office:value="0.90865380054326328" table:style-name="ce6">
            <text:p>0.909</text:p>
          </table:table-cell>
          <table:table-cell office:value-type="float" office:value="54850.753312649096" table:style-name="ce5">
            <text:p><text:s/>54,85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850.753312649096" table:style-name="ce5">
            <text:p><text:s/>54,851<text:s/></text:p>
          </table:table-cell>
          <table:table-cell office:value-type="float" office:value="1.0450895752285296" table:style-name="ce6">
            <text:p>1.045</text:p>
          </table:table-cell>
          <table:table-cell office:value-type="float" office:value="57323.950480481297" table:style-name="ce5">
            <text:p><text:s/>57,324<text:s/></text:p>
          </table:table-cell>
          <table:table-cell office:value-type="float" office:value="1.3818234507048757" table:style-name="ce6">
            <text:p>1.382</text:p>
          </table:table-cell>
          <table:table-cell office:value-type="float" office:value="79211.579060974094" table:style-name="ce5">
            <text:p><text:s/>79,2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211.579060974094" table:style-name="ce5">
            <text:p><text:s/>79,212<text:s/></text:p>
          </table:table-cell>
          <table:table-cell office:value-type="float" office:value="0.98915802564111122" table:style-name="ce6">
            <text:p>0.989</text:p>
          </table:table-cell>
          <table:table-cell office:value-type="float" office:value="78352.76915186792" table:style-name="ce5">
            <text:p><text:s/>78,353<text:s/></text:p>
          </table:table-cell>
          <table:table-cell office:value-type="float" office:value="0.62631321316115984" table:style-name="ce6">
            <text:p>0.626</text:p>
          </table:table-cell>
          <table:table-cell office:value-type="float" office:value="49073.374607580998" table:style-name="ce5">
            <text:p><text:s/>49,0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073.374607580998" table:style-name="ce5">
            <text:p><text:s/>49,073<text:s/></text:p>
          </table:table-cell>
          <table:table-cell office:value-type="float" office:value="1.1496064725463537" table:style-name="ce6">
            <text:p>1.150</text:p>
          </table:table-cell>
          <table:table-cell office:value-type="float" office:value="56415.069078567001" table:style-name="ce5">
            <text:p><text:s/>56,415<text:s/></text:p>
          </table:table-cell>
          <table:table-cell office:value-type="float" office:value="1.4307768194478037" table:style-name="ce6">
            <text:p>1.431</text:p>
          </table:table-cell>
          <table:table-cell office:value-type="float" office:value="80717.373105160237" table:style-name="ce5">
            <text:p><text:s/>80,7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717.373105160237" table:style-name="ce5">
            <text:p><text:s/>80,717<text:s/></text:p>
          </table:table-cell>
          <table:table-cell office:value-type="float" office:value="1.0199797496278564" table:style-name="ce6">
            <text:p>1.020</text:p>
          </table:table-cell>
          <table:table-cell office:value-type="float" office:value="82330.086010419604" table:style-name="ce5">
            <text:p><text:s/>82,330<text:s/></text:p>
          </table:table-cell>
          <table:table-cell office:value-type="float" office:value="1.4875424218872197" table:style-name="ce6">
            <text:p>1.488</text:p>
          </table:table-cell>
          <table:table-cell office:value-type="float" office:value="122469.49553812268" table:style-name="ce5">
            <text:p><text:s/>122,4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2469.49553812268" table:style-name="ce5">
            <text:p><text:s/>122,469<text:s/></text:p>
          </table:table-cell>
          <table:table-cell office:value-type="float" office:value="0.97277189896040017" table:style-name="ce6">
            <text:p>0.973</text:p>
          </table:table-cell>
          <table:table-cell office:value-type="float" office:value="119134.88373934185" table:style-name="ce5">
            <text:p><text:s/>119,135<text:s/></text:p>
          </table:table-cell>
          <table:table-cell office:value-type="float" office:value="1.218762260681842" table:style-name="ce6">
            <text:p>1.219</text:p>
          </table:table-cell>
          <table:table-cell office:value-type="float" office:value="145197.10023222869" table:style-name="ce5">
            <text:p><text:s/>145,19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197.10023222869" table:style-name="ce5">
            <text:p><text:s/>145,197<text:s/></text:p>
          </table:table-cell>
          <table:table-cell office:value-type="float" office:value="0.95754641722956402" table:style-name="ce6">
            <text:p>0.958</text:p>
          </table:table-cell>
          <table:table-cell office:value-type="float" office:value="139032.96311949249" table:style-name="ce5">
            <text:p><text:s/>139,033<text:s/></text:p>
          </table:table-cell>
          <table:table-cell office:value-type="float" office:value="1.0568246293315977" table:style-name="ce6">
            <text:p>1.057</text:p>
          </table:table-cell>
          <table:table-cell office:value-type="float" office:value="146933.45971363134" table:style-name="ce5">
            <text:p><text:s/>146,9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933.45971363134" table:style-name="ce5">
            <text:p><text:s/>146,933<text:s/></text:p>
          </table:table-cell>
          <table:table-cell office:value-type="float" office:value="1.1004337825067847" table:style-name="ce6">
            <text:p>1.100</text:p>
          </table:table-cell>
          <table:table-cell office:value-type="float" office:value="161690.54284947962" table:style-name="ce5">
            <text:p><text:s/>161,691<text:s/></text:p>
          </table:table-cell>
          <table:table-cell office:value-type="float" office:value="0.94286871310006615" table:style-name="ce6">
            <text:p>0.943</text:p>
          </table:table-cell>
          <table:table-cell office:value-type="float" office:value="152452.95405693995" table:style-name="ce5">
            <text:p><text:s/>152,4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2452.95405693995" table:style-name="ce5">
            <text:p><text:s/>152,453<text:s/></text:p>
          </table:table-cell>
          <table:table-cell office:value-type="float" office:value="1.0722825205554205" table:style-name="ce6">
            <text:p>1.072</text:p>
          </table:table-cell>
          <table:table-cell office:value-type="float" office:value="163472.63784229528" table:style-name="ce5">
            <text:p><text:s/>163,473<text:s/></text:p>
          </table:table-cell>
          <table:table-cell office:value-type="float" office:value="0.53339294349315447" table:style-name="ce6">
            <text:p>0.533</text:p>
          </table:table-cell>
          <table:table-cell office:value-type="float" office:value="87195.151479292312" table:style-name="ce5">
            <text:p><text:s/>87,1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195.151479292312" table:style-name="ce5">
            <text:p><text:s/>87,195<text:s/></text:p>
          </table:table-cell>
          <table:table-cell office:value-type="float" office:value="0.99193956925778237" table:style-name="ce6">
            <text:p>0.992</text:p>
          </table:table-cell>
          <table:table-cell office:value-type="float" office:value="86492.320999736301" table:style-name="ce5">
            <text:p><text:s/>86,492<text:s/></text:p>
          </table:table-cell>
          <table:table-cell office:value-type="float" office:value="0.42641819347012594" table:style-name="ce6">
            <text:p>0.426</text:p>
          </table:table-cell>
          <table:table-cell office:value-type="float" office:value="36881.899269745787" table:style-name="ce5">
            <text:p><text:s/>36,8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881.899269745787" table:style-name="ce5">
            <text:p><text:s/>36,882<text:s/></text:p>
          </table:table-cell>
          <table:table-cell office:value-type="float" office:value="1.0364430910933544" table:style-name="ce6">
            <text:p>1.036</text:p>
          </table:table-cell>
          <table:table-cell office:value-type="float" office:value="38225.98968452905" table:style-name="ce5">
            <text:p><text:s/>38,226<text:s/></text:p>
          </table:table-cell>
          <table:table-cell office:value-type="float" office:value="1.6157265919329795" table:style-name="ce6">
            <text:p>1.616</text:p>
          </table:table-cell>
          <table:table-cell office:value-type="float" office:value="61762.748036249359" table:style-name="ce5">
            <text:p><text:s/>61,7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762.748036249359" table:style-name="ce5">
            <text:p><text:s/>61,763<text:s/></text:p>
          </table:table-cell>
          <table:table-cell office:value-type="float" office:value="0.97282806957183898" table:style-name="ce6">
            <text:p>0.973</text:p>
          </table:table-cell>
          <table:table-cell office:value-type="float" office:value="60084.534943556348" table:style-name="ce5">
            <text:p><text:s/>60,085<text:s/></text:p>
          </table:table-cell>
          <table:table-cell office:value-type="float" office:value="2.1373013084652386" table:style-name="ce6">
            <text:p>2.137</text:p>
          </table:table-cell>
          <table:table-cell office:value-type="float" office:value="128418.75515338834" table:style-name="ce5">
            <text:p><text:s/>128,41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1098.34915620001" table:style-name="ce5">
            <text:p><text:s/>491,0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1098.34915620001" table:style-name="ce5">
            <text:p><text:s/>491,098<text:s/></text:p>
          </table:table-cell>
          <table:table-cell office:value-type="float" office:value="0.99229194934761833" table:style-name="ce6">
            <text:p>0.992</text:p>
          </table:table-cell>
          <table:table-cell office:value-type="float" office:value="487312.93820560304" table:style-name="ce5">
            <text:p><text:s/>487,313<text:s/></text:p>
          </table:table-cell>
          <table:table-cell office:value-type="float" office:value="1.2909485053290153" table:style-name="ce6">
            <text:p>1.291</text:p>
          </table:table-cell>
          <table:table-cell office:value-type="float" office:value="629095.90920401399" table:style-name="ce5">
            <text:p><text:s/>629,0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9095.90920401399" table:style-name="ce5">
            <text:p><text:s/>629,096<text:s/></text:p>
          </table:table-cell>
          <table:table-cell office:value-type="float" office:value="1.0831598105932241" table:style-name="ce6">
            <text:p>1.083</text:p>
          </table:table-cell>
          <table:table-cell office:value-type="float" office:value="681411.40585839201" table:style-name="ce5">
            <text:p><text:s/>681,411<text:s/></text:p>
          </table:table-cell>
          <table:table-cell office:value-type="float" office:value="1.0924069631820157" table:style-name="ce6">
            <text:p>1.092</text:p>
          </table:table-cell>
          <table:table-cell office:value-type="float" office:value="744378.56455135404" table:style-name="ce5">
            <text:p><text:s/>744,3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4378.56455135404" table:style-name="ce5">
            <text:p><text:s/>744,379<text:s/></text:p>
          </table:table-cell>
          <table:table-cell office:value-type="float" office:value="1.0122661912395103" table:style-name="ce6">
            <text:p>1.012</text:p>
          </table:table-cell>
          <table:table-cell office:value-type="float" office:value="753509.25437873299" table:style-name="ce5">
            <text:p><text:s/>753,509<text:s/></text:p>
          </table:table-cell>
          <table:table-cell office:value-type="float" office:value="1.075889055647812" table:style-name="ce6">
            <text:p>1.076</text:p>
          </table:table-cell>
          <table:table-cell office:value-type="float" office:value="810692.36011542205" table:style-name="ce5">
            <text:p><text:s/>810,6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10692.36011542205" table:style-name="ce5">
            <text:p><text:s/>810,692<text:s/></text:p>
          </table:table-cell>
          <table:table-cell office:value-type="float" office:value="1.0280319013630888" table:style-name="ce6">
            <text:p>1.028</text:p>
          </table:table-cell>
          <table:table-cell office:value-type="float" office:value="833417.60838998703" table:style-name="ce5">
            <text:p><text:s/>833,418<text:s/></text:p>
          </table:table-cell>
          <table:table-cell office:value-type="float" office:value="1.0343753231338222" table:style-name="ce6">
            <text:p>1.034</text:p>
          </table:table-cell>
          <table:table-cell office:value-type="float" office:value="862066.60798381001" table:style-name="ce5">
            <text:p><text:s/>862,0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2066.60798381001" table:style-name="ce5">
            <text:p><text:s/>862,067<text:s/></text:p>
          </table:table-cell>
          <table:table-cell office:value-type="float" office:value="1.0607548165179304" table:style-name="ce6">
            <text:p>1.061</text:p>
          </table:table-cell>
          <table:table-cell office:value-type="float" office:value="914441.30657810101" table:style-name="ce5">
            <text:p><text:s/>914,441<text:s/></text:p>
          </table:table-cell>
          <table:table-cell office:value-type="float" office:value="1.0487867804646822" table:style-name="ce6">
            <text:p>1.049</text:p>
          </table:table-cell>
          <table:table-cell office:value-type="float" office:value="959053.95384996396" table:style-name="ce5">
            <text:p><text:s/>959,0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59053.95384996396" table:style-name="ce5">
            <text:p><text:s/>959,054<text:s/></text:p>
          </table:table-cell>
          <table:table-cell office:value-type="float" office:value="1.0361031003194234" table:style-name="ce6">
            <text:p>1.036</text:p>
          </table:table-cell>
          <table:table-cell office:value-type="float" office:value="993678.77495754894" table:style-name="ce5">
            <text:p><text:s/>993,679<text:s/></text:p>
          </table:table-cell>
          <table:table-cell office:value-type="float" office:value="1.1007247892694165" table:style-name="ce6">
            <text:p>1.101</text:p>
          </table:table-cell>
          <table:table-cell office:value-type="float" office:value="1093766.86016664" table:style-name="ce5">
            <text:p><text:s/>1,093,7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3766.86016664" table:style-name="ce5">
            <text:p><text:s/>1,093,767<text:s/></text:p>
          </table:table-cell>
          <table:table-cell office:value-type="float" office:value="0.91413236874452475" table:style-name="ce6">
            <text:p>0.914</text:p>
          </table:table-cell>
          <table:table-cell office:value-type="float" office:value="999847.69073839195" table:style-name="ce5">
            <text:p><text:s/>999,848<text:s/></text:p>
          </table:table-cell>
          <table:table-cell office:value-type="float" office:value="1.0274886274567545" table:style-name="ce6">
            <text:p>1.027</text:p>
          </table:table-cell>
          <table:table-cell office:value-type="float" office:value="1027332.1314225959" table:style-name="ce5">
            <text:p><text:s/>1,027,3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7332.1314225959" table:style-name="ce5">
            <text:p><text:s/>1,027,332<text:s/></text:p>
          </table:table-cell>
          <table:table-cell office:value-type="float" office:value="1.1052324128934941" table:style-name="ce6">
            <text:p>1.105</text:p>
          </table:table-cell>
          <table:table-cell office:value-type="float" office:value="1135440.7704552119" table:style-name="ce5">
            <text:p><text:s/>1,135,441<text:s/></text:p>
          </table:table-cell>
          <table:table-cell office:value-type="float" office:value="1.0369269005181836" table:style-name="ce6">
            <text:p>1.037</text:p>
          </table:table-cell>
          <table:table-cell office:value-type="float" office:value="1177369.0788301013" table:style-name="ce5">
            <text:p><text:s/>1,177,3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7369.0788301013" table:style-name="ce5">
            <text:p><text:s/>1,177,369<text:s/></text:p>
          </table:table-cell>
          <table:table-cell office:value-type="float" office:value="1.0129470187266503" table:style-name="ce6">
            <text:p>1.013</text:p>
          </table:table-cell>
          <table:table-cell office:value-type="float" office:value="1192612.4983418935" table:style-name="ce5">
            <text:p><text:s/>1,192,612<text:s/></text:p>
          </table:table-cell>
          <table:table-cell office:value-type="float" office:value="1.0747934845753067" table:style-name="ce6">
            <text:p>1.075</text:p>
          </table:table-cell>
          <table:table-cell office:value-type="float" office:value="1281812.1428409459" table:style-name="ce5">
            <text:p><text:s/>1,281,8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81812.1428409459" table:style-name="ce5">
            <text:p><text:s/>1,281,812<text:s/></text:p>
          </table:table-cell>
          <table:table-cell office:value-type="float" office:value="0.98701872681686809" table:style-name="ce6">
            <text:p>0.987</text:p>
          </table:table-cell>
          <table:table-cell office:value-type="float" office:value="1265172.5892452716" table:style-name="ce5">
            <text:p><text:s/>1,265,173<text:s/></text:p>
          </table:table-cell>
          <table:table-cell office:value-type="float" office:value="1.0752568595724004" table:style-name="ce6">
            <text:p>1.075</text:p>
          </table:table-cell>
          <table:table-cell office:value-type="float" office:value="1360385.5051289534" table:style-name="ce5">
            <text:p><text:s/>1,360,38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60385.5051289534" table:style-name="ce5">
            <text:p><text:s/>1,360,386<text:s/></text:p>
          </table:table-cell>
          <table:table-cell office:value-type="float" office:value="1.0294451380997718" table:style-name="ce6">
            <text:p>1.029</text:p>
          </table:table-cell>
          <table:table-cell office:value-type="float" office:value="1400442.2441964033" table:style-name="ce5">
            <text:p><text:s/>1,400,442<text:s/></text:p>
          </table:table-cell>
          <table:table-cell office:value-type="float" office:value="1.0573073014560828" table:style-name="ce6">
            <text:p>1.057</text:p>
          </table:table-cell>
          <table:table-cell office:value-type="float" office:value="1480697.8100563996" table:style-name="ce5">
            <text:p><text:s/>1,480,6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0697.8100563996" table:style-name="ce5">
            <text:p><text:s/>1,480,698<text:s/></text:p>
          </table:table-cell>
          <table:table-cell office:value-type="float" office:value="0.95849278022502105" table:style-name="ce6">
            <text:p>0.958</text:p>
          </table:table-cell>
          <table:table-cell office:value-type="float" office:value="1419238.1606340585" table:style-name="ce5">
            <text:p><text:s/>1,419,238<text:s/></text:p>
          </table:table-cell>
          <table:table-cell office:value-type="float" office:value="1.0839410826514133" table:style-name="ce6">
            <text:p>1.084</text:p>
          </table:table-cell>
          <table:table-cell office:value-type="float" office:value="1538370.5483778818" table:style-name="ce5">
            <text:p><text:s/>1,538,3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38370.5483778818" table:style-name="ce5">
            <text:p><text:s/>1,538,371<text:s/></text:p>
          </table:table-cell>
          <table:table-cell office:value-type="float" office:value="0.90961715670991505" table:style-name="ce6">
            <text:p>0.910</text:p>
          </table:table-cell>
          <table:table-cell office:value-type="float" office:value="1399328.2441817618" table:style-name="ce5">
            <text:p><text:s/>1,399,328<text:s/></text:p>
          </table:table-cell>
          <table:table-cell office:value-type="float" office:value="1.0945135700537287" table:style-name="ce6">
            <text:p>1.095</text:p>
          </table:table-cell>
          <table:table-cell office:value-type="float" office:value="1531583.7522163959" table:style-name="ce5">
            <text:p><text:s/>1,531,5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31583.7522163959" table:style-name="ce5">
            <text:p><text:s/>1,531,584<text:s/></text:p>
          </table:table-cell>
          <table:table-cell office:value-type="float" office:value="0.94809814973185547" table:style-name="ce6">
            <text:p>0.948</text:p>
          </table:table-cell>
          <table:table-cell office:value-type="float" office:value="1452091.7216357375" table:style-name="ce5">
            <text:p><text:s/>1,452,092<text:s/></text:p>
          </table:table-cell>
          <table:table-cell office:value-type="float" office:value="1.053909297137299" table:style-name="ce6">
            <text:p>1.054</text:p>
          </table:table-cell>
          <table:table-cell office:value-type="float" office:value="1530372.9657280105" table:style-name="ce5">
            <text:p><text:s/>1,530,3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30372.9657280105" table:style-name="ce5">
            <text:p><text:s/>1,530,373<text:s/></text:p>
          </table:table-cell>
          <table:table-cell office:value-type="float" office:value="1.02987464385793" table:style-name="ce6">
            <text:p>1.030</text:p>
          </table:table-cell>
          <table:table-cell office:value-type="float" office:value="1576092.313048939" table:style-name="ce5">
            <text:p><text:s/>1,576,092<text:s/></text:p>
          </table:table-cell>
          <table:table-cell office:value-type="float" office:value="1.0107301033432712" table:style-name="ce6">
            <text:p>1.011</text:p>
          </table:table-cell>
          <table:table-cell office:value-type="float" office:value="1593003.9464464893" table:style-name="ce5">
            <text:p><text:s/>1,593,0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93003.9464464893" table:style-name="ce5">
            <text:p><text:s/>1,593,004<text:s/></text:p>
          </table:table-cell>
          <table:table-cell office:value-type="float" office:value="1.0107475706674698" table:style-name="ce6">
            <text:p>1.011</text:p>
          </table:table-cell>
          <table:table-cell office:value-type="float" office:value="1610124.8689344812" table:style-name="ce5">
            <text:p><text:s/>1,610,125<text:s/></text:p>
          </table:table-cell>
          <table:table-cell office:value-type="float" office:value="1.1206284995396709" table:style-name="ce6">
            <text:p>1.121</text:p>
          </table:table-cell>
          <table:table-cell office:value-type="float" office:value="1804351.8159455569" table:style-name="ce5">
            <text:p><text:s/>1,804,3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9292.21753936406" table:style-name="ce5">
            <text:p><text:s/>379,29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79292.21753936406" table:style-name="ce5">
            <text:p><text:s/>379,292<text:s/></text:p>
          </table:table-cell>
          <table:table-cell office:value-type="float" office:value="0.98689143946468327" table:style-name="ce6">
            <text:p>0.987</text:p>
          </table:table-cell>
          <table:table-cell office:value-type="float" office:value="374320.24254517478" table:style-name="ce5">
            <text:p><text:s/>374,320<text:s/></text:p>
          </table:table-cell>
          <table:table-cell office:value-type="float" office:value="1.2763526754219712" table:style-name="ce6">
            <text:p>1.276</text:p>
          </table:table-cell>
          <table:table-cell office:value-type="float" office:value="477764.64303713501" table:style-name="ce5">
            <text:p><text:s/>477,76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77764.64303713501" table:style-name="ce5">
            <text:p><text:s/>477,765<text:s/></text:p>
          </table:table-cell>
          <table:table-cell office:value-type="float" office:value="1.0817437825942395" table:style-name="ce6">
            <text:p>1.082</text:p>
          </table:table-cell>
          <table:table-cell office:value-type="float" office:value="516818.93214877695" table:style-name="ce5">
            <text:p><text:s/>516,819<text:s/></text:p>
          </table:table-cell>
          <table:table-cell office:value-type="float" office:value="1.0882904582339321" table:style-name="ce6">
            <text:p>1.088</text:p>
          </table:table-cell>
          <table:table-cell office:value-type="float" office:value="562449.1124921639" table:style-name="ce5">
            <text:p><text:s/>562,4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2449.1124921639" table:style-name="ce5">
            <text:p><text:s/>562,449<text:s/></text:p>
          </table:table-cell>
          <table:table-cell office:value-type="float" office:value="1.0078184440519593" table:style-name="ce6">
            <text:p>1.008</text:p>
          </table:table-cell>
          <table:table-cell office:value-type="float" office:value="566846.58941025811" table:style-name="ce5">
            <text:p><text:s/>566,847<text:s/></text:p>
          </table:table-cell>
          <table:table-cell office:value-type="float" office:value="1.0806655605047386" table:style-name="ce6">
            <text:p>1.081</text:p>
          </table:table-cell>
          <table:table-cell office:value-type="float" office:value="612571.58726523595" table:style-name="ce5">
            <text:p><text:s/>612,5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12571.58726523595" table:style-name="ce5">
            <text:p><text:s/>612,572<text:s/></text:p>
          </table:table-cell>
          <table:table-cell office:value-type="float" office:value="1.032124812047803" table:style-name="ce6">
            <text:p>1.032</text:p>
          </table:table-cell>
          <table:table-cell office:value-type="float" office:value="632250.33437195607" table:style-name="ce5">
            <text:p><text:s/>632,250<text:s/></text:p>
          </table:table-cell>
          <table:table-cell office:value-type="float" office:value="1.0324222145663655" table:style-name="ce6">
            <text:p>1.032</text:p>
          </table:table-cell>
          <table:table-cell office:value-type="float" office:value="652749.29037261999" table:style-name="ce5">
            <text:p><text:s/>652,7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2749.29037261999" table:style-name="ce5">
            <text:p><text:s/>652,749<text:s/></text:p>
          </table:table-cell>
          <table:table-cell office:value-type="float" office:value="1.0597663885402049" table:style-name="ce6">
            <text:p>1.060</text:p>
          </table:table-cell>
          <table:table-cell office:value-type="float" office:value="691761.75808037305" table:style-name="ce5">
            <text:p><text:s/>691,762<text:s/></text:p>
          </table:table-cell>
          <table:table-cell office:value-type="float" office:value="1.036949012767536" table:style-name="ce6">
            <text:p>1.037</text:p>
          </table:table-cell>
          <table:table-cell office:value-type="float" office:value="717321.67211177794" table:style-name="ce5">
            <text:p><text:s/>717,3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7321.67211177794" table:style-name="ce5">
            <text:p><text:s/>717,322<text:s/></text:p>
          </table:table-cell>
          <table:table-cell office:value-type="float" office:value="1.0333791134458181" table:style-name="ce6">
            <text:p>1.033</text:p>
          </table:table-cell>
          <table:table-cell office:value-type="float" office:value="741265.233582341" table:style-name="ce5">
            <text:p><text:s/>741,265<text:s/></text:p>
          </table:table-cell>
          <table:table-cell office:value-type="float" office:value="1.1093894105513324" table:style-name="ce6">
            <text:p>1.109</text:p>
          </table:table-cell>
          <table:table-cell office:value-type="float" office:value="822351.80054610898" table:style-name="ce5">
            <text:p><text:s/>822,3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2351.80054610898" table:style-name="ce5">
            <text:p><text:s/>822,352<text:s/></text:p>
          </table:table-cell>
          <table:table-cell office:value-type="float" office:value="0.9224277725611032" table:style-name="ce6">
            <text:p>0.922</text:p>
          </table:table-cell>
          <table:table-cell office:value-type="float" office:value="758560.13963936002" table:style-name="ce5">
            <text:p><text:s/>758,560<text:s/></text:p>
          </table:table-cell>
          <table:table-cell office:value-type="float" office:value="1.0061848315385324" table:style-name="ce6">
            <text:p>1.006</text:p>
          </table:table-cell>
          <table:table-cell office:value-type="float" office:value="763251.70631487505" table:style-name="ce5">
            <text:p><text:s/>763,2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3251.70631487505" table:style-name="ce5">
            <text:p><text:s/>763,252<text:s/></text:p>
          </table:table-cell>
          <table:table-cell office:value-type="float" office:value="1.1081951053169439" table:style-name="ce6">
            <text:p>1.108</text:p>
          </table:table-cell>
          <table:table-cell office:value-type="float" office:value="845831.80506295001" table:style-name="ce5">
            <text:p><text:s/>845,832<text:s/></text:p>
          </table:table-cell>
          <table:table-cell office:value-type="float" office:value="1.0400424164053097" table:style-name="ce6">
            <text:p>1.040</text:p>
          </table:table-cell>
          <table:table-cell office:value-type="float" office:value="879700.9544101354" table:style-name="ce5">
            <text:p><text:s/>879,7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79700.9544101354" table:style-name="ce5">
            <text:p><text:s/>879,701<text:s/></text:p>
          </table:table-cell>
          <table:table-cell office:value-type="float" office:value="1.0118727105547549" table:style-name="ce6">
            <text:p>1.012</text:p>
          </table:table-cell>
          <table:table-cell office:value-type="float" office:value="890145.38921658846" table:style-name="ce5">
            <text:p><text:s/>890,145<text:s/></text:p>
          </table:table-cell>
          <table:table-cell office:value-type="float" office:value="1.0967536268851912" table:style-name="ce6">
            <text:p>1.097</text:p>
          </table:table-cell>
          <table:table-cell office:value-type="float" office:value="976270.18407842354" table:style-name="ce5">
            <text:p><text:s/>976,2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76270.18407842354" table:style-name="ce5">
            <text:p><text:s/>976,270<text:s/></text:p>
          </table:table-cell>
          <table:table-cell office:value-type="float" office:value="0.99300523616844794" table:style-name="ce6">
            <text:p>0.993</text:p>
          </table:table-cell>
          <table:table-cell office:value-type="float" office:value="969441.40470500919" table:style-name="ce5">
            <text:p><text:s/>969,441<text:s/></text:p>
          </table:table-cell>
          <table:table-cell office:value-type="float" office:value="1.0916679310143964" table:style-name="ce6">
            <text:p>1.092</text:p>
          </table:table-cell>
          <table:table-cell office:value-type="float" office:value="1058308.0925140076" table:style-name="ce5">
            <text:p><text:s/>1,058,3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58308.0925140076" table:style-name="ce5">
            <text:p><text:s/>1,058,308<text:s/></text:p>
          </table:table-cell>
          <table:table-cell office:value-type="float" office:value="1.0307372559208094" table:style-name="ce6">
            <text:p>1.031</text:p>
          </table:table-cell>
          <table:table-cell office:value-type="float" office:value="1090837.5791966743" table:style-name="ce5">
            <text:p><text:s/>1,090,838<text:s/></text:p>
          </table:table-cell>
          <table:table-cell office:value-type="float" office:value="1.0687154206907135" table:style-name="ce6">
            <text:p>1.069</text:p>
          </table:table-cell>
          <table:table-cell office:value-type="float" office:value="1165794.942356413" table:style-name="ce5">
            <text:p><text:s/>1,165,7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5794.942356413" table:style-name="ce5">
            <text:p><text:s/>1,165,795<text:s/></text:p>
          </table:table-cell>
          <table:table-cell office:value-type="float" office:value="0.96235177168767838" table:style-name="ce6">
            <text:p>0.962</text:p>
          </table:table-cell>
          <table:table-cell office:value-type="float" office:value="1121904.828201229" table:style-name="ce5">
            <text:p><text:s/>1,121,905<text:s/></text:p>
          </table:table-cell>
          <table:table-cell office:value-type="float" office:value="1.0709354604571575" table:style-name="ce6">
            <text:p>1.071</text:p>
          </table:table-cell>
          <table:table-cell office:value-type="float" office:value="1201487.6637787912" table:style-name="ce5">
            <text:p><text:s/>1,201,4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01487.6637787912" table:style-name="ce5">
            <text:p><text:s/>1,201,488<text:s/></text:p>
          </table:table-cell>
          <table:table-cell office:value-type="float" office:value="0.91037112530963127" table:style-name="ce6">
            <text:p>0.910</text:p>
          </table:table-cell>
          <table:table-cell office:value-type="float" office:value="1093799.676519938" table:style-name="ce5">
            <text:p><text:s/>1,093,800<text:s/></text:p>
          </table:table-cell>
          <table:table-cell office:value-type="float" office:value="1.0800938214446389" table:style-name="ce6">
            <text:p>1.080</text:p>
          </table:table-cell>
          <table:table-cell office:value-type="float" office:value="1181406.2725073299" table:style-name="ce5">
            <text:p><text:s/>1,181,4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1406.2725073299" table:style-name="ce5">
            <text:p><text:s/>1,181,406<text:s/></text:p>
          </table:table-cell>
          <table:table-cell office:value-type="float" office:value="0.94857347445847451" table:style-name="ce6">
            <text:p>0.949</text:p>
          </table:table-cell>
          <table:table-cell office:value-type="float" office:value="1120650.6526593133" table:style-name="ce5">
            <text:p><text:s/>1,120,651<text:s/></text:p>
          </table:table-cell>
          <table:table-cell office:value-type="float" office:value="1.0312413841094663" table:style-name="ce6">
            <text:p>1.031</text:p>
          </table:table-cell>
          <table:table-cell office:value-type="float" office:value="1155661.330151567" table:style-name="ce5">
            <text:p><text:s/>1,155,6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55661.330151567" table:style-name="ce5">
            <text:p><text:s/>1,155,661<text:s/></text:p>
          </table:table-cell>
          <table:table-cell office:value-type="float" office:value="1.0326651544493457" table:style-name="ce6">
            <text:p>1.033</text:p>
          </table:table-cell>
          <table:table-cell office:value-type="float" office:value="1193411.1859921042" table:style-name="ce5">
            <text:p><text:s/>1,193,411<text:s/></text:p>
          </table:table-cell>
          <table:table-cell office:value-type="float" office:value="1.0090589309435989" table:style-name="ce6">
            <text:p>1.009</text:p>
          </table:table-cell>
          <table:table-cell office:value-type="float" office:value="1204222.2155133253" table:style-name="ce5">
            <text:p><text:s/>1,204,2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4222.2155133253" table:style-name="ce5">
            <text:p><text:s/>1,204,222<text:s/></text:p>
          </table:table-cell>
          <table:table-cell office:value-type="float" office:value="1.0124309248153911" table:style-name="ce6">
            <text:p>1.012</text:p>
          </table:table-cell>
          <table:table-cell office:value-type="float" office:value="1219191.8113353951" table:style-name="ce5">
            <text:p><text:s/>1,219,192<text:s/></text:p>
          </table:table-cell>
          <table:table-cell office:value-type="float" office:value="1.1453803757926992" table:style-name="ce6">
            <text:p>1.145</text:p>
          </table:table-cell>
          <table:table-cell office:value-type="float" office:value="1396438.3750307164" table:style-name="ce5">
            <text:p><text:s/>1,396,4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806.13161683593" table:style-name="ce5">
            <text:p><text:s/>111,8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806.13161683593" table:style-name="ce5">
            <text:p><text:s/>111,806<text:s/></text:p>
          </table:table-cell>
          <table:table-cell office:value-type="float" office:value="1.0106126920450007" table:style-name="ce6">
            <text:p>1.011</text:p>
          </table:table-cell>
          <table:table-cell office:value-type="float" office:value="112992.69566042822" table:style-name="ce5">
            <text:p><text:s/>112,993<text:s/></text:p>
          </table:table-cell>
          <table:table-cell office:value-type="float" office:value="1.3393013175087702" table:style-name="ce6">
            <text:p>1.339</text:p>
          </table:table-cell>
          <table:table-cell office:value-type="float" office:value="151331.26616687904" table:style-name="ce5">
            <text:p><text:s/>151,3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1331.26616687904" table:style-name="ce5">
            <text:p><text:s/>151,331<text:s/></text:p>
          </table:table-cell>
          <table:table-cell office:value-type="float" office:value="1.0876303217347847" table:style-name="ce6">
            <text:p>1.088</text:p>
          </table:table-cell>
          <table:table-cell office:value-type="float" office:value="164592.47370961498" table:style-name="ce5">
            <text:p><text:s/>164,592<text:s/></text:p>
          </table:table-cell>
          <table:table-cell office:value-type="float" office:value="1.1053327528217489" table:style-name="ce6">
            <text:p>1.105</text:p>
          </table:table-cell>
          <table:table-cell office:value-type="float" office:value="181929.45205919005" table:style-name="ce5">
            <text:p><text:s/>181,9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1929.45205919005" table:style-name="ce5">
            <text:p><text:s/>181,929<text:s/></text:p>
          </table:table-cell>
          <table:table-cell office:value-type="float" office:value="1.0260167491063787" table:style-name="ce6">
            <text:p>1.026</text:p>
          </table:table-cell>
          <table:table-cell office:value-type="float" office:value="186662.66496847497" table:style-name="ce5">
            <text:p><text:s/>186,663<text:s/></text:p>
          </table:table-cell>
          <table:table-cell office:value-type="float" office:value="1.0613840367255347" table:style-name="ce6">
            <text:p>1.061</text:p>
          </table:table-cell>
          <table:table-cell office:value-type="float" office:value="198120.77285018604" table:style-name="ce5">
            <text:p><text:s/>198,1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8120.77285018604" table:style-name="ce5">
            <text:p><text:s/>198,121<text:s/></text:p>
          </table:table-cell>
          <table:table-cell office:value-type="float" office:value="1.0153769901258596" table:style-name="ce6">
            <text:p>1.015</text:p>
          </table:table-cell>
          <table:table-cell office:value-type="float" office:value="201167.27401803099" table:style-name="ce5">
            <text:p><text:s/>201,167<text:s/></text:p>
          </table:table-cell>
          <table:table-cell office:value-type="float" office:value="1.0405137646416014" table:style-name="ce6">
            <text:p>1.041</text:p>
          </table:table-cell>
          <table:table-cell office:value-type="float" office:value="209317.31761119005" table:style-name="ce5">
            <text:p><text:s/>209,3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9317.31761119005" table:style-name="ce5">
            <text:p><text:s/>209,317<text:s/></text:p>
          </table:table-cell>
          <table:table-cell office:value-type="float" office:value="1.0638371972230143" table:style-name="ce6">
            <text:p>1.064</text:p>
          </table:table-cell>
          <table:table-cell office:value-type="float" office:value="222679.5484977279" table:style-name="ce5">
            <text:p><text:s/>222,680<text:s/></text:p>
          </table:table-cell>
          <table:table-cell office:value-type="float" office:value="1.0855612173142724" table:style-name="ce6">
            <text:p>1.086</text:p>
          </table:table-cell>
          <table:table-cell office:value-type="float" office:value="241732.28173818602" table:style-name="ce5">
            <text:p><text:s/>241,7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1732.28173818602" table:style-name="ce5">
            <text:p><text:s/>241,732<text:s/></text:p>
          </table:table-cell>
          <table:table-cell office:value-type="float" office:value="1.0441863186837022" table:style-name="ce6">
            <text:p>1.044</text:p>
          </table:table-cell>
          <table:table-cell office:value-type="float" office:value="252413.54137520801" table:style-name="ce5">
            <text:p><text:s/>252,414<text:s/></text:p>
          </table:table-cell>
          <table:table-cell office:value-type="float" office:value="1.0752793140249064" table:style-name="ce6">
            <text:p>1.075</text:p>
          </table:table-cell>
          <table:table-cell office:value-type="float" office:value="271415.05962053098" table:style-name="ce5">
            <text:p><text:s/>271,4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1415.05962053098" table:style-name="ce5">
            <text:p><text:s/>271,415<text:s/></text:p>
          </table:table-cell>
          <table:table-cell office:value-type="float" office:value="0.8889983902749512" table:style-name="ce6">
            <text:p>0.889</text:p>
          </table:table-cell>
          <table:table-cell office:value-type="float" office:value="241287.55109903199" table:style-name="ce5">
            <text:p><text:s/>241,288<text:s/></text:p>
          </table:table-cell>
          <table:table-cell office:value-type="float" office:value="1.094463530774259" table:style-name="ce6">
            <text:p>1.094</text:p>
          </table:table-cell>
          <table:table-cell office:value-type="float" office:value="264080.42510772095" table:style-name="ce5">
            <text:p><text:s/>264,0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4080.42510772095" table:style-name="ce5">
            <text:p><text:s/>264,080<text:s/></text:p>
          </table:table-cell>
          <table:table-cell office:value-type="float" office:value="1.0966695667584134" table:style-name="ce6">
            <text:p>1.097</text:p>
          </table:table-cell>
          <table:table-cell office:value-type="float" office:value="289608.96539226198" table:style-name="ce5">
            <text:p><text:s/>289,609<text:s/></text:p>
          </table:table-cell>
          <table:table-cell office:value-type="float" office:value="1.0278277263163735" table:style-name="ce6">
            <text:p>1.028</text:p>
          </table:table-cell>
          <table:table-cell office:value-type="float" office:value="297668.12441996596" table:style-name="ce5">
            <text:p><text:s/>297,6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7668.12441996596" table:style-name="ce5">
            <text:p><text:s/>297,668<text:s/></text:p>
          </table:table-cell>
          <table:table-cell office:value-type="float" office:value="1.0161219301350803" table:style-name="ce6">
            <text:p>1.016</text:p>
          </table:table-cell>
          <table:table-cell office:value-type="float" office:value="302467.10912530503" table:style-name="ce5">
            <text:p><text:s/>302,467<text:s/></text:p>
          </table:table-cell>
          <table:table-cell office:value-type="float" office:value="1.0101658975288561" table:style-name="ce6">
            <text:p>1.010</text:p>
          </table:table-cell>
          <table:table-cell office:value-type="float" office:value="305541.9587625222" table:style-name="ce5">
            <text:p><text:s/>305,5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5541.9587625222" table:style-name="ce5">
            <text:p><text:s/>305,542<text:s/></text:p>
          </table:table-cell>
          <table:table-cell office:value-type="float" office:value="0.9678905828122778" table:style-name="ce6">
            <text:p>0.968</text:p>
          </table:table-cell>
          <table:table-cell office:value-type="float" office:value="295731.18454026256" table:style-name="ce5">
            <text:p><text:s/>295,731<text:s/></text:p>
          </table:table-cell>
          <table:table-cell office:value-type="float" office:value="1.0214594483315953" table:style-name="ce6">
            <text:p>1.021</text:p>
          </table:table-cell>
          <table:table-cell office:value-type="float" office:value="302077.41261494579" table:style-name="ce5">
            <text:p><text:s/>302,0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2077.41261494579" table:style-name="ce5">
            <text:p><text:s/>302,077<text:s/></text:p>
          </table:table-cell>
          <table:table-cell office:value-type="float" office:value="1.0249182893868938" table:style-name="ce6">
            <text:p>1.025</text:p>
          </table:table-cell>
          <table:table-cell office:value-type="float" office:value="309604.66499972914" table:style-name="ce5">
            <text:p><text:s/>309,605<text:s/></text:p>
          </table:table-cell>
          <table:table-cell office:value-type="float" office:value="1.0171127999646326" table:style-name="ce6">
            <text:p>1.017</text:p>
          </table:table-cell>
          <table:table-cell office:value-type="float" office:value="314902.86769998656" table:style-name="ce5">
            <text:p><text:s/>314,9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902.86769998656" table:style-name="ce5">
            <text:p><text:s/>314,903<text:s/></text:p>
          </table:table-cell>
          <table:table-cell office:value-type="float" office:value="0.944206493273679" table:style-name="ce6">
            <text:p>0.944</text:p>
          </table:table-cell>
          <table:table-cell office:value-type="float" office:value="297333.3324328296" table:style-name="ce5">
            <text:p><text:s/>297,333<text:s/></text:p>
          </table:table-cell>
          <table:table-cell office:value-type="float" office:value="1.1330141893028276" table:style-name="ce6">
            <text:p>1.133</text:p>
          </table:table-cell>
          <table:table-cell office:value-type="float" office:value="336882.88459909055" table:style-name="ce5">
            <text:p><text:s/>336,8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6882.88459909055" table:style-name="ce5">
            <text:p><text:s/>336,883<text:s/></text:p>
          </table:table-cell>
          <table:table-cell office:value-type="float" office:value="0.90692813921199844" table:style-name="ce6">
            <text:p>0.907</text:p>
          </table:table-cell>
          <table:table-cell office:value-type="float" office:value="305528.56766182359" table:style-name="ce5">
            <text:p><text:s/>305,529<text:s/></text:p>
          </table:table-cell>
          <table:table-cell office:value-type="float" office:value="1.1461366195277114" table:style-name="ce6">
            <text:p>1.146</text:p>
          </table:table-cell>
          <table:table-cell office:value-type="float" office:value="350177.47970906616" table:style-name="ce5">
            <text:p><text:s/>350,1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177.47970906616" table:style-name="ce5">
            <text:p><text:s/>350,177<text:s/></text:p>
          </table:table-cell>
          <table:table-cell office:value-type="float" office:value="0.94649452972187587" table:style-name="ce6">
            <text:p>0.946</text:p>
          </table:table-cell>
          <table:table-cell office:value-type="float" office:value="331441.06897642434" table:style-name="ce5">
            <text:p><text:s/>331,441<text:s/></text:p>
          </table:table-cell>
          <table:table-cell office:value-type="float" office:value="1.1305528211505291" table:style-name="ce6">
            <text:p>1.131</text:p>
          </table:table-cell>
          <table:table-cell office:value-type="float" office:value="374711.63557644363" table:style-name="ce5">
            <text:p><text:s/>374,7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4711.63557644363" table:style-name="ce5">
            <text:p><text:s/>374,712<text:s/></text:p>
          </table:table-cell>
          <table:table-cell office:value-type="float" office:value="1.0212683320285241" table:style-name="ce6">
            <text:p>1.021</text:p>
          </table:table-cell>
          <table:table-cell office:value-type="float" office:value="382681.1270568347" table:style-name="ce5">
            <text:p><text:s/>382,681<text:s/></text:p>
          </table:table-cell>
          <table:table-cell office:value-type="float" office:value="1.0159417422104104" table:style-name="ce6">
            <text:p>1.016</text:p>
          </table:table-cell>
          <table:table-cell office:value-type="float" office:value="388781.73093316407" table:style-name="ce5">
            <text:p><text:s/>388,7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8781.73093316407" table:style-name="ce5">
            <text:p><text:s/>388,782<text:s/></text:p>
          </table:table-cell>
          <table:table-cell office:value-type="float" office:value="1.0055335076078766" table:style-name="ce6">
            <text:p>1.006</text:p>
          </table:table-cell>
          <table:table-cell office:value-type="float" office:value="390933.0575990862" table:style-name="ce5">
            <text:p><text:s/>390,933<text:s/></text:p>
          </table:table-cell>
          <table:table-cell office:value-type="float" office:value="1.0434355268394016" table:style-name="ce6">
            <text:p>1.043</text:p>
          </table:table-cell>
          <table:table-cell office:value-type="float" office:value="407913.44091484055" table:style-name="ce5">
            <text:p><text:s/>407,91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517.219862413498" table:style-name="ce5">
            <text:p><text:s/>44,5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517.219862413498" table:style-name="ce5">
            <text:p><text:s/>44,517<text:s/></text:p>
          </table:table-cell>
          <table:table-cell office:value-type="float" office:value="1.0502752294103246" table:style-name="ce6">
            <text:p>1.050</text:p>
          </table:table-cell>
          <table:table-cell office:value-type="float" office:value="46755.333303706197" table:style-name="ce5">
            <text:p><text:s/>46,755<text:s/></text:p>
          </table:table-cell>
          <table:table-cell office:value-type="float" office:value="1.0901137194392478" table:style-name="ce6">
            <text:p>1.090</text:p>
          </table:table-cell>
          <table:table-cell office:value-type="float" office:value="50968.630291324895" table:style-name="ce5">
            <text:p><text:s/>50,9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968.630291324895" table:style-name="ce5">
            <text:p><text:s/>50,969<text:s/></text:p>
          </table:table-cell>
          <table:table-cell office:value-type="float" office:value="1.0322292176539338" table:style-name="ce6">
            <text:p>1.032</text:p>
          </table:table-cell>
          <table:table-cell office:value-type="float" office:value="52611.309370506897" table:style-name="ce5">
            <text:p><text:s/>52,611<text:s/></text:p>
          </table:table-cell>
          <table:table-cell office:value-type="float" office:value="1.1365295508110407" table:style-name="ce6">
            <text:p>1.137</text:p>
          </table:table-cell>
          <table:table-cell office:value-type="float" office:value="59794.307806442899" table:style-name="ce5">
            <text:p><text:s/>59,7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94.307806442899" table:style-name="ce5">
            <text:p><text:s/>59,794<text:s/></text:p>
          </table:table-cell>
          <table:table-cell office:value-type="float" office:value="1.0484966653639536" table:style-name="ce6">
            <text:p>1.048</text:p>
          </table:table-cell>
          <table:table-cell office:value-type="float" office:value="62694.132342801204" table:style-name="ce5">
            <text:p><text:s/>62,694<text:s/></text:p>
          </table:table-cell>
          <table:table-cell office:value-type="float" office:value="1.0564625454250083" table:style-name="ce6">
            <text:p>1.056</text:p>
          </table:table-cell>
          <table:table-cell office:value-type="float" office:value="66234.002638088103" table:style-name="ce5">
            <text:p><text:s/>66,2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234.002638088103" table:style-name="ce5">
            <text:p><text:s/>66,234<text:s/></text:p>
          </table:table-cell>
          <table:table-cell office:value-type="float" office:value="1.0392807217817677" table:style-name="ce6">
            <text:p>1.039</text:p>
          </table:table-cell>
          <table:table-cell office:value-type="float" office:value="68835.722068207702" table:style-name="ce5">
            <text:p><text:s/>68,836<text:s/></text:p>
          </table:table-cell>
          <table:table-cell office:value-type="float" office:value="1.0306253665314284" table:style-name="ce6">
            <text:p>1.031</text:p>
          </table:table-cell>
          <table:table-cell office:value-type="float" office:value="70943.841287002113" table:style-name="ce5">
            <text:p><text:s/>70,9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943.841287002113" table:style-name="ce5">
            <text:p><text:s/>70,944<text:s/></text:p>
          </table:table-cell>
          <table:table-cell office:value-type="float" office:value="1.0557620140951289" table:style-name="ce6">
            <text:p>1.056</text:p>
          </table:table-cell>
          <table:table-cell office:value-type="float" office:value="74899.8127648105" table:style-name="ce5">
            <text:p><text:s/>74,900<text:s/></text:p>
          </table:table-cell>
          <table:table-cell office:value-type="float" office:value="0.95510797253596702" table:style-name="ce6">
            <text:p>0.955</text:p>
          </table:table-cell>
          <table:table-cell office:value-type="float" office:value="71537.408313121705" table:style-name="ce5">
            <text:p><text:s/>71,5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537.408313121705" table:style-name="ce5">
            <text:p><text:s/>71,537<text:s/></text:p>
          </table:table-cell>
          <table:table-cell office:value-type="float" office:value="1.0733534367695017" table:style-name="ce6">
            <text:p>1.073</text:p>
          </table:table-cell>
          <table:table-cell office:value-type="float" office:value="76784.923070472301" table:style-name="ce5">
            <text:p><text:s/>76,785<text:s/></text:p>
          </table:table-cell>
          <table:table-cell office:value-type="float" office:value="1.0273409737560055" table:style-name="ce6">
            <text:p>1.027</text:p>
          </table:table-cell>
          <table:table-cell office:value-type="float" office:value="78884.297636998992" table:style-name="ce5">
            <text:p><text:s/>78,8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884.297636998992" table:style-name="ce5">
            <text:p><text:s/>78,884<text:s/></text:p>
          </table:table-cell>
          <table:table-cell office:value-type="float" office:value="0.95836871879249041" table:style-name="ce6">
            <text:p>0.958</text:p>
          </table:table-cell>
          <table:table-cell office:value-type="float" office:value="75600.243259216208" table:style-name="ce5">
            <text:p><text:s/>75,600<text:s/></text:p>
          </table:table-cell>
          <table:table-cell office:value-type="float" office:value="1.0862645731653207" table:style-name="ce6">
            <text:p>1.086</text:p>
          </table:table-cell>
          <table:table-cell office:value-type="float" office:value="82121.865975166904" table:style-name="ce5">
            <text:p><text:s/>82,1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121.865975166904" table:style-name="ce5">
            <text:p><text:s/>82,122<text:s/></text:p>
          </table:table-cell>
          <table:table-cell office:value-type="float" office:value="1.0977071862891106" table:style-name="ce6">
            <text:p>1.098</text:p>
          </table:table-cell>
          <table:table-cell office:value-type="float" office:value="90145.762432411895" table:style-name="ce5">
            <text:p><text:s/>90,146<text:s/></text:p>
          </table:table-cell>
          <table:table-cell office:value-type="float" office:value="1.0755868890260065" table:style-name="ce6">
            <text:p>1.076</text:p>
          </table:table-cell>
          <table:table-cell office:value-type="float" office:value="96959.600173555358" table:style-name="ce5">
            <text:p><text:s/>96,9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959.600173555358" table:style-name="ce5">
            <text:p><text:s/>96,960<text:s/></text:p>
          </table:table-cell>
          <table:table-cell office:value-type="float" office:value="1.0169827304756069" table:style-name="ce6">
            <text:p>1.017</text:p>
          </table:table-cell>
          <table:table-cell office:value-type="float" office:value="98606.238930325475" table:style-name="ce5">
            <text:p><text:s/>98,606<text:s/></text:p>
          </table:table-cell>
          <table:table-cell office:value-type="float" office:value="1.0577151432857903" table:style-name="ce6">
            <text:p>1.058</text:p>
          </table:table-cell>
          <table:table-cell office:value-type="float" office:value="104297.31213906208" table:style-name="ce5">
            <text:p><text:s/>104,2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4297.31213906208" table:style-name="ce5">
            <text:p><text:s/>104,297<text:s/></text:p>
          </table:table-cell>
          <table:table-cell office:value-type="float" office:value="1.0511177165756627" table:style-name="ce6">
            <text:p>1.051</text:p>
          </table:table-cell>
          <table:table-cell office:value-type="float" office:value="109628.75258059005" table:style-name="ce5">
            <text:p><text:s/>109,629<text:s/></text:p>
          </table:table-cell>
          <table:table-cell office:value-type="float" office:value="1.0098359494868967" table:style-name="ce6">
            <text:p>1.010</text:p>
          </table:table-cell>
          <table:table-cell office:value-type="float" office:value="110707.05545328422" table:style-name="ce5">
            <text:p><text:s/>110,70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0707.05545328422" table:style-name="ce5">
            <text:p><text:s/>110,707<text:s/></text:p>
          </table:table-cell>
          <table:table-cell office:value-type="float" office:value="0.99555114021360303" table:style-name="ce6">
            <text:p>0.996</text:p>
          </table:table-cell>
          <table:table-cell office:value-type="float" office:value="110214.53528620768" table:style-name="ce5">
            <text:p><text:s/>110,215<text:s/></text:p>
          </table:table-cell>
          <table:table-cell office:value-type="float" office:value="0.99169349262448903" table:style-name="ce6">
            <text:p>0.992</text:p>
          </table:table-cell>
          <table:table-cell office:value-type="float" office:value="109299.03743596429" table:style-name="ce5">
            <text:p><text:s/>109,2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9299.03743596429" table:style-name="ce5">
            <text:p><text:s/>109,299<text:s/></text:p>
          </table:table-cell>
          <table:table-cell office:value-type="float" office:value="0.98174874192604167" table:style-name="ce6">
            <text:p>0.982</text:p>
          </table:table-cell>
          <table:table-cell office:value-type="float" office:value="107304.19249648528" table:style-name="ce5">
            <text:p><text:s/>107,304<text:s/></text:p>
          </table:table-cell>
          <table:table-cell office:value-type="float" office:value="1.1318193349503316" table:style-name="ce6">
            <text:p>1.132</text:p>
          </table:table-cell>
          <table:table-cell office:value-type="float" office:value="121448.95978875434" table:style-name="ce5">
            <text:p><text:s/>121,44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1448.95978875434" table:style-name="ce5">
            <text:p><text:s/>121,449<text:s/></text:p>
          </table:table-cell>
          <table:table-cell office:value-type="float" office:value="0.95999257522758163" table:style-name="ce6">
            <text:p>0.960</text:p>
          </table:table-cell>
          <table:table-cell office:value-type="float" office:value="116590.09966631727" table:style-name="ce5">
            <text:p><text:s/>116,590<text:s/></text:p>
          </table:table-cell>
          <table:table-cell office:value-type="float" office:value="1.2374575251587345" table:style-name="ce6">
            <text:p>1.237</text:p>
          </table:table-cell>
          <table:table-cell office:value-type="float" office:value="144275.29619109118" table:style-name="ce5">
            <text:p><text:s/>144,2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275.29619109118" table:style-name="ce5">
            <text:p><text:s/>144,275<text:s/></text:p>
          </table:table-cell>
          <table:table-cell office:value-type="float" office:value="0.99353499423735803" table:style-name="ce6">
            <text:p>0.994</text:p>
          </table:table-cell>
          <table:table-cell office:value-type="float" office:value="143342.5555698089" table:style-name="ce5">
            <text:p><text:s/>143,343<text:s/></text:p>
          </table:table-cell>
          <table:table-cell office:value-type="float" office:value="0.97877974969597381" table:style-name="ce6">
            <text:p>0.979</text:p>
          </table:table-cell>
          <table:table-cell office:value-type="float" office:value="140300.79066139879" table:style-name="ce5">
            <text:p><text:s/>140,3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300.79066139879" table:style-name="ce5">
            <text:p><text:s/>140,301<text:s/></text:p>
          </table:table-cell>
          <table:table-cell office:value-type="float" office:value="1.0100260711064439" table:style-name="ce6">
            <text:p>1.010</text:p>
          </table:table-cell>
          <table:table-cell office:value-type="float" office:value="141707.45636486026" table:style-name="ce5">
            <text:p><text:s/>141,707<text:s/></text:p>
          </table:table-cell>
          <table:table-cell office:value-type="float" office:value="1.0870979640096461" table:style-name="ce6">
            <text:p>1.087</text:p>
          </table:table-cell>
          <table:table-cell office:value-type="float" office:value="154049.88729922535" table:style-name="ce5">
            <text:p><text:s/>154,0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4049.88729922535" table:style-name="ce5">
            <text:p><text:s/>154,050<text:s/></text:p>
          </table:table-cell>
          <table:table-cell office:value-type="float" office:value="1.0091801042074682" table:style-name="ce6">
            <text:p>1.009</text:p>
          </table:table-cell>
          <table:table-cell office:value-type="float" office:value="155464.08131778098" table:style-name="ce5">
            <text:p><text:s/>155,464<text:s/></text:p>
          </table:table-cell>
          <table:table-cell office:value-type="float" office:value="1.0823097646596327" table:style-name="ce6">
            <text:p>1.082</text:p>
          </table:table-cell>
          <table:table-cell office:value-type="float" office:value="168260.29326407352" table:style-name="ce5">
            <text:p><text:s/>168,2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69.82879736834" table:style-name="ce5">
            <text:p><text:s/>22,17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169.82879736834" table:style-name="ce5">
            <text:p><text:s/>22,170<text:s/></text:p>
          </table:table-cell>
          <table:table-cell office:value-type="float" office:value="1.0540163328687" table:style-name="ce6">
            <text:p>1.054</text:p>
          </table:table-cell>
          <table:table-cell office:value-type="float" office:value="23367.361649329079" table:style-name="ce5">
            <text:p><text:s/>23,367<text:s/></text:p>
          </table:table-cell>
          <table:table-cell office:value-type="float" office:value="1.1040724734790479" table:style-name="ce6">
            <text:p>1.104</text:p>
          </table:table-cell>
          <table:table-cell office:value-type="float" office:value="25799.2607748542" table:style-name="ce5">
            <text:p><text:s/>25,7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799.2607748542" table:style-name="ce5">
            <text:p><text:s/>25,799<text:s/></text:p>
          </table:table-cell>
          <table:table-cell office:value-type="float" office:value="1.036224522558602" table:style-name="ce6">
            <text:p>1.036</text:p>
          </table:table-cell>
          <table:table-cell office:value-type="float" office:value="26733.826678788158" table:style-name="ce5">
            <text:p><text:s/>26,734<text:s/></text:p>
          </table:table-cell>
          <table:table-cell office:value-type="float" office:value="1.1241334725090719" table:style-name="ce6">
            <text:p>1.124</text:p>
          </table:table-cell>
          <table:table-cell office:value-type="float" office:value="30052.389417881801" table:style-name="ce5">
            <text:p><text:s/>30,0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052.389417881801" table:style-name="ce5">
            <text:p><text:s/>30,052<text:s/></text:p>
          </table:table-cell>
          <table:table-cell office:value-type="float" office:value="1.0528518995675136" table:style-name="ce6">
            <text:p>1.053</text:p>
          </table:table-cell>
          <table:table-cell office:value-type="float" office:value="31640.715285159498" table:style-name="ce5">
            <text:p><text:s/>31,641<text:s/></text:p>
          </table:table-cell>
          <table:table-cell office:value-type="float" office:value="1.0188111258448436" table:style-name="ce6">
            <text:p>1.019</text:p>
          </table:table-cell>
          <table:table-cell office:value-type="float" office:value="32235.9127622095" table:style-name="ce5">
            <text:p><text:s/>32,23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235.9127622095" table:style-name="ce5">
            <text:p><text:s/>32,236<text:s/></text:p>
          </table:table-cell>
          <table:table-cell office:value-type="float" office:value="1.0398352805393523" table:style-name="ce6">
            <text:p>1.040</text:p>
          </table:table-cell>
          <table:table-cell office:value-type="float" office:value="33520.039390534199" table:style-name="ce5">
            <text:p><text:s/>33,520<text:s/></text:p>
          </table:table-cell>
          <table:table-cell office:value-type="float" office:value="1.0675926166395948" table:style-name="ce6">
            <text:p>1.068</text:p>
          </table:table-cell>
          <table:table-cell office:value-type="float" office:value="35785.746562802698" table:style-name="ce5">
            <text:p><text:s/>35,7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785.746562802698" table:style-name="ce5">
            <text:p><text:s/>35,786<text:s/></text:p>
          </table:table-cell>
          <table:table-cell office:value-type="float" office:value="1.0483794412188621" table:style-name="ce6">
            <text:p>1.048</text:p>
          </table:table-cell>
          <table:table-cell office:value-type="float" office:value="37517.0409851109" table:style-name="ce5">
            <text:p><text:s/>37,517<text:s/></text:p>
          </table:table-cell>
          <table:table-cell office:value-type="float" office:value="0.98576263771977679" table:style-name="ce6">
            <text:p>0.986</text:p>
          </table:table-cell>
          <table:table-cell office:value-type="float" office:value="36982.897280923899" table:style-name="ce5">
            <text:p><text:s/>36,9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982.897280923899" table:style-name="ce5">
            <text:p><text:s/>36,983<text:s/></text:p>
          </table:table-cell>
          <table:table-cell office:value-type="float" office:value="1.1061104411866745" table:style-name="ce6">
            <text:p>1.106</text:p>
          </table:table-cell>
          <table:table-cell office:value-type="float" office:value="40907.168827764195" table:style-name="ce5">
            <text:p><text:s/>40,907<text:s/></text:p>
          </table:table-cell>
          <table:table-cell office:value-type="float" office:value="1.1440234310725266" table:style-name="ce6">
            <text:p>1.144</text:p>
          </table:table-cell>
          <table:table-cell office:value-type="float" office:value="46798.759637801901" table:style-name="ce5">
            <text:p><text:s/>46,7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798.759637801901" table:style-name="ce5">
            <text:p><text:s/>46,799<text:s/></text:p>
          </table:table-cell>
          <table:table-cell office:value-type="float" office:value="0.93041805699427826" table:style-name="ce6">
            <text:p>0.930</text:p>
          </table:table-cell>
          <table:table-cell office:value-type="float" office:value="43542.4110119459" table:style-name="ce5">
            <text:p><text:s/>43,542<text:s/></text:p>
          </table:table-cell>
          <table:table-cell office:value-type="float" office:value="1.0240326883584654" table:style-name="ce6">
            <text:p>1.024</text:p>
          </table:table-cell>
          <table:table-cell office:value-type="float" office:value="44588.852206172203" table:style-name="ce5">
            <text:p><text:s/>44,5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588.852206172203" table:style-name="ce5">
            <text:p><text:s/>44,589<text:s/></text:p>
          </table:table-cell>
          <table:table-cell office:value-type="float" office:value="1.138512831324314" table:style-name="ce6">
            <text:p>1.139</text:p>
          </table:table-cell>
          <table:table-cell office:value-type="float" office:value="50764.980370750505" table:style-name="ce5">
            <text:p><text:s/>50,765<text:s/></text:p>
          </table:table-cell>
          <table:table-cell office:value-type="float" office:value="1.0194585357615691" table:style-name="ce6">
            <text:p>1.019</text:p>
          </table:table-cell>
          <table:table-cell office:value-type="float" office:value="51752.792556730114" table:style-name="ce5">
            <text:p><text:s/>51,7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752.792556730114" table:style-name="ce5">
            <text:p><text:s/>51,753<text:s/></text:p>
          </table:table-cell>
          <table:table-cell office:value-type="float" office:value="1.0051592570315266" table:style-name="ce6">
            <text:p>1.005</text:p>
          </table:table-cell>
          <table:table-cell office:value-type="float" office:value="52019.798515629562" table:style-name="ce5">
            <text:p><text:s/>52,020<text:s/></text:p>
          </table:table-cell>
          <table:table-cell office:value-type="float" office:value="1.0774511466034358" table:style-name="ce6">
            <text:p>1.077</text:p>
          </table:table-cell>
          <table:table-cell office:value-type="float" office:value="56048.791556744778" table:style-name="ce5">
            <text:p><text:s/>56,0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048.791556744778" table:style-name="ce5">
            <text:p><text:s/>56,049<text:s/></text:p>
          </table:table-cell>
          <table:table-cell office:value-type="float" office:value="1.0762732085566449" table:style-name="ce6">
            <text:p>1.076</text:p>
          </table:table-cell>
          <table:table-cell office:value-type="float" office:value="60323.812724500291" table:style-name="ce5">
            <text:p><text:s/>60,324<text:s/></text:p>
          </table:table-cell>
          <table:table-cell office:value-type="float" office:value="1.0754249166115855" table:style-name="ce6">
            <text:p>1.075</text:p>
          </table:table-cell>
          <table:table-cell office:value-type="float" office:value="64873.731268938624" table:style-name="ce5">
            <text:p><text:s/>64,8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873.731268938624" table:style-name="ce5">
            <text:p><text:s/>64,874<text:s/></text:p>
          </table:table-cell>
          <table:table-cell office:value-type="float" office:value="1.0111271261083912" table:style-name="ce6">
            <text:p>1.011</text:p>
          </table:table-cell>
          <table:table-cell office:value-type="float" office:value="65595.589457889975" table:style-name="ce5">
            <text:p><text:s/>65,596<text:s/></text:p>
          </table:table-cell>
          <table:table-cell office:value-type="float" office:value="0.99991633177355965" table:style-name="ce6">
            <text:p>1.000</text:p>
          </table:table-cell>
          <table:table-cell office:value-type="float" office:value="65590.101191257723" table:style-name="ce5">
            <text:p><text:s/>65,5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590.101191257723" table:style-name="ce5">
            <text:p><text:s/>65,590<text:s/></text:p>
          </table:table-cell>
          <table:table-cell office:value-type="float" office:value="0.99582120158941934" table:style-name="ce6">
            <text:p>0.996</text:p>
          </table:table-cell>
          <table:table-cell office:value-type="float" office:value="65316.013380649878" table:style-name="ce5">
            <text:p><text:s/>65,316<text:s/></text:p>
          </table:table-cell>
          <table:table-cell office:value-type="float" office:value="1.2151142593301263" table:style-name="ce6">
            <text:p>1.215</text:p>
          </table:table-cell>
          <table:table-cell office:value-type="float" office:value="79366.419221425007" table:style-name="ce5">
            <text:p><text:s/>79,3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366.419221425007" table:style-name="ce5">
            <text:p><text:s/>79,366<text:s/></text:p>
          </table:table-cell>
          <table:table-cell office:value-type="float" office:value="0.9510169423028938" table:style-name="ce6">
            <text:p>0.951</text:p>
          </table:table-cell>
          <table:table-cell office:value-type="float" office:value="75478.809329489231" table:style-name="ce5">
            <text:p><text:s/>75,479<text:s/></text:p>
          </table:table-cell>
          <table:table-cell office:value-type="float" office:value="1.194847073633664" table:style-name="ce6">
            <text:p>1.195</text:p>
          </table:table-cell>
          <table:table-cell office:value-type="float" office:value="90185.634448693512" table:style-name="ce5">
            <text:p><text:s/>90,1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185.634448693512" table:style-name="ce5">
            <text:p><text:s/>90,186<text:s/></text:p>
          </table:table-cell>
          <table:table-cell office:value-type="float" office:value="0.94352645541370506" table:style-name="ce6">
            <text:p>0.944</text:p>
          </table:table-cell>
          <table:table-cell office:value-type="float" office:value="85092.532000611929" table:style-name="ce5">
            <text:p><text:s/>85,093<text:s/></text:p>
          </table:table-cell>
          <table:table-cell office:value-type="float" office:value="0.92875888830069453" table:style-name="ce6">
            <text:p>0.929</text:p>
          </table:table-cell>
          <table:table-cell office:value-type="float" office:value="79030.4454235796" table:style-name="ce5">
            <text:p><text:s/>79,0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030.4454235796" table:style-name="ce5">
            <text:p><text:s/>79,030<text:s/></text:p>
          </table:table-cell>
          <table:table-cell office:value-type="float" office:value="1.0133636998120543" table:style-name="ce6">
            <text:p>1.013</text:p>
          </table:table-cell>
          <table:table-cell office:value-type="float" office:value="80086.58457223326" table:style-name="ce5">
            <text:p><text:s/>80,087<text:s/></text:p>
          </table:table-cell>
          <table:table-cell office:value-type="float" office:value="1.1590940745483949" table:style-name="ce6">
            <text:p>1.159</text:p>
          </table:table-cell>
          <table:table-cell office:value-type="float" office:value="92827.885628494478" table:style-name="ce5">
            <text:p><text:s/>92,8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827.885628494478" table:style-name="ce5">
            <text:p><text:s/>92,828<text:s/></text:p>
          </table:table-cell>
          <table:table-cell office:value-type="float" office:value="0.99536234984846883" table:style-name="ce6">
            <text:p>0.995</text:p>
          </table:table-cell>
          <table:table-cell office:value-type="float" office:value="92397.382370643172" table:style-name="ce5">
            <text:p><text:s/>92,397<text:s/></text:p>
          </table:table-cell>
          <table:table-cell office:value-type="float" office:value="1.1200512937630183" table:style-name="ce6">
            <text:p>1.120</text:p>
          </table:table-cell>
          <table:table-cell office:value-type="float" office:value="103489.80766455519" table:style-name="ce5">
            <text:p><text:s/>103,4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347.391065045158" table:style-name="ce5">
            <text:p><text:s/>22,3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347.391065045158" table:style-name="ce5">
            <text:p><text:s/>22,347<text:s/></text:p>
          </table:table-cell>
          <table:table-cell office:value-type="float" office:value="1.0465638510689328" table:style-name="ce6">
            <text:p>1.047</text:p>
          </table:table-cell>
          <table:table-cell office:value-type="float" office:value="23387.971654377121" table:style-name="ce5">
            <text:p><text:s/>23,388<text:s/></text:p>
          </table:table-cell>
          <table:table-cell office:value-type="float" office:value="1.0761672661665034" table:style-name="ce6">
            <text:p>1.076</text:p>
          </table:table-cell>
          <table:table-cell office:value-type="float" office:value="25169.369516470699" table:style-name="ce5">
            <text:p><text:s/>25,1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169.369516470699" table:style-name="ce5">
            <text:p><text:s/>25,169<text:s/></text:p>
          </table:table-cell>
          <table:table-cell office:value-type="float" office:value="1.0281339258333291" table:style-name="ce6">
            <text:p>1.028</text:p>
          </table:table-cell>
          <table:table-cell office:value-type="float" office:value="25877.482691718738" table:style-name="ce5">
            <text:p><text:s/>25,877<text:s/></text:p>
          </table:table-cell>
          <table:table-cell office:value-type="float" office:value="1.1493358431683562" table:style-name="ce6">
            <text:p>1.149</text:p>
          </table:table-cell>
          <table:table-cell office:value-type="float" office:value="29741.918388561098" table:style-name="ce5">
            <text:p><text:s/>29,7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741.918388561098" table:style-name="ce5">
            <text:p><text:s/>29,742<text:s/></text:p>
          </table:table-cell>
          <table:table-cell office:value-type="float" office:value="1.0440959675817352" table:style-name="ce6">
            <text:p>1.044</text:p>
          </table:table-cell>
          <table:table-cell office:value-type="float" office:value="31053.417057641702" table:style-name="ce5">
            <text:p><text:s/>31,053<text:s/></text:p>
          </table:table-cell>
          <table:table-cell office:value-type="float" office:value="1.0948260480568357" table:style-name="ce6">
            <text:p>1.095</text:p>
          </table:table-cell>
          <table:table-cell office:value-type="float" office:value="33998.089875878599" table:style-name="ce5">
            <text:p><text:s/>33,9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998.089875878599" table:style-name="ce5">
            <text:p><text:s/>33,998<text:s/></text:p>
          </table:table-cell>
          <table:table-cell office:value-type="float" office:value="1.0387549067199136" table:style-name="ce6">
            <text:p>1.039</text:p>
          </table:table-cell>
          <table:table-cell office:value-type="float" office:value="35315.682677673511" table:style-name="ce5">
            <text:p><text:s/>35,316<text:s/></text:p>
          </table:table-cell>
          <table:table-cell office:value-type="float" office:value="0.99553773447019545" table:style-name="ce6">
            <text:p>0.996</text:p>
          </table:table-cell>
          <table:table-cell office:value-type="float" office:value="35158.094724199407" table:style-name="ce5">
            <text:p><text:s/>35,1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158.094724199407" table:style-name="ce5">
            <text:p><text:s/>35,158<text:s/></text:p>
          </table:table-cell>
          <table:table-cell office:value-type="float" office:value="1.0632763826638461" table:style-name="ce6">
            <text:p>1.063</text:p>
          </table:table-cell>
          <table:table-cell office:value-type="float" office:value="37382.7717796996" table:style-name="ce5">
            <text:p><text:s/>37,383<text:s/></text:p>
          </table:table-cell>
          <table:table-cell office:value-type="float" office:value="0.92434320375789636" table:style-name="ce6">
            <text:p>0.924</text:p>
          </table:table-cell>
          <table:table-cell office:value-type="float" office:value="34554.511032197806" table:style-name="ce5">
            <text:p><text:s/>34,5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554.511032197806" table:style-name="ce5">
            <text:p><text:s/>34,555<text:s/></text:p>
          </table:table-cell>
          <table:table-cell office:value-type="float" office:value="1.0382943694175648" table:style-name="ce6">
            <text:p>1.038</text:p>
          </table:table-cell>
          <table:table-cell office:value-type="float" office:value="35877.754242708106" table:style-name="ce5">
            <text:p><text:s/>35,878<text:s/></text:p>
          </table:table-cell>
          <table:table-cell office:value-type="float" office:value="0.8943017386802643" table:style-name="ce6">
            <text:p>0.894</text:p>
          </table:table-cell>
          <table:table-cell office:value-type="float" office:value="32085.537999197091" table:style-name="ce5">
            <text:p><text:s/>32,0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085.537999197091" table:style-name="ce5">
            <text:p><text:s/>32,086<text:s/></text:p>
          </table:table-cell>
          <table:table-cell office:value-type="float" office:value="0.99913650343255955" table:style-name="ce6">
            <text:p>0.999</text:p>
          </table:table-cell>
          <table:table-cell office:value-type="float" office:value="32057.8322472703" table:style-name="ce5">
            <text:p><text:s/>32,058<text:s/></text:p>
          </table:table-cell>
          <table:table-cell office:value-type="float" office:value="1.1707907596338054" table:style-name="ce6">
            <text:p>1.171</text:p>
          </table:table-cell>
          <table:table-cell office:value-type="float" office:value="37533.013768994701" table:style-name="ce5">
            <text:p><text:s/>37,5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533.013768994701" table:style-name="ce5">
            <text:p><text:s/>37,533<text:s/></text:p>
          </table:table-cell>
          <table:table-cell office:value-type="float" office:value="1.0492304802390555" table:style-name="ce6">
            <text:p>1.049</text:p>
          </table:table-cell>
          <table:table-cell office:value-type="float" office:value="39380.78206166139" table:style-name="ce5">
            <text:p><text:s/>39,381<text:s/></text:p>
          </table:table-cell>
          <table:table-cell office:value-type="float" office:value="1.1479408292613797" table:style-name="ce6">
            <text:p>1.148</text:p>
          </table:table-cell>
          <table:table-cell office:value-type="float" office:value="45206.807616825252" table:style-name="ce5">
            <text:p><text:s/>45,2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206.807616825252" table:style-name="ce5">
            <text:p><text:s/>45,207<text:s/></text:p>
          </table:table-cell>
          <table:table-cell office:value-type="float" office:value="1.0305182531260442" table:style-name="ce6">
            <text:p>1.031</text:p>
          </table:table-cell>
          <table:table-cell office:value-type="float" office:value="46586.440414695906" table:style-name="ce5">
            <text:p><text:s/>46,586<text:s/></text:p>
          </table:table-cell>
          <table:table-cell office:value-type="float" office:value="1.0356773377151407" table:style-name="ce6">
            <text:p>1.036</text:p>
          </table:table-cell>
          <table:table-cell office:value-type="float" office:value="48248.520582317295" table:style-name="ce5">
            <text:p><text:s/>48,2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248.520582317295" table:style-name="ce5">
            <text:p><text:s/>48,249<text:s/></text:p>
          </table:table-cell>
          <table:table-cell office:value-type="float" office:value="1.0218953713196264" table:style-name="ce6">
            <text:p>1.022</text:p>
          </table:table-cell>
          <table:table-cell office:value-type="float" office:value="49304.939856089768" table:style-name="ce5">
            <text:p><text:s/>49,305<text:s/></text:p>
          </table:table-cell>
          <table:table-cell office:value-type="float" office:value="0.92958888740404022" table:style-name="ce6">
            <text:p>0.930</text:p>
          </table:table-cell>
          <table:table-cell office:value-type="float" office:value="45833.324184345605" table:style-name="ce5">
            <text:p><text:s/>45,8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833.324184345605" table:style-name="ce5">
            <text:p><text:s/>45,833<text:s/></text:p>
          </table:table-cell>
          <table:table-cell office:value-type="float" office:value="0.97350446694323201" table:style-name="ce6">
            <text:p>0.974</text:p>
          </table:table-cell>
          <table:table-cell office:value-type="float" office:value="44618.945828317708" table:style-name="ce5">
            <text:p><text:s/>44,619<text:s/></text:p>
          </table:table-cell>
          <table:table-cell office:value-type="float" office:value="0.97960486141665859" table:style-name="ce6">
            <text:p>0.980</text:p>
          </table:table-cell>
          <table:table-cell office:value-type="float" office:value="43708.936244706565" table:style-name="ce5">
            <text:p><text:s/>43,7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708.936244706565" table:style-name="ce5">
            <text:p><text:s/>43,709<text:s/></text:p>
          </table:table-cell>
          <table:table-cell office:value-type="float" office:value="0.96063145716387544" table:style-name="ce6">
            <text:p>0.961</text:p>
          </table:table-cell>
          <table:table-cell office:value-type="float" office:value="41988.179115835395" table:style-name="ce5">
            <text:p><text:s/>41,988<text:s/></text:p>
          </table:table-cell>
          <table:table-cell office:value-type="float" office:value="1.002247333737279" table:style-name="ce6">
            <text:p>1.002</text:p>
          </table:table-cell>
          <table:table-cell office:value-type="float" office:value="42082.540567329328" table:style-name="ce5">
            <text:p><text:s/>42,0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082.540567329328" table:style-name="ce5">
            <text:p><text:s/>42,083<text:s/></text:p>
          </table:table-cell>
          <table:table-cell office:value-type="float" office:value="0.97692035182744386" table:style-name="ce6">
            <text:p>0.977</text:p>
          </table:table-cell>
          <table:table-cell office:value-type="float" office:value="41111.290336828046" table:style-name="ce5">
            <text:p><text:s/>41,111<text:s/></text:p>
          </table:table-cell>
          <table:table-cell office:value-type="float" office:value="1.3156887390115173" table:style-name="ce6">
            <text:p>1.316</text:p>
          </table:table-cell>
          <table:table-cell office:value-type="float" office:value="54089.661742397671" table:style-name="ce5">
            <text:p><text:s/>54,0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089.661742397671" table:style-name="ce5">
            <text:p><text:s/>54,090<text:s/></text:p>
          </table:table-cell>
          <table:table-cell office:value-type="float" office:value="1.0769160259609876" table:style-name="ce6">
            <text:p>1.077</text:p>
          </table:table-cell>
          <table:table-cell office:value-type="float" office:value="58250.023569196979" table:style-name="ce5">
            <text:p><text:s/>58,250<text:s/></text:p>
          </table:table-cell>
          <table:table-cell office:value-type="float" office:value="1.0518509947903156" table:style-name="ce6">
            <text:p>1.052</text:p>
          </table:table-cell>
          <table:table-cell office:value-type="float" office:value="61270.345237819165" table:style-name="ce5">
            <text:p><text:s/>61,2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270.345237819165" table:style-name="ce5">
            <text:p><text:s/>61,270<text:s/></text:p>
          </table:table-cell>
          <table:table-cell office:value-type="float" office:value="1.0057209822051316" table:style-name="ce6">
            <text:p>1.006</text:p>
          </table:table-cell>
          <table:table-cell office:value-type="float" office:value="61620.871792626996" table:style-name="ce5">
            <text:p><text:s/>61,621<text:s/></text:p>
          </table:table-cell>
          <table:table-cell office:value-type="float" office:value="0.99352702890607503" table:style-name="ce6">
            <text:p>0.994</text:p>
          </table:table-cell>
          <table:table-cell office:value-type="float" office:value="61222.001670730868" table:style-name="ce5">
            <text:p><text:s/>61,2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222.001670730868" table:style-name="ce5">
            <text:p><text:s/>61,222<text:s/></text:p>
          </table:table-cell>
          <table:table-cell office:value-type="float" office:value="1.0301312800311273" table:style-name="ce6">
            <text:p>1.030</text:p>
          </table:table-cell>
          <table:table-cell office:value-type="float" office:value="63066.698947137804" table:style-name="ce5">
            <text:p><text:s/>63,067<text:s/></text:p>
          </table:table-cell>
          <table:table-cell office:value-type="float" office:value="1.0270156307659075" table:style-name="ce6">
            <text:p>1.027</text:p>
          </table:table-cell>
          <table:table-cell office:value-type="float" office:value="64770.485599518324" table:style-name="ce5">
            <text:p><text:s/>64,77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091.011468712488" table:style-name="ce5">
            <text:p><text:s/>95,0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091.011468712488" table:style-name="ce5">
            <text:p><text:s/>95,091<text:s/></text:p>
          </table:table-cell>
          <table:table-cell office:value-type="float" office:value="0.92680277598849126" table:style-name="ce6">
            <text:p>0.927</text:p>
          </table:table-cell>
          <table:table-cell office:value-type="float" office:value="88130.613400756192" table:style-name="ce5">
            <text:p><text:s/>88,131<text:s/></text:p>
          </table:table-cell>
          <table:table-cell office:value-type="float" office:value="1.0921957852483695" table:style-name="ce6">
            <text:p>1.092</text:p>
          </table:table-cell>
          <table:table-cell office:value-type="float" office:value="96255.884507659386" table:style-name="ce5">
            <text:p><text:s/>96,2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6255.884507659386" table:style-name="ce5">
            <text:p><text:s/>96,256<text:s/></text:p>
          </table:table-cell>
          <table:table-cell office:value-type="float" office:value="1.0602673276692158" table:style-name="ce6">
            <text:p>1.060</text:p>
          </table:table-cell>
          <table:table-cell office:value-type="float" office:value="102056.9694393727" table:style-name="ce5">
            <text:p><text:s/>102,057<text:s/></text:p>
          </table:table-cell>
          <table:table-cell office:value-type="float" office:value="1.0211728487725531" table:style-name="ce6">
            <text:p>1.021</text:p>
          </table:table-cell>
          <table:table-cell office:value-type="float" office:value="104217.80621949761" table:style-name="ce5">
            <text:p><text:s/>104,2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217.80621949761" table:style-name="ce5">
            <text:p><text:s/>104,218<text:s/></text:p>
          </table:table-cell>
          <table:table-cell office:value-type="float" office:value="1.0183443593971404" table:style-name="ce6">
            <text:p>1.018</text:p>
          </table:table-cell>
          <table:table-cell office:value-type="float" office:value="106129.6151123696" table:style-name="ce5">
            <text:p><text:s/>106,130<text:s/></text:p>
          </table:table-cell>
          <table:table-cell office:value-type="float" office:value="1.0975350057430826" table:style-name="ce6">
            <text:p>1.098</text:p>
          </table:table-cell>
          <table:table-cell office:value-type="float" office:value="116480.9677318657" table:style-name="ce5">
            <text:p><text:s/>116,4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480.9677318657" table:style-name="ce5">
            <text:p><text:s/>116,481<text:s/></text:p>
          </table:table-cell>
          <table:table-cell office:value-type="float" office:value="1.0008291608086999" table:style-name="ce6">
            <text:p>1.001</text:p>
          </table:table-cell>
          <table:table-cell office:value-type="float" office:value="116577.54918526841" table:style-name="ce5">
            <text:p><text:s/>116,578<text:s/></text:p>
          </table:table-cell>
          <table:table-cell office:value-type="float" office:value="1.018928044888977" table:style-name="ce6">
            <text:p>1.019</text:p>
          </table:table-cell>
          <table:table-cell office:value-type="float" office:value="118784.1342692941" table:style-name="ce5">
            <text:p><text:s/>118,7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784.1342692941" table:style-name="ce5">
            <text:p><text:s/>118,784<text:s/></text:p>
          </table:table-cell>
          <table:table-cell office:value-type="float" office:value="1.0451447783183474" table:style-name="ce6">
            <text:p>1.045</text:p>
          </table:table-cell>
          <table:table-cell office:value-type="float" office:value="124146.61767861819" table:style-name="ce5">
            <text:p><text:s/>124,147<text:s/></text:p>
          </table:table-cell>
          <table:table-cell office:value-type="float" office:value="1.1126619073130997" table:style-name="ce6">
            <text:p>1.113</text:p>
          </table:table-cell>
          <table:table-cell office:value-type="float" office:value="138133.2124127615" table:style-name="ce5">
            <text:p><text:s/>138,1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133.2124127615" table:style-name="ce5">
            <text:p><text:s/>138,133<text:s/></text:p>
          </table:table-cell>
          <table:table-cell office:value-type="float" office:value="1.0728703890175102" table:style-name="ce6">
            <text:p>1.073</text:p>
          </table:table-cell>
          <table:table-cell office:value-type="float" office:value="148199.03333751779" table:style-name="ce5">
            <text:p><text:s/>148,199<text:s/></text:p>
          </table:table-cell>
          <table:table-cell office:value-type="float" office:value="1.0811880291769334" table:style-name="ce6">
            <text:p>1.081</text:p>
          </table:table-cell>
          <table:table-cell office:value-type="float" office:value="160231.02078011748" table:style-name="ce5">
            <text:p><text:s/>160,2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0231.02078011748" table:style-name="ce5">
            <text:p><text:s/>160,231<text:s/></text:p>
          </table:table-cell>
          <table:table-cell office:value-type="float" office:value="1.0399594149891525" table:style-name="ce6">
            <text:p>1.040</text:p>
          </table:table-cell>
          <table:table-cell office:value-type="float" office:value="166633.7586336057" table:style-name="ce5">
            <text:p><text:s/>166,634<text:s/></text:p>
          </table:table-cell>
          <table:table-cell office:value-type="float" office:value="1.149821117267285" table:style-name="ce6">
            <text:p>1.150</text:p>
          </table:table-cell>
          <table:table-cell office:value-type="float" office:value="191599.0145265396" table:style-name="ce5">
            <text:p><text:s/>191,5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1599.0145265396" table:style-name="ce5">
            <text:p><text:s/>191,599<text:s/></text:p>
          </table:table-cell>
          <table:table-cell office:value-type="float" office:value="1.1065209319901181" table:style-name="ce6">
            <text:p>1.107</text:p>
          </table:table-cell>
          <table:table-cell office:value-type="float" office:value="212008.3201222948" table:style-name="ce5">
            <text:p><text:s/>212,008<text:s/></text:p>
          </table:table-cell>
          <table:table-cell office:value-type="float" office:value="1.09297924621678" table:style-name="ce6">
            <text:p>1.093</text:p>
          </table:table-cell>
          <table:table-cell office:value-type="float" office:value="231720.69391895155" table:style-name="ce5">
            <text:p><text:s/>231,7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1720.69391895155" table:style-name="ce5">
            <text:p><text:s/>231,721<text:s/></text:p>
          </table:table-cell>
          <table:table-cell office:value-type="float" office:value="1.0571448154780163" table:style-name="ce6">
            <text:p>1.057</text:p>
          </table:table-cell>
          <table:table-cell office:value-type="float" office:value="244962.33021538798" table:style-name="ce5">
            <text:p><text:s/>244,962<text:s/></text:p>
          </table:table-cell>
          <table:table-cell office:value-type="float" office:value="1.0536256580976191" table:style-name="ce6">
            <text:p>1.054</text:p>
          </table:table-cell>
          <table:table-cell office:value-type="float" office:value="258098.59638231446" table:style-name="ce5">
            <text:p><text:s/>258,09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8098.59638231446" table:style-name="ce5">
            <text:p><text:s/>258,099<text:s/></text:p>
          </table:table-cell>
          <table:table-cell office:value-type="float" office:value="1.0309198337375622" table:style-name="ce6">
            <text:p>1.031</text:p>
          </table:table-cell>
          <table:table-cell office:value-type="float" office:value="266078.96207035379" table:style-name="ce5">
            <text:p><text:s/>266,079<text:s/></text:p>
          </table:table-cell>
          <table:table-cell office:value-type="float" office:value="1.1029392499081914" table:style-name="ce6">
            <text:p>1.103</text:p>
          </table:table-cell>
          <table:table-cell office:value-type="float" office:value="293468.93084222614" table:style-name="ce5">
            <text:p><text:s/>293,4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3468.93084222614" table:style-name="ce5">
            <text:p><text:s/>293,469<text:s/></text:p>
          </table:table-cell>
          <table:table-cell office:value-type="float" office:value="1.0395239261253344" table:style-name="ce6">
            <text:p>1.040</text:p>
          </table:table-cell>
          <table:table-cell office:value-type="float" office:value="305067.97518491518" table:style-name="ce5">
            <text:p><text:s/>305,068<text:s/></text:p>
          </table:table-cell>
          <table:table-cell office:value-type="float" office:value="1.0694291653249668" table:style-name="ce6">
            <text:p>1.069</text:p>
          </table:table-cell>
          <table:table-cell office:value-type="float" office:value="326248.59006938152" table:style-name="ce5">
            <text:p><text:s/>326,2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6248.59006938152" table:style-name="ce5">
            <text:p><text:s/>326,249<text:s/></text:p>
          </table:table-cell>
          <table:table-cell office:value-type="float" office:value="0.96666945118139602" table:style-name="ce6">
            <text:p>0.967</text:p>
          </table:table-cell>
          <table:table-cell office:value-type="float" office:value="315374.54551107332" table:style-name="ce5">
            <text:p><text:s/>315,375<text:s/></text:p>
          </table:table-cell>
          <table:table-cell office:value-type="float" office:value="1.0687602774094103" table:style-name="ce6">
            <text:p>1.069</text:p>
          </table:table-cell>
          <table:table-cell office:value-type="float" office:value="337059.78674828139" table:style-name="ce5">
            <text:p><text:s/>337,06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7059.78674828139" table:style-name="ce5">
            <text:p><text:s/>337,060<text:s/></text:p>
          </table:table-cell>
          <table:table-cell office:value-type="float" office:value="0.91237576016051525" table:style-name="ce6">
            <text:p>0.912</text:p>
          </table:table-cell>
          <table:table-cell office:value-type="float" office:value="307525.17915400438" table:style-name="ce5">
            <text:p><text:s/>307,525<text:s/></text:p>
          </table:table-cell>
          <table:table-cell office:value-type="float" office:value="1.0193428363250565" table:style-name="ce6">
            <text:p>1.019</text:p>
          </table:table-cell>
          <table:table-cell office:value-type="float" office:value="313473.58836021397" table:style-name="ce5">
            <text:p><text:s/>313,4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3473.58836021397" table:style-name="ce5">
            <text:p><text:s/>313,474<text:s/></text:p>
          </table:table-cell>
          <table:table-cell office:value-type="float" office:value="0.89859816432584649" table:style-name="ce6">
            <text:p>0.899</text:p>
          </table:table-cell>
          <table:table-cell office:value-type="float" office:value="281686.79106512433" table:style-name="ce5">
            <text:p><text:s/>281,687<text:s/></text:p>
          </table:table-cell>
          <table:table-cell office:value-type="float" office:value="1.0462669205313235" table:style-name="ce6">
            <text:p>1.046</text:p>
          </table:table-cell>
          <table:table-cell office:value-type="float" office:value="294719.57144205796" table:style-name="ce5">
            <text:p><text:s/>294,7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4719.57144205796" table:style-name="ce5">
            <text:p><text:s/>294,720<text:s/></text:p>
          </table:table-cell>
          <table:table-cell office:value-type="float" office:value="0.92179523940149288" table:style-name="ce6">
            <text:p>0.922</text:p>
          </table:table-cell>
          <table:table-cell office:value-type="float" office:value="271671.09791373723" table:style-name="ce5">
            <text:p><text:s/>271,671<text:s/></text:p>
          </table:table-cell>
          <table:table-cell office:value-type="float" office:value="0.99491652057594648" table:style-name="ce6">
            <text:p>0.995</text:p>
          </table:table-cell>
          <table:table-cell office:value-type="float" office:value="270290.0634773827" table:style-name="ce5">
            <text:p><text:s/>270,2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0290.0634773827" table:style-name="ce5">
            <text:p><text:s/>270,290<text:s/></text:p>
          </table:table-cell>
          <table:table-cell office:value-type="float" office:value="0.98605303227846586" table:style-name="ce6">
            <text:p>0.986</text:p>
          </table:table-cell>
          <table:table-cell office:value-type="float" office:value="266520.33668661222" table:style-name="ce5">
            <text:p><text:s/>266,520<text:s/></text:p>
          </table:table-cell>
          <table:table-cell office:value-type="float" office:value="1.0244379895511306" table:style-name="ce6">
            <text:p>1.024</text:p>
          </table:table-cell>
          <table:table-cell office:value-type="float" office:value="273033.55788972345" table:style-name="ce5">
            <text:p><text:s/>273,0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965.725375897302" table:style-name="ce5">
            <text:p><text:s/>48,9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8965.725375897302" table:style-name="ce5">
            <text:p><text:s/>48,966<text:s/></text:p>
          </table:table-cell>
          <table:table-cell office:value-type="float" office:value="0.94494678140885602" table:style-name="ce6">
            <text:p>0.945</text:p>
          </table:table-cell>
          <table:table-cell office:value-type="float" office:value="46270.004593304096" table:style-name="ce5">
            <text:p><text:s/>46,270<text:s/></text:p>
          </table:table-cell>
          <table:table-cell office:value-type="float" office:value="1.2483682691060149" table:style-name="ce6">
            <text:p>1.248</text:p>
          </table:table-cell>
          <table:table-cell office:value-type="float" office:value="57762.005545670399" table:style-name="ce5">
            <text:p><text:s/>57,7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7762.005545670399" table:style-name="ce5">
            <text:p><text:s/>57,762<text:s/></text:p>
          </table:table-cell>
          <table:table-cell office:value-type="float" office:value="1.0424054000676106" table:style-name="ce6">
            <text:p>1.042</text:p>
          </table:table-cell>
          <table:table-cell office:value-type="float" office:value="60211.426499542096" table:style-name="ce5">
            <text:p><text:s/>60,211<text:s/></text:p>
          </table:table-cell>
          <table:table-cell office:value-type="float" office:value="1.0149589694070784" table:style-name="ce6">
            <text:p>1.015</text:p>
          </table:table-cell>
          <table:table-cell office:value-type="float" office:value="61112.127386505301" table:style-name="ce5">
            <text:p><text:s/>61,1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112.127386505301" table:style-name="ce5">
            <text:p><text:s/>61,112<text:s/></text:p>
          </table:table-cell>
          <table:table-cell office:value-type="float" office:value="1.032631151413427" table:style-name="ce6">
            <text:p>1.033</text:p>
          </table:table-cell>
          <table:table-cell office:value-type="float" office:value="63106.286468450999" table:style-name="ce5">
            <text:p><text:s/>63,106<text:s/></text:p>
          </table:table-cell>
          <table:table-cell office:value-type="float" office:value="1.1080066731305607" table:style-name="ce6">
            <text:p>1.108</text:p>
          </table:table-cell>
          <table:table-cell office:value-type="float" office:value="69922.186523532495" table:style-name="ce5">
            <text:p><text:s/>69,92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9922.186523532495" table:style-name="ce5">
            <text:p><text:s/>69,922<text:s/></text:p>
          </table:table-cell>
          <table:table-cell office:value-type="float" office:value="1.0131857007962186" table:style-name="ce6">
            <text:p>1.013</text:p>
          </table:table-cell>
          <table:table-cell office:value-type="float" office:value="70844.159554049198" table:style-name="ce5">
            <text:p><text:s/>70,844<text:s/></text:p>
          </table:table-cell>
          <table:table-cell office:value-type="float" office:value="1.0226652782226398" table:style-name="ce6">
            <text:p>1.023</text:p>
          </table:table-cell>
          <table:table-cell office:value-type="float" office:value="72449.862140790807" table:style-name="ce5">
            <text:p><text:s/>72,4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449.862140790807" table:style-name="ce5">
            <text:p><text:s/>72,450<text:s/></text:p>
          </table:table-cell>
          <table:table-cell office:value-type="float" office:value="1.0319021804689905" table:style-name="ce6">
            <text:p>1.032</text:p>
          </table:table-cell>
          <table:table-cell office:value-type="float" office:value="74761.1707177598" table:style-name="ce5">
            <text:p><text:s/>74,761<text:s/></text:p>
          </table:table-cell>
          <table:table-cell office:value-type="float" office:value="1.0955240614098973" table:style-name="ce6">
            <text:p>1.096</text:p>
          </table:table-cell>
          <table:table-cell office:value-type="float" office:value="81902.661380478894" table:style-name="ce5">
            <text:p><text:s/>81,9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1902.661380478894" table:style-name="ce5">
            <text:p><text:s/>81,903<text:s/></text:p>
          </table:table-cell>
          <table:table-cell office:value-type="float" office:value="1.0868275311390536" table:style-name="ce6">
            <text:p>1.087</text:p>
          </table:table-cell>
          <table:table-cell office:value-type="float" office:value="89014.067261863805" table:style-name="ce5">
            <text:p><text:s/>89,014<text:s/></text:p>
          </table:table-cell>
          <table:table-cell office:value-type="float" office:value="1.1254518781509959" table:style-name="ce6">
            <text:p>1.125</text:p>
          </table:table-cell>
          <table:table-cell office:value-type="float" office:value="100181.04918172369" table:style-name="ce5">
            <text:p><text:s/>100,1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181.04918172369" table:style-name="ce5">
            <text:p><text:s/>100,181<text:s/></text:p>
          </table:table-cell>
          <table:table-cell office:value-type="float" office:value="1.02081548554887" table:style-name="ce6">
            <text:p>1.021</text:p>
          </table:table-cell>
          <table:table-cell office:value-type="float" office:value="102266.36636323649" table:style-name="ce5">
            <text:p><text:s/>102,266<text:s/></text:p>
          </table:table-cell>
          <table:table-cell office:value-type="float" office:value="1.0724845093837077" table:style-name="ce6">
            <text:p>1.072</text:p>
          </table:table-cell>
          <table:table-cell office:value-type="float" office:value="109679.09375553019" table:style-name="ce5">
            <text:p><text:s/>109,6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679.09375553019" table:style-name="ce5">
            <text:p><text:s/>109,679<text:s/></text:p>
          </table:table-cell>
          <table:table-cell office:value-type="float" office:value="1.0989498602127745" table:style-name="ce6">
            <text:p>1.099</text:p>
          </table:table-cell>
          <table:table-cell office:value-type="float" office:value="120531.8247509037" table:style-name="ce5">
            <text:p><text:s/>120,532<text:s/></text:p>
          </table:table-cell>
          <table:table-cell office:value-type="float" office:value="1.0270901369383287" table:style-name="ce6">
            <text:p>1.027</text:p>
          </table:table-cell>
          <table:table-cell office:value-type="float" office:value="123797.04838883234" table:style-name="ce5">
            <text:p><text:s/>123,7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797.04838883234" table:style-name="ce5">
            <text:p><text:s/>123,797<text:s/></text:p>
          </table:table-cell>
          <table:table-cell office:value-type="float" office:value="1.0436448900618576" table:style-name="ce6">
            <text:p>1.044</text:p>
          </table:table-cell>
          <table:table-cell office:value-type="float" office:value="129200.15695574539" table:style-name="ce5">
            <text:p><text:s/>129,200<text:s/></text:p>
          </table:table-cell>
          <table:table-cell office:value-type="float" office:value="1.0862533150510583" table:style-name="ce6">
            <text:p>1.086</text:p>
          </table:table-cell>
          <table:table-cell office:value-type="float" office:value="140344.09879829548" table:style-name="ce5">
            <text:p><text:s/>140,3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344.09879829548" table:style-name="ce5">
            <text:p><text:s/>140,344<text:s/></text:p>
          </table:table-cell>
          <table:table-cell office:value-type="float" office:value="1.033656007356835" table:style-name="ce6">
            <text:p>1.034</text:p>
          </table:table-cell>
          <table:table-cell office:value-type="float" office:value="145067.52081993929" table:style-name="ce5">
            <text:p><text:s/>145,068<text:s/></text:p>
          </table:table-cell>
          <table:table-cell office:value-type="float" office:value="1.101521717536778" table:style-name="ce6">
            <text:p>1.102</text:p>
          </table:table-cell>
          <table:table-cell office:value-type="float" office:value="159795.02469238185" table:style-name="ce5">
            <text:p><text:s/>159,7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9795.02469238185" table:style-name="ce5">
            <text:p><text:s/>159,795<text:s/></text:p>
          </table:table-cell>
          <table:table-cell office:value-type="float" office:value="1.034104557246686" table:style-name="ce6">
            <text:p>1.034</text:p>
          </table:table-cell>
          <table:table-cell office:value-type="float" office:value="165244.76325973877" table:style-name="ce5">
            <text:p><text:s/>165,245<text:s/></text:p>
          </table:table-cell>
          <table:table-cell office:value-type="float" office:value="1.0606974747885392" table:style-name="ce6">
            <text:p>1.061</text:p>
          </table:table-cell>
          <table:table-cell office:value-type="float" office:value="175274.70311163488" table:style-name="ce5">
            <text:p><text:s/>175,2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274.70311163488" table:style-name="ce5">
            <text:p><text:s/>175,275<text:s/></text:p>
          </table:table-cell>
          <table:table-cell office:value-type="float" office:value="0.9613856104558699" table:style-name="ce6">
            <text:p>0.961</text:p>
          </table:table-cell>
          <table:table-cell office:value-type="float" office:value="168506.57744845047" table:style-name="ce5">
            <text:p><text:s/>168,507<text:s/></text:p>
          </table:table-cell>
          <table:table-cell office:value-type="float" office:value="1.0767820777442034" table:style-name="ce6">
            <text:p>1.077</text:p>
          </table:table-cell>
          <table:table-cell office:value-type="float" office:value="181444.86257850702" table:style-name="ce5">
            <text:p><text:s/>181,4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1444.86257850702" table:style-name="ce5">
            <text:p><text:s/>181,445<text:s/></text:p>
          </table:table-cell>
          <table:table-cell office:value-type="float" office:value="0.90719697342562644" table:style-name="ce6">
            <text:p>0.907</text:p>
          </table:table-cell>
          <table:table-cell office:value-type="float" office:value="164606.23017485029" table:style-name="ce5">
            <text:p><text:s/>164,606<text:s/></text:p>
          </table:table-cell>
          <table:table-cell office:value-type="float" office:value="1.0114705258083936" table:style-name="ce6">
            <text:p>1.011</text:p>
          </table:table-cell>
          <table:table-cell office:value-type="float" office:value="166494.35018629328" table:style-name="ce5">
            <text:p><text:s/>166,4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6494.35018629328" table:style-name="ce5">
            <text:p><text:s/>166,494<text:s/></text:p>
          </table:table-cell>
          <table:table-cell office:value-type="float" office:value="0.89492781368032104" table:style-name="ce6">
            <text:p>0.895</text:p>
          </table:table-cell>
          <table:table-cell office:value-type="float" office:value="149000.42480234519" table:style-name="ce5">
            <text:p><text:s/>149,000<text:s/></text:p>
          </table:table-cell>
          <table:table-cell office:value-type="float" office:value="1.0623189751733679" table:style-name="ce6">
            <text:p>1.062</text:p>
          </table:table-cell>
          <table:table-cell office:value-type="float" office:value="158285.9785764238" table:style-name="ce5">
            <text:p><text:s/>158,2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8285.9785764238" table:style-name="ce5">
            <text:p><text:s/>158,286<text:s/></text:p>
          </table:table-cell>
          <table:table-cell office:value-type="float" office:value="0.93830451134124215" table:style-name="ce6">
            <text:p>0.938</text:p>
          </table:table-cell>
          <table:table-cell office:value-type="float" office:value="148520.44778032164" table:style-name="ce5">
            <text:p><text:s/>148,520<text:s/></text:p>
          </table:table-cell>
          <table:table-cell office:value-type="float" office:value="1.0004929530575883" table:style-name="ce6">
            <text:p>1.000</text:p>
          </table:table-cell>
          <table:table-cell office:value-type="float" office:value="148593.66138916934" table:style-name="ce5">
            <text:p><text:s/>148,5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8593.66138916934" table:style-name="ce5">
            <text:p><text:s/>148,594<text:s/></text:p>
          </table:table-cell>
          <table:table-cell office:value-type="float" office:value="1.0023345172092724" table:style-name="ce6">
            <text:p>1.002</text:p>
          </table:table-cell>
          <table:table-cell office:value-type="float" office:value="148940.55584887115" table:style-name="ce5">
            <text:p><text:s/>148,941<text:s/></text:p>
          </table:table-cell>
          <table:table-cell office:value-type="float" office:value="1.0230290716769699" table:style-name="ce6">
            <text:p>1.023</text:p>
          </table:table-cell>
          <table:table-cell office:value-type="float" office:value="152370.51858512254" table:style-name="ce5">
            <text:p><text:s/>152,37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125.286092815193" table:style-name="ce5">
            <text:p><text:s/>46,1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125.286092815193" table:style-name="ce5">
            <text:p><text:s/>46,125<text:s/></text:p>
          </table:table-cell>
          <table:table-cell office:value-type="float" office:value="0.90754144534124859" table:style-name="ce6">
            <text:p>0.908</text:p>
          </table:table-cell>
          <table:table-cell office:value-type="float" office:value="41860.608807452096" table:style-name="ce5">
            <text:p><text:s/>41,861<text:s/></text:p>
          </table:table-cell>
          <table:table-cell office:value-type="float" office:value="0.91957284087889912" table:style-name="ce6">
            <text:p>0.920</text:p>
          </table:table-cell>
          <table:table-cell office:value-type="float" office:value="38493.878961988994" table:style-name="ce5">
            <text:p><text:s/>38,4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493.878961988994" table:style-name="ce5">
            <text:p><text:s/>38,494<text:s/></text:p>
          </table:table-cell>
          <table:table-cell office:value-type="float" office:value="1.0870700503098487" table:style-name="ce6">
            <text:p>1.087</text:p>
          </table:table-cell>
          <table:table-cell office:value-type="float" office:value="41845.542939830601" table:style-name="ce5">
            <text:p><text:s/>41,846<text:s/></text:p>
          </table:table-cell>
          <table:table-cell office:value-type="float" office:value="1.0301139811944524" table:style-name="ce6">
            <text:p>1.030</text:p>
          </table:table-cell>
          <table:table-cell office:value-type="float" office:value="43105.6788329923" table:style-name="ce5">
            <text:p><text:s/>43,1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105.6788329923" table:style-name="ce5">
            <text:p><text:s/>43,106<text:s/></text:p>
          </table:table-cell>
          <table:table-cell office:value-type="float" office:value="0.99808957447595814" table:style-name="ce6">
            <text:p>0.998</text:p>
          </table:table-cell>
          <table:table-cell office:value-type="float" office:value="43023.328643918605" table:style-name="ce5">
            <text:p><text:s/>43,023<text:s/></text:p>
          </table:table-cell>
          <table:table-cell office:value-type="float" office:value="1.0821752448230046" table:style-name="ce6">
            <text:p>1.082</text:p>
          </table:table-cell>
          <table:table-cell office:value-type="float" office:value="46558.781208333203" table:style-name="ce5">
            <text:p><text:s/>46,5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558.781208333203" table:style-name="ce5">
            <text:p><text:s/>46,559<text:s/></text:p>
          </table:table-cell>
          <table:table-cell office:value-type="float" office:value="0.98227205361281522" table:style-name="ce6">
            <text:p>0.982</text:p>
          </table:table-cell>
          <table:table-cell office:value-type="float" office:value="45733.389631219208" table:style-name="ce5">
            <text:p><text:s/>45,733<text:s/></text:p>
          </table:table-cell>
          <table:table-cell office:value-type="float" office:value="1.0131388139416175" table:style-name="ce6">
            <text:p>1.013</text:p>
          </table:table-cell>
          <table:table-cell office:value-type="float" office:value="46334.272128503297" table:style-name="ce5">
            <text:p><text:s/>46,3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334.272128503297" table:style-name="ce5">
            <text:p><text:s/>46,334<text:s/></text:p>
          </table:table-cell>
          <table:table-cell office:value-type="float" office:value="1.0658513599586281" table:style-name="ce6">
            <text:p>1.066</text:p>
          </table:table-cell>
          <table:table-cell office:value-type="float" office:value="49385.446960858397" table:style-name="ce5">
            <text:p><text:s/>49,385<text:s/></text:p>
          </table:table-cell>
          <table:table-cell office:value-type="float" office:value="1.1386056924188508" table:style-name="ce6">
            <text:p>1.139</text:p>
          </table:table-cell>
          <table:table-cell office:value-type="float" office:value="56230.551032282609" table:style-name="ce5">
            <text:p><text:s/>56,2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230.551032282609" table:style-name="ce5">
            <text:p><text:s/>56,231<text:s/></text:p>
          </table:table-cell>
          <table:table-cell office:value-type="float" office:value="1.052541100685199" table:style-name="ce6">
            <text:p>1.053</text:p>
          </table:table-cell>
          <table:table-cell office:value-type="float" office:value="59184.966075653989" table:style-name="ce5">
            <text:p><text:s/>59,185<text:s/></text:p>
          </table:table-cell>
          <table:table-cell office:value-type="float" office:value="1.0146152913500719" table:style-name="ce6">
            <text:p>1.015</text:p>
          </table:table-cell>
          <table:table-cell office:value-type="float" office:value="60049.9715983938" table:style-name="ce5">
            <text:p><text:s/>60,0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049.9715983938" table:style-name="ce5">
            <text:p><text:s/>60,050<text:s/></text:p>
          </table:table-cell>
          <table:table-cell office:value-type="float" office:value="1.0718971309570262" table:style-name="ce6">
            <text:p>1.072</text:p>
          </table:table-cell>
          <table:table-cell office:value-type="float" office:value="64367.392270369215" table:style-name="ce5">
            <text:p><text:s/>64,367<text:s/></text:p>
          </table:table-cell>
          <table:table-cell office:value-type="float" office:value="1.2726928632887975" table:style-name="ce6">
            <text:p>1.273</text:p>
          </table:table-cell>
          <table:table-cell office:value-type="float" office:value="81919.92077100942" table:style-name="ce5">
            <text:p><text:s/>81,9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919.92077100942" table:style-name="ce5">
            <text:p><text:s/>81,920<text:s/></text:p>
          </table:table-cell>
          <table:table-cell office:value-type="float" office:value="1.1166575176152227" table:style-name="ce6">
            <text:p>1.117</text:p>
          </table:table-cell>
          <table:table-cell office:value-type="float" office:value="91476.495371391095" table:style-name="ce5">
            <text:p><text:s/>91,476<text:s/></text:p>
          </table:table-cell>
          <table:table-cell office:value-type="float" office:value="1.1797964612871681" table:style-name="ce6">
            <text:p>1.180</text:p>
          </table:table-cell>
          <table:table-cell office:value-type="float" office:value="107923.64553011923" table:style-name="ce5">
            <text:p><text:s/>107,9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7923.64553011923" table:style-name="ce5">
            <text:p><text:s/>107,924<text:s/></text:p>
          </table:table-cell>
          <table:table-cell office:value-type="float" office:value="1.072630309058044" table:style-name="ce6">
            <text:p>1.073</text:p>
          </table:table-cell>
          <table:table-cell office:value-type="float" office:value="115762.17325964257" table:style-name="ce5">
            <text:p><text:s/>115,762<text:s/></text:p>
          </table:table-cell>
          <table:table-cell office:value-type="float" office:value="1.0172104951753784" table:style-name="ce6">
            <text:p>1.017</text:p>
          </table:table-cell>
          <table:table-cell office:value-type="float" office:value="117754.49758401899" table:style-name="ce5">
            <text:p><text:s/>117,7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7754.49758401899" table:style-name="ce5">
            <text:p><text:s/>117,754<text:s/></text:p>
          </table:table-cell>
          <table:table-cell office:value-type="float" office:value="1.0276587623676257" table:style-name="ce6">
            <text:p>1.028</text:p>
          </table:table-cell>
          <table:table-cell office:value-type="float" office:value="121011.44125041451" table:style-name="ce5">
            <text:p><text:s/>121,011<text:s/></text:p>
          </table:table-cell>
          <table:table-cell office:value-type="float" office:value="1.1046385760601491" table:style-name="ce6">
            <text:p>1.105</text:p>
          </table:table-cell>
          <table:table-cell office:value-type="float" office:value="133673.90614984429" table:style-name="ce5">
            <text:p><text:s/>133,6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3673.90614984429" table:style-name="ce5">
            <text:p><text:s/>133,674<text:s/></text:p>
          </table:table-cell>
          <table:table-cell office:value-type="float" office:value="1.0460022898443539" table:style-name="ce6">
            <text:p>1.046</text:p>
          </table:table-cell>
          <table:table-cell office:value-type="float" office:value="139823.21192517638" table:style-name="ce5">
            <text:p><text:s/>139,823<text:s/></text:p>
          </table:table-cell>
          <table:table-cell office:value-type="float" office:value="1.0797483828260026" table:style-name="ce6">
            <text:p>1.080</text:p>
          </table:table-cell>
          <table:table-cell office:value-type="float" office:value="150973.88695774664" table:style-name="ce5">
            <text:p><text:s/>150,9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973.88695774664" table:style-name="ce5">
            <text:p><text:s/>150,974<text:s/></text:p>
          </table:table-cell>
          <table:table-cell office:value-type="float" office:value="0.97280378098582743" table:style-name="ce6">
            <text:p>0.973</text:p>
          </table:table-cell>
          <table:table-cell office:value-type="float" office:value="146867.96806262282" table:style-name="ce5">
            <text:p><text:s/>146,868<text:s/></text:p>
          </table:table-cell>
          <table:table-cell office:value-type="float" office:value="1.0595565951005868" table:style-name="ce6">
            <text:p>1.060</text:p>
          </table:table-cell>
          <table:table-cell office:value-type="float" office:value="155614.92416977434" table:style-name="ce5">
            <text:p><text:s/>155,6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614.92416977434" table:style-name="ce5">
            <text:p><text:s/>155,615<text:s/></text:p>
          </table:table-cell>
          <table:table-cell office:value-type="float" office:value="0.91841415430843221" table:style-name="ce6">
            <text:p>0.918</text:p>
          </table:table-cell>
          <table:table-cell office:value-type="float" office:value="142918.94897915411" table:style-name="ce5">
            <text:p><text:s/>142,919<text:s/></text:p>
          </table:table-cell>
          <table:table-cell office:value-type="float" office:value="1.0284097330953563" table:style-name="ce6">
            <text:p>1.028</text:p>
          </table:table-cell>
          <table:table-cell office:value-type="float" office:value="146979.23817392072" table:style-name="ce5">
            <text:p><text:s/>146,9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6979.23817392072" table:style-name="ce5">
            <text:p><text:s/>146,979<text:s/></text:p>
          </table:table-cell>
          <table:table-cell office:value-type="float" office:value="0.90275584437151046" table:style-name="ce6">
            <text:p>0.903</text:p>
          </table:table-cell>
          <table:table-cell office:value-type="float" office:value="132686.36626277913" table:style-name="ce5">
            <text:p><text:s/>132,686<text:s/></text:p>
          </table:table-cell>
          <table:table-cell office:value-type="float" office:value="1.0282412331304169" table:style-name="ce6">
            <text:p>1.028</text:p>
          </table:table-cell>
          <table:table-cell office:value-type="float" office:value="136433.59286563419" table:style-name="ce5">
            <text:p><text:s/>136,4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6433.59286563419" table:style-name="ce5">
            <text:p><text:s/>136,434<text:s/></text:p>
          </table:table-cell>
          <table:table-cell office:value-type="float" office:value="0.90264169950211415" table:style-name="ce6">
            <text:p>0.903</text:p>
          </table:table-cell>
          <table:table-cell office:value-type="float" office:value="123150.65013341556" table:style-name="ce5">
            <text:p><text:s/>123,151<text:s/></text:p>
          </table:table-cell>
          <table:table-cell office:value-type="float" office:value="0.98819130842081027" table:style-name="ce6">
            <text:p>0.988</text:p>
          </table:table-cell>
          <table:table-cell office:value-type="float" office:value="121696.40208821335" table:style-name="ce5">
            <text:p><text:s/>121,6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696.40208821335" table:style-name="ce5">
            <text:p><text:s/>121,696<text:s/></text:p>
          </table:table-cell>
          <table:table-cell office:value-type="float" office:value="0.96617302418284889" table:style-name="ce6">
            <text:p>0.966</text:p>
          </table:table-cell>
          <table:table-cell office:value-type="float" office:value="117579.78083774105" table:style-name="ce5">
            <text:p><text:s/>117,580<text:s/></text:p>
          </table:table-cell>
          <table:table-cell office:value-type="float" office:value="1.0262226927528872" table:style-name="ce6">
            <text:p>1.026</text:p>
          </table:table-cell>
          <table:table-cell office:value-type="float" office:value="120663.03930460096" table:style-name="ce5">
            <text:p><text:s/>120,66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2513.72065693089" table:style-name="ce5">
            <text:p><text:s/>102,5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2513.72065693089" table:style-name="ce5">
            <text:p><text:s/>102,514<text:s/></text:p>
          </table:table-cell>
          <table:table-cell office:value-type="float" office:value="0.98721185956676072" table:style-name="ce6">
            <text:p>0.987</text:p>
          </table:table-cell>
          <table:table-cell office:value-type="float" office:value="101202.7608008362" table:style-name="ce5">
            <text:p><text:s/>101,203<text:s/></text:p>
          </table:table-cell>
          <table:table-cell office:value-type="float" office:value="1.2758445866519348" table:style-name="ce6">
            <text:p>1.276</text:p>
          </table:table-cell>
          <table:table-cell office:value-type="float" office:value="129118.9945219775" table:style-name="ce5">
            <text:p><text:s/>129,1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9118.9945219775" table:style-name="ce5">
            <text:p><text:s/>129,119<text:s/></text:p>
          </table:table-cell>
          <table:table-cell office:value-type="float" office:value="1.0711543988821228" table:style-name="ce6">
            <text:p>1.071</text:p>
          </table:table-cell>
          <table:table-cell office:value-type="float" office:value="138306.37896145292" table:style-name="ce5">
            <text:p><text:s/>138,306<text:s/></text:p>
          </table:table-cell>
          <table:table-cell office:value-type="float" office:value="1.0825124175177718" table:style-name="ce6">
            <text:p>1.083</text:p>
          </table:table-cell>
          <table:table-cell office:value-type="float" office:value="149718.37264769149" table:style-name="ce5">
            <text:p><text:s/>149,7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9718.37264769149" table:style-name="ce5">
            <text:p><text:s/>149,718<text:s/></text:p>
          </table:table-cell>
          <table:table-cell office:value-type="float" office:value="1.0346953684719435" table:style-name="ce6">
            <text:p>1.035</text:p>
          </table:table-cell>
          <table:table-cell office:value-type="float" office:value="154912.9067537229" table:style-name="ce5">
            <text:p><text:s/>154,913<text:s/></text:p>
          </table:table-cell>
          <table:table-cell office:value-type="float" office:value="1.1449260077549934" table:style-name="ce6">
            <text:p>1.145</text:p>
          </table:table-cell>
          <table:table-cell office:value-type="float" office:value="177363.8158792615" table:style-name="ce5">
            <text:p><text:s/>177,3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7363.8158792615" table:style-name="ce5">
            <text:p><text:s/>177,364<text:s/></text:p>
          </table:table-cell>
          <table:table-cell office:value-type="float" office:value="1.0597399937716292" table:style-name="ce6">
            <text:p>1.060</text:p>
          </table:table-cell>
          <table:table-cell office:value-type="float" office:value="187959.52913520098" table:style-name="ce5">
            <text:p><text:s/>187,960<text:s/></text:p>
          </table:table-cell>
          <table:table-cell office:value-type="float" office:value="1.0828964758204211" table:style-name="ce6">
            <text:p>1.083</text:p>
          </table:table-cell>
          <table:table-cell office:value-type="float" office:value="203540.71169737491" table:style-name="ce5">
            <text:p><text:s/>203,5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3540.71169737491" table:style-name="ce5">
            <text:p><text:s/>203,541<text:s/></text:p>
          </table:table-cell>
          <table:table-cell office:value-type="float" office:value="1.0918322023500699" table:style-name="ce6">
            <text:p>1.092</text:p>
          </table:table-cell>
          <table:table-cell office:value-type="float" office:value="222232.30352044551" table:style-name="ce5">
            <text:p><text:s/>222,232<text:s/></text:p>
          </table:table-cell>
          <table:table-cell office:value-type="float" office:value="1.0469050659698198" table:style-name="ce6">
            <text:p>1.047</text:p>
          </table:table-cell>
          <table:table-cell office:value-type="float" office:value="232656.12437769698" table:style-name="ce5">
            <text:p><text:s/>232,65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2656.12437769698" table:style-name="ce5">
            <text:p><text:s/>232,656<text:s/></text:p>
          </table:table-cell>
          <table:table-cell office:value-type="float" office:value="1.0623970450128268" table:style-name="ce6">
            <text:p>1.062</text:p>
          </table:table-cell>
          <table:table-cell office:value-type="float" office:value="247173.17904300202" table:style-name="ce5">
            <text:p><text:s/>247,173<text:s/></text:p>
          </table:table-cell>
          <table:table-cell office:value-type="float" office:value="1.0782475291584739" table:style-name="ce6">
            <text:p>1.078</text:p>
          </table:table-cell>
          <table:table-cell office:value-type="float" office:value="266513.86957736203" table:style-name="ce5">
            <text:p><text:s/>266,5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6513.86957736203" table:style-name="ce5">
            <text:p><text:s/>266,514<text:s/></text:p>
          </table:table-cell>
          <table:table-cell office:value-type="float" office:value="0.9906535422766396" table:style-name="ce6">
            <text:p>0.991</text:p>
          </table:table-cell>
          <table:table-cell office:value-type="float" office:value="264022.90896266798" table:style-name="ce5">
            <text:p><text:s/>264,023<text:s/></text:p>
          </table:table-cell>
          <table:table-cell office:value-type="float" office:value="1.1126359986974423" table:style-name="ce6">
            <text:p>1.113</text:p>
          </table:table-cell>
          <table:table-cell office:value-type="float" office:value="293761.392992682" table:style-name="ce5">
            <text:p><text:s/>293,7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3761.392992682" table:style-name="ce5">
            <text:p><text:s/>293,761<text:s/></text:p>
          </table:table-cell>
          <table:table-cell office:value-type="float" office:value="1.0955023956362295" table:style-name="ce6">
            <text:p>1.096</text:p>
          </table:table-cell>
          <table:table-cell office:value-type="float" office:value="321816.30976891902" table:style-name="ce5">
            <text:p><text:s/>321,816<text:s/></text:p>
          </table:table-cell>
          <table:table-cell office:value-type="float" office:value="1.0591813496603395" table:style-name="ce6">
            <text:p>1.059</text:p>
          </table:table-cell>
          <table:table-cell office:value-type="float" office:value="340861.83332375356" table:style-name="ce5">
            <text:p><text:s/>340,8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0861.83332375356" table:style-name="ce5">
            <text:p><text:s/>340,862<text:s/></text:p>
          </table:table-cell>
          <table:table-cell office:value-type="float" office:value="1.035646266350726" table:style-name="ce6">
            <text:p>1.036</text:p>
          </table:table-cell>
          <table:table-cell office:value-type="float" office:value="353012.28502320888" table:style-name="ce5">
            <text:p><text:s/>353,012<text:s/></text:p>
          </table:table-cell>
          <table:table-cell office:value-type="float" office:value="1.1331934434586708" table:style-name="ce6">
            <text:p>1.133</text:p>
          </table:table-cell>
          <table:table-cell office:value-type="float" office:value="400031.2068486638" table:style-name="ce5">
            <text:p><text:s/>400,0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0031.2068486638" table:style-name="ce5">
            <text:p><text:s/>400,031<text:s/></text:p>
          </table:table-cell>
          <table:table-cell office:value-type="float" office:value="1.0264877787602495" table:style-name="ce6">
            <text:p>1.026</text:p>
          </table:table-cell>
          <table:table-cell office:value-type="float" office:value="410627.14495286683" table:style-name="ce5">
            <text:p><text:s/>410,627<text:s/></text:p>
          </table:table-cell>
          <table:table-cell office:value-type="float" office:value="1.1177891204212882" table:style-name="ce6">
            <text:p>1.118</text:p>
          </table:table-cell>
          <table:table-cell office:value-type="float" office:value="458994.55517796986" table:style-name="ce5">
            <text:p><text:s/>458,9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8994.55517796986" table:style-name="ce5">
            <text:p><text:s/>458,995<text:s/></text:p>
          </table:table-cell>
          <table:table-cell office:value-type="float" office:value="1.0243575372941685" table:style-name="ce6">
            <text:p>1.024</text:p>
          </table:table-cell>
          <table:table-cell office:value-type="float" office:value="470174.53217353747" table:style-name="ce5">
            <text:p><text:s/>470,175<text:s/></text:p>
          </table:table-cell>
          <table:table-cell office:value-type="float" office:value="1.0802740427759352" table:style-name="ce6">
            <text:p>1.080</text:p>
          </table:table-cell>
          <table:table-cell office:value-type="float" office:value="507917.34268139134" table:style-name="ce5">
            <text:p><text:s/>507,9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7917.34268139134" table:style-name="ce5">
            <text:p><text:s/>507,917<text:s/></text:p>
          </table:table-cell>
          <table:table-cell office:value-type="float" office:value="0.99164520692958125" table:style-name="ce6">
            <text:p>0.992</text:p>
          </table:table-cell>
          <table:table-cell office:value-type="float" office:value="503673.79838641139" table:style-name="ce5">
            <text:p><text:s/>503,674<text:s/></text:p>
          </table:table-cell>
          <table:table-cell office:value-type="float" office:value="1.0998327095425859" table:style-name="ce6">
            <text:p>1.100</text:p>
          </table:table-cell>
          <table:table-cell office:value-type="float" office:value="553956.91840493295" table:style-name="ce5">
            <text:p><text:s/>553,9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3956.91840493295" table:style-name="ce5">
            <text:p><text:s/>553,957<text:s/></text:p>
          </table:table-cell>
          <table:table-cell office:value-type="float" office:value="0.93838558669842331" table:style-name="ce6">
            <text:p>0.938</text:p>
          </table:table-cell>
          <table:table-cell office:value-type="float" office:value="519825.18788306369" table:style-name="ce5">
            <text:p><text:s/>519,825<text:s/></text:p>
          </table:table-cell>
          <table:table-cell office:value-type="float" office:value="1.1028022900243002" table:style-name="ce6">
            <text:p>1.103</text:p>
          </table:table-cell>
          <table:table-cell office:value-type="float" office:value="573264.40760975471" table:style-name="ce5">
            <text:p><text:s/>573,2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3264.40760975471" table:style-name="ce5">
            <text:p><text:s/>573,264<text:s/></text:p>
          </table:table-cell>
          <table:table-cell office:value-type="float" office:value="0.95360830030876476" table:style-name="ce6">
            <text:p>0.954</text:p>
          </table:table-cell>
          <table:table-cell office:value-type="float" office:value="546669.69736824918" table:style-name="ce5">
            <text:p><text:s/>546,670<text:s/></text:p>
          </table:table-cell>
          <table:table-cell office:value-type="float" office:value="1.0730391099997889" table:style-name="ce6">
            <text:p>1.073</text:p>
          </table:table-cell>
          <table:table-cell office:value-type="float" office:value="586597.96552788001" table:style-name="ce5">
            <text:p><text:s/>586,5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6597.96552788001" table:style-name="ce5">
            <text:p><text:s/>586,598<text:s/></text:p>
          </table:table-cell>
          <table:table-cell office:value-type="float" office:value="1.0212544236115806" table:style-name="ce6">
            <text:p>1.021</text:p>
          </table:table-cell>
          <table:table-cell office:value-type="float" office:value="599065.76717690087" table:style-name="ce5">
            <text:p><text:s/>599,066<text:s/></text:p>
          </table:table-cell>
          <table:table-cell office:value-type="float" office:value="1.0459052164788432" table:style-name="ce6">
            <text:p>1.046</text:p>
          </table:table-cell>
          <table:table-cell office:value-type="float" office:value="626566.01090422075" table:style-name="ce5">
            <text:p><text:s/>626,5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6566.01090422075" table:style-name="ce5">
            <text:p><text:s/>626,566<text:s/></text:p>
          </table:table-cell>
          <table:table-cell office:value-type="float" office:value="1.0203645453553665" table:style-name="ce6">
            <text:p>1.020</text:p>
          </table:table-cell>
          <table:table-cell office:value-type="float" office:value="639325.74285141076" table:style-name="ce5">
            <text:p><text:s/>639,326<text:s/></text:p>
          </table:table-cell>
          <table:table-cell office:value-type="float" office:value="1.0540870309000852" table:style-name="ce6">
            <text:p>1.054</text:p>
          </table:table-cell>
          <table:table-cell office:value-type="float" office:value="673904.97406023485" table:style-name="ce5">
            <text:p><text:s/>673,9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623.451668170601" table:style-name="ce5">
            <text:p><text:s/>49,6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9623.451668170601" table:style-name="ce5">
            <text:p><text:s/>49,623<text:s/></text:p>
          </table:table-cell>
          <table:table-cell office:value-type="float" office:value="0.99061558986729248" table:style-name="ce6">
            <text:p>0.991</text:p>
          </table:table-cell>
          <table:table-cell office:value-type="float" office:value="49157.7648455159" table:style-name="ce5">
            <text:p><text:s/>49,158<text:s/></text:p>
          </table:table-cell>
          <table:table-cell office:value-type="float" office:value="1.2112154579024419" table:style-name="ce6">
            <text:p>1.211</text:p>
          </table:table-cell>
          <table:table-cell office:value-type="float" office:value="59540.6446568221" table:style-name="ce5">
            <text:p><text:s/>59,5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9540.6446568221" table:style-name="ce5">
            <text:p><text:s/>59,541<text:s/></text:p>
          </table:table-cell>
          <table:table-cell office:value-type="float" office:value="1.0601182591640492" table:style-name="ce6">
            <text:p>1.060</text:p>
          </table:table-cell>
          <table:table-cell office:value-type="float" office:value="63120.124563095495" table:style-name="ce5">
            <text:p><text:s/>63,120<text:s/></text:p>
          </table:table-cell>
          <table:table-cell office:value-type="float" office:value="1.0450665765161569" table:style-name="ce6">
            <text:p>1.045</text:p>
          </table:table-cell>
          <table:table-cell office:value-type="float" office:value="65964.732486427602" table:style-name="ce5">
            <text:p><text:s/>65,9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964.732486427602" table:style-name="ce5">
            <text:p><text:s/>65,965<text:s/></text:p>
          </table:table-cell>
          <table:table-cell office:value-type="float" office:value="1.0440206057285502" table:style-name="ce6">
            <text:p>1.044</text:p>
          </table:table-cell>
          <table:table-cell office:value-type="float" office:value="68868.539967201898" table:style-name="ce5">
            <text:p><text:s/>68,869<text:s/></text:p>
          </table:table-cell>
          <table:table-cell office:value-type="float" office:value="1.0796550694819846" table:style-name="ce6">
            <text:p>1.080</text:p>
          </table:table-cell>
          <table:table-cell office:value-type="float" office:value="74354.268303412202" table:style-name="ce5">
            <text:p><text:s/>74,35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4354.268303412202" table:style-name="ce5">
            <text:p><text:s/>74,354<text:s/></text:p>
          </table:table-cell>
          <table:table-cell office:value-type="float" office:value="1.0769824516640536" table:style-name="ce6">
            <text:p>1.077</text:p>
          </table:table-cell>
          <table:table-cell office:value-type="float" office:value="80078.242169095698" table:style-name="ce5">
            <text:p><text:s/>80,078<text:s/></text:p>
          </table:table-cell>
          <table:table-cell office:value-type="float" office:value="1.0361449486623688" table:style-name="ce6">
            <text:p>1.036</text:p>
          </table:table-cell>
          <table:table-cell office:value-type="float" office:value="82972.666121270406" table:style-name="ce5">
            <text:p><text:s/>82,9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972.666121270406" table:style-name="ce5">
            <text:p><text:s/>82,973<text:s/></text:p>
          </table:table-cell>
          <table:table-cell office:value-type="float" office:value="1.0809095460782623" table:style-name="ce6">
            <text:p>1.081</text:p>
          </table:table-cell>
          <table:table-cell office:value-type="float" office:value="89685.946874045592" table:style-name="ce5">
            <text:p><text:s/>89,686<text:s/></text:p>
          </table:table-cell>
          <table:table-cell office:value-type="float" office:value="1.0434704352598863" table:style-name="ce6">
            <text:p>1.043</text:p>
          </table:table-cell>
          <table:table-cell office:value-type="float" office:value="93584.634021355392" table:style-name="ce5">
            <text:p><text:s/>93,5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3584.634021355392" table:style-name="ce5">
            <text:p><text:s/>93,585<text:s/></text:p>
          </table:table-cell>
          <table:table-cell office:value-type="float" office:value="1.0665744774938073" table:style-name="ce6">
            <text:p>1.067</text:p>
          </table:table-cell>
          <table:table-cell office:value-type="float" office:value="99814.982132776306" table:style-name="ce5">
            <text:p><text:s/>99,815<text:s/></text:p>
          </table:table-cell>
          <table:table-cell office:value-type="float" office:value="1.0473478439009758" table:style-name="ce6">
            <text:p>1.047</text:p>
          </table:table-cell>
          <table:table-cell office:value-type="float" office:value="104541.00632577769" table:style-name="ce5">
            <text:p><text:s/>104,5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541.00632577769" table:style-name="ce5">
            <text:p><text:s/>104,541<text:s/></text:p>
          </table:table-cell>
          <table:table-cell office:value-type="float" office:value="1.0204872958990552" table:style-name="ce6">
            <text:p>1.020</text:p>
          </table:table-cell>
          <table:table-cell office:value-type="float" office:value="106682.76885595889" table:style-name="ce5">
            <text:p><text:s/>106,683<text:s/></text:p>
          </table:table-cell>
          <table:table-cell office:value-type="float" office:value="1.0637891947446918" table:style-name="ce6">
            <text:p>1.064</text:p>
          </table:table-cell>
          <table:table-cell office:value-type="float" office:value="113487.97677441459" table:style-name="ce5">
            <text:p><text:s/>113,4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487.97677441459" table:style-name="ce5">
            <text:p><text:s/>113,488<text:s/></text:p>
          </table:table-cell>
          <table:table-cell office:value-type="float" office:value="1.0862402048932966" table:style-name="ce6">
            <text:p>1.086</text:p>
          </table:table-cell>
          <table:table-cell office:value-type="float" office:value="123275.20314436581" table:style-name="ce5">
            <text:p><text:s/>123,275<text:s/></text:p>
          </table:table-cell>
          <table:table-cell office:value-type="float" office:value="1.0388727794041306" table:style-name="ce6">
            <text:p>1.039</text:p>
          </table:table-cell>
          <table:table-cell office:value-type="float" office:value="128067.2529221961" table:style-name="ce5">
            <text:p><text:s/>128,0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8067.2529221961" table:style-name="ce5">
            <text:p><text:s/>128,067<text:s/></text:p>
          </table:table-cell>
          <table:table-cell office:value-type="float" office:value="1.0580046134344425" table:style-name="ce6">
            <text:p>1.058</text:p>
          </table:table-cell>
          <table:table-cell office:value-type="float" office:value="135495.74442155907" table:style-name="ce5">
            <text:p><text:s/>135,496<text:s/></text:p>
          </table:table-cell>
          <table:table-cell office:value-type="float" office:value="1.1073933836496288" table:style-name="ce6">
            <text:p>1.107</text:p>
          </table:table-cell>
          <table:table-cell office:value-type="float" office:value="150047.09088511561" table:style-name="ce5">
            <text:p><text:s/>150,0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0047.09088511561" table:style-name="ce5">
            <text:p><text:s/>150,047<text:s/></text:p>
          </table:table-cell>
          <table:table-cell office:value-type="float" office:value="1.0444065000124507" table:style-name="ce6">
            <text:p>1.044</text:p>
          </table:table-cell>
          <table:table-cell office:value-type="float" office:value="156710.15702837368" table:style-name="ce5">
            <text:p><text:s/>156,710<text:s/></text:p>
          </table:table-cell>
          <table:table-cell office:value-type="float" office:value="1.1111514946182521" table:style-name="ce6">
            <text:p>1.111</text:p>
          </table:table-cell>
          <table:table-cell office:value-type="float" office:value="174128.7252039384" table:style-name="ce5">
            <text:p><text:s/>174,1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4128.7252039384" table:style-name="ce5">
            <text:p><text:s/>174,129<text:s/></text:p>
          </table:table-cell>
          <table:table-cell office:value-type="float" office:value="1.0271558046843214" table:style-name="ce6">
            <text:p>1.027</text:p>
          </table:table-cell>
          <table:table-cell office:value-type="float" office:value="178857.33085550644" table:style-name="ce5">
            <text:p><text:s/>178,857<text:s/></text:p>
          </table:table-cell>
          <table:table-cell office:value-type="float" office:value="1.0673607337350235" table:style-name="ce6">
            <text:p>1.067</text:p>
          </table:table-cell>
          <table:table-cell office:value-type="float" office:value="190905.2918958212" table:style-name="ce5">
            <text:p><text:s/>190,9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905.2918958212" table:style-name="ce5">
            <text:p><text:s/>190,905<text:s/></text:p>
          </table:table-cell>
          <table:table-cell office:value-type="float" office:value="1.0019723134050149" table:style-name="ce6">
            <text:p>1.002</text:p>
          </table:table-cell>
          <table:table-cell office:value-type="float" office:value="191281.81696211561" table:style-name="ce5">
            <text:p><text:s/>191,282<text:s/></text:p>
          </table:table-cell>
          <table:table-cell office:value-type="float" office:value="1.0981618611134794" table:style-name="ce6">
            <text:p>1.098</text:p>
          </table:table-cell>
          <table:table-cell office:value-type="float" office:value="210058.3961122848" table:style-name="ce5">
            <text:p><text:s/>210,0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0058.3961122848" table:style-name="ce5">
            <text:p><text:s/>210,058<text:s/></text:p>
          </table:table-cell>
          <table:table-cell office:value-type="float" office:value="0.93981947412081757" table:style-name="ce6">
            <text:p>0.940</text:p>
          </table:table-cell>
          <table:table-cell office:value-type="float" office:value="197416.97136890987" table:style-name="ce5">
            <text:p><text:s/>197,417<text:s/></text:p>
          </table:table-cell>
          <table:table-cell office:value-type="float" office:value="1.1230610997667989" table:style-name="ce6">
            <text:p>1.123</text:p>
          </table:table-cell>
          <table:table-cell office:value-type="float" office:value="221711.32097819858" table:style-name="ce5">
            <text:p><text:s/>221,7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1711.32097819858" table:style-name="ce5">
            <text:p><text:s/>221,711<text:s/></text:p>
          </table:table-cell>
          <table:table-cell office:value-type="float" office:value="0.96295073007964194" table:style-name="ce6">
            <text:p>0.963</text:p>
          </table:table-cell>
          <table:table-cell office:value-type="float" office:value="213497.07840287813" table:style-name="ce5">
            <text:p><text:s/>213,497<text:s/></text:p>
          </table:table-cell>
          <table:table-cell office:value-type="float" office:value="1.0932457015131389" table:style-name="ce6">
            <text:p>1.093</text:p>
          </table:table-cell>
          <table:table-cell office:value-type="float" office:value="233404.76324956014" table:style-name="ce5">
            <text:p><text:s/>233,4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3404.76324956014" table:style-name="ce5">
            <text:p><text:s/>233,405<text:s/></text:p>
          </table:table-cell>
          <table:table-cell office:value-type="float" office:value="1.024843224211516" table:style-name="ce6">
            <text:p>1.025</text:p>
          </table:table-cell>
          <table:table-cell office:value-type="float" office:value="239203.29011500478" table:style-name="ce5">
            <text:p><text:s/>239,203<text:s/></text:p>
          </table:table-cell>
          <table:table-cell office:value-type="float" office:value="1.0321122789319845" table:style-name="ce6">
            <text:p>1.032</text:p>
          </table:table-cell>
          <table:table-cell office:value-type="float" office:value="246884.65288862621" table:style-name="ce5">
            <text:p><text:s/>246,8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884.65288862621" table:style-name="ce5">
            <text:p><text:s/>246,885<text:s/></text:p>
          </table:table-cell>
          <table:table-cell office:value-type="float" office:value="1.0231213642912125" table:style-name="ce6">
            <text:p>1.023</text:p>
          </table:table-cell>
          <table:table-cell office:value-type="float" office:value="252592.96288597365" table:style-name="ce5">
            <text:p><text:s/>252,593<text:s/></text:p>
          </table:table-cell>
          <table:table-cell office:value-type="float" office:value="1.0759580257679051" table:style-name="ce6">
            <text:p>1.076</text:p>
          </table:table-cell>
          <table:table-cell office:value-type="float" office:value="271779.42566965794" table:style-name="ce5">
            <text:p><text:s/>271,7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890.26898876029" table:style-name="ce5">
            <text:p><text:s/>52,8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890.26898876029" table:style-name="ce5">
            <text:p><text:s/>52,890<text:s/></text:p>
          </table:table-cell>
          <table:table-cell office:value-type="float" office:value="0.98401836387673458" table:style-name="ce6">
            <text:p>0.984</text:p>
          </table:table-cell>
          <table:table-cell office:value-type="float" office:value="52044.995955320301" table:style-name="ce5">
            <text:p><text:s/>52,045<text:s/></text:p>
          </table:table-cell>
          <table:table-cell office:value-type="float" office:value="1.3368883710719695" table:style-name="ce6">
            <text:p>1.337</text:p>
          </table:table-cell>
          <table:table-cell office:value-type="float" office:value="69578.349865155396" table:style-name="ce5">
            <text:p><text:s/>69,5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578.349865155396" table:style-name="ce5">
            <text:p><text:s/>69,578<text:s/></text:p>
          </table:table-cell>
          <table:table-cell office:value-type="float" office:value="1.0805984123519785" table:style-name="ce6">
            <text:p>1.081</text:p>
          </table:table-cell>
          <table:table-cell office:value-type="float" office:value="75186.254398357429" table:style-name="ce5">
            <text:p><text:s/>75,186<text:s/></text:p>
          </table:table-cell>
          <table:table-cell office:value-type="float" office:value="1.1139488305603591" table:style-name="ce6">
            <text:p>1.114</text:p>
          </table:table-cell>
          <table:table-cell office:value-type="float" office:value="83753.640161263902" table:style-name="ce5">
            <text:p><text:s/>83,7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753.640161263902" table:style-name="ce5">
            <text:p><text:s/>83,754<text:s/></text:p>
          </table:table-cell>
          <table:table-cell office:value-type="float" office:value="1.0273507709139138" table:style-name="ce6">
            <text:p>1.027</text:p>
          </table:table-cell>
          <table:table-cell office:value-type="float" office:value="86044.366786521001" table:style-name="ce5">
            <text:p><text:s/>86,044<text:s/></text:p>
          </table:table-cell>
          <table:table-cell office:value-type="float" office:value="1.1971678265867132" table:style-name="ce6">
            <text:p>1.197</text:p>
          </table:table-cell>
          <table:table-cell office:value-type="float" office:value="103009.5475758493" table:style-name="ce5">
            <text:p><text:s/>103,0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3009.5475758493" table:style-name="ce5">
            <text:p><text:s/>103,010<text:s/></text:p>
          </table:table-cell>
          <table:table-cell office:value-type="float" office:value="1.0472940567637068" table:style-name="ce6">
            <text:p>1.047</text:p>
          </table:table-cell>
          <table:table-cell office:value-type="float" office:value="107881.28696610528" table:style-name="ce5">
            <text:p><text:s/>107,881<text:s/></text:p>
          </table:table-cell>
          <table:table-cell office:value-type="float" office:value="1.1175992516105708" table:style-name="ce6">
            <text:p>1.118</text:p>
          </table:table-cell>
          <table:table-cell office:value-type="float" office:value="120568.0455761045" table:style-name="ce5">
            <text:p><text:s/>120,5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568.0455761045" table:style-name="ce5">
            <text:p><text:s/>120,568<text:s/></text:p>
          </table:table-cell>
          <table:table-cell office:value-type="float" office:value="1.0993489693978202" table:style-name="ce6">
            <text:p>1.099</text:p>
          </table:table-cell>
          <table:table-cell office:value-type="float" office:value="132546.35664639992" table:style-name="ce5">
            <text:p><text:s/>132,546<text:s/></text:p>
          </table:table-cell>
          <table:table-cell office:value-type="float" office:value="1.0492290687955241" table:style-name="ce6">
            <text:p>1.049</text:p>
          </table:table-cell>
          <table:table-cell office:value-type="float" office:value="139071.49035634162" table:style-name="ce5">
            <text:p><text:s/>139,0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071.49035634162" table:style-name="ce5">
            <text:p><text:s/>139,071<text:s/></text:p>
          </table:table-cell>
          <table:table-cell office:value-type="float" office:value="1.0595859477212126" table:style-name="ce6">
            <text:p>1.060</text:p>
          </table:table-cell>
          <table:table-cell office:value-type="float" office:value="147358.1969102257" table:style-name="ce5">
            <text:p><text:s/>147,358<text:s/></text:p>
          </table:table-cell>
          <table:table-cell office:value-type="float" office:value="1.0991778309438884" table:style-name="ce6">
            <text:p>1.099</text:p>
          </table:table-cell>
          <table:table-cell office:value-type="float" office:value="161972.86325158429" table:style-name="ce5">
            <text:p><text:s/>161,9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972.86325158429" table:style-name="ce5">
            <text:p><text:s/>161,973<text:s/></text:p>
          </table:table-cell>
          <table:table-cell office:value-type="float" office:value="0.97139815243199468" table:style-name="ce6">
            <text:p>0.971</text:p>
          </table:table-cell>
          <table:table-cell office:value-type="float" office:value="157340.14010670909" table:style-name="ce5">
            <text:p><text:s/>157,340<text:s/></text:p>
          </table:table-cell>
          <table:table-cell office:value-type="float" office:value="1.1457560422661681" table:style-name="ce6">
            <text:p>1.146</text:p>
          </table:table-cell>
          <table:table-cell office:value-type="float" office:value="180273.4162182674" table:style-name="ce5">
            <text:p><text:s/>180,2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0273.4162182674" table:style-name="ce5">
            <text:p><text:s/>180,273<text:s/></text:p>
          </table:table-cell>
          <table:table-cell office:value-type="float" office:value="1.1013332458523339" table:style-name="ce6">
            <text:p>1.101</text:p>
          </table:table-cell>
          <table:table-cell office:value-type="float" office:value="198541.10662455321" table:style-name="ce5">
            <text:p><text:s/>198,541<text:s/></text:p>
          </table:table-cell>
          <table:table-cell office:value-type="float" office:value="1.0717910462942968" table:style-name="ce6">
            <text:p>1.072</text:p>
          </table:table-cell>
          <table:table-cell office:value-type="float" office:value="212794.58040155744" table:style-name="ce5">
            <text:p><text:s/>212,7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2794.58040155744" table:style-name="ce5">
            <text:p><text:s/>212,795<text:s/></text:p>
          </table:table-cell>
          <table:table-cell office:value-type="float" office:value="1.0221902277359776" table:style-name="ce6">
            <text:p>1.022</text:p>
          </table:table-cell>
          <table:table-cell office:value-type="float" office:value="217516.54060164979" table:style-name="ce5">
            <text:p><text:s/>217,517<text:s/></text:p>
          </table:table-cell>
          <table:table-cell office:value-type="float" office:value="1.1492648571556594" table:style-name="ce6">
            <text:p>1.149</text:p>
          </table:table-cell>
          <table:table-cell office:value-type="float" office:value="249984.11596354822" table:style-name="ce5">
            <text:p><text:s/>249,98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9984.11596354822" table:style-name="ce5">
            <text:p><text:s/>249,984<text:s/></text:p>
          </table:table-cell>
          <table:table-cell office:value-type="float" office:value="1.0157324874253946" table:style-name="ce6">
            <text:p>1.016</text:p>
          </table:table-cell>
          <table:table-cell office:value-type="float" office:value="253916.98792449312" table:style-name="ce5">
            <text:p><text:s/>253,917<text:s/></text:p>
          </table:table-cell>
          <table:table-cell office:value-type="float" office:value="1.1218856694170518" table:style-name="ce6">
            <text:p>1.122</text:p>
          </table:table-cell>
          <table:table-cell office:value-type="float" office:value="284865.82997403143" table:style-name="ce5">
            <text:p><text:s/>284,8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4865.82997403143" table:style-name="ce5">
            <text:p><text:s/>284,866<text:s/></text:p>
          </table:table-cell>
          <table:table-cell office:value-type="float" office:value="1.0226470522792701" table:style-name="ce6">
            <text:p>1.023</text:p>
          </table:table-cell>
          <table:table-cell office:value-type="float" office:value="291317.201318031" table:style-name="ce5">
            <text:p><text:s/>291,317<text:s/></text:p>
          </table:table-cell>
          <table:table-cell office:value-type="float" office:value="1.0882023078324445" table:style-name="ce6">
            <text:p>1.088</text:p>
          </table:table-cell>
          <table:table-cell office:value-type="float" office:value="317012.05078557017" table:style-name="ce5">
            <text:p><text:s/>317,0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7012.05078557017" table:style-name="ce5">
            <text:p><text:s/>317,012<text:s/></text:p>
          </table:table-cell>
          <table:table-cell office:value-type="float" office:value="0.98542620272691317" table:style-name="ce6">
            <text:p>0.985</text:p>
          </table:table-cell>
          <table:table-cell office:value-type="float" office:value="312391.98142429575" table:style-name="ce5">
            <text:p><text:s/>312,392<text:s/></text:p>
          </table:table-cell>
          <table:table-cell office:value-type="float" office:value="1.1008557925357236" table:style-name="ce6">
            <text:p>1.101</text:p>
          </table:table-cell>
          <table:table-cell office:value-type="float" office:value="343898.52229264821" table:style-name="ce5">
            <text:p><text:s/>343,8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3898.52229264821" table:style-name="ce5">
            <text:p><text:s/>343,899<text:s/></text:p>
          </table:table-cell>
          <table:table-cell office:value-type="float" office:value="0.93750974666821418" table:style-name="ce6">
            <text:p>0.938</text:p>
          </table:table-cell>
          <table:table-cell office:value-type="float" office:value="322408.21651415381" table:style-name="ce5">
            <text:p><text:s/>322,408<text:s/></text:p>
          </table:table-cell>
          <table:table-cell office:value-type="float" office:value="1.0903974173875401" table:style-name="ce6">
            <text:p>1.090</text:p>
          </table:table-cell>
          <table:table-cell office:value-type="float" office:value="351553.08663155616" table:style-name="ce5">
            <text:p><text:s/>351,5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1553.08663155616" table:style-name="ce5">
            <text:p><text:s/>351,553<text:s/></text:p>
          </table:table-cell>
          <table:table-cell office:value-type="float" office:value="0.94771638092471433" table:style-name="ce6">
            <text:p>0.948</text:p>
          </table:table-cell>
          <table:table-cell office:value-type="float" office:value="333172.61896537099" table:style-name="ce5">
            <text:p><text:s/>333,173<text:s/></text:p>
          </table:table-cell>
          <table:table-cell office:value-type="float" office:value="1.0600907222661948" table:style-name="ce6">
            <text:p>1.060</text:p>
          </table:table-cell>
          <table:table-cell office:value-type="float" office:value="353193.2022783198" table:style-name="ce5">
            <text:p><text:s/>353,1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193.2022783198" table:style-name="ce5">
            <text:p><text:s/>353,193<text:s/></text:p>
          </table:table-cell>
          <table:table-cell office:value-type="float" office:value="1.0188827948571921" table:style-name="ce6">
            <text:p>1.019</text:p>
          </table:table-cell>
          <table:table-cell office:value-type="float" office:value="359862.47706189612" table:style-name="ce5">
            <text:p><text:s/>359,862<text:s/></text:p>
          </table:table-cell>
          <table:table-cell office:value-type="float" office:value="1.055073485614588" table:style-name="ce6">
            <text:p>1.055</text:p>
          </table:table-cell>
          <table:table-cell office:value-type="float" office:value="379681.35801559448" table:style-name="ce5">
            <text:p><text:s/>379,6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681.35801559448" table:style-name="ce5">
            <text:p><text:s/>379,681<text:s/></text:p>
          </table:table-cell>
          <table:table-cell office:value-type="float" office:value="1.0185719467152585" table:style-name="ce6">
            <text:p>1.019</text:p>
          </table:table-cell>
          <table:table-cell office:value-type="float" office:value="386732.77996543713" table:style-name="ce5">
            <text:p><text:s/>386,733<text:s/></text:p>
          </table:table-cell>
          <table:table-cell office:value-type="float" office:value="1.0398020783925155" table:style-name="ce6">
            <text:p>1.040</text:p>
          </table:table-cell>
          <table:table-cell office:value-type="float" office:value="402125.54839057691" table:style-name="ce5">
            <text:p><text:s/>402,12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508.794195554801" table:style-name="ce5">
            <text:p><text:s/>69,5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9508.794195554801" table:style-name="ce5">
            <text:p><text:s/>69,509<text:s/></text:p>
          </table:table-cell>
          <table:table-cell office:value-type="float" office:value="0.97341866335121163" table:style-name="ce6">
            <text:p>0.973</text:p>
          </table:table-cell>
          <table:table-cell office:value-type="float" office:value="67661.157536991406" table:style-name="ce5">
            <text:p><text:s/>67,661<text:s/></text:p>
          </table:table-cell>
          <table:table-cell office:value-type="float" office:value="1.2147402132931417" table:style-name="ce6">
            <text:p>1.215</text:p>
          </table:table-cell>
          <table:table-cell office:value-type="float" office:value="82190.728938145796" table:style-name="ce5">
            <text:p><text:s/>82,1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190.728938145796" table:style-name="ce5">
            <text:p><text:s/>82,191<text:s/></text:p>
          </table:table-cell>
          <table:table-cell office:value-type="float" office:value="1.0167147904238698" table:style-name="ce6">
            <text:p>1.017</text:p>
          </table:table-cell>
          <table:table-cell office:value-type="float" office:value="83564.529747132008" table:style-name="ce5">
            <text:p><text:s/>83,565<text:s/></text:p>
          </table:table-cell>
          <table:table-cell office:value-type="float" office:value="1.0770698110604007" table:style-name="ce6">
            <text:p>1.077</text:p>
          </table:table-cell>
          <table:table-cell office:value-type="float" office:value="90004.832266094701" table:style-name="ce5">
            <text:p><text:s/>90,0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0004.832266094701" table:style-name="ce5">
            <text:p><text:s/>90,005<text:s/></text:p>
          </table:table-cell>
          <table:table-cell office:value-type="float" office:value="1.0461561520248868" table:style-name="ce6">
            <text:p>1.046</text:p>
          </table:table-cell>
          <table:table-cell office:value-type="float" office:value="94159.108987143001" table:style-name="ce5">
            <text:p><text:s/>94,159<text:s/></text:p>
          </table:table-cell>
          <table:table-cell office:value-type="float" office:value="1.1239924644789125" table:style-name="ce6">
            <text:p>1.124</text:p>
          </table:table-cell>
          <table:table-cell office:value-type="float" office:value="105834.1289635974" table:style-name="ce5">
            <text:p><text:s/>105,8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834.1289635974" table:style-name="ce5">
            <text:p><text:s/>105,834<text:s/></text:p>
          </table:table-cell>
          <table:table-cell office:value-type="float" office:value="1.0293978528706942" table:style-name="ce6">
            <text:p>1.029</text:p>
          </table:table-cell>
          <table:table-cell office:value-type="float" office:value="108945.42511556731" table:style-name="ce5">
            <text:p><text:s/>108,945<text:s/></text:p>
          </table:table-cell>
          <table:table-cell office:value-type="float" office:value="1.0402985298162828" table:style-name="ce6">
            <text:p>1.040</text:p>
          </table:table-cell>
          <table:table-cell office:value-type="float" office:value="113335.7655779346" table:style-name="ce5">
            <text:p><text:s/>113,3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335.7655779346" table:style-name="ce5">
            <text:p><text:s/>113,336<text:s/></text:p>
          </table:table-cell>
          <table:table-cell office:value-type="float" office:value="1.0434381086550897" table:style-name="ce6">
            <text:p>1.043</text:p>
          </table:table-cell>
          <table:table-cell office:value-type="float" office:value="118258.85687761669" table:style-name="ce5">
            <text:p><text:s/>118,259<text:s/></text:p>
          </table:table-cell>
          <table:table-cell office:value-type="float" office:value="1.0622795642427414" table:style-name="ce6">
            <text:p>1.062</text:p>
          </table:table-cell>
          <table:table-cell office:value-type="float" office:value="125623.96695179939" table:style-name="ce5">
            <text:p><text:s/>125,6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5623.96695179939" table:style-name="ce5">
            <text:p><text:s/>125,624<text:s/></text:p>
          </table:table-cell>
          <table:table-cell office:value-type="float" office:value="1.0699789515731313" table:style-name="ce6">
            <text:p>1.070</text:p>
          </table:table-cell>
          <table:table-cell office:value-type="float" office:value="134415.00045154401" table:style-name="ce5">
            <text:p><text:s/>134,415<text:s/></text:p>
          </table:table-cell>
          <table:table-cell office:value-type="float" office:value="1.1301910603355139" table:style-name="ce6">
            <text:p>1.130</text:p>
          </table:table-cell>
          <table:table-cell office:value-type="float" office:value="151914.63188532912" table:style-name="ce5">
            <text:p><text:s/>151,9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914.63188532912" table:style-name="ce5">
            <text:p><text:s/>151,915<text:s/></text:p>
          </table:table-cell>
          <table:table-cell office:value-type="float" office:value="0.96592228419567161" table:style-name="ce6">
            <text:p>0.966</text:p>
          </table:table-cell>
          <table:table-cell office:value-type="float" office:value="146737.72823342169" table:style-name="ce5">
            <text:p><text:s/>146,738<text:s/></text:p>
          </table:table-cell>
          <table:table-cell office:value-type="float" office:value="1.0497859810886567" table:style-name="ce6">
            <text:p>1.050</text:p>
          </table:table-cell>
          <table:table-cell office:value-type="float" office:value="154043.2099962433" table:style-name="ce5">
            <text:p><text:s/>154,0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4043.2099962433" table:style-name="ce5">
            <text:p><text:s/>154,043<text:s/></text:p>
          </table:table-cell>
          <table:table-cell office:value-type="float" office:value="1.0943861004184288" table:style-name="ce6">
            <text:p>1.094</text:p>
          </table:table-cell>
          <table:table-cell office:value-type="float" office:value="168582.74788372579" table:style-name="ce5">
            <text:p><text:s/>168,583<text:s/></text:p>
          </table:table-cell>
          <table:table-cell office:value-type="float" office:value="1.0914811040586507" table:style-name="ce6">
            <text:p>1.091</text:p>
          </table:table-cell>
          <table:table-cell office:value-type="float" office:value="184004.88378537021" table:style-name="ce5">
            <text:p><text:s/>184,0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4004.88378537021" table:style-name="ce5">
            <text:p><text:s/>184,005<text:s/></text:p>
          </table:table-cell>
          <table:table-cell office:value-type="float" office:value="1.0498400977977063" table:style-name="ce6">
            <text:p>1.050</text:p>
          </table:table-cell>
          <table:table-cell office:value-type="float" office:value="193175.70518848865" table:style-name="ce5">
            <text:p><text:s/>193,176<text:s/></text:p>
          </table:table-cell>
          <table:table-cell office:value-type="float" office:value="1.0891801636741187" table:style-name="ce6">
            <text:p>1.089</text:p>
          </table:table-cell>
          <table:table-cell office:value-type="float" office:value="210403.14619506136" table:style-name="ce5">
            <text:p><text:s/>210,40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0403.14619506136" table:style-name="ce5">
            <text:p><text:s/>210,403<text:s/></text:p>
          </table:table-cell>
          <table:table-cell office:value-type="float" office:value="1.0250883895324312" table:style-name="ce6">
            <text:p>1.025</text:p>
          </table:table-cell>
          <table:table-cell office:value-type="float" office:value="215681.82228565213" table:style-name="ce5">
            <text:p><text:s/>215,682<text:s/></text:p>
          </table:table-cell>
          <table:table-cell office:value-type="float" office:value="1.0626794985172994" table:style-name="ce6">
            <text:p>1.063</text:p>
          </table:table-cell>
          <table:table-cell office:value-type="float" office:value="229200.65074581408" table:style-name="ce5">
            <text:p><text:s/>229,2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9200.65074581408" table:style-name="ce5">
            <text:p><text:s/>229,201<text:s/></text:p>
          </table:table-cell>
          <table:table-cell office:value-type="float" office:value="1.0224342745004498" table:style-name="ce6">
            <text:p>1.022</text:p>
          </table:table-cell>
          <table:table-cell office:value-type="float" office:value="234342.6010603274" table:style-name="ce5">
            <text:p><text:s/>234,343<text:s/></text:p>
          </table:table-cell>
          <table:table-cell office:value-type="float" office:value="1.1006297107938889" table:style-name="ce6">
            <text:p>1.101</text:p>
          </table:table-cell>
          <table:table-cell office:value-type="float" office:value="257924.42923171585" table:style-name="ce5">
            <text:p><text:s/>257,9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7924.42923171585" table:style-name="ce5">
            <text:p><text:s/>257,924<text:s/></text:p>
          </table:table-cell>
          <table:table-cell office:value-type="float" office:value="1.0115943611812852" table:style-name="ce6">
            <text:p>1.012</text:p>
          </table:table-cell>
          <table:table-cell office:value-type="float" office:value="260914.8982217052" table:style-name="ce5">
            <text:p><text:s/>260,915<text:s/></text:p>
          </table:table-cell>
          <table:table-cell office:value-type="float" office:value="1.1035219668310254" table:style-name="ce6">
            <text:p>1.104</text:p>
          </table:table-cell>
          <table:table-cell office:value-type="float" office:value="287925.32166113291" table:style-name="ce5">
            <text:p><text:s/>287,92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7925.32166113291" table:style-name="ce5">
            <text:p><text:s/>287,925<text:s/></text:p>
          </table:table-cell>
          <table:table-cell office:value-type="float" office:value="0.95406893558821049" table:style-name="ce6">
            <text:p>0.954</text:p>
          </table:table-cell>
          <table:table-cell office:value-type="float" office:value="274700.60516613023" table:style-name="ce5">
            <text:p><text:s/>274,701<text:s/></text:p>
          </table:table-cell>
          <table:table-cell office:value-type="float" office:value="1.0233341694090923" table:style-name="ce6">
            <text:p>1.023</text:p>
          </table:table-cell>
          <table:table-cell office:value-type="float" office:value="281110.51562385686" table:style-name="ce5">
            <text:p><text:s/>281,1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1110.51562385686" table:style-name="ce5">
            <text:p><text:s/>281,111<text:s/></text:p>
          </table:table-cell>
          <table:table-cell office:value-type="float" office:value="0.95007729851206846" table:style-name="ce6">
            <text:p>0.950</text:p>
          </table:table-cell>
          <table:table-cell office:value-type="float" office:value="267076.71926724853" table:style-name="ce5">
            <text:p><text:s/>267,077<text:s/></text:p>
          </table:table-cell>
          <table:table-cell office:value-type="float" office:value="1.0909754326172167" table:style-name="ce6">
            <text:p>1.091</text:p>
          </table:table-cell>
          <table:table-cell office:value-type="float" office:value="291374.13934457343" table:style-name="ce5">
            <text:p><text:s/>291,3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1374.13934457343" table:style-name="ce5">
            <text:p><text:s/>291,374<text:s/></text:p>
          </table:table-cell>
          <table:table-cell office:value-type="float" office:value="1.0008398951450184" table:style-name="ce6">
            <text:p>1.001</text:p>
          </table:table-cell>
          <table:table-cell office:value-type="float" office:value="291618.86306959286" table:style-name="ce5">
            <text:p><text:s/>291,619<text:s/></text:p>
          </table:table-cell>
          <table:table-cell office:value-type="float" office:value="1.0682203866309887" table:style-name="ce6">
            <text:p>1.068</text:p>
          </table:table-cell>
          <table:table-cell office:value-type="float" office:value="311513.21465708985" table:style-name="ce5">
            <text:p><text:s/>311,5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1513.21465708985" table:style-name="ce5">
            <text:p><text:s/>311,513<text:s/></text:p>
          </table:table-cell>
          <table:table-cell office:value-type="float" office:value="1.0130784459029711" table:style-name="ce6">
            <text:p>1.013</text:p>
          </table:table-cell>
          <table:table-cell office:value-type="float" office:value="315587.32338304323" table:style-name="ce5">
            <text:p><text:s/>315,587<text:s/></text:p>
          </table:table-cell>
          <table:table-cell office:value-type="float" office:value="1.042997209509654" table:style-name="ce6">
            <text:p>1.043</text:p>
          </table:table-cell>
          <table:table-cell office:value-type="float" office:value="329156.69764513482" table:style-name="ce5">
            <text:p><text:s/>329,1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322.998201642302" table:style-name="ce5">
            <text:p><text:s/>41,3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1322.998201642302" table:style-name="ce5">
            <text:p><text:s/>41,323<text:s/></text:p>
          </table:table-cell>
          <table:table-cell office:value-type="float" office:value="0.97196480787281647" table:style-name="ce6">
            <text:p>0.972</text:p>
          </table:table-cell>
          <table:table-cell office:value-type="float" office:value="40164.500007788003" table:style-name="ce5">
            <text:p><text:s/>40,165<text:s/></text:p>
          </table:table-cell>
          <table:table-cell office:value-type="float" office:value="1.2940976403861089" table:style-name="ce6">
            <text:p>1.294</text:p>
          </table:table-cell>
          <table:table-cell office:value-type="float" office:value="51976.7846873663" table:style-name="ce5">
            <text:p><text:s/>51,9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976.7846873663" table:style-name="ce5">
            <text:p><text:s/>51,977<text:s/></text:p>
          </table:table-cell>
          <table:table-cell office:value-type="float" office:value="1.0052889559743432" table:style-name="ce6">
            <text:p>1.005</text:p>
          </table:table-cell>
          <table:table-cell office:value-type="float" office:value="52251.687613265698" table:style-name="ce5">
            <text:p><text:s/>52,252<text:s/></text:p>
          </table:table-cell>
          <table:table-cell office:value-type="float" office:value="1.0682819075134615" table:style-name="ce6">
            <text:p>1.068</text:p>
          </table:table-cell>
          <table:table-cell office:value-type="float" office:value="55819.532514296996" table:style-name="ce5">
            <text:p><text:s/>55,8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819.532514296996" table:style-name="ce5">
            <text:p><text:s/>55,820<text:s/></text:p>
          </table:table-cell>
          <table:table-cell office:value-type="float" office:value="1.0508647798371045" table:style-name="ce6">
            <text:p>1.051</text:p>
          </table:table-cell>
          <table:table-cell office:value-type="float" office:value="58658.780746246804" table:style-name="ce5">
            <text:p><text:s/>58,659<text:s/></text:p>
          </table:table-cell>
          <table:table-cell office:value-type="float" office:value="1.1330802153979542" table:style-name="ce6">
            <text:p>1.133</text:p>
          </table:table-cell>
          <table:table-cell office:value-type="float" office:value="66465.103922938695" table:style-name="ce5">
            <text:p><text:s/>66,46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6465.103922938695" table:style-name="ce5">
            <text:p><text:s/>66,465<text:s/></text:p>
          </table:table-cell>
          <table:table-cell office:value-type="float" office:value="1.0311593087473898" table:style-name="ce6">
            <text:p>1.031</text:p>
          </table:table-cell>
          <table:table-cell office:value-type="float" office:value="68536.110617000901" table:style-name="ce5">
            <text:p><text:s/>68,536<text:s/></text:p>
          </table:table-cell>
          <table:table-cell office:value-type="float" office:value="1.0179892633813681" table:style-name="ce6">
            <text:p>1.018</text:p>
          </table:table-cell>
          <table:table-cell office:value-type="float" office:value="69769.02476202471" table:style-name="ce5">
            <text:p><text:s/>69,7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769.02476202471" table:style-name="ce5">
            <text:p><text:s/>69,769<text:s/></text:p>
          </table:table-cell>
          <table:table-cell office:value-type="float" office:value="1.0456579830411286" table:style-name="ce6">
            <text:p>1.046</text:p>
          </table:table-cell>
          <table:table-cell office:value-type="float" office:value="72954.537711405297" table:style-name="ce5">
            <text:p><text:s/>72,955<text:s/></text:p>
          </table:table-cell>
          <table:table-cell office:value-type="float" office:value="1.0129237822295432" table:style-name="ce6">
            <text:p>1.013</text:p>
          </table:table-cell>
          <table:table-cell office:value-type="float" office:value="73897.386269444498" table:style-name="ce5">
            <text:p><text:s/>73,8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897.386269444498" table:style-name="ce5">
            <text:p><text:s/>73,897<text:s/></text:p>
          </table:table-cell>
          <table:table-cell office:value-type="float" office:value="1.0693387735849971" table:style-name="ce6">
            <text:p>1.069</text:p>
          </table:table-cell>
          <table:table-cell office:value-type="float" office:value="79021.34040450459" table:style-name="ce5">
            <text:p><text:s/>79,021<text:s/></text:p>
          </table:table-cell>
          <table:table-cell office:value-type="float" office:value="1.109917125182899" table:style-name="ce6">
            <text:p>1.110</text:p>
          </table:table-cell>
          <table:table-cell office:value-type="float" office:value="87707.13896986701" table:style-name="ce5">
            <text:p><text:s/>87,7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707.13896986701" table:style-name="ce5">
            <text:p><text:s/>87,707<text:s/></text:p>
          </table:table-cell>
          <table:table-cell office:value-type="float" office:value="0.9731738831602299" table:style-name="ce6">
            <text:p>0.973</text:p>
          </table:table-cell>
          <table:table-cell office:value-type="float" office:value="85354.297012179391" table:style-name="ce5">
            <text:p><text:s/>85,354<text:s/></text:p>
          </table:table-cell>
          <table:table-cell office:value-type="float" office:value="1.0216144731328085" table:style-name="ce6">
            <text:p>1.022</text:p>
          </table:table-cell>
          <table:table-cell office:value-type="float" office:value="87199.185171718898" table:style-name="ce5">
            <text:p><text:s/>87,1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7199.185171718898" table:style-name="ce5">
            <text:p><text:s/>87,199<text:s/></text:p>
          </table:table-cell>
          <table:table-cell office:value-type="float" office:value="1.084740068145073" table:style-name="ce6">
            <text:p>1.085</text:p>
          </table:table-cell>
          <table:table-cell office:value-type="float" office:value="94588.450065365207" table:style-name="ce5">
            <text:p><text:s/>94,588<text:s/></text:p>
          </table:table-cell>
          <table:table-cell office:value-type="float" office:value="1.0302695564349256" table:style-name="ce6">
            <text:p>1.030</text:p>
          </table:table-cell>
          <table:table-cell office:value-type="float" office:value="97451.600492710902" table:style-name="ce5">
            <text:p><text:s/>97,4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451.600492710902" table:style-name="ce5">
            <text:p><text:s/>97,452<text:s/></text:p>
          </table:table-cell>
          <table:table-cell office:value-type="float" office:value="1.0594508287775919" table:style-name="ce6">
            <text:p>1.059</text:p>
          </table:table-cell>
          <table:table-cell office:value-type="float" office:value="103245.17890770535" table:style-name="ce5">
            <text:p><text:s/>103,245<text:s/></text:p>
          </table:table-cell>
          <table:table-cell office:value-type="float" office:value="1.056461033782464" table:style-name="ce6">
            <text:p>1.056</text:p>
          </table:table-cell>
          <table:table-cell office:value-type="float" office:value="109074.50844188985" table:style-name="ce5">
            <text:p><text:s/>109,0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9074.50844188985" table:style-name="ce5">
            <text:p><text:s/>109,075<text:s/></text:p>
          </table:table-cell>
          <table:table-cell office:value-type="float" office:value="1.0378393372130315" table:style-name="ce6">
            <text:p>1.038</text:p>
          </table:table-cell>
          <table:table-cell office:value-type="float" office:value="113201.81554816816" table:style-name="ce5">
            <text:p><text:s/>113,202<text:s/></text:p>
          </table:table-cell>
          <table:table-cell office:value-type="float" office:value="1.0342075804127284" table:style-name="ce6">
            <text:p>1.034</text:p>
          </table:table-cell>
          <table:table-cell office:value-type="float" office:value="117074.17575639897" table:style-name="ce5">
            <text:p><text:s/>117,0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074.17575639897" table:style-name="ce5">
            <text:p><text:s/>117,074<text:s/></text:p>
          </table:table-cell>
          <table:table-cell office:value-type="float" office:value="1.0250694907858628" table:style-name="ce6">
            <text:p>1.025</text:p>
          </table:table-cell>
          <table:table-cell office:value-type="float" office:value="120009.16572678651" table:style-name="ce5">
            <text:p><text:s/>120,009<text:s/></text:p>
          </table:table-cell>
          <table:table-cell office:value-type="float" office:value="1.1054407303226967" table:style-name="ce6">
            <text:p>1.105</text:p>
          </table:table-cell>
          <table:table-cell office:value-type="float" office:value="132663.01980643644" table:style-name="ce5">
            <text:p><text:s/>132,6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663.01980643644" table:style-name="ce5">
            <text:p><text:s/>132,663<text:s/></text:p>
          </table:table-cell>
          <table:table-cell office:value-type="float" office:value="1.0191018259215501" table:style-name="ce6">
            <text:p>1.019</text:p>
          </table:table-cell>
          <table:table-cell office:value-type="float" office:value="135197.12571700613" table:style-name="ce5">
            <text:p><text:s/>135,197<text:s/></text:p>
          </table:table-cell>
          <table:table-cell office:value-type="float" office:value="1.0723451031555424" table:style-name="ce6">
            <text:p>1.072</text:p>
          </table:table-cell>
          <table:table-cell office:value-type="float" office:value="144977.97572333578" table:style-name="ce5">
            <text:p><text:s/>144,9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4977.97572333578" table:style-name="ce5">
            <text:p><text:s/>144,978<text:s/></text:p>
          </table:table-cell>
          <table:table-cell office:value-type="float" office:value="0.95186183918023126" table:style-name="ce6">
            <text:p>0.952</text:p>
          </table:table-cell>
          <table:table-cell office:value-type="float" office:value="137999.00261264131" table:style-name="ce5">
            <text:p><text:s/>137,999<text:s/></text:p>
          </table:table-cell>
          <table:table-cell office:value-type="float" office:value="1.0558177297711082" table:style-name="ce6">
            <text:p>1.056</text:p>
          </table:table-cell>
          <table:table-cell office:value-type="float" office:value="145701.7936491562" table:style-name="ce5">
            <text:p><text:s/>145,7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701.7936491562" table:style-name="ce5">
            <text:p><text:s/>145,702<text:s/></text:p>
          </table:table-cell>
          <table:table-cell office:value-type="float" office:value="0.95460728513701731" table:style-name="ce6">
            <text:p>0.955</text:p>
          </table:table-cell>
          <table:table-cell office:value-type="float" office:value="139087.99367501491" table:style-name="ce5">
            <text:p><text:s/>139,088<text:s/></text:p>
          </table:table-cell>
          <table:table-cell office:value-type="float" office:value="1.0839464400524794" table:style-name="ce6">
            <text:p>1.084</text:p>
          </table:table-cell>
          <table:table-cell office:value-type="float" office:value="150763.93559807417" table:style-name="ce5">
            <text:p><text:s/>150,7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763.93559807417" table:style-name="ce5">
            <text:p><text:s/>150,764<text:s/></text:p>
          </table:table-cell>
          <table:table-cell office:value-type="float" office:value="1.0031551734452984" table:style-name="ce6">
            <text:p>1.003</text:p>
          </table:table-cell>
          <table:table-cell office:value-type="float" office:value="151239.62196418189" table:style-name="ce5">
            <text:p><text:s/>151,240<text:s/></text:p>
          </table:table-cell>
          <table:table-cell office:value-type="float" office:value="1.0929654836478662" table:style-name="ce6">
            <text:p>1.093</text:p>
          </table:table-cell>
          <table:table-cell office:value-type="float" office:value="165299.6865668025" table:style-name="ce5">
            <text:p><text:s/>165,3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299.6865668025" table:style-name="ce5">
            <text:p><text:s/>165,300<text:s/></text:p>
          </table:table-cell>
          <table:table-cell office:value-type="float" office:value="1.0131895961718618" table:style-name="ce6">
            <text:p>1.013</text:p>
          </table:table-cell>
          <table:table-cell office:value-type="float" office:value="167479.92267995395" table:style-name="ce5">
            <text:p><text:s/>167,480<text:s/></text:p>
          </table:table-cell>
          <table:table-cell office:value-type="float" office:value="1.0378501455309215" table:style-name="ce6">
            <text:p>1.038</text:p>
          </table:table-cell>
          <table:table-cell office:value-type="float" office:value="173819.06212689768" table:style-name="ce5">
            <text:p><text:s/>173,81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185.795993912492" table:style-name="ce5">
            <text:p><text:s/>28,1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185.795993912492" table:style-name="ce5">
            <text:p><text:s/>28,186<text:s/></text:p>
          </table:table-cell>
          <table:table-cell office:value-type="float" office:value="0.97555015069086815" table:style-name="ce6">
            <text:p>0.976</text:p>
          </table:table-cell>
          <table:table-cell office:value-type="float" office:value="27496.657529203399" table:style-name="ce5">
            <text:p><text:s/>27,497<text:s/></text:p>
          </table:table-cell>
          <table:table-cell office:value-type="float" office:value="1.0988224375522786" table:style-name="ce6">
            <text:p>1.099</text:p>
          </table:table-cell>
          <table:table-cell office:value-type="float" office:value="30213.944250779496" table:style-name="ce5">
            <text:p><text:s/>30,2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213.944250779496" table:style-name="ce5">
            <text:p><text:s/>30,214<text:s/></text:p>
          </table:table-cell>
          <table:table-cell office:value-type="float" office:value="1.036370553740545" table:style-name="ce6">
            <text:p>1.036</text:p>
          </table:table-cell>
          <table:table-cell office:value-type="float" office:value="31312.842133866303" table:style-name="ce5">
            <text:p><text:s/>31,313<text:s/></text:p>
          </table:table-cell>
          <table:table-cell office:value-type="float" office:value="1.0917341710998727" table:style-name="ce6">
            <text:p>1.092</text:p>
          </table:table-cell>
          <table:table-cell office:value-type="float" office:value="34185.299751797698" table:style-name="ce5">
            <text:p><text:s/>34,1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185.299751797698" table:style-name="ce5">
            <text:p><text:s/>34,185<text:s/></text:p>
          </table:table-cell>
          <table:table-cell office:value-type="float" office:value="1.0384676600365146" table:style-name="ce6">
            <text:p>1.038</text:p>
          </table:table-cell>
          <table:table-cell office:value-type="float" office:value="35500.328240896204" table:style-name="ce5">
            <text:p><text:s/>35,500<text:s/></text:p>
          </table:table-cell>
          <table:table-cell office:value-type="float" office:value="1.1089763670214683" table:style-name="ce6">
            <text:p>1.109</text:p>
          </table:table-cell>
          <table:table-cell office:value-type="float" office:value="39369.0250406587" table:style-name="ce5">
            <text:p><text:s/>39,3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369.0250406587" table:style-name="ce5">
            <text:p><text:s/>39,369<text:s/></text:p>
          </table:table-cell>
          <table:table-cell office:value-type="float" office:value="1.0264240594435179" table:style-name="ce6">
            <text:p>1.026</text:p>
          </table:table-cell>
          <table:table-cell office:value-type="float" office:value="40409.314498566404" table:style-name="ce5">
            <text:p><text:s/>40,409<text:s/></text:p>
          </table:table-cell>
          <table:table-cell office:value-type="float" office:value="1.0781361019488589" table:style-name="ce6">
            <text:p>1.078</text:p>
          </table:table-cell>
          <table:table-cell office:value-type="float" office:value="43566.7408159099" table:style-name="ce5">
            <text:p><text:s/>43,5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566.7408159099" table:style-name="ce5">
            <text:p><text:s/>43,567<text:s/></text:p>
          </table:table-cell>
          <table:table-cell office:value-type="float" office:value="1.0398831383243377" table:style-name="ce6">
            <text:p>1.040</text:p>
          </table:table-cell>
          <table:table-cell office:value-type="float" office:value="45304.319166211397" table:style-name="ce5">
            <text:p><text:s/>45,304<text:s/></text:p>
          </table:table-cell>
          <table:table-cell office:value-type="float" office:value="1.1417582613388726" table:style-name="ce6">
            <text:p>1.142</text:p>
          </table:table-cell>
          <table:table-cell office:value-type="float" office:value="51726.580682354892" table:style-name="ce5">
            <text:p><text:s/>51,7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726.580682354892" table:style-name="ce5">
            <text:p><text:s/>51,727<text:s/></text:p>
          </table:table-cell>
          <table:table-cell office:value-type="float" office:value="1.0708935196626181" table:style-name="ce6">
            <text:p>1.071</text:p>
          </table:table-cell>
          <table:table-cell office:value-type="float" office:value="55393.660047039411" table:style-name="ce5">
            <text:p><text:s/>55,394<text:s/></text:p>
          </table:table-cell>
          <table:table-cell office:value-type="float" office:value="1.1591126648959127" table:style-name="ce6">
            <text:p>1.159</text:p>
          </table:table-cell>
          <table:table-cell office:value-type="float" office:value="64207.492915462099" table:style-name="ce5">
            <text:p><text:s/>64,2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207.492915462099" table:style-name="ce5">
            <text:p><text:s/>64,207<text:s/></text:p>
          </table:table-cell>
          <table:table-cell office:value-type="float" office:value="0.95601663348017552" table:style-name="ce6">
            <text:p>0.956</text:p>
          </table:table-cell>
          <table:table-cell office:value-type="float" office:value="61383.431221242296" table:style-name="ce5">
            <text:p><text:s/>61,383<text:s/></text:p>
          </table:table-cell>
          <table:table-cell office:value-type="float" office:value="1.088958754742801" table:style-name="ce6">
            <text:p>1.089</text:p>
          </table:table-cell>
          <table:table-cell office:value-type="float" office:value="66844.024824524386" table:style-name="ce5">
            <text:p><text:s/>66,8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844.024824524386" table:style-name="ce5">
            <text:p><text:s/>66,844<text:s/></text:p>
          </table:table-cell>
          <table:table-cell office:value-type="float" office:value="1.1069695161625404" table:style-name="ce6">
            <text:p>1.107</text:p>
          </table:table-cell>
          <table:table-cell office:value-type="float" office:value="73994.297818360603" table:style-name="ce5">
            <text:p><text:s/>73,994<text:s/></text:p>
          </table:table-cell>
          <table:table-cell office:value-type="float" office:value="1.1697290986547126" table:style-name="ce6">
            <text:p>1.170</text:p>
          </table:table-cell>
          <table:table-cell office:value-type="float" office:value="86553.283292659296" table:style-name="ce5">
            <text:p><text:s/>86,5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553.283292659296" table:style-name="ce5">
            <text:p><text:s/>86,553<text:s/></text:p>
          </table:table-cell>
          <table:table-cell office:value-type="float" office:value="1.0390192360086983" table:style-name="ce6">
            <text:p>1.039</text:p>
          </table:table-cell>
          <table:table-cell office:value-type="float" office:value="89930.526280783291" table:style-name="ce5">
            <text:p><text:s/>89,931<text:s/></text:p>
          </table:table-cell>
          <table:table-cell office:value-type="float" office:value="1.1267435201791298" table:style-name="ce6">
            <text:p>1.127</text:p>
          </table:table-cell>
          <table:table-cell office:value-type="float" office:value="101328.63775317153" table:style-name="ce5">
            <text:p><text:s/>101,3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1328.63775317153" table:style-name="ce5">
            <text:p><text:s/>101,329<text:s/></text:p>
          </table:table-cell>
          <table:table-cell office:value-type="float" office:value="1.0113627204494458" table:style-name="ce6">
            <text:p>1.011</text:p>
          </table:table-cell>
          <table:table-cell office:value-type="float" office:value="102480.00673748396" table:style-name="ce5">
            <text:p><text:s/>102,480<text:s/></text:p>
          </table:table-cell>
          <table:table-cell office:value-type="float" office:value="1.09413024607465" table:style-name="ce6">
            <text:p>1.094</text:p>
          </table:table-cell>
          <table:table-cell office:value-type="float" office:value="112126.47498941512" table:style-name="ce5">
            <text:p><text:s/>112,1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126.47498941512" table:style-name="ce5">
            <text:p><text:s/>112,126<text:s/></text:p>
          </table:table-cell>
          <table:table-cell office:value-type="float" office:value="1.0196827764748164" table:style-name="ce6">
            <text:p>1.020</text:p>
          </table:table-cell>
          <table:table-cell office:value-type="float" office:value="114333.43533354088" table:style-name="ce5">
            <text:p><text:s/>114,333<text:s/></text:p>
          </table:table-cell>
          <table:table-cell office:value-type="float" office:value="1.0955798630545714" table:style-name="ce6">
            <text:p>1.096</text:p>
          </table:table-cell>
          <table:table-cell office:value-type="float" office:value="125261.40942527942" table:style-name="ce5">
            <text:p><text:s/>125,2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5261.40942527942" table:style-name="ce5">
            <text:p><text:s/>125,261<text:s/></text:p>
          </table:table-cell>
          <table:table-cell office:value-type="float" office:value="1.0036432855219617" table:style-name="ce6">
            <text:p>1.004</text:p>
          </table:table-cell>
          <table:table-cell office:value-type="float" office:value="125717.77250469907" table:style-name="ce5">
            <text:p><text:s/>125,718<text:s/></text:p>
          </table:table-cell>
          <table:table-cell office:value-type="float" office:value="1.1370496238505505" table:style-name="ce6">
            <text:p>1.137</text:p>
          </table:table-cell>
          <table:table-cell office:value-type="float" office:value="142947.34593779716" table:style-name="ce5">
            <text:p><text:s/>142,94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2947.34593779716" table:style-name="ce5">
            <text:p><text:s/>142,947<text:s/></text:p>
          </table:table-cell>
          <table:table-cell office:value-type="float" office:value="0.95630738476931176" table:style-name="ce6">
            <text:p>0.956</text:p>
          </table:table-cell>
          <table:table-cell office:value-type="float" office:value="136701.60255348889" table:style-name="ce5">
            <text:p><text:s/>136,702<text:s/></text:p>
          </table:table-cell>
          <table:table-cell office:value-type="float" office:value="0.99054231585703378" table:style-name="ce6">
            <text:p>0.991</text:p>
          </table:table-cell>
          <table:table-cell office:value-type="float" office:value="135408.72197470069" table:style-name="ce5">
            <text:p><text:s/>135,4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5408.72197470069" table:style-name="ce5">
            <text:p><text:s/>135,409<text:s/></text:p>
          </table:table-cell>
          <table:table-cell office:value-type="float" office:value="0.94520296570073703" table:style-name="ce6">
            <text:p>0.945</text:p>
          </table:table-cell>
          <table:table-cell office:value-type="float" office:value="127988.72559223365" table:style-name="ce5">
            <text:p><text:s/>127,989<text:s/></text:p>
          </table:table-cell>
          <table:table-cell office:value-type="float" office:value="1.0986139841291731" table:style-name="ce6">
            <text:p>1.099</text:p>
          </table:table-cell>
          <table:table-cell office:value-type="float" office:value="140610.20374649926" table:style-name="ce5">
            <text:p><text:s/>140,6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610.20374649926" table:style-name="ce5">
            <text:p><text:s/>140,610<text:s/></text:p>
          </table:table-cell>
          <table:table-cell office:value-type="float" office:value="0.99835742616869605" table:style-name="ce6">
            <text:p>0.998</text:p>
          </table:table-cell>
          <table:table-cell office:value-type="float" office:value="140379.24110541094" table:style-name="ce5">
            <text:p><text:s/>140,379<text:s/></text:p>
          </table:table-cell>
          <table:table-cell office:value-type="float" office:value="1.04156089560632" table:style-name="ce6">
            <text:p>1.042</text:p>
          </table:table-cell>
          <table:table-cell office:value-type="float" office:value="146213.52809028735" table:style-name="ce5">
            <text:p><text:s/>146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6213.52809028735" table:style-name="ce5">
            <text:p><text:s/>146,214<text:s/></text:p>
          </table:table-cell>
          <table:table-cell office:value-type="float" office:value="1.0129527865002508" table:style-name="ce6">
            <text:p>1.013</text:p>
          </table:table-cell>
          <table:table-cell office:value-type="float" office:value="148107.40070308925" table:style-name="ce5">
            <text:p><text:s/>148,107<text:s/></text:p>
          </table:table-cell>
          <table:table-cell office:value-type="float" office:value="1.0488175120272507" table:style-name="ce6">
            <text:p>1.049</text:p>
          </table:table-cell>
          <table:table-cell office:value-type="float" office:value="155337.63551823716" table:style-name="ce5">
            <text:p><text:s/>155,3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654.226548903949" table:style-name="ce5">
            <text:p><text:s/>31,6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654.226548903949" table:style-name="ce5">
            <text:p><text:s/>31,654<text:s/></text:p>
          </table:table-cell>
          <table:table-cell office:value-type="float" office:value="0.99954231005200034" table:style-name="ce6">
            <text:p>1.000</text:p>
          </table:table-cell>
          <table:table-cell office:value-type="float" office:value="31639.738727600812" table:style-name="ce5">
            <text:p><text:s/>31,640<text:s/></text:p>
          </table:table-cell>
          <table:table-cell office:value-type="float" office:value="1.1293194417695778" table:style-name="ce6">
            <text:p>1.129</text:p>
          </table:table-cell>
          <table:table-cell office:value-type="float" office:value="35731.37207758944" table:style-name="ce5">
            <text:p><text:s/>35,7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731.37207758944" table:style-name="ce5">
            <text:p><text:s/>35,731<text:s/></text:p>
          </table:table-cell>
          <table:table-cell office:value-type="float" office:value="1.032702069277937" table:style-name="ce6">
            <text:p>1.033</text:p>
          </table:table-cell>
          <table:table-cell office:value-type="float" office:value="36899.861882666512" table:style-name="ce5">
            <text:p><text:s/>36,900<text:s/></text:p>
          </table:table-cell>
          <table:table-cell office:value-type="float" office:value="1.0058880255867637" table:style-name="ce6">
            <text:p>1.006</text:p>
          </table:table-cell>
          <table:table-cell office:value-type="float" office:value="37117.129213579698" table:style-name="ce5">
            <text:p><text:s/>37,1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117.129213579698" table:style-name="ce5">
            <text:p><text:s/>37,117<text:s/></text:p>
          </table:table-cell>
          <table:table-cell office:value-type="float" office:value="1.0682555725741987" table:style-name="ce6">
            <text:p>1.068</text:p>
          </table:table-cell>
          <table:table-cell office:value-type="float" office:value="39650.580120363098" table:style-name="ce5">
            <text:p><text:s/>39,651<text:s/></text:p>
          </table:table-cell>
          <table:table-cell office:value-type="float" office:value="1.0526664519767102" table:style-name="ce6">
            <text:p>1.053</text:p>
          </table:table-cell>
          <table:table-cell office:value-type="float" office:value="41738.835494120904" table:style-name="ce5">
            <text:p><text:s/>41,7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738.835494120904" table:style-name="ce5">
            <text:p><text:s/>41,739<text:s/></text:p>
          </table:table-cell>
          <table:table-cell office:value-type="float" office:value="1.062577042673035" table:style-name="ce6">
            <text:p>1.063</text:p>
          </table:table-cell>
          <table:table-cell office:value-type="float" office:value="44350.7283839593" table:style-name="ce5">
            <text:p><text:s/>44,351<text:s/></text:p>
          </table:table-cell>
          <table:table-cell office:value-type="float" office:value="1.134791602370764" table:style-name="ce6">
            <text:p>1.135</text:p>
          </table:table-cell>
          <table:table-cell office:value-type="float" office:value="50328.834129143703" table:style-name="ce5">
            <text:p><text:s/>50,3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328.834129143703" table:style-name="ce5">
            <text:p><text:s/>50,329<text:s/></text:p>
          </table:table-cell>
          <table:table-cell office:value-type="float" office:value="1.0411207831939782" table:style-name="ce6">
            <text:p>1.041</text:p>
          </table:table-cell>
          <table:table-cell office:value-type="float" office:value="52398.395205773901" table:style-name="ce5">
            <text:p><text:s/>52,398<text:s/></text:p>
          </table:table-cell>
          <table:table-cell office:value-type="float" office:value="1.0730402712135403" table:style-name="ce6">
            <text:p>1.073</text:p>
          </table:table-cell>
          <table:table-cell office:value-type="float" office:value="56225.588202757899" table:style-name="ce5">
            <text:p><text:s/>56,2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225.588202757899" table:style-name="ce5">
            <text:p><text:s/>56,226<text:s/></text:p>
          </table:table-cell>
          <table:table-cell office:value-type="float" office:value="1.0578368230748949" table:style-name="ce6">
            <text:p>1.058</text:p>
          </table:table-cell>
          <table:table-cell office:value-type="float" office:value="59477.497599922695" table:style-name="ce5">
            <text:p><text:s/>59,477<text:s/></text:p>
          </table:table-cell>
          <table:table-cell office:value-type="float" office:value="1.0222909693873037" table:style-name="ce6">
            <text:p>1.022</text:p>
          </table:table-cell>
          <table:table-cell office:value-type="float" office:value="60803.308678155998" table:style-name="ce5">
            <text:p><text:s/>60,8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803.308678155998" table:style-name="ce5">
            <text:p><text:s/>60,803<text:s/></text:p>
          </table:table-cell>
          <table:table-cell office:value-type="float" office:value="1.034412540029066" table:style-name="ce6">
            <text:p>1.034</text:p>
          </table:table-cell>
          <table:table-cell office:value-type="float" office:value="62895.704971942701" table:style-name="ce5">
            <text:p><text:s/>62,896<text:s/></text:p>
          </table:table-cell>
          <table:table-cell office:value-type="float" office:value="1.1878667398978202" table:style-name="ce6">
            <text:p>1.188</text:p>
          </table:table-cell>
          <table:table-cell office:value-type="float" office:value="74711.716018596693" table:style-name="ce5">
            <text:p><text:s/>74,7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711.716018596693" table:style-name="ce5">
            <text:p><text:s/>74,712<text:s/></text:p>
          </table:table-cell>
          <table:table-cell office:value-type="float" office:value="1.0235519819671925" table:style-name="ce6">
            <text:p>1.024</text:p>
          </table:table-cell>
          <table:table-cell office:value-type="float" office:value="76471.325007004692" table:style-name="ce5">
            <text:p><text:s/>76,471<text:s/></text:p>
          </table:table-cell>
          <table:table-cell office:value-type="float" office:value="1.0568732059022845" table:style-name="ce6">
            <text:p>1.057</text:p>
          </table:table-cell>
          <table:table-cell office:value-type="float" office:value="80820.494419748589" table:style-name="ce5">
            <text:p><text:s/>80,8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820.494419748589" table:style-name="ce5">
            <text:p><text:s/>80,820<text:s/></text:p>
          </table:table-cell>
          <table:table-cell office:value-type="float" office:value="1.0784763481824244" table:style-name="ce6">
            <text:p>1.078</text:p>
          </table:table-cell>
          <table:table-cell office:value-type="float" office:value="87162.991680108476" table:style-name="ce5">
            <text:p><text:s/>87,163<text:s/></text:p>
          </table:table-cell>
          <table:table-cell office:value-type="float" office:value="1.1089139655452929" table:style-name="ce6">
            <text:p>1.109</text:p>
          </table:table-cell>
          <table:table-cell office:value-type="float" office:value="96656.258752780457" table:style-name="ce5">
            <text:p><text:s/>96,6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6656.258752780457" table:style-name="ce5">
            <text:p><text:s/>96,656<text:s/></text:p>
          </table:table-cell>
          <table:table-cell office:value-type="float" office:value="1.0374546746517472" table:style-name="ce6">
            <text:p>1.037</text:p>
          </table:table-cell>
          <table:table-cell office:value-type="float" office:value="100276.48747742095" table:style-name="ce5">
            <text:p><text:s/>100,276<text:s/></text:p>
          </table:table-cell>
          <table:table-cell office:value-type="float" office:value="1.0708618115397017" table:style-name="ce6">
            <text:p>1.071</text:p>
          </table:table-cell>
          <table:table-cell office:value-type="float" office:value="107382.26103490921" table:style-name="ce5">
            <text:p><text:s/>107,38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7382.26103490921" table:style-name="ce5">
            <text:p><text:s/>107,382<text:s/></text:p>
          </table:table-cell>
          <table:table-cell office:value-type="float" office:value="0.98929134375134364" table:style-name="ce6">
            <text:p>0.989</text:p>
          </table:table-cell>
          <table:table-cell office:value-type="float" office:value="106232.34131428288" table:style-name="ce5">
            <text:p><text:s/>106,232<text:s/></text:p>
          </table:table-cell>
          <table:table-cell office:value-type="float" office:value="1.1107597595874479" table:style-name="ce6">
            <text:p>1.111</text:p>
          </table:table-cell>
          <table:table-cell office:value-type="float" office:value="117998.60989866457" table:style-name="ce5">
            <text:p><text:s/>117,9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998.60989866457" table:style-name="ce5">
            <text:p><text:s/>117,999<text:s/></text:p>
          </table:table-cell>
          <table:table-cell office:value-type="float" office:value="1.0141660275188706" table:style-name="ce6">
            <text:p>1.014</text:p>
          </table:table-cell>
          <table:table-cell office:value-type="float" office:value="119670.18145367753" table:style-name="ce5">
            <text:p><text:s/>119,670<text:s/></text:p>
          </table:table-cell>
          <table:table-cell office:value-type="float" office:value="1.1431079708131291" table:style-name="ce6">
            <text:p>1.143</text:p>
          </table:table-cell>
          <table:table-cell office:value-type="float" office:value="136795.93828835228" table:style-name="ce5">
            <text:p><text:s/>136,7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6795.93828835228" table:style-name="ce5">
            <text:p><text:s/>136,796<text:s/></text:p>
          </table:table-cell>
          <table:table-cell office:value-type="float" office:value="0.93359046737960538" table:style-name="ce6">
            <text:p>0.934</text:p>
          </table:table-cell>
          <table:table-cell office:value-type="float" office:value="127711.38396225446" table:style-name="ce5">
            <text:p><text:s/>127,711<text:s/></text:p>
          </table:table-cell>
          <table:table-cell office:value-type="float" office:value="1.0629816226407498" table:style-name="ce6">
            <text:p>1.063</text:p>
          </table:table-cell>
          <table:table-cell office:value-type="float" office:value="135754.85415389307" table:style-name="ce5">
            <text:p><text:s/>135,7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5754.85415389307" table:style-name="ce5">
            <text:p><text:s/>135,755<text:s/></text:p>
          </table:table-cell>
          <table:table-cell office:value-type="float" office:value="0.96955885046254564" table:style-name="ce6">
            <text:p>0.970</text:p>
          </table:table-cell>
          <table:table-cell office:value-type="float" office:value="131622.3203381591" table:style-name="ce5">
            <text:p><text:s/>131,622<text:s/></text:p>
          </table:table-cell>
          <table:table-cell office:value-type="float" office:value="1.0742152882082441" table:style-name="ce6">
            <text:p>1.074</text:p>
          </table:table-cell>
          <table:table-cell office:value-type="float" office:value="141390.70877669341" table:style-name="ce5">
            <text:p><text:s/>141,3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1390.70877669341" table:style-name="ce5">
            <text:p><text:s/>141,391<text:s/></text:p>
          </table:table-cell>
          <table:table-cell office:value-type="float" office:value="1.0282064251349485" table:style-name="ce6">
            <text:p>1.028</text:p>
          </table:table-cell>
          <table:table-cell office:value-type="float" office:value="145378.83521858053" table:style-name="ce5">
            <text:p><text:s/>145,379<text:s/></text:p>
          </table:table-cell>
          <table:table-cell office:value-type="float" office:value="1.0439423703615318" table:style-name="ce6">
            <text:p>1.044</text:p>
          </table:table-cell>
          <table:table-cell office:value-type="float" office:value="151767.12583848351" table:style-name="ce5">
            <text:p><text:s/>151,7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767.12583848351" table:style-name="ce5">
            <text:p><text:s/>151,767<text:s/></text:p>
          </table:table-cell>
          <table:table-cell office:value-type="float" office:value="1.0373450964857736" table:style-name="ce6">
            <text:p>1.037</text:p>
          </table:table-cell>
          <table:table-cell office:value-type="float" office:value="157434.88379629023" table:style-name="ce5">
            <text:p><text:s/>157,435<text:s/></text:p>
          </table:table-cell>
          <table:table-cell office:value-type="float" office:value="1.0194537515535527" table:style-name="ce6">
            <text:p>1.019</text:p>
          </table:table-cell>
          <table:table-cell office:value-type="float" office:value="160497.58291152571" table:style-name="ce5">
            <text:p><text:s/>160,4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838.605050019061" table:style-name="ce5">
            <text:p><text:s/>16,83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838.605050019061" table:style-name="ce5">
            <text:p><text:s/>16,839<text:s/></text:p>
          </table:table-cell>
          <table:table-cell office:value-type="float" office:value="0.98779682859626272" table:style-name="ce6">
            <text:p>0.988</text:p>
          </table:table-cell>
          <table:table-cell office:value-type="float" office:value="16633.120666393839" table:style-name="ce5">
            <text:p><text:s/>16,633<text:s/></text:p>
          </table:table-cell>
          <table:table-cell office:value-type="float" office:value="1.271622672297078" table:style-name="ce6">
            <text:p>1.272</text:p>
          </table:table-cell>
          <table:table-cell office:value-type="float" office:value="21151.053350439492" table:style-name="ce5">
            <text:p><text:s/>21,1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151.053350439492" table:style-name="ce5">
            <text:p><text:s/>21,151<text:s/></text:p>
          </table:table-cell>
          <table:table-cell office:value-type="float" office:value="1.0310060284906493" table:style-name="ce6">
            <text:p>1.031</text:p>
          </table:table-cell>
          <table:table-cell office:value-type="float" office:value="21806.863513230463" table:style-name="ce5">
            <text:p><text:s/>21,807<text:s/></text:p>
          </table:table-cell>
          <table:table-cell office:value-type="float" office:value="1.0169752482164613" table:style-name="ce6">
            <text:p>1.017</text:p>
          </table:table-cell>
          <table:table-cell office:value-type="float" office:value="22177.040434190039" table:style-name="ce5">
            <text:p><text:s/>22,1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177.040434190039" table:style-name="ce5">
            <text:p><text:s/>22,177<text:s/></text:p>
          </table:table-cell>
          <table:table-cell office:value-type="float" office:value="1.0695110094361318" table:style-name="ce6">
            <text:p>1.070</text:p>
          </table:table-cell>
          <table:table-cell office:value-type="float" office:value="23718.588901076499" table:style-name="ce5">
            <text:p><text:s/>23,719<text:s/></text:p>
          </table:table-cell>
          <table:table-cell office:value-type="float" office:value="1.0940669268973702" table:style-name="ce6">
            <text:p>1.094</text:p>
          </table:table-cell>
          <table:table-cell office:value-type="float" office:value="25949.723669342839" table:style-name="ce5">
            <text:p><text:s/>25,9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949.723669342839" table:style-name="ce5">
            <text:p><text:s/>25,950<text:s/></text:p>
          </table:table-cell>
          <table:table-cell office:value-type="float" office:value="1.053721752486213" table:style-name="ce6">
            <text:p>1.054</text:p>
          </table:table-cell>
          <table:table-cell office:value-type="float" office:value="27343.788301392899" table:style-name="ce5">
            <text:p><text:s/>27,344<text:s/></text:p>
          </table:table-cell>
          <table:table-cell office:value-type="float" office:value="1.0123945132548384" table:style-name="ce6">
            <text:p>1.012</text:p>
          </table:table-cell>
          <table:table-cell office:value-type="float" office:value="27682.701247932011" table:style-name="ce5">
            <text:p><text:s/>27,6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82.701247932011" table:style-name="ce5">
            <text:p><text:s/>27,683<text:s/></text:p>
          </table:table-cell>
          <table:table-cell office:value-type="float" office:value="1.0394904331962824" table:style-name="ce6">
            <text:p>1.039</text:p>
          </table:table-cell>
          <table:table-cell office:value-type="float" office:value="28775.90311225611" table:style-name="ce5">
            <text:p><text:s/>28,776<text:s/></text:p>
          </table:table-cell>
          <table:table-cell office:value-type="float" office:value="1.0607207706445219" table:style-name="ce6">
            <text:p>1.061</text:p>
          </table:table-cell>
          <table:table-cell office:value-type="float" office:value="30523.1981252244" table:style-name="ce5">
            <text:p><text:s/>30,5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523.1981252244" table:style-name="ce5">
            <text:p><text:s/>30,523<text:s/></text:p>
          </table:table-cell>
          <table:table-cell office:value-type="float" office:value="1.0559526056520485" table:style-name="ce6">
            <text:p>1.056</text:p>
          </table:table-cell>
          <table:table-cell office:value-type="float" office:value="32231.050593164429" table:style-name="ce5">
            <text:p><text:s/>32,231<text:s/></text:p>
          </table:table-cell>
          <table:table-cell office:value-type="float" office:value="1.107482838721747" table:style-name="ce6">
            <text:p>1.107</text:p>
          </table:table-cell>
          <table:table-cell office:value-type="float" office:value="35695.335405901991" table:style-name="ce5">
            <text:p><text:s/>35,6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695.335405901991" table:style-name="ce5">
            <text:p><text:s/>35,695<text:s/></text:p>
          </table:table-cell>
          <table:table-cell office:value-type="float" office:value="1.0507261142279865" table:style-name="ce6">
            <text:p>1.051</text:p>
          </table:table-cell>
          <table:table-cell office:value-type="float" office:value="37506.021067108064" table:style-name="ce5">
            <text:p><text:s/>37,506<text:s/></text:p>
          </table:table-cell>
          <table:table-cell office:value-type="float" office:value="1.1294059101594105" table:style-name="ce6">
            <text:p>1.129</text:p>
          </table:table-cell>
          <table:table-cell office:value-type="float" office:value="42359.521859755201" table:style-name="ce5">
            <text:p><text:s/>42,3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359.521859755201" table:style-name="ce5">
            <text:p><text:s/>42,360<text:s/></text:p>
          </table:table-cell>
          <table:table-cell office:value-type="float" office:value="1.0264640469513429" table:style-name="ce6">
            <text:p>1.026</text:p>
          </table:table-cell>
          <table:table-cell office:value-type="float" office:value="43480.526235088204" table:style-name="ce5">
            <text:p><text:s/>43,481<text:s/></text:p>
          </table:table-cell>
          <table:table-cell office:value-type="float" office:value="0.93931586857140148" table:style-name="ce6">
            <text:p>0.939</text:p>
          </table:table-cell>
          <table:table-cell office:value-type="float" office:value="40841.948266453481" table:style-name="ce5">
            <text:p><text:s/>40,8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841.948266453481" table:style-name="ce5">
            <text:p><text:s/>40,842<text:s/></text:p>
          </table:table-cell>
          <table:table-cell office:value-type="float" office:value="1.0869103884881421" table:style-name="ce6">
            <text:p>1.087</text:p>
          </table:table-cell>
          <table:table-cell office:value-type="float" office:value="44391.53785690356" table:style-name="ce5">
            <text:p><text:s/>44,392<text:s/></text:p>
          </table:table-cell>
          <table:table-cell office:value-type="float" office:value="1.1374989253510781" table:style-name="ce6">
            <text:p>1.137</text:p>
          </table:table-cell>
          <table:table-cell office:value-type="float" office:value="50495.326606909497" table:style-name="ce5">
            <text:p><text:s/>50,4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495.326606909497" table:style-name="ce5">
            <text:p><text:s/>50,495<text:s/></text:p>
          </table:table-cell>
          <table:table-cell office:value-type="float" office:value="1.0389790854369989" table:style-name="ce6">
            <text:p>1.039</text:p>
          </table:table-cell>
          <table:table-cell office:value-type="float" office:value="52463.588256889387" table:style-name="ce5">
            <text:p><text:s/>52,464<text:s/></text:p>
          </table:table-cell>
          <table:table-cell office:value-type="float" office:value="1.0884828517914376" table:style-name="ce6">
            <text:p>1.088</text:p>
          </table:table-cell>
          <table:table-cell office:value-type="float" office:value="57105.716161070741" table:style-name="ce5">
            <text:p><text:s/>57,10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105.716161070741" table:style-name="ce5">
            <text:p><text:s/>57,106<text:s/></text:p>
          </table:table-cell>
          <table:table-cell office:value-type="float" office:value="0.99781182424155634" table:style-name="ce6">
            <text:p>0.998</text:p>
          </table:table-cell>
          <table:table-cell office:value-type="float" office:value="56980.75881729852" table:style-name="ce5">
            <text:p><text:s/>56,981<text:s/></text:p>
          </table:table-cell>
          <table:table-cell office:value-type="float" office:value="1.0113640818023657" table:style-name="ce6">
            <text:p>1.011</text:p>
          </table:table-cell>
          <table:table-cell office:value-type="float" office:value="57628.292821659183" table:style-name="ce5">
            <text:p><text:s/>57,6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628.292821659183" table:style-name="ce5">
            <text:p><text:s/>57,628<text:s/></text:p>
          </table:table-cell>
          <table:table-cell office:value-type="float" office:value="1.0167627137931161" table:style-name="ce6">
            <text:p>1.017</text:p>
          </table:table-cell>
          <table:table-cell office:value-type="float" office:value="58594.299400614538" table:style-name="ce5">
            <text:p><text:s/>58,594<text:s/></text:p>
          </table:table-cell>
          <table:table-cell office:value-type="float" office:value="1.1214657734654767" table:style-name="ce6">
            <text:p>1.121</text:p>
          </table:table-cell>
          <table:table-cell office:value-type="float" office:value="65711.501297977899" table:style-name="ce5">
            <text:p><text:s/>65,7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5711.501297977899" table:style-name="ce5">
            <text:p><text:s/>65,712<text:s/></text:p>
          </table:table-cell>
          <table:table-cell office:value-type="float" office:value="0.93546919527884209" table:style-name="ce6">
            <text:p>0.935</text:p>
          </table:table-cell>
          <table:table-cell office:value-type="float" office:value="61471.085239783977" table:style-name="ce5">
            <text:p><text:s/>61,471<text:s/></text:p>
          </table:table-cell>
          <table:table-cell office:value-type="float" office:value="1.1306872072224123" table:style-name="ce6">
            <text:p>1.131</text:p>
          </table:table-cell>
          <table:table-cell office:value-type="float" office:value="69504.569694702193" table:style-name="ce5">
            <text:p><text:s/>69,5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504.569694702193" table:style-name="ce5">
            <text:p><text:s/>69,505<text:s/></text:p>
          </table:table-cell>
          <table:table-cell office:value-type="float" office:value="0.97339494423738826" table:style-name="ce6">
            <text:p>0.973</text:p>
          </table:table-cell>
          <table:table-cell office:value-type="float" office:value="67655.396742218305" table:style-name="ce5">
            <text:p><text:s/>67,655<text:s/></text:p>
          </table:table-cell>
          <table:table-cell office:value-type="float" office:value="1.075578980412675" table:style-name="ce6">
            <text:p>1.076</text:p>
          </table:table-cell>
          <table:table-cell office:value-type="float" office:value="72768.722647410177" table:style-name="ce5">
            <text:p><text:s/>72,7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768.722647410177" table:style-name="ce5">
            <text:p><text:s/>72,769<text:s/></text:p>
          </table:table-cell>
          <table:table-cell office:value-type="float" office:value="1.0231480112741609" table:style-name="ce6">
            <text:p>1.023</text:p>
          </table:table-cell>
          <table:table-cell office:value-type="float" office:value="74453.173859658709" table:style-name="ce5">
            <text:p><text:s/>74,453<text:s/></text:p>
          </table:table-cell>
          <table:table-cell office:value-type="float" office:value="1.0885273908512993" table:style-name="ce6">
            <text:p>1.089</text:p>
          </table:table-cell>
          <table:table-cell office:value-type="float" office:value="81044.319082052461" table:style-name="ce5">
            <text:p><text:s/>81,0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1044.319082052461" table:style-name="ce5">
            <text:p><text:s/>81,044<text:s/></text:p>
          </table:table-cell>
          <table:table-cell office:value-type="float" office:value="1.0284557806968737" table:style-name="ce6">
            <text:p>1.028</text:p>
          </table:table-cell>
          <table:table-cell office:value-type="float" office:value="83350.498452578802" table:style-name="ce5">
            <text:p><text:s/>83,350<text:s/></text:p>
          </table:table-cell>
          <table:table-cell office:value-type="float" office:value="1.0439806142808963" table:style-name="ce6">
            <text:p>1.044</text:p>
          </table:table-cell>
          <table:table-cell office:value-type="float" office:value="87016.304575142101" table:style-name="ce5">
            <text:p><text:s/>87,0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815.62149888489" table:style-name="ce5">
            <text:p><text:s/>14,8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815.62149888489" table:style-name="ce5">
            <text:p><text:s/>14,816<text:s/></text:p>
          </table:table-cell>
          <table:table-cell office:value-type="float" office:value="1.012891565995828" table:style-name="ce6">
            <text:p>1.013</text:p>
          </table:table-cell>
          <table:table-cell office:value-type="float" office:value="15006.618061206971" table:style-name="ce5">
            <text:p><text:s/>15,007<text:s/></text:p>
          </table:table-cell>
          <table:table-cell office:value-type="float" office:value="0.97159257786675923" table:style-name="ce6">
            <text:p>0.972</text:p>
          </table:table-cell>
          <table:table-cell office:value-type="float" office:value="14580.318727149948" table:style-name="ce5">
            <text:p><text:s/>14,5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580.318727149948" table:style-name="ce5">
            <text:p><text:s/>14,580<text:s/></text:p>
          </table:table-cell>
          <table:table-cell office:value-type="float" office:value="1.0351624441056588" table:style-name="ce6">
            <text:p>1.035</text:p>
          </table:table-cell>
          <table:table-cell office:value-type="float" office:value="15092.998369436051" table:style-name="ce5">
            <text:p><text:s/>15,093<text:s/></text:p>
          </table:table-cell>
          <table:table-cell office:value-type="float" office:value="0.9898688394245081" table:style-name="ce6">
            <text:p>0.990</text:p>
          </table:table-cell>
          <table:table-cell office:value-type="float" office:value="14940.088779389656" table:style-name="ce5">
            <text:p><text:s/>14,9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940.088779389656" table:style-name="ce5">
            <text:p><text:s/>14,940<text:s/></text:p>
          </table:table-cell>
          <table:table-cell office:value-type="float" office:value="1.0663920043945994" table:style-name="ce6">
            <text:p>1.066</text:p>
          </table:table-cell>
          <table:table-cell office:value-type="float" office:value="15931.991219286598" table:style-name="ce5">
            <text:p><text:s/>15,932<text:s/></text:p>
          </table:table-cell>
          <table:table-cell office:value-type="float" office:value="0.99103191857552808" table:style-name="ce6">
            <text:p>0.991</text:p>
          </table:table-cell>
          <table:table-cell office:value-type="float" office:value="15789.111824778065" table:style-name="ce5">
            <text:p><text:s/>15,7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789.111824778065" table:style-name="ce5">
            <text:p><text:s/>15,789<text:s/></text:p>
          </table:table-cell>
          <table:table-cell office:value-type="float" office:value="1.0771308906608148" table:style-name="ce6">
            <text:p>1.077</text:p>
          </table:table-cell>
          <table:table-cell office:value-type="float" office:value="17006.940082566398" table:style-name="ce5">
            <text:p><text:s/>17,007<text:s/></text:p>
          </table:table-cell>
          <table:table-cell office:value-type="float" office:value="1.3315818584217838" table:style-name="ce6">
            <text:p>1.332</text:p>
          </table:table-cell>
          <table:table-cell office:value-type="float" office:value="22646.132881211688" table:style-name="ce5">
            <text:p><text:s/>22,6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646.132881211688" table:style-name="ce5">
            <text:p><text:s/>22,646<text:s/></text:p>
          </table:table-cell>
          <table:table-cell office:value-type="float" office:value="1.0431137279564466" table:style-name="ce6">
            <text:p>1.043</text:p>
          </table:table-cell>
          <table:table-cell office:value-type="float" office:value="23622.492093517791" table:style-name="ce5">
            <text:p><text:s/>23,622<text:s/></text:p>
          </table:table-cell>
          <table:table-cell office:value-type="float" office:value="1.0880473565524633" table:style-name="ce6">
            <text:p>1.088</text:p>
          </table:table-cell>
          <table:table-cell office:value-type="float" office:value="25702.390077533495" table:style-name="ce5">
            <text:p><text:s/>25,7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702.390077533495" table:style-name="ce5">
            <text:p><text:s/>25,702<text:s/></text:p>
          </table:table-cell>
          <table:table-cell office:value-type="float" office:value="1.0600744492853384" table:style-name="ce6">
            <text:p>1.060</text:p>
          </table:table-cell>
          <table:table-cell office:value-type="float" office:value="27246.44700675827" table:style-name="ce5">
            <text:p><text:s/>27,246<text:s/></text:p>
          </table:table-cell>
          <table:table-cell office:value-type="float" office:value="0.92151366620485109" table:style-name="ce6">
            <text:p>0.922</text:p>
          </table:table-cell>
          <table:table-cell office:value-type="float" office:value="25107.973272254007" table:style-name="ce5">
            <text:p><text:s/>25,1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107.973272254007" table:style-name="ce5">
            <text:p><text:s/>25,108<text:s/></text:p>
          </table:table-cell>
          <table:table-cell office:value-type="float" office:value="1.0112199670409856" table:style-name="ce6">
            <text:p>1.011</text:p>
          </table:table-cell>
          <table:table-cell office:value-type="float" office:value="25389.683904834641" table:style-name="ce5">
            <text:p><text:s/>25,390<text:s/></text:p>
          </table:table-cell>
          <table:table-cell office:value-type="float" office:value="1.2742259525602471" table:style-name="ce6">
            <text:p>1.274</text:p>
          </table:table-cell>
          <table:table-cell office:value-type="float" office:value="32352.194158841492" table:style-name="ce5">
            <text:p><text:s/>32,3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352.194158841492" table:style-name="ce5">
            <text:p><text:s/>32,352<text:s/></text:p>
          </table:table-cell>
          <table:table-cell office:value-type="float" office:value="1.019739143810142" table:style-name="ce6">
            <text:p>1.020</text:p>
          </table:table-cell>
          <table:table-cell office:value-type="float" office:value="32990.798771916496" table:style-name="ce5">
            <text:p><text:s/>32,991<text:s/></text:p>
          </table:table-cell>
          <table:table-cell office:value-type="float" office:value="1.2118089783060044" table:style-name="ce6">
            <text:p>1.212</text:p>
          </table:table-cell>
          <table:table-cell office:value-type="float" office:value="39978.546153295116" table:style-name="ce5">
            <text:p><text:s/>39,9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978.546153295116" table:style-name="ce5">
            <text:p><text:s/>39,979<text:s/></text:p>
          </table:table-cell>
          <table:table-cell office:value-type="float" office:value="1.0698601609773548" table:style-name="ce6">
            <text:p>1.070</text:p>
          </table:table-cell>
          <table:table-cell office:value-type="float" office:value="42771.453823204916" table:style-name="ce5">
            <text:p><text:s/>42,771<text:s/></text:p>
          </table:table-cell>
          <table:table-cell office:value-type="float" office:value="1.079246273383093" table:style-name="ce6">
            <text:p>1.079</text:p>
          </table:table-cell>
          <table:table-cell office:value-type="float" office:value="46160.932145870953" table:style-name="ce5">
            <text:p><text:s/>46,1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160.932145870953" table:style-name="ce5">
            <text:p><text:s/>46,161<text:s/></text:p>
          </table:table-cell>
          <table:table-cell office:value-type="float" office:value="1.0357871255597764" table:style-name="ce6">
            <text:p>1.036</text:p>
          </table:table-cell>
          <table:table-cell office:value-type="float" office:value="47812.899220531552" table:style-name="ce5">
            <text:p><text:s/>47,813<text:s/></text:p>
          </table:table-cell>
          <table:table-cell office:value-type="float" office:value="1.0515267991163562" table:style-name="ce6">
            <text:p>1.052</text:p>
          </table:table-cell>
          <table:table-cell office:value-type="float" office:value="50276.544873838473" table:style-name="ce5">
            <text:p><text:s/>50,2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276.544873838473" table:style-name="ce5">
            <text:p><text:s/>50,277<text:s/></text:p>
          </table:table-cell>
          <table:table-cell office:value-type="float" office:value="0.97961350805975034" table:style-name="ce6">
            <text:p>0.980</text:p>
          </table:table-cell>
          <table:table-cell office:value-type="float" office:value="49251.58249698436" table:style-name="ce5">
            <text:p><text:s/>49,252<text:s/></text:p>
          </table:table-cell>
          <table:table-cell office:value-type="float" office:value="1.2257538543193371" table:style-name="ce6">
            <text:p>1.226</text:p>
          </table:table-cell>
          <table:table-cell office:value-type="float" office:value="60370.317077005384" table:style-name="ce5">
            <text:p><text:s/>60,3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370.317077005384" table:style-name="ce5">
            <text:p><text:s/>60,370<text:s/></text:p>
          </table:table-cell>
          <table:table-cell office:value-type="float" office:value="1.0116872829267671" table:style-name="ce6">
            <text:p>1.012</text:p>
          </table:table-cell>
          <table:table-cell office:value-type="float" office:value="61075.882053062996" table:style-name="ce5">
            <text:p><text:s/>61,076<text:s/></text:p>
          </table:table-cell>
          <table:table-cell office:value-type="float" office:value="1.1638708210323663" table:style-name="ce6">
            <text:p>1.164</text:p>
          </table:table-cell>
          <table:table-cell office:value-type="float" office:value="71084.436990374394" table:style-name="ce5">
            <text:p><text:s/>71,0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084.436990374394" table:style-name="ce5">
            <text:p><text:s/>71,084<text:s/></text:p>
          </table:table-cell>
          <table:table-cell office:value-type="float" office:value="0.93185374361817264" table:style-name="ce6">
            <text:p>0.932</text:p>
          </table:table-cell>
          <table:table-cell office:value-type="float" office:value="66240.298722470485" table:style-name="ce5">
            <text:p><text:s/>66,240<text:s/></text:p>
          </table:table-cell>
          <table:table-cell office:value-type="float" office:value="1.0001507501764482" table:style-name="ce6">
            <text:p>1.000</text:p>
          </table:table-cell>
          <table:table-cell office:value-type="float" office:value="66250.284459190865" table:style-name="ce5">
            <text:p><text:s/>66,2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250.284459190865" table:style-name="ce5">
            <text:p><text:s/>66,250<text:s/></text:p>
          </table:table-cell>
          <table:table-cell office:value-type="float" office:value="0.96553432363514469" table:style-name="ce6">
            <text:p>0.966</text:p>
          </table:table-cell>
          <table:table-cell office:value-type="float" office:value="63966.923595940796" table:style-name="ce5">
            <text:p><text:s/>63,967<text:s/></text:p>
          </table:table-cell>
          <table:table-cell office:value-type="float" office:value="1.0727729625196147" table:style-name="ce6">
            <text:p>1.073</text:p>
          </table:table-cell>
          <table:table-cell office:value-type="float" office:value="68621.98612928325" table:style-name="ce5">
            <text:p><text:s/>68,6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621.98612928325" table:style-name="ce5">
            <text:p><text:s/>68,622<text:s/></text:p>
          </table:table-cell>
          <table:table-cell office:value-type="float" office:value="1.0335705123034253" table:style-name="ce6">
            <text:p>1.034</text:p>
          </table:table-cell>
          <table:table-cell office:value-type="float" office:value="70925.661358921832" table:style-name="ce5">
            <text:p><text:s/>70,926<text:s/></text:p>
          </table:table-cell>
          <table:table-cell office:value-type="float" office:value="0.99713989833010908" table:style-name="ce6">
            <text:p>0.997</text:p>
          </table:table-cell>
          <table:table-cell office:value-type="float" office:value="70722.806756431062" table:style-name="ce5">
            <text:p><text:s/>70,7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722.806756431062" table:style-name="ce5">
            <text:p><text:s/>70,723<text:s/></text:p>
          </table:table-cell>
          <table:table-cell office:value-type="float" office:value="1.047531747415761" table:style-name="ce6">
            <text:p>1.048</text:p>
          </table:table-cell>
          <table:table-cell office:value-type="float" office:value="74084.38534371143" table:style-name="ce5">
            <text:p><text:s/>74,084<text:s/></text:p>
          </table:table-cell>
          <table:table-cell office:value-type="float" office:value="0.99185918861944056" table:style-name="ce6">
            <text:p>0.992</text:p>
          </table:table-cell>
          <table:table-cell office:value-type="float" office:value="73481.278336383592" table:style-name="ce5">
            <text:p><text:s/>73,4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241.810010343499" table:style-name="ce5">
            <text:p><text:s/>77,2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241.810010343499" table:style-name="ce5">
            <text:p><text:s/>77,242<text:s/></text:p>
          </table:table-cell>
          <table:table-cell office:value-type="float" office:value="1.0360819032405892" table:style-name="ce6">
            <text:p>1.036</text:p>
          </table:table-cell>
          <table:table-cell office:value-type="float" office:value="80028.841525264696" table:style-name="ce5">
            <text:p><text:s/>80,029<text:s/></text:p>
          </table:table-cell>
          <table:table-cell office:value-type="float" office:value="1.0868527681486817" table:style-name="ce6">
            <text:p>1.087</text:p>
          </table:table-cell>
          <table:table-cell office:value-type="float" office:value="86979.5679434661" table:style-name="ce5">
            <text:p><text:s/>86,9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979.5679434661" table:style-name="ce5">
            <text:p><text:s/>86,980<text:s/></text:p>
          </table:table-cell>
          <table:table-cell office:value-type="float" office:value="1.0155712824460741" table:style-name="ce6">
            <text:p>1.016</text:p>
          </table:table-cell>
          <table:table-cell office:value-type="float" office:value="88333.951362951295" table:style-name="ce5">
            <text:p><text:s/>88,334<text:s/></text:p>
          </table:table-cell>
          <table:table-cell office:value-type="float" office:value="1.1470668164077706" table:style-name="ce6">
            <text:p>1.147</text:p>
          </table:table-cell>
          <table:table-cell office:value-type="float" office:value="101324.9443706194" table:style-name="ce5">
            <text:p><text:s/>101,3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1324.9443706194" table:style-name="ce5">
            <text:p><text:s/>101,325<text:s/></text:p>
          </table:table-cell>
          <table:table-cell office:value-type="float" office:value="1.0345351008558161" table:style-name="ce6">
            <text:p>1.035</text:p>
          </table:table-cell>
          <table:table-cell office:value-type="float" office:value="104824.2115436687" table:style-name="ce5">
            <text:p><text:s/>104,824<text:s/></text:p>
          </table:table-cell>
          <table:table-cell office:value-type="float" office:value="1.0828892674961332" table:style-name="ce6">
            <text:p>1.083</text:p>
          </table:table-cell>
          <table:table-cell office:value-type="float" office:value="113513.0136543831" table:style-name="ce5">
            <text:p><text:s/>113,51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3513.0136543831" table:style-name="ce5">
            <text:p><text:s/>113,513<text:s/></text:p>
          </table:table-cell>
          <table:table-cell office:value-type="float" office:value="1.0192233233663455" table:style-name="ce6">
            <text:p>1.019</text:p>
          </table:table-cell>
          <table:table-cell office:value-type="float" office:value="115695.11102214971" table:style-name="ce5">
            <text:p><text:s/>115,695<text:s/></text:p>
          </table:table-cell>
          <table:table-cell office:value-type="float" office:value="1.0420594844198654" table:style-name="ce6">
            <text:p>1.042</text:p>
          </table:table-cell>
          <table:table-cell office:value-type="float" office:value="120561.1877416404" table:style-name="ce5">
            <text:p><text:s/>120,5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561.1877416404" table:style-name="ce5">
            <text:p><text:s/>120,561<text:s/></text:p>
          </table:table-cell>
          <table:table-cell office:value-type="float" office:value="1.0584357448389869" table:style-name="ce6">
            <text:p>1.058</text:p>
          </table:table-cell>
          <table:table-cell office:value-type="float" office:value="127606.2705459961" table:style-name="ce5">
            <text:p><text:s/>127,606<text:s/></text:p>
          </table:table-cell>
          <table:table-cell office:value-type="float" office:value="1.0818344328000931" table:style-name="ce6">
            <text:p>1.082</text:p>
          </table:table-cell>
          <table:table-cell office:value-type="float" office:value="138048.85731786292" table:style-name="ce5">
            <text:p><text:s/>138,0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048.85731786292" table:style-name="ce5">
            <text:p><text:s/>138,049<text:s/></text:p>
          </table:table-cell>
          <table:table-cell office:value-type="float" office:value="1.0948016522604382" table:style-name="ce6">
            <text:p>1.095</text:p>
          </table:table-cell>
          <table:table-cell office:value-type="float" office:value="151136.11708426182" table:style-name="ce5">
            <text:p><text:s/>151,136<text:s/></text:p>
          </table:table-cell>
          <table:table-cell office:value-type="float" office:value="1.0538215598404648" table:style-name="ce6">
            <text:p>1.054</text:p>
          </table:table-cell>
          <table:table-cell office:value-type="float" office:value="159270.49865396789" table:style-name="ce5">
            <text:p><text:s/>159,2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270.49865396789" table:style-name="ce5">
            <text:p><text:s/>159,270<text:s/></text:p>
          </table:table-cell>
          <table:table-cell office:value-type="float" office:value="1.0203670082669036" table:style-name="ce6">
            <text:p>1.020</text:p>
          </table:table-cell>
          <table:table-cell office:value-type="float" office:value="162514.36221672711" table:style-name="ce5">
            <text:p><text:s/>162,514<text:s/></text:p>
          </table:table-cell>
          <table:table-cell office:value-type="float" office:value="1.0600908618148515" table:style-name="ce6">
            <text:p>1.060</text:p>
          </table:table-cell>
          <table:table-cell office:value-type="float" office:value="172279.99029962119" table:style-name="ce5">
            <text:p><text:s/>172,2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2279.99029962119" table:style-name="ce5">
            <text:p><text:s/>172,280<text:s/></text:p>
          </table:table-cell>
          <table:table-cell office:value-type="float" office:value="1.0713603186293774" table:style-name="ce6">
            <text:p>1.071</text:p>
          </table:table-cell>
          <table:table-cell office:value-type="float" office:value="184573.94530086819" table:style-name="ce5">
            <text:p><text:s/>184,574<text:s/></text:p>
          </table:table-cell>
          <table:table-cell office:value-type="float" office:value="1.004652381345815" table:style-name="ce6">
            <text:p>1.005</text:p>
          </table:table-cell>
          <table:table-cell office:value-type="float" office:value="185432.65368090943" table:style-name="ce5">
            <text:p><text:s/>185,4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432.65368090943" table:style-name="ce5">
            <text:p><text:s/>185,433<text:s/></text:p>
          </table:table-cell>
          <table:table-cell office:value-type="float" office:value="1.0718986763442067" table:style-name="ce6">
            <text:p>1.072</text:p>
          </table:table-cell>
          <table:table-cell office:value-type="float" office:value="198765.01603156049" table:style-name="ce5">
            <text:p><text:s/>198,765<text:s/></text:p>
          </table:table-cell>
          <table:table-cell office:value-type="float" office:value="1.0305829117527543" table:style-name="ce6">
            <text:p>1.031</text:p>
          </table:table-cell>
          <table:table-cell office:value-type="float" office:value="204843.8289763885" table:style-name="ce5">
            <text:p><text:s/>204,8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4843.8289763885" table:style-name="ce5">
            <text:p><text:s/>204,844<text:s/></text:p>
          </table:table-cell>
          <table:table-cell office:value-type="float" office:value="1.0798790303917301" table:style-name="ce6">
            <text:p>1.080</text:p>
          </table:table-cell>
          <table:table-cell office:value-type="float" office:value="221206.55541675177" table:style-name="ce5">
            <text:p><text:s/>221,207<text:s/></text:p>
          </table:table-cell>
          <table:table-cell office:value-type="float" office:value="1.0034722326544425" table:style-name="ce6">
            <text:p>1.003</text:p>
          </table:table-cell>
          <table:table-cell office:value-type="float" office:value="221974.63604184656" table:style-name="ce5">
            <text:p><text:s/>221,9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21974.63604184656" table:style-name="ce5">
            <text:p><text:s/>221,975<text:s/></text:p>
          </table:table-cell>
          <table:table-cell office:value-type="float" office:value="1.0468150332068038" table:style-name="ce6">
            <text:p>1.047</text:p>
          </table:table-cell>
          <table:table-cell office:value-type="float" office:value="232366.38599921382" table:style-name="ce5">
            <text:p><text:s/>232,366<text:s/></text:p>
          </table:table-cell>
          <table:table-cell office:value-type="float" office:value="1.0292747338508244" table:style-name="ce6">
            <text:p>1.029</text:p>
          </table:table-cell>
          <table:table-cell office:value-type="float" office:value="239168.85010521868" table:style-name="ce5">
            <text:p><text:s/>239,1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9168.85010521868" table:style-name="ce5">
            <text:p><text:s/>239,169<text:s/></text:p>
          </table:table-cell>
          <table:table-cell office:value-type="float" office:value="1.0444290920841188" table:style-name="ce6">
            <text:p>1.044</text:p>
          </table:table-cell>
          <table:table-cell office:value-type="float" office:value="249794.90497019625" table:style-name="ce5">
            <text:p><text:s/>249,795<text:s/></text:p>
          </table:table-cell>
          <table:table-cell office:value-type="float" office:value="0.97066343607647743" table:style-name="ce6">
            <text:p>0.971</text:p>
          </table:table-cell>
          <table:table-cell office:value-type="float" office:value="242466.78077276784" table:style-name="ce5">
            <text:p><text:s/>242,4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2466.78077276784" table:style-name="ce5">
            <text:p><text:s/>242,467<text:s/></text:p>
          </table:table-cell>
          <table:table-cell office:value-type="float" office:value="0.98567251824189861" table:style-name="ce6">
            <text:p>0.986</text:p>
          </table:table-cell>
          <table:table-cell office:value-type="float" office:value="238992.84239430045" table:style-name="ce5">
            <text:p><text:s/>238,993<text:s/></text:p>
          </table:table-cell>
          <table:table-cell office:value-type="float" office:value="1.0326091302815075" table:style-name="ce6">
            <text:p>1.033</text:p>
          </table:table-cell>
          <table:table-cell office:value-type="float" office:value="246786.191128284" table:style-name="ce5">
            <text:p><text:s/>246,7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6786.191128284" table:style-name="ce5">
            <text:p><text:s/>246,786<text:s/></text:p>
          </table:table-cell>
          <table:table-cell office:value-type="float" office:value="0.97846597467909735" table:style-name="ce6">
            <text:p>0.978</text:p>
          </table:table-cell>
          <table:table-cell office:value-type="float" office:value="241471.89103967842" table:style-name="ce5">
            <text:p><text:s/>241,472<text:s/></text:p>
          </table:table-cell>
          <table:table-cell office:value-type="float" office:value="1.0460308568840142" table:style-name="ce6">
            <text:p>1.046</text:p>
          </table:table-cell>
          <table:table-cell office:value-type="float" office:value="252587.04909763811" table:style-name="ce5">
            <text:p><text:s/>252,5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2587.04909763811" table:style-name="ce5">
            <text:p><text:s/>252,587<text:s/></text:p>
          </table:table-cell>
          <table:table-cell office:value-type="float" office:value="0.99830479497637759" table:style-name="ce6">
            <text:p>0.998</text:p>
          </table:table-cell>
          <table:table-cell office:value-type="float" office:value="252158.86226310584" table:style-name="ce5">
            <text:p><text:s/>252,159<text:s/></text:p>
          </table:table-cell>
          <table:table-cell office:value-type="float" office:value="1.0483271027079906" table:style-name="ce6">
            <text:p>1.048</text:p>
          </table:table-cell>
          <table:table-cell office:value-type="float" office:value="264344.96949842502" table:style-name="ce5">
            <text:p><text:s/>264,3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4344.96949842502" table:style-name="ce5">
            <text:p><text:s/>264,345<text:s/></text:p>
          </table:table-cell>
          <table:table-cell office:value-type="float" office:value="1.0331008064805103" table:style-name="ce6">
            <text:p>1.033</text:p>
          </table:table-cell>
          <table:table-cell office:value-type="float" office:value="273095.00117788877" table:style-name="ce5">
            <text:p><text:s/>273,095<text:s/></text:p>
          </table:table-cell>
          <table:table-cell office:value-type="float" office:value="1.025997276743124" table:style-name="ce6">
            <text:p>1.026</text:p>
          </table:table-cell>
          <table:table-cell office:value-type="float" office:value="280194.72750067414" table:style-name="ce5">
            <text:p><text:s/>280,1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547.700809495203" table:style-name="ce5">
            <text:p><text:s/>39,5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547.700809495203" table:style-name="ce5">
            <text:p><text:s/>39,548<text:s/></text:p>
          </table:table-cell>
          <table:table-cell office:value-type="float" office:value="1.0504559547627732" table:style-name="ce6">
            <text:p>1.050</text:p>
          </table:table-cell>
          <table:table-cell office:value-type="float" office:value="41543.117812510784" table:style-name="ce5">
            <text:p><text:s/>41,543<text:s/></text:p>
          </table:table-cell>
          <table:table-cell office:value-type="float" office:value="1.0913842007105221" table:style-name="ce6">
            <text:p>1.091</text:p>
          </table:table-cell>
          <table:table-cell office:value-type="float" office:value="45339.502428830128" table:style-name="ce5">
            <text:p><text:s/>45,3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339.502428830128" table:style-name="ce5">
            <text:p><text:s/>45,340<text:s/></text:p>
          </table:table-cell>
          <table:table-cell office:value-type="float" office:value="0.99635806753663081" table:style-name="ce6">
            <text:p>0.996</text:p>
          </table:table-cell>
          <table:table-cell office:value-type="float" office:value="45174.37902306157" table:style-name="ce5">
            <text:p><text:s/>45,174<text:s/></text:p>
          </table:table-cell>
          <table:table-cell office:value-type="float" office:value="1.0685854963153492" table:style-name="ce6">
            <text:p>1.069</text:p>
          </table:table-cell>
          <table:table-cell office:value-type="float" office:value="48272.686229095947" table:style-name="ce5">
            <text:p><text:s/>48,2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272.686229095947" table:style-name="ce5">
            <text:p><text:s/>48,273<text:s/></text:p>
          </table:table-cell>
          <table:table-cell office:value-type="float" office:value="1.0240530112066994" table:style-name="ce6">
            <text:p>1.024</text:p>
          </table:table-cell>
          <table:table-cell office:value-type="float" office:value="49433.789691941878" table:style-name="ce5">
            <text:p><text:s/>49,434<text:s/></text:p>
          </table:table-cell>
          <table:table-cell office:value-type="float" office:value="1.0954017345201723" table:style-name="ce6">
            <text:p>1.095</text:p>
          </table:table-cell>
          <table:table-cell office:value-type="float" office:value="54149.858972458547" table:style-name="ce5">
            <text:p><text:s/>54,1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4149.858972458547" table:style-name="ce5">
            <text:p><text:s/>54,150<text:s/></text:p>
          </table:table-cell>
          <table:table-cell office:value-type="float" office:value="1.0300918341259293" table:style-name="ce6">
            <text:p>1.030</text:p>
          </table:table-cell>
          <table:table-cell office:value-type="float" office:value="55779.327546600245" table:style-name="ce5">
            <text:p><text:s/>55,779<text:s/></text:p>
          </table:table-cell>
          <table:table-cell office:value-type="float" office:value="1.0406423917716612" table:style-name="ce6">
            <text:p>1.041</text:p>
          </table:table-cell>
          <table:table-cell office:value-type="float" office:value="58046.332829508981" table:style-name="ce5">
            <text:p><text:s/>58,0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046.332829508981" table:style-name="ce5">
            <text:p><text:s/>58,046<text:s/></text:p>
          </table:table-cell>
          <table:table-cell office:value-type="float" office:value="1.0522240921173607" table:style-name="ce6">
            <text:p>1.052</text:p>
          </table:table-cell>
          <table:table-cell office:value-type="float" office:value="61077.749862272241" table:style-name="ce5">
            <text:p><text:s/>61,078<text:s/></text:p>
          </table:table-cell>
          <table:table-cell office:value-type="float" office:value="1.0673658021855659" table:style-name="ce6">
            <text:p>1.067</text:p>
          </table:table-cell>
          <table:table-cell office:value-type="float" office:value="65192.301477433546" table:style-name="ce5">
            <text:p><text:s/>65,1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192.301477433546" table:style-name="ce5">
            <text:p><text:s/>65,192<text:s/></text:p>
          </table:table-cell>
          <table:table-cell office:value-type="float" office:value="1.0889300416749328" table:style-name="ce6">
            <text:p>1.089</text:p>
          </table:table-cell>
          <table:table-cell office:value-type="float" office:value="70989.855564706493" table:style-name="ce5">
            <text:p><text:s/>70,990<text:s/></text:p>
          </table:table-cell>
          <table:table-cell office:value-type="float" office:value="1.088633966208796" table:style-name="ce6">
            <text:p>1.089</text:p>
          </table:table-cell>
          <table:table-cell office:value-type="float" office:value="77281.968023996" table:style-name="ce5">
            <text:p><text:s/>77,2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281.968023996" table:style-name="ce5">
            <text:p><text:s/>77,282<text:s/></text:p>
          </table:table-cell>
          <table:table-cell office:value-type="float" office:value="1.0263134646715384" table:style-name="ce6">
            <text:p>1.026</text:p>
          </table:table-cell>
          <table:table-cell office:value-type="float" office:value="79315.52435934238" table:style-name="ce5">
            <text:p><text:s/>79,316<text:s/></text:p>
          </table:table-cell>
          <table:table-cell office:value-type="float" office:value="1.0613209371994985" table:style-name="ce6">
            <text:p>1.061</text:p>
          </table:table-cell>
          <table:table-cell office:value-type="float" office:value="84179.226647526899" table:style-name="ce5">
            <text:p><text:s/>84,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179.226647526899" table:style-name="ce5">
            <text:p><text:s/>84,179<text:s/></text:p>
          </table:table-cell>
          <table:table-cell office:value-type="float" office:value="1.0625703193970937" table:style-name="ce6">
            <text:p>1.063</text:p>
          </table:table-cell>
          <table:table-cell office:value-type="float" office:value="89446.347745463005" table:style-name="ce5">
            <text:p><text:s/>89,446<text:s/></text:p>
          </table:table-cell>
          <table:table-cell office:value-type="float" office:value="1.0377752547506349" table:style-name="ce6">
            <text:p>1.038</text:p>
          </table:table-cell>
          <table:table-cell office:value-type="float" office:value="92825.206318061741" table:style-name="ce5">
            <text:p><text:s/>92,8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825.206318061741" table:style-name="ce5">
            <text:p><text:s/>92,825<text:s/></text:p>
          </table:table-cell>
          <table:table-cell office:value-type="float" office:value="1.0691017721431209" table:style-name="ce6">
            <text:p>1.069</text:p>
          </table:table-cell>
          <table:table-cell office:value-type="float" office:value="99239.592574190625" table:style-name="ce5">
            <text:p><text:s/>99,240<text:s/></text:p>
          </table:table-cell>
          <table:table-cell office:value-type="float" office:value="1.0477017960121067" table:style-name="ce6">
            <text:p>1.048</text:p>
          </table:table-cell>
          <table:table-cell office:value-type="float" office:value="103973.49937548925" table:style-name="ce5">
            <text:p><text:s/>103,9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973.49937548925" table:style-name="ce5">
            <text:p><text:s/>103,973<text:s/></text:p>
          </table:table-cell>
          <table:table-cell office:value-type="float" office:value="1.0922242656471137" table:style-name="ce6">
            <text:p>1.092</text:p>
          </table:table-cell>
          <table:table-cell office:value-type="float" office:value="113562.37900215437" table:style-name="ce5">
            <text:p><text:s/>113,562<text:s/></text:p>
          </table:table-cell>
          <table:table-cell office:value-type="float" office:value="0.98022970858226777" table:style-name="ce6">
            <text:p>0.980</text:p>
          </table:table-cell>
          <table:table-cell office:value-type="float" office:value="111317.21767519083" table:style-name="ce5">
            <text:p><text:s/>111,3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1317.21767519083" table:style-name="ce5">
            <text:p><text:s/>111,317<text:s/></text:p>
          </table:table-cell>
          <table:table-cell office:value-type="float" office:value="1.0481481373015722" table:style-name="ce6">
            <text:p>1.048</text:p>
          </table:table-cell>
          <table:table-cell office:value-type="float" office:value="116676.9343558449" table:style-name="ce5">
            <text:p><text:s/>116,677<text:s/></text:p>
          </table:table-cell>
          <table:table-cell office:value-type="float" office:value="1.0590065201069814" table:style-name="ce6">
            <text:p>1.059</text:p>
          </table:table-cell>
          <table:table-cell office:value-type="float" office:value="123561.63422893402" table:style-name="ce5">
            <text:p><text:s/>123,5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561.63422893402" table:style-name="ce5">
            <text:p><text:s/>123,562<text:s/></text:p>
          </table:table-cell>
          <table:table-cell office:value-type="float" office:value="1.0379801536386197" table:style-name="ce6">
            <text:p>1.038</text:p>
          </table:table-cell>
          <table:table-cell office:value-type="float" office:value="128254.52408078787" table:style-name="ce5">
            <text:p><text:s/>128,255<text:s/></text:p>
          </table:table-cell>
          <table:table-cell office:value-type="float" office:value="0.96325217883016689" table:style-name="ce6">
            <text:p>0.963</text:p>
          </table:table-cell>
          <table:table-cell office:value-type="float" office:value="123541.44976564503" table:style-name="ce5">
            <text:p><text:s/>123,5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541.44976564503" table:style-name="ce5">
            <text:p><text:s/>123,541<text:s/></text:p>
          </table:table-cell>
          <table:table-cell office:value-type="float" office:value="0.97418173558580134" table:style-name="ce6">
            <text:p>0.974</text:p>
          </table:table-cell>
          <table:table-cell office:value-type="float" office:value="120351.82394948216" table:style-name="ce5">
            <text:p><text:s/>120,352<text:s/></text:p>
          </table:table-cell>
          <table:table-cell office:value-type="float" office:value="1.0185194653741914" table:style-name="ce6">
            <text:p>1.019</text:p>
          </table:table-cell>
          <table:table-cell office:value-type="float" office:value="122580.67538583538" table:style-name="ce5">
            <text:p><text:s/>122,5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2580.67538583538" table:style-name="ce5">
            <text:p><text:s/>122,581<text:s/></text:p>
          </table:table-cell>
          <table:table-cell office:value-type="float" office:value="0.98103327214163416" table:style-name="ce6">
            <text:p>0.981</text:p>
          </table:table-cell>
          <table:table-cell office:value-type="float" office:value="120255.72107509755" table:style-name="ce5">
            <text:p><text:s/>120,256<text:s/></text:p>
          </table:table-cell>
          <table:table-cell office:value-type="float" office:value="1.0387475685048901" table:style-name="ce6">
            <text:p>1.039</text:p>
          </table:table-cell>
          <table:table-cell office:value-type="float" office:value="124915.33786555985" table:style-name="ce5">
            <text:p><text:s/>124,9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915.33786555985" table:style-name="ce5">
            <text:p><text:s/>124,915<text:s/></text:p>
          </table:table-cell>
          <table:table-cell office:value-type="float" office:value="0.99717134750677539" table:style-name="ce6">
            <text:p>0.997</text:p>
          </table:table-cell>
          <table:table-cell office:value-type="float" office:value="124561.99578366443" table:style-name="ce5">
            <text:p><text:s/>124,562<text:s/></text:p>
          </table:table-cell>
          <table:table-cell office:value-type="float" office:value="1.0119579836954957" table:style-name="ce6">
            <text:p>1.012</text:p>
          </table:table-cell>
          <table:table-cell office:value-type="float" office:value="126051.50609832388" table:style-name="ce5">
            <text:p><text:s/>126,0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6051.50609832388" table:style-name="ce5">
            <text:p><text:s/>126,052<text:s/></text:p>
          </table:table-cell>
          <table:table-cell office:value-type="float" office:value="1.0420669653428452" table:style-name="ce6">
            <text:p>1.042</text:p>
          </table:table-cell>
          <table:table-cell office:value-type="float" office:value="131354.11043677549" table:style-name="ce5">
            <text:p><text:s/>131,354<text:s/></text:p>
          </table:table-cell>
          <table:table-cell office:value-type="float" office:value="1.0227470897479289" table:style-name="ce6">
            <text:p>1.023</text:p>
          </table:table-cell>
          <table:table-cell office:value-type="float" office:value="134342.0341756402" table:style-name="ce5">
            <text:p><text:s/>134,3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694.109200848303" table:style-name="ce5">
            <text:p><text:s/>37,69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694.109200848303" table:style-name="ce5">
            <text:p><text:s/>37,694<text:s/></text:p>
          </table:table-cell>
          <table:table-cell office:value-type="float" office:value="1.021001013916726" table:style-name="ce6">
            <text:p>1.021</text:p>
          </table:table-cell>
          <table:table-cell office:value-type="float" office:value="38485.723712753912" table:style-name="ce5">
            <text:p><text:s/>38,486<text:s/></text:p>
          </table:table-cell>
          <table:table-cell office:value-type="float" office:value="1.081961348198234" table:style-name="ce6">
            <text:p>1.082</text:p>
          </table:table-cell>
          <table:table-cell office:value-type="float" office:value="41640.065514635964" table:style-name="ce5">
            <text:p><text:s/>41,6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640.065514635964" table:style-name="ce5">
            <text:p><text:s/>41,640<text:s/></text:p>
          </table:table-cell>
          <table:table-cell office:value-type="float" office:value="1.0364914609637124" table:style-name="ce6">
            <text:p>1.036</text:p>
          </table:table-cell>
          <table:table-cell office:value-type="float" office:value="43159.572339889724" table:style-name="ce5">
            <text:p><text:s/>43,160<text:s/></text:p>
          </table:table-cell>
          <table:table-cell office:value-type="float" office:value="1.2292118588137753" table:style-name="ce6">
            <text:p>1.229</text:p>
          </table:table-cell>
          <table:table-cell office:value-type="float" office:value="53052.258141523453" table:style-name="ce5">
            <text:p><text:s/>53,0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052.258141523453" table:style-name="ce5">
            <text:p><text:s/>53,052<text:s/></text:p>
          </table:table-cell>
          <table:table-cell office:value-type="float" office:value="1.0440728404805319" table:style-name="ce6">
            <text:p>1.044</text:p>
          </table:table-cell>
          <table:table-cell office:value-type="float" office:value="55390.421851726824" table:style-name="ce5">
            <text:p><text:s/>55,390<text:s/></text:p>
          </table:table-cell>
          <table:table-cell office:value-type="float" office:value="1.0717223790212727" table:style-name="ce6">
            <text:p>1.072</text:p>
          </table:table-cell>
          <table:table-cell office:value-type="float" office:value="59363.154681924556" table:style-name="ce5">
            <text:p><text:s/>59,3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363.154681924556" table:style-name="ce5">
            <text:p><text:s/>59,363<text:s/></text:p>
          </table:table-cell>
          <table:table-cell office:value-type="float" office:value="1.0093092895178157" table:style-name="ce6">
            <text:p>1.009</text:p>
          </table:table-cell>
          <table:table-cell office:value-type="float" office:value="59915.783475549462" table:style-name="ce5">
            <text:p><text:s/>59,916<text:s/></text:p>
          </table:table-cell>
          <table:table-cell office:value-type="float" office:value="1.0433787440606963" table:style-name="ce6">
            <text:p>1.043</text:p>
          </table:table-cell>
          <table:table-cell office:value-type="float" office:value="62514.854912131414" table:style-name="ce5">
            <text:p><text:s/>62,5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514.854912131414" table:style-name="ce5">
            <text:p><text:s/>62,515<text:s/></text:p>
          </table:table-cell>
          <table:table-cell office:value-type="float" office:value="1.0642033925733956" table:style-name="ce6">
            <text:p>1.064</text:p>
          </table:table-cell>
          <table:table-cell office:value-type="float" office:value="66528.520683723851" table:style-name="ce5">
            <text:p><text:s/>66,529<text:s/></text:p>
          </table:table-cell>
          <table:table-cell office:value-type="float" office:value="1.0951176291261451" table:style-name="ce6">
            <text:p>1.095</text:p>
          </table:table-cell>
          <table:table-cell office:value-type="float" office:value="72856.55584042937" table:style-name="ce5">
            <text:p><text:s/>72,8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856.55584042937" table:style-name="ce5">
            <text:p><text:s/>72,857<text:s/></text:p>
          </table:table-cell>
          <table:table-cell office:value-type="float" office:value="1.1000555899882487" table:style-name="ce6">
            <text:p>1.100</text:p>
          </table:table-cell>
          <table:table-cell office:value-type="float" office:value="80146.261519555308" table:style-name="ce5">
            <text:p><text:s/>80,146<text:s/></text:p>
          </table:table-cell>
          <table:table-cell office:value-type="float" office:value="1.0229863386699214" table:style-name="ce6">
            <text:p>1.023</text:p>
          </table:table-cell>
          <table:table-cell office:value-type="float" office:value="81988.530629971894" table:style-name="ce5">
            <text:p><text:s/>81,9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988.530629971894" table:style-name="ce5">
            <text:p><text:s/>81,989<text:s/></text:p>
          </table:table-cell>
          <table:table-cell office:value-type="float" office:value="1.0147619089903581" table:style-name="ce6">
            <text:p>1.015</text:p>
          </table:table-cell>
          <table:table-cell office:value-type="float" office:value="83198.837857384729" table:style-name="ce5">
            <text:p><text:s/>83,199<text:s/></text:p>
          </table:table-cell>
          <table:table-cell office:value-type="float" office:value="1.0589182003132325" table:style-name="ce6">
            <text:p>1.059</text:p>
          </table:table-cell>
          <table:table-cell office:value-type="float" office:value="88100.763652094291" table:style-name="ce5">
            <text:p><text:s/>88,1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100.763652094291" table:style-name="ce5">
            <text:p><text:s/>88,101<text:s/></text:p>
          </table:table-cell>
          <table:table-cell office:value-type="float" office:value="1.0797590578335909" table:style-name="ce6">
            <text:p>1.080</text:p>
          </table:table-cell>
          <table:table-cell office:value-type="float" office:value="95127.597555405198" table:style-name="ce5">
            <text:p><text:s/>95,128<text:s/></text:p>
          </table:table-cell>
          <table:table-cell office:value-type="float" office:value="0.97350768591533388" table:style-name="ce6">
            <text:p>0.974</text:p>
          </table:table-cell>
          <table:table-cell office:value-type="float" office:value="92607.447362847684" table:style-name="ce5">
            <text:p><text:s/>92,6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2607.447362847684" table:style-name="ce5">
            <text:p><text:s/>92,607<text:s/></text:p>
          </table:table-cell>
          <table:table-cell office:value-type="float" office:value="1.074702157240299" table:style-name="ce6">
            <text:p>1.075</text:p>
          </table:table-cell>
          <table:table-cell office:value-type="float" office:value="99525.423457369863" table:style-name="ce5">
            <text:p><text:s/>99,525<text:s/></text:p>
          </table:table-cell>
          <table:table-cell office:value-type="float" office:value="1.0135131918740889" table:style-name="ce6">
            <text:p>1.014</text:p>
          </table:table-cell>
          <table:table-cell office:value-type="float" office:value="100870.32960089925" table:style-name="ce5">
            <text:p><text:s/>100,8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0870.32960089925" table:style-name="ce5">
            <text:p><text:s/>100,870<text:s/></text:p>
          </table:table-cell>
          <table:table-cell office:value-type="float" office:value="1.0671540069364238" table:style-name="ce6">
            <text:p>1.067</text:p>
          </table:table-cell>
          <table:table-cell office:value-type="float" office:value="107644.1764145974" table:style-name="ce5">
            <text:p><text:s/>107,644<text:s/></text:p>
          </table:table-cell>
          <table:table-cell office:value-type="float" office:value="1.0279926146719973" table:style-name="ce6">
            <text:p>1.028</text:p>
          </table:table-cell>
          <table:table-cell office:value-type="float" office:value="110657.41836665574" table:style-name="ce5">
            <text:p><text:s/>110,6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0657.41836665574" table:style-name="ce5">
            <text:p><text:s/>110,657<text:s/></text:p>
          </table:table-cell>
          <table:table-cell office:value-type="float" office:value="1.0454739804252424" table:style-name="ce6">
            <text:p>1.045</text:p>
          </table:table-cell>
          <table:table-cell office:value-type="float" office:value="115689.4516433689" table:style-name="ce5">
            <text:p><text:s/>115,689<text:s/></text:p>
          </table:table-cell>
          <table:table-cell office:value-type="float" office:value="0.99928916797585199" table:style-name="ce6">
            <text:p>0.999</text:p>
          </table:table-cell>
          <table:table-cell office:value-type="float" office:value="115607.21587628467" table:style-name="ce5">
            <text:p><text:s/>115,6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607.21587628467" table:style-name="ce5">
            <text:p><text:s/>115,607<text:s/></text:p>
          </table:table-cell>
          <table:table-cell office:value-type="float" office:value="1.0513217533019132" table:style-name="ce6">
            <text:p>1.051</text:p>
          </table:table-cell>
          <table:table-cell office:value-type="float" office:value="121540.38088940839" table:style-name="ce5">
            <text:p><text:s/>121,540<text:s/></text:p>
          </table:table-cell>
          <table:table-cell office:value-type="float" office:value="0.97848410657306539" table:style-name="ce6">
            <text:p>0.978</text:p>
          </table:table-cell>
          <table:table-cell office:value-type="float" office:value="118925.33100712283" table:style-name="ce5">
            <text:p><text:s/>118,9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8925.33100712283" table:style-name="ce5">
            <text:p><text:s/>118,925<text:s/></text:p>
          </table:table-cell>
          <table:table-cell office:value-type="float" office:value="0.99760931872211878" table:style-name="ce6">
            <text:p>0.998</text:p>
          </table:table-cell>
          <table:table-cell office:value-type="float" office:value="118641.01844481828" table:style-name="ce5">
            <text:p><text:s/>118,641<text:s/></text:p>
          </table:table-cell>
          <table:table-cell office:value-type="float" office:value="1.0469019683965244" table:style-name="ce6">
            <text:p>1.047</text:p>
          </table:table-cell>
          <table:table-cell office:value-type="float" office:value="124205.51574244862" table:style-name="ce5">
            <text:p><text:s/>124,2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205.51574244862" table:style-name="ce5">
            <text:p><text:s/>124,206<text:s/></text:p>
          </table:table-cell>
          <table:table-cell office:value-type="float" office:value="0.97593226226710861" table:style-name="ce6">
            <text:p>0.976</text:p>
          </table:table-cell>
          <table:table-cell office:value-type="float" office:value="121216.16996458085" table:style-name="ce5">
            <text:p><text:s/>121,216<text:s/></text:p>
          </table:table-cell>
          <table:table-cell office:value-type="float" office:value="1.0532564365742929" table:style-name="ce6">
            <text:p>1.053</text:p>
          </table:table-cell>
          <table:table-cell office:value-type="float" office:value="127671.71123207828" table:style-name="ce5">
            <text:p><text:s/>127,6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671.71123207828" table:style-name="ce5">
            <text:p><text:s/>127,672<text:s/></text:p>
          </table:table-cell>
          <table:table-cell office:value-type="float" office:value="0.99941377183782854" table:style-name="ce6">
            <text:p>0.999</text:p>
          </table:table-cell>
          <table:table-cell office:value-type="float" office:value="127596.86647944141" table:style-name="ce5">
            <text:p><text:s/>127,597<text:s/></text:p>
          </table:table-cell>
          <table:table-cell office:value-type="float" office:value="1.083831188145856" table:style-name="ce6">
            <text:p>1.084</text:p>
          </table:table-cell>
          <table:table-cell office:value-type="float" office:value="138293.46340010114" table:style-name="ce5">
            <text:p><text:s/>138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8293.46340010114" table:style-name="ce5">
            <text:p><text:s/>138,293<text:s/></text:p>
          </table:table-cell>
          <table:table-cell office:value-type="float" office:value="1.0249283462591308" table:style-name="ce6">
            <text:p>1.025</text:p>
          </table:table-cell>
          <table:table-cell office:value-type="float" office:value="141740.89074111328" table:style-name="ce5">
            <text:p><text:s/>141,741<text:s/></text:p>
          </table:table-cell>
          <table:table-cell office:value-type="float" office:value="1.0290092898557466" table:style-name="ce6">
            <text:p>1.029</text:p>
          </table:table-cell>
          <table:table-cell office:value-type="float" office:value="145852.69332503394" table:style-name="ce5">
            <text:p><text:s/>145,85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4844.09448557859" table:style-name="ce5">
            <text:p><text:s/>104,8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4844.09448557859" table:style-name="ce5">
            <text:p><text:s/>104,844<text:s/></text:p>
          </table:table-cell>
          <table:table-cell office:value-type="float" office:value="0.96006040706987383" table:style-name="ce6">
            <text:p>0.960</text:p>
          </table:table-cell>
          <table:table-cell office:value-type="float" office:value="100656.66403069691" table:style-name="ce5">
            <text:p><text:s/>100,657<text:s/></text:p>
          </table:table-cell>
          <table:table-cell office:value-type="float" office:value="1.1715053241510271" table:style-name="ce6">
            <text:p>1.172</text:p>
          </table:table-cell>
          <table:table-cell office:value-type="float" office:value="117919.8178232426" table:style-name="ce5">
            <text:p><text:s/>117,9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919.8178232426" table:style-name="ce5">
            <text:p><text:s/>117,920<text:s/></text:p>
          </table:table-cell>
          <table:table-cell office:value-type="float" office:value="1.0361750512746111" table:style-name="ce6">
            <text:p>1.036</text:p>
          </table:table-cell>
          <table:table-cell office:value-type="float" office:value="122185.5732792912" table:style-name="ce5">
            <text:p><text:s/>122,186<text:s/></text:p>
          </table:table-cell>
          <table:table-cell office:value-type="float" office:value="0.95668352371315557" table:style-name="ce6">
            <text:p>0.957</text:p>
          </table:table-cell>
          <table:table-cell office:value-type="float" office:value="116892.9247917443" table:style-name="ce5">
            <text:p><text:s/>116,8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892.9247917443" table:style-name="ce5">
            <text:p><text:s/>116,893<text:s/></text:p>
          </table:table-cell>
          <table:table-cell office:value-type="float" office:value="1.0617536588393153" table:style-name="ce6">
            <text:p>1.062</text:p>
          </table:table-cell>
          <table:table-cell office:value-type="float" office:value="124111.4905900634" table:style-name="ce5">
            <text:p><text:s/>124,111<text:s/></text:p>
          </table:table-cell>
          <table:table-cell office:value-type="float" office:value="1.1383401079358435" table:style-name="ce6">
            <text:p>1.138</text:p>
          </table:table-cell>
          <table:table-cell office:value-type="float" office:value="141281.08759437117" table:style-name="ce5">
            <text:p><text:s/>141,2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281.08759437117" table:style-name="ce5">
            <text:p><text:s/>141,281<text:s/></text:p>
          </table:table-cell>
          <table:table-cell office:value-type="float" office:value="1.0880739895988256" table:style-name="ce6">
            <text:p>1.088</text:p>
          </table:table-cell>
          <table:table-cell office:value-type="float" office:value="153724.2766336686" table:style-name="ce5">
            <text:p><text:s/>153,724<text:s/></text:p>
          </table:table-cell>
          <table:table-cell office:value-type="float" office:value="1.0330137212377883" table:style-name="ce6">
            <text:p>1.033</text:p>
          </table:table-cell>
          <table:table-cell office:value-type="float" office:value="158799.28704993319" table:style-name="ce5">
            <text:p><text:s/>158,7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799.28704993319" table:style-name="ce5">
            <text:p><text:s/>158,799<text:s/></text:p>
          </table:table-cell>
          <table:table-cell office:value-type="float" office:value="1.1500224736690103" table:style-name="ce6">
            <text:p>1.150</text:p>
          </table:table-cell>
          <table:table-cell office:value-type="float" office:value="182622.7489100394" table:style-name="ce5">
            <text:p><text:s/>182,623<text:s/></text:p>
          </table:table-cell>
          <table:table-cell office:value-type="float" office:value="1.0332633018690831" table:style-name="ce6">
            <text:p>1.033</text:p>
          </table:table-cell>
          <table:table-cell office:value-type="float" office:value="188697.3845351958" table:style-name="ce5">
            <text:p><text:s/>188,6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8697.3845351958" table:style-name="ce5">
            <text:p><text:s/>188,697<text:s/></text:p>
          </table:table-cell>
          <table:table-cell office:value-type="float" office:value="1.1334473254430637" table:style-name="ce6">
            <text:p>1.133</text:p>
          </table:table-cell>
          <table:table-cell office:value-type="float" office:value="213878.545819519" table:style-name="ce5">
            <text:p><text:s/>213,879<text:s/></text:p>
          </table:table-cell>
          <table:table-cell office:value-type="float" office:value="0.91580052948194524" table:style-name="ce6">
            <text:p>0.916</text:p>
          </table:table-cell>
          <table:table-cell office:value-type="float" office:value="195870.08550634398" table:style-name="ce5">
            <text:p><text:s/>195,8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5870.08550634398" table:style-name="ce5">
            <text:p><text:s/>195,870<text:s/></text:p>
          </table:table-cell>
          <table:table-cell office:value-type="float" office:value="1.0784412141700166" table:style-name="ce6">
            <text:p>1.078</text:p>
          </table:table-cell>
          <table:table-cell office:value-type="float" office:value="211234.3728330466" table:style-name="ce5">
            <text:p><text:s/>211,234<text:s/></text:p>
          </table:table-cell>
          <table:table-cell office:value-type="float" office:value="1.0449691116891116" table:style-name="ce6">
            <text:p>1.045</text:p>
          </table:table-cell>
          <table:table-cell office:value-type="float" office:value="220733.39493755531" table:style-name="ce5">
            <text:p><text:s/>220,7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0733.39493755531" table:style-name="ce5">
            <text:p><text:s/>220,733<text:s/></text:p>
          </table:table-cell>
          <table:table-cell office:value-type="float" office:value="1.0962848870285404" table:style-name="ce6">
            <text:p>1.096</text:p>
          </table:table-cell>
          <table:table-cell office:value-type="float" office:value="241986.68493254401" table:style-name="ce5">
            <text:p><text:s/>241,987<text:s/></text:p>
          </table:table-cell>
          <table:table-cell office:value-type="float" office:value="1.0729478029618364" table:style-name="ce6">
            <text:p>1.073</text:p>
          </table:table-cell>
          <table:table-cell office:value-type="float" office:value="259639.08194439125" table:style-name="ce5">
            <text:p><text:s/>259,6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9639.08194439125" table:style-name="ce5">
            <text:p><text:s/>259,639<text:s/></text:p>
          </table:table-cell>
          <table:table-cell office:value-type="float" office:value="1.0590720458832152" table:style-name="ce6">
            <text:p>1.059</text:p>
          </table:table-cell>
          <table:table-cell office:value-type="float" office:value="274976.49370608618" table:style-name="ce5">
            <text:p><text:s/>274,976<text:s/></text:p>
          </table:table-cell>
          <table:table-cell office:value-type="float" office:value="1.0318849034871644" table:style-name="ce6">
            <text:p>1.032</text:p>
          </table:table-cell>
          <table:table-cell office:value-type="float" office:value="283744.09266914363" table:style-name="ce5">
            <text:p><text:s/>283,7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3744.09266914363" table:style-name="ce5">
            <text:p><text:s/>283,744<text:s/></text:p>
          </table:table-cell>
          <table:table-cell office:value-type="float" office:value="1.0139663992302026" table:style-name="ce6">
            <text:p>1.014</text:p>
          </table:table-cell>
          <table:table-cell office:value-type="float" office:value="287706.97594657243" table:style-name="ce5">
            <text:p><text:s/>287,707<text:s/></text:p>
          </table:table-cell>
          <table:table-cell office:value-type="float" office:value="1.0483329005884878" table:style-name="ce6">
            <text:p>1.048</text:p>
          </table:table-cell>
          <table:table-cell office:value-type="float" office:value="301612.68861361261" table:style-name="ce5">
            <text:p><text:s/>301,6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1612.68861361261" table:style-name="ce5">
            <text:p><text:s/>301,613<text:s/></text:p>
          </table:table-cell>
          <table:table-cell office:value-type="float" office:value="1.0140658802111209" table:style-name="ce6">
            <text:p>1.014</text:p>
          </table:table-cell>
          <table:table-cell office:value-type="float" office:value="305855.13656180579" table:style-name="ce5">
            <text:p><text:s/>305,855<text:s/></text:p>
          </table:table-cell>
          <table:table-cell office:value-type="float" office:value="1.0295706861865326" table:style-name="ce6">
            <text:p>1.030</text:p>
          </table:table-cell>
          <table:table-cell office:value-type="float" office:value="314899.48282361403" table:style-name="ce5">
            <text:p><text:s/>314,8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899.48282361403" table:style-name="ce5">
            <text:p><text:s/>314,899<text:s/></text:p>
          </table:table-cell>
          <table:table-cell office:value-type="float" office:value="0.9857548372756787" table:style-name="ce6">
            <text:p>0.986</text:p>
          </table:table-cell>
          <table:table-cell office:value-type="float" office:value="310413.68844898703" table:style-name="ce5">
            <text:p><text:s/>310,414<text:s/></text:p>
          </table:table-cell>
          <table:table-cell office:value-type="float" office:value="1.1225638967459213" table:style-name="ce6">
            <text:p>1.123</text:p>
          </table:table-cell>
          <table:table-cell office:value-type="float" office:value="348459.19970856921" table:style-name="ce5">
            <text:p><text:s/>348,4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8459.19970856921" table:style-name="ce5">
            <text:p><text:s/>348,459<text:s/></text:p>
          </table:table-cell>
          <table:table-cell office:value-type="float" office:value="0.99953412552979393" table:style-name="ce6">
            <text:p>1.000</text:p>
          </table:table-cell>
          <table:table-cell office:value-type="float" office:value="348296.86146351654" table:style-name="ce5">
            <text:p><text:s/>348,297<text:s/></text:p>
          </table:table-cell>
          <table:table-cell office:value-type="float" office:value="1.1380910915473221" table:style-name="ce6">
            <text:p>1.138</text:p>
          </table:table-cell>
          <table:table-cell office:value-type="float" office:value="396393.55524551996" table:style-name="ce5">
            <text:p><text:s/>396,3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6393.55524551996" table:style-name="ce5">
            <text:p><text:s/>396,394<text:s/></text:p>
          </table:table-cell>
          <table:table-cell office:value-type="float" office:value="0.95109010305447839" table:style-name="ce6">
            <text:p>0.951</text:p>
          </table:table-cell>
          <table:table-cell office:value-type="float" office:value="377005.98730859265" table:style-name="ce5">
            <text:p><text:s/>377,006<text:s/></text:p>
          </table:table-cell>
          <table:table-cell office:value-type="float" office:value="1.1669472998105963" table:style-name="ce6">
            <text:p>1.167</text:p>
          </table:table-cell>
          <table:table-cell office:value-type="float" office:value="439946.11890219012" table:style-name="ce5">
            <text:p><text:s/>439,9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9946.11890219012" table:style-name="ce5">
            <text:p><text:s/>439,946<text:s/></text:p>
          </table:table-cell>
          <table:table-cell office:value-type="float" office:value="0.97349141773335512" table:style-name="ce6">
            <text:p>0.973</text:p>
          </table:table-cell>
          <table:table-cell office:value-type="float" office:value="428283.77101638028" table:style-name="ce5">
            <text:p><text:s/>428,284<text:s/></text:p>
          </table:table-cell>
          <table:table-cell office:value-type="float" office:value="1.0220165176947782" table:style-name="ce6">
            <text:p>1.022</text:p>
          </table:table-cell>
          <table:table-cell office:value-type="float" office:value="437713.08823934873" table:style-name="ce5">
            <text:p><text:s/>437,7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7713.08823934873" table:style-name="ce5">
            <text:p><text:s/>437,713<text:s/></text:p>
          </table:table-cell>
          <table:table-cell office:value-type="float" office:value="0.994947903323816" table:style-name="ce6">
            <text:p>0.995</text:p>
          </table:table-cell>
          <table:table-cell office:value-type="float" office:value="435501.71940113249" table:style-name="ce5">
            <text:p><text:s/>435,502<text:s/></text:p>
          </table:table-cell>
          <table:table-cell office:value-type="float" office:value="0.99277054852173396" table:style-name="ce6">
            <text:p>0.993</text:p>
          </table:table-cell>
          <table:table-cell office:value-type="float" office:value="432353.28085202054" table:style-name="ce5">
            <text:p><text:s/>432,3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777.752969549889" table:style-name="ce5">
            <text:p><text:s/>33,77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3777.752969549889" table:style-name="ce5">
            <text:p><text:s/>33,778<text:s/></text:p>
          </table:table-cell>
          <table:table-cell office:value-type="float" office:value="0.96089995508632653" table:style-name="ce6">
            <text:p>0.961</text:p>
          </table:table-cell>
          <table:table-cell office:value-type="float" office:value="32457.04131135752" table:style-name="ce5">
            <text:p><text:s/>32,457<text:s/></text:p>
          </table:table-cell>
          <table:table-cell office:value-type="float" office:value="1.1657676891870183" table:style-name="ce6">
            <text:p>1.166</text:p>
          </table:table-cell>
          <table:table-cell office:value-type="float" office:value="37837.370047388846" table:style-name="ce5">
            <text:p><text:s/>37,83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837.370047388846" table:style-name="ce5">
            <text:p><text:s/>37,837<text:s/></text:p>
          </table:table-cell>
          <table:table-cell office:value-type="float" office:value="1.0300797556857342" table:style-name="ce6">
            <text:p>1.030</text:p>
          </table:table-cell>
          <table:table-cell office:value-type="float" office:value="38975.508894205021" table:style-name="ce5">
            <text:p><text:s/>38,976<text:s/></text:p>
          </table:table-cell>
          <table:table-cell office:value-type="float" office:value="1.0147176073208533" table:style-name="ce6">
            <text:p>1.015</text:p>
          </table:table-cell>
          <table:table-cell office:value-type="float" office:value="39549.135129240349" table:style-name="ce5">
            <text:p><text:s/>39,5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549.135129240349" table:style-name="ce5">
            <text:p><text:s/>39,549<text:s/></text:p>
          </table:table-cell>
          <table:table-cell office:value-type="float" office:value="1.0700551668162583" table:style-name="ce6">
            <text:p>1.070</text:p>
          </table:table-cell>
          <table:table-cell office:value-type="float" office:value="42319.756388158021" table:style-name="ce5">
            <text:p><text:s/>42,320<text:s/></text:p>
          </table:table-cell>
          <table:table-cell office:value-type="float" office:value="1.0938136379581529" table:style-name="ce6">
            <text:p>1.094</text:p>
          </table:table-cell>
          <table:table-cell office:value-type="float" office:value="46289.92669243391" table:style-name="ce5">
            <text:p><text:s/>46,29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289.92669243391" table:style-name="ce5">
            <text:p><text:s/>46,290<text:s/></text:p>
          </table:table-cell>
          <table:table-cell office:value-type="float" office:value="1.1022847609898632" table:style-name="ce6">
            <text:p>1.102</text:p>
          </table:table-cell>
          <table:table-cell office:value-type="float" office:value="51024.680780407791" table:style-name="ce5">
            <text:p><text:s/>51,025<text:s/></text:p>
          </table:table-cell>
          <table:table-cell office:value-type="float" office:value="1.0356114014465463" table:style-name="ce6">
            <text:p>1.036</text:p>
          </table:table-cell>
          <table:table-cell office:value-type="float" office:value="52841.741171360765" table:style-name="ce5">
            <text:p><text:s/>52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841.741171360765" table:style-name="ce5">
            <text:p><text:s/>52,842<text:s/></text:p>
          </table:table-cell>
          <table:table-cell office:value-type="float" office:value="1.1490261833723039" table:style-name="ce6">
            <text:p>1.149</text:p>
          </table:table-cell>
          <table:table-cell office:value-type="float" office:value="60716.544180875797" table:style-name="ce5">
            <text:p><text:s/>60,717<text:s/></text:p>
          </table:table-cell>
          <table:table-cell office:value-type="float" office:value="1.0616505192949459" table:style-name="ce6">
            <text:p>1.062</text:p>
          </table:table-cell>
          <table:table-cell office:value-type="float" office:value="64459.750659421319" table:style-name="ce5">
            <text:p><text:s/>64,4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459.750659421319" table:style-name="ce5">
            <text:p><text:s/>64,460<text:s/></text:p>
          </table:table-cell>
          <table:table-cell office:value-type="float" office:value="1.1312296623117799" table:style-name="ce6">
            <text:p>1.131</text:p>
          </table:table-cell>
          <table:table-cell office:value-type="float" office:value="72918.781971158707" table:style-name="ce5">
            <text:p><text:s/>72,919<text:s/></text:p>
          </table:table-cell>
          <table:table-cell office:value-type="float" office:value="0.99888386429448706" table:style-name="ce6">
            <text:p>0.999</text:p>
          </table:table-cell>
          <table:table-cell office:value-type="float" office:value="72837.394714998183" table:style-name="ce5">
            <text:p><text:s/>72,8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837.394714998183" table:style-name="ce5">
            <text:p><text:s/>72,837<text:s/></text:p>
          </table:table-cell>
          <table:table-cell office:value-type="float" office:value="1.0846277820551034" table:style-name="ce6">
            <text:p>1.085</text:p>
          </table:table-cell>
          <table:table-cell office:value-type="float" office:value="79001.461880400588" table:style-name="ce5">
            <text:p><text:s/>79,001<text:s/></text:p>
          </table:table-cell>
          <table:table-cell office:value-type="float" office:value="1.0733375320908622" table:style-name="ce6">
            <text:p>1.073</text:p>
          </table:table-cell>
          <table:table-cell office:value-type="float" office:value="84795.234126279494" table:style-name="ce5">
            <text:p><text:s/>84,7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4795.234126279494" table:style-name="ce5">
            <text:p><text:s/>84,795<text:s/></text:p>
          </table:table-cell>
          <table:table-cell office:value-type="float" office:value="1.1014137328629876" table:style-name="ce6">
            <text:p>1.101</text:p>
          </table:table-cell>
          <table:table-cell office:value-type="float" office:value="93394.635348016498" table:style-name="ce5">
            <text:p><text:s/>93,395<text:s/></text:p>
          </table:table-cell>
          <table:table-cell office:value-type="float" office:value="1.0563810678372962" table:style-name="ce6">
            <text:p>1.056</text:p>
          </table:table-cell>
          <table:table-cell office:value-type="float" office:value="98660.324619212552" table:style-name="ce5">
            <text:p><text:s/>98,6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660.324619212552" table:style-name="ce5">
            <text:p><text:s/>98,660<text:s/></text:p>
          </table:table-cell>
          <table:table-cell office:value-type="float" office:value="1.0566837257448567" table:style-name="ce6">
            <text:p>1.057</text:p>
          </table:table-cell>
          <table:table-cell office:value-type="float" office:value="104252.75940182652" table:style-name="ce5">
            <text:p><text:s/>104,253<text:s/></text:p>
          </table:table-cell>
          <table:table-cell office:value-type="float" office:value="1.0832793699809076" table:style-name="ce6">
            <text:p>1.083</text:p>
          </table:table-cell>
          <table:table-cell office:value-type="float" office:value="112934.86352358178" table:style-name="ce5">
            <text:p><text:s/>112,9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934.86352358178" table:style-name="ce5">
            <text:p><text:s/>112,935<text:s/></text:p>
          </table:table-cell>
          <table:table-cell office:value-type="float" office:value="1.021296290299202" table:style-name="ce6">
            <text:p>1.021</text:p>
          </table:table-cell>
          <table:table-cell office:value-type="float" office:value="115339.95716208074" table:style-name="ce5">
            <text:p><text:s/>115,340<text:s/></text:p>
          </table:table-cell>
          <table:table-cell office:value-type="float" office:value="1.0182547519745111" table:style-name="ce6">
            <text:p>1.018</text:p>
          </table:table-cell>
          <table:table-cell office:value-type="float" office:value="117445.45947282526" table:style-name="ce5">
            <text:p><text:s/>117,4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445.45947282526" table:style-name="ce5">
            <text:p><text:s/>117,445<text:s/></text:p>
          </table:table-cell>
          <table:table-cell office:value-type="float" office:value="1.0231385389328902" table:style-name="ce6">
            <text:p>1.023</text:p>
          </table:table-cell>
          <table:table-cell office:value-type="float" office:value="120162.9758093284" table:style-name="ce5">
            <text:p><text:s/>120,163<text:s/></text:p>
          </table:table-cell>
          <table:table-cell office:value-type="float" office:value="1.0334181468197023" table:style-name="ce6">
            <text:p>1.033</text:p>
          </table:table-cell>
          <table:table-cell office:value-type="float" office:value="124178.59977721689" table:style-name="ce5">
            <text:p><text:s/>124,17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4178.59977721689" table:style-name="ce5">
            <text:p><text:s/>124,179<text:s/></text:p>
          </table:table-cell>
          <table:table-cell office:value-type="float" office:value="0.99396070891370181" table:style-name="ce6">
            <text:p>0.994</text:p>
          </table:table-cell>
          <table:table-cell office:value-type="float" office:value="123428.64906647336" table:style-name="ce5">
            <text:p><text:s/>123,429<text:s/></text:p>
          </table:table-cell>
          <table:table-cell office:value-type="float" office:value="1.0402126161135361" table:style-name="ce6">
            <text:p>1.040</text:p>
          </table:table-cell>
          <table:table-cell office:value-type="float" office:value="128392.03794879581" table:style-name="ce5">
            <text:p><text:s/>128,3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8392.03794879581" table:style-name="ce5">
            <text:p><text:s/>128,392<text:s/></text:p>
          </table:table-cell>
          <table:table-cell office:value-type="float" office:value="1.0150774579046664" table:style-name="ce6">
            <text:p>1.015</text:p>
          </table:table-cell>
          <table:table-cell office:value-type="float" office:value="130327.86349626312" table:style-name="ce5">
            <text:p><text:s/>130,328<text:s/></text:p>
          </table:table-cell>
          <table:table-cell office:value-type="float" office:value="1.0982499445280003" table:style-name="ce6">
            <text:p>1.098</text:p>
          </table:table-cell>
          <table:table-cell office:value-type="float" office:value="143132.56885522374" table:style-name="ce5">
            <text:p><text:s/>143,1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3132.56885522374" table:style-name="ce5">
            <text:p><text:s/>143,133<text:s/></text:p>
          </table:table-cell>
          <table:table-cell office:value-type="float" office:value="0.93841348720821038" table:style-name="ce6">
            <text:p>0.938</text:p>
          </table:table-cell>
          <table:table-cell office:value-type="float" office:value="134317.53307249979" table:style-name="ce5">
            <text:p><text:s/>134,318<text:s/></text:p>
          </table:table-cell>
          <table:table-cell office:value-type="float" office:value="1.0958770281758872" table:style-name="ce6">
            <text:p>1.096</text:p>
          </table:table-cell>
          <table:table-cell office:value-type="float" office:value="147195.49897540754" table:style-name="ce5">
            <text:p><text:s/>147,1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7195.49897540754" table:style-name="ce5">
            <text:p><text:s/>147,195<text:s/></text:p>
          </table:table-cell>
          <table:table-cell office:value-type="float" office:value="0.96831485210338164" table:style-name="ce6">
            <text:p>0.968</text:p>
          </table:table-cell>
          <table:table-cell office:value-type="float" office:value="142531.5878206552" table:style-name="ce5">
            <text:p><text:s/>142,532<text:s/></text:p>
          </table:table-cell>
          <table:table-cell office:value-type="float" office:value="1.024865835849746" table:style-name="ce6">
            <text:p>1.025</text:p>
          </table:table-cell>
          <table:table-cell office:value-type="float" office:value="146075.75488680729" table:style-name="ce5">
            <text:p><text:s/>146,0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6075.75488680729" table:style-name="ce5">
            <text:p><text:s/>146,076<text:s/></text:p>
          </table:table-cell>
          <table:table-cell office:value-type="float" office:value="0.99078028169939758" table:style-name="ce6">
            <text:p>0.991</text:p>
          </table:table-cell>
          <table:table-cell office:value-type="float" office:value="144728.97757620306" table:style-name="ce5">
            <text:p><text:s/>144,729<text:s/></text:p>
          </table:table-cell>
          <table:table-cell office:value-type="float" office:value="1.0331676975664259" table:style-name="ce6">
            <text:p>1.033</text:p>
          </table:table-cell>
          <table:table-cell office:value-type="float" office:value="149529.30453354862" table:style-name="ce5">
            <text:p><text:s/>149,5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1066.341516028711" table:style-name="ce5">
            <text:p><text:s/>71,0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1066.341516028711" table:style-name="ce5">
            <text:p><text:s/>71,066<text:s/></text:p>
          </table:table-cell>
          <table:table-cell office:value-type="float" office:value="0.95966137083273428" table:style-name="ce6">
            <text:p>0.960</text:p>
          </table:table-cell>
          <table:table-cell office:value-type="float" office:value="68199.622719339372" table:style-name="ce5">
            <text:p><text:s/>68,200<text:s/></text:p>
          </table:table-cell>
          <table:table-cell office:value-type="float" office:value="1.1742359353718941" table:style-name="ce6">
            <text:p>1.174</text:p>
          </table:table-cell>
          <table:table-cell office:value-type="float" office:value="80082.447775853754" table:style-name="ce5">
            <text:p><text:s/>80,0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0082.447775853754" table:style-name="ce5">
            <text:p><text:s/>80,082<text:s/></text:p>
          </table:table-cell>
          <table:table-cell office:value-type="float" office:value="1.03905495768544" table:style-name="ce6">
            <text:p>1.039</text:p>
          </table:table-cell>
          <table:table-cell office:value-type="float" office:value="83210.064385086182" table:style-name="ce5">
            <text:p><text:s/>83,210<text:s/></text:p>
          </table:table-cell>
          <table:table-cell office:value-type="float" office:value="0.9295004184177309" table:style-name="ce6">
            <text:p>0.930</text:p>
          </table:table-cell>
          <table:table-cell office:value-type="float" office:value="77343.789662503943" table:style-name="ce5">
            <text:p><text:s/>77,3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343.789662503943" table:style-name="ce5">
            <text:p><text:s/>77,344<text:s/></text:p>
          </table:table-cell>
          <table:table-cell office:value-type="float" office:value="1.0575087483922163" table:style-name="ce6">
            <text:p>1.058</text:p>
          </table:table-cell>
          <table:table-cell office:value-type="float" office:value="81791.734201905376" table:style-name="ce5">
            <text:p><text:s/>81,792<text:s/></text:p>
          </table:table-cell>
          <table:table-cell office:value-type="float" office:value="1.1613784917122398" table:style-name="ce6">
            <text:p>1.161</text:p>
          </table:table-cell>
          <table:table-cell office:value-type="float" office:value="94991.160901937285" table:style-name="ce5">
            <text:p><text:s/>94,9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991.160901937285" table:style-name="ce5">
            <text:p><text:s/>94,991<text:s/></text:p>
          </table:table-cell>
          <table:table-cell office:value-type="float" office:value="1.0811489708951048" table:style-name="ce6">
            <text:p>1.081</text:p>
          </table:table-cell>
          <table:table-cell office:value-type="float" office:value="102699.59585326082" table:style-name="ce5">
            <text:p><text:s/>102,700<text:s/></text:p>
          </table:table-cell>
          <table:table-cell office:value-type="float" office:value="1.0317231046358415" table:style-name="ce6">
            <text:p>1.032</text:p>
          </table:table-cell>
          <table:table-cell office:value-type="float" office:value="105957.54587857243" table:style-name="ce5">
            <text:p><text:s/>105,9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957.54587857243" table:style-name="ce5">
            <text:p><text:s/>105,958<text:s/></text:p>
          </table:table-cell>
          <table:table-cell office:value-type="float" office:value="1.1505193303445171" table:style-name="ce6">
            <text:p>1.151</text:p>
          </table:table-cell>
          <table:table-cell office:value-type="float" office:value="121906.20472916361" table:style-name="ce5">
            <text:p><text:s/>121,906<text:s/></text:p>
          </table:table-cell>
          <table:table-cell office:value-type="float" office:value="1.0191247783637474" table:style-name="ce6">
            <text:p>1.019</text:p>
          </table:table-cell>
          <table:table-cell office:value-type="float" office:value="124237.63387577448" table:style-name="ce5">
            <text:p><text:s/>124,2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237.63387577448" table:style-name="ce5">
            <text:p><text:s/>124,238<text:s/></text:p>
          </table:table-cell>
          <table:table-cell office:value-type="float" office:value="1.1345979430782327" table:style-name="ce6">
            <text:p>1.135</text:p>
          </table:table-cell>
          <table:table-cell office:value-type="float" office:value="140959.76384836028" table:style-name="ce5">
            <text:p><text:s/>140,960<text:s/></text:p>
          </table:table-cell>
          <table:table-cell office:value-type="float" office:value="0.87282134583951332" table:style-name="ce6">
            <text:p>0.873</text:p>
          </table:table-cell>
          <table:table-cell office:value-type="float" office:value="123032.69079134581" table:style-name="ce5">
            <text:p><text:s/>123,0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032.69079134581" table:style-name="ce5">
            <text:p><text:s/>123,033<text:s/></text:p>
          </table:table-cell>
          <table:table-cell office:value-type="float" office:value="1.0747786633139893" table:style-name="ce6">
            <text:p>1.075</text:p>
          </table:table-cell>
          <table:table-cell office:value-type="float" office:value="132232.91095264602" table:style-name="ce5">
            <text:p><text:s/>132,233<text:s/></text:p>
          </table:table-cell>
          <table:table-cell office:value-type="float" office:value="1.028020632926675" table:style-name="ce6">
            <text:p>1.028</text:p>
          </table:table-cell>
          <table:table-cell office:value-type="float" office:value="135938.1608112758" table:style-name="ce5">
            <text:p><text:s/>135,9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938.1608112758" table:style-name="ce5">
            <text:p><text:s/>135,938<text:s/></text:p>
          </table:table-cell>
          <table:table-cell office:value-type="float" office:value="1.0930856258296684" table:style-name="ce6">
            <text:p>1.093</text:p>
          </table:table-cell>
          <table:table-cell office:value-type="float" office:value="148592.04958452753" table:style-name="ce5">
            <text:p><text:s/>148,592<text:s/></text:p>
          </table:table-cell>
          <table:table-cell office:value-type="float" office:value="1.0833605012871492" table:style-name="ce6">
            <text:p>1.083</text:p>
          </table:table-cell>
          <table:table-cell office:value-type="float" office:value="160978.75732517868" table:style-name="ce5">
            <text:p><text:s/>160,9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0978.75732517868" table:style-name="ce5">
            <text:p><text:s/>160,979<text:s/></text:p>
          </table:table-cell>
          <table:table-cell office:value-type="float" office:value="1.0605357945421086" table:style-name="ce6">
            <text:p>1.061</text:p>
          </table:table-cell>
          <table:table-cell office:value-type="float" office:value="170723.73430425965" table:style-name="ce5">
            <text:p><text:s/>170,724<text:s/></text:p>
          </table:table-cell>
          <table:table-cell office:value-type="float" office:value="1.0005007788849665" table:style-name="ce6">
            <text:p>1.001</text:p>
          </table:table-cell>
          <table:table-cell office:value-type="float" office:value="170809.22914556184" table:style-name="ce5">
            <text:p><text:s/>170,8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0809.22914556184" table:style-name="ce5">
            <text:p><text:s/>170,809<text:s/></text:p>
          </table:table-cell>
          <table:table-cell office:value-type="float" office:value="1.0091200554368309" table:style-name="ce6">
            <text:p>1.009</text:p>
          </table:table-cell>
          <table:table-cell office:value-type="float" office:value="172367.01878449169" table:style-name="ce5">
            <text:p><text:s/>172,367<text:s/></text:p>
          </table:table-cell>
          <table:table-cell office:value-type="float" office:value="1.0684597925955273" table:style-name="ce6">
            <text:p>1.068</text:p>
          </table:table-cell>
          <table:table-cell office:value-type="float" office:value="184167.22914078736" table:style-name="ce5">
            <text:p><text:s/>184,1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4167.22914078736" table:style-name="ce5">
            <text:p><text:s/>184,167<text:s/></text:p>
          </table:table-cell>
          <table:table-cell office:value-type="float" office:value="1.0082801463583095" table:style-name="ce6">
            <text:p>1.008</text:p>
          </table:table-cell>
          <table:table-cell office:value-type="float" office:value="185692.16075247739" table:style-name="ce5">
            <text:p><text:s/>185,692<text:s/></text:p>
          </table:table-cell>
          <table:table-cell office:value-type="float" office:value="1.0270809617031862" table:style-name="ce6">
            <text:p>1.027</text:p>
          </table:table-cell>
          <table:table-cell office:value-type="float" office:value="190720.88304639712" table:style-name="ce5">
            <text:p><text:s/>190,7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720.88304639712" table:style-name="ce5">
            <text:p><text:s/>190,721<text:s/></text:p>
          </table:table-cell>
          <table:table-cell office:value-type="float" office:value="0.98041198423470677" table:style-name="ce6">
            <text:p>0.980</text:p>
          </table:table-cell>
          <table:table-cell office:value-type="float" office:value="186985.03938251364" table:style-name="ce5">
            <text:p><text:s/>186,985<text:s/></text:p>
          </table:table-cell>
          <table:table-cell office:value-type="float" office:value="1.1769238998291407" table:style-name="ce6">
            <text:p>1.177</text:p>
          </table:table-cell>
          <table:table-cell office:value-type="float" office:value="220067.16175977341" table:style-name="ce5">
            <text:p><text:s/>220,0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0067.16175977341" table:style-name="ce5">
            <text:p><text:s/>220,067<text:s/></text:p>
          </table:table-cell>
          <table:table-cell office:value-type="float" office:value="0.99046580245893134" table:style-name="ce6">
            <text:p>0.990</text:p>
          </table:table-cell>
          <table:table-cell office:value-type="float" office:value="217968.99796725341" table:style-name="ce5">
            <text:p><text:s/>217,969<text:s/></text:p>
          </table:table-cell>
          <table:table-cell office:value-type="float" office:value="1.1619128809700949" table:style-name="ce6">
            <text:p>1.162</text:p>
          </table:table-cell>
          <table:table-cell office:value-type="float" office:value="253260.9863902962" table:style-name="ce5">
            <text:p><text:s/>253,2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3260.9863902962" table:style-name="ce5">
            <text:p><text:s/>253,261<text:s/></text:p>
          </table:table-cell>
          <table:table-cell office:value-type="float" office:value="0.95825439873352536" table:style-name="ce6">
            <text:p>0.958</text:p>
          </table:table-cell>
          <table:table-cell office:value-type="float" office:value="242688.45423609283" table:style-name="ce5">
            <text:p><text:s/>242,688<text:s/></text:p>
          </table:table-cell>
          <table:table-cell office:value-type="float" office:value="1.2062816125648406" table:style-name="ce6">
            <text:p>1.206</text:p>
          </table:table-cell>
          <table:table-cell office:value-type="float" office:value="292750.61992678262" table:style-name="ce5">
            <text:p><text:s/>292,7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750.61992678262" table:style-name="ce5">
            <text:p><text:s/>292,751<text:s/></text:p>
          </table:table-cell>
          <table:table-cell office:value-type="float" office:value="0.97609420354837229" table:style-name="ce6">
            <text:p>0.976</text:p>
          </table:table-cell>
          <table:table-cell office:value-type="float" office:value="285752.18319572508" table:style-name="ce5">
            <text:p><text:s/>285,752<text:s/></text:p>
          </table:table-cell>
          <table:table-cell office:value-type="float" office:value="1.0205952937646863" table:style-name="ce6">
            <text:p>1.021</text:p>
          </table:table-cell>
          <table:table-cell office:value-type="float" office:value="291637.33335254149" table:style-name="ce5">
            <text:p><text:s/>291,6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1637.33335254149" table:style-name="ce5">
            <text:p><text:s/>291,637<text:s/></text:p>
          </table:table-cell>
          <table:table-cell office:value-type="float" office:value="0.99703538803597924" table:style-name="ce6">
            <text:p>0.997</text:p>
          </table:table-cell>
          <table:table-cell office:value-type="float" office:value="290772.74182492943" table:style-name="ce5">
            <text:p><text:s/>290,773<text:s/></text:p>
          </table:table-cell>
          <table:table-cell office:value-type="float" office:value="0.97266330586364469" table:style-name="ce6">
            <text:p>0.973</text:p>
          </table:table-cell>
          <table:table-cell office:value-type="float" office:value="282823.97631847195" table:style-name="ce5">
            <text:p><text:s/>282,8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995.5823274945" table:style-name="ce5">
            <text:p><text:s/>87,9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7995.5823274945" table:style-name="ce5">
            <text:p><text:s/>87,996<text:s/></text:p>
          </table:table-cell>
          <table:table-cell office:value-type="float" office:value="1.0345076633638699" table:style-name="ce6">
            <text:p>1.035</text:p>
          </table:table-cell>
          <table:table-cell office:value-type="float" office:value="91032.104259959393" table:style-name="ce5">
            <text:p><text:s/>91,032<text:s/></text:p>
          </table:table-cell>
          <table:table-cell office:value-type="float" office:value="1.0357836100007534" table:style-name="ce6">
            <text:p>1.036</text:p>
          </table:table-cell>
          <table:table-cell office:value-type="float" office:value="94289.561576345703" table:style-name="ce5">
            <text:p><text:s/>94,2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289.561576345703" table:style-name="ce5">
            <text:p><text:s/>94,290<text:s/></text:p>
          </table:table-cell>
          <table:table-cell office:value-type="float" office:value="1.033736220501861" table:style-name="ce6">
            <text:p>1.034</text:p>
          </table:table-cell>
          <table:table-cell office:value-type="float" office:value="97470.535016709109" table:style-name="ce5">
            <text:p><text:s/>97,471<text:s/></text:p>
          </table:table-cell>
          <table:table-cell office:value-type="float" office:value="1.0256886958510718" table:style-name="ce6">
            <text:p>1.026</text:p>
          </table:table-cell>
          <table:table-cell office:value-type="float" office:value="99974.425945194598" table:style-name="ce5">
            <text:p><text:s/>99,9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974.425945194598" table:style-name="ce5">
            <text:p><text:s/>99,974<text:s/></text:p>
          </table:table-cell>
          <table:table-cell office:value-type="float" office:value="1.0449702549753386" table:style-name="ce6">
            <text:p>1.045</text:p>
          </table:table-cell>
          <table:table-cell office:value-type="float" office:value="104470.30137096311" table:style-name="ce5">
            <text:p><text:s/>104,470<text:s/></text:p>
          </table:table-cell>
          <table:table-cell office:value-type="float" office:value="1.0366395146578173" table:style-name="ce6">
            <text:p>1.037</text:p>
          </table:table-cell>
          <table:table-cell office:value-type="float" office:value="108298.0425093511" table:style-name="ce5">
            <text:p><text:s/>108,2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8298.0425093511" table:style-name="ce5">
            <text:p><text:s/>108,298<text:s/></text:p>
          </table:table-cell>
          <table:table-cell office:value-type="float" office:value="1.0359251838017409" table:style-name="ce6">
            <text:p>1.036</text:p>
          </table:table-cell>
          <table:table-cell office:value-type="float" office:value="112188.6695918683" table:style-name="ce5">
            <text:p><text:s/>112,189<text:s/></text:p>
          </table:table-cell>
          <table:table-cell office:value-type="float" office:value="1.023899040696117" table:style-name="ce6">
            <text:p>1.024</text:p>
          </table:table-cell>
          <table:table-cell office:value-type="float" office:value="114869.8711720876" table:style-name="ce5">
            <text:p><text:s/>114,8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4869.8711720876" table:style-name="ce5">
            <text:p><text:s/>114,870<text:s/></text:p>
          </table:table-cell>
          <table:table-cell office:value-type="float" office:value="1.0449975693783731" table:style-name="ce6">
            <text:p>1.045</text:p>
          </table:table-cell>
          <table:table-cell office:value-type="float" office:value="120038.7361696384" table:style-name="ce5">
            <text:p><text:s/>120,039<text:s/></text:p>
          </table:table-cell>
          <table:table-cell office:value-type="float" office:value="1.0342787334118573" table:style-name="ce6">
            <text:p>1.034</text:p>
          </table:table-cell>
          <table:table-cell office:value-type="float" office:value="124153.5120058937" table:style-name="ce5">
            <text:p><text:s/>124,1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4153.5120058937" table:style-name="ce5">
            <text:p><text:s/>124,154<text:s/></text:p>
          </table:table-cell>
          <table:table-cell office:value-type="float" office:value="1.006042697753833" table:style-name="ce6">
            <text:p>1.006</text:p>
          </table:table-cell>
          <table:table-cell office:value-type="float" office:value="124903.7341540222" table:style-name="ce5">
            <text:p><text:s/>124,904<text:s/></text:p>
          </table:table-cell>
          <table:table-cell office:value-type="float" office:value="1.0838395641104359" table:style-name="ce6">
            <text:p>1.084</text:p>
          </table:table-cell>
          <table:table-cell office:value-type="float" office:value="135375.60878126119" table:style-name="ce5">
            <text:p><text:s/>135,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375.60878126119" table:style-name="ce5">
            <text:p><text:s/>135,376<text:s/></text:p>
          </table:table-cell>
          <table:table-cell office:value-type="float" office:value="1.0240426024432647" table:style-name="ce6">
            <text:p>1.024</text:p>
          </table:table-cell>
          <table:table-cell office:value-type="float" office:value="138630.39072370401" table:style-name="ce5">
            <text:p><text:s/>138,630<text:s/></text:p>
          </table:table-cell>
          <table:table-cell office:value-type="float" office:value="1.0843030577140909" table:style-name="ce6">
            <text:p>1.084</text:p>
          </table:table-cell>
          <table:table-cell office:value-type="float" office:value="150317.35655381141" table:style-name="ce5">
            <text:p><text:s/>150,3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317.35655381141" table:style-name="ce5">
            <text:p><text:s/>150,317<text:s/></text:p>
          </table:table-cell>
          <table:table-cell office:value-type="float" office:value="1.0157178099108215" table:style-name="ce6">
            <text:p>1.016</text:p>
          </table:table-cell>
          <table:table-cell office:value-type="float" office:value="152680.01619042139" table:style-name="ce5">
            <text:p><text:s/>152,680<text:s/></text:p>
          </table:table-cell>
          <table:table-cell office:value-type="float" office:value="1.0648744002845552" table:style-name="ce6">
            <text:p>1.065</text:p>
          </table:table-cell>
          <table:table-cell office:value-type="float" office:value="162585.04067621115" table:style-name="ce5">
            <text:p><text:s/>162,5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585.04067621115" table:style-name="ce5">
            <text:p><text:s/>162,585<text:s/></text:p>
          </table:table-cell>
          <table:table-cell office:value-type="float" office:value="1.0342446789325193" table:style-name="ce6">
            <text:p>1.034</text:p>
          </table:table-cell>
          <table:table-cell office:value-type="float" office:value="168152.71319339858" table:style-name="ce5">
            <text:p><text:s/>168,153<text:s/></text:p>
          </table:table-cell>
          <table:table-cell office:value-type="float" office:value="1.1122912910708669" table:style-name="ce6">
            <text:p>1.112</text:p>
          </table:table-cell>
          <table:table-cell office:value-type="float" office:value="187034.79845495449" table:style-name="ce5">
            <text:p><text:s/>187,03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7034.79845495449" table:style-name="ce5">
            <text:p><text:s/>187,035<text:s/></text:p>
          </table:table-cell>
          <table:table-cell office:value-type="float" office:value="1.0454559063904261" table:style-name="ce6">
            <text:p>1.045</text:p>
          </table:table-cell>
          <table:table-cell office:value-type="float" office:value="195536.63474527511" table:style-name="ce5">
            <text:p><text:s/>195,537<text:s/></text:p>
          </table:table-cell>
          <table:table-cell office:value-type="float" office:value="1.1071465269952645" table:style-name="ce6">
            <text:p>1.107</text:p>
          </table:table-cell>
          <table:table-cell office:value-type="float" office:value="216487.70605857292" table:style-name="ce5">
            <text:p><text:s/>216,48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6487.70605857292" table:style-name="ce5">
            <text:p><text:s/>216,488<text:s/></text:p>
          </table:table-cell>
          <table:table-cell office:value-type="float" office:value="1.0472082193494587" table:style-name="ce6">
            <text:p>1.047</text:p>
          </table:table-cell>
          <table:table-cell office:value-type="float" office:value="226707.7051726472" table:style-name="ce5">
            <text:p><text:s/>226,708<text:s/></text:p>
          </table:table-cell>
          <table:table-cell office:value-type="float" office:value="1.1008981942633409" table:style-name="ce6">
            <text:p>1.101</text:p>
          </table:table-cell>
          <table:table-cell office:value-type="float" office:value="249582.10325015313" table:style-name="ce5">
            <text:p><text:s/>249,5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9582.10325015313" table:style-name="ce5">
            <text:p><text:s/>249,582<text:s/></text:p>
          </table:table-cell>
          <table:table-cell office:value-type="float" office:value="1.009682889792153" table:style-name="ce6">
            <text:p>1.010</text:p>
          </table:table-cell>
          <table:table-cell office:value-type="float" office:value="251998.77925001812" table:style-name="ce5">
            <text:p><text:s/>251,999<text:s/></text:p>
          </table:table-cell>
          <table:table-cell office:value-type="float" office:value="1.0975155086606434" table:style-name="ce6">
            <text:p>1.098</text:p>
          </table:table-cell>
          <table:table-cell office:value-type="float" office:value="276572.56839044485" table:style-name="ce5">
            <text:p><text:s/>276,57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6572.56839044485" table:style-name="ce5">
            <text:p><text:s/>276,573<text:s/></text:p>
          </table:table-cell>
          <table:table-cell office:value-type="float" office:value="0.9947410222808778" table:style-name="ce6">
            <text:p>0.995</text:p>
          </table:table-cell>
          <table:table-cell office:value-type="float" office:value="275118.07941555907" table:style-name="ce5">
            <text:p><text:s/>275,118<text:s/></text:p>
          </table:table-cell>
          <table:table-cell office:value-type="float" office:value="1.0743973861687035" table:style-name="ce6">
            <text:p>1.074</text:p>
          </table:table-cell>
          <table:table-cell office:value-type="float" office:value="295586.14541183045" table:style-name="ce5">
            <text:p><text:s/>295,5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5586.14541183045" table:style-name="ce5">
            <text:p><text:s/>295,586<text:s/></text:p>
          </table:table-cell>
          <table:table-cell office:value-type="float" office:value="0.99522134200788681" table:style-name="ce6">
            <text:p>0.995</text:p>
          </table:table-cell>
          <table:table-cell office:value-type="float" office:value="294173.64031570026" table:style-name="ce5">
            <text:p><text:s/>294,174<text:s/></text:p>
          </table:table-cell>
          <table:table-cell office:value-type="float" office:value="1.0621392415560647" table:style-name="ce6">
            <text:p>1.062</text:p>
          </table:table-cell>
          <table:table-cell office:value-type="float" office:value="312453.36721070443" table:style-name="ce5">
            <text:p><text:s/>312,4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2453.36721070443" table:style-name="ce5">
            <text:p><text:s/>312,453<text:s/></text:p>
          </table:table-cell>
          <table:table-cell office:value-type="float" office:value="1.0115191478957992" table:style-name="ce6">
            <text:p>1.012</text:p>
          </table:table-cell>
          <table:table-cell office:value-type="float" office:value="316052.56375814497" table:style-name="ce5">
            <text:p><text:s/>316,053<text:s/></text:p>
          </table:table-cell>
          <table:table-cell office:value-type="float" office:value="1.0471291777763405" table:style-name="ce6">
            <text:p>1.047</text:p>
          </table:table-cell>
          <table:table-cell office:value-type="float" office:value="330947.86122217076" table:style-name="ce5">
            <text:p><text:s/>330,9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0947.86122217076" table:style-name="ce5">
            <text:p><text:s/>330,948<text:s/></text:p>
          </table:table-cell>
          <table:table-cell office:value-type="float" office:value="1.0349377871548799" table:style-name="ce6">
            <text:p>1.035</text:p>
          </table:table-cell>
          <table:table-cell office:value-type="float" office:value="342510.44715691375" table:style-name="ce5">
            <text:p><text:s/>342,510<text:s/></text:p>
          </table:table-cell>
          <table:table-cell office:value-type="float" office:value="1.0151997538529514" table:style-name="ce6">
            <text:p>1.015</text:p>
          </table:table-cell>
          <table:table-cell office:value-type="float" office:value="347716.52164576313" table:style-name="ce5">
            <text:p><text:s/>347,7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92.70169152647" table:style-name="ce5">
            <text:p><text:s/>10,8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892.70169152647" table:style-name="ce5">
            <text:p><text:s/>10,893<text:s/></text:p>
          </table:table-cell>
          <table:table-cell office:value-type="float" office:value="1.0220150795988256" table:style-name="ce6">
            <text:p>1.022</text:p>
          </table:table-cell>
          <table:table-cell office:value-type="float" office:value="11132.50538631169" table:style-name="ce5">
            <text:p><text:s/>11,133<text:s/></text:p>
          </table:table-cell>
          <table:table-cell office:value-type="float" office:value="1.1395848165148934" table:style-name="ce6">
            <text:p>1.140</text:p>
          </table:table-cell>
          <table:table-cell office:value-type="float" office:value="12686.43410801107" table:style-name="ce5">
            <text:p><text:s/>12,68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686.43410801107" table:style-name="ce5">
            <text:p><text:s/>12,686<text:s/></text:p>
          </table:table-cell>
          <table:table-cell office:value-type="float" office:value="0.91619491107702744" table:style-name="ce6">
            <text:p>0.916</text:p>
          </table:table-cell>
          <table:table-cell office:value-type="float" office:value="11623.246369473771" table:style-name="ce5">
            <text:p><text:s/>11,623<text:s/></text:p>
          </table:table-cell>
          <table:table-cell office:value-type="float" office:value="1.0369203959983417" table:style-name="ce6">
            <text:p>1.037</text:p>
          </table:table-cell>
          <table:table-cell office:value-type="float" office:value="12052.381228221029" table:style-name="ce5">
            <text:p><text:s/>12,0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52.381228221029" table:style-name="ce5">
            <text:p><text:s/>12,052<text:s/></text:p>
          </table:table-cell>
          <table:table-cell office:value-type="float" office:value="1.0746255340640762" table:style-name="ce6">
            <text:p>1.075</text:p>
          </table:table-cell>
          <table:table-cell office:value-type="float" office:value="12951.796614120871" table:style-name="ce5">
            <text:p><text:s/>12,952<text:s/></text:p>
          </table:table-cell>
          <table:table-cell office:value-type="float" office:value="1.0710954477531356" table:style-name="ce6">
            <text:p>1.071</text:p>
          </table:table-cell>
          <table:table-cell office:value-type="float" office:value="13872.61039360934" table:style-name="ce5">
            <text:p><text:s/>13,87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872.61039360934" table:style-name="ce5">
            <text:p><text:s/>13,873<text:s/></text:p>
          </table:table-cell>
          <table:table-cell office:value-type="float" office:value="0.94086257391504291" table:style-name="ce6">
            <text:p>0.941</text:p>
          </table:table-cell>
          <table:table-cell office:value-type="float" office:value="13052.21992185186" table:style-name="ce5">
            <text:p><text:s/>13,052<text:s/></text:p>
          </table:table-cell>
          <table:table-cell office:value-type="float" office:value="1.045904766966484" table:style-name="ce6">
            <text:p>1.046</text:p>
          </table:table-cell>
          <table:table-cell office:value-type="float" office:value="13651.37903575977" table:style-name="ce5">
            <text:p><text:s/>13,6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651.37903575977" table:style-name="ce5">
            <text:p><text:s/>13,651<text:s/></text:p>
          </table:table-cell>
          <table:table-cell office:value-type="float" office:value="0.9828607025236189" table:style-name="ce6">
            <text:p>0.983</text:p>
          </table:table-cell>
          <table:table-cell office:value-type="float" office:value="13417.403989503049" table:style-name="ce5">
            <text:p><text:s/>13,417<text:s/></text:p>
          </table:table-cell>
          <table:table-cell office:value-type="float" office:value="1.0179328665017346" table:style-name="ce6">
            <text:p>1.018</text:p>
          </table:table-cell>
          <table:table-cell office:value-type="float" office:value="13658.016504046649" table:style-name="ce5">
            <text:p><text:s/>13,6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58.016504046649" table:style-name="ce5">
            <text:p><text:s/>13,658<text:s/></text:p>
          </table:table-cell>
          <table:table-cell office:value-type="float" office:value="1.0333914016813706" table:style-name="ce6">
            <text:p>1.033</text:p>
          </table:table-cell>
          <table:table-cell office:value-type="float" office:value="14114.07681930406" table:style-name="ce5">
            <text:p><text:s/>14,114<text:s/></text:p>
          </table:table-cell>
          <table:table-cell office:value-type="float" office:value="1.0441625456637675" table:style-name="ce6">
            <text:p>1.044</text:p>
          </table:table-cell>
          <table:table-cell office:value-type="float" office:value="14737.390381338499" table:style-name="ce5">
            <text:p><text:s/>14,7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37.390381338499" table:style-name="ce5">
            <text:p><text:s/>14,737<text:s/></text:p>
          </table:table-cell>
          <table:table-cell office:value-type="float" office:value="0.99547764287957496" table:style-name="ce6">
            <text:p>0.995</text:p>
          </table:table-cell>
          <table:table-cell office:value-type="float" office:value="14670.742639010969" table:style-name="ce5">
            <text:p><text:s/>14,671<text:s/></text:p>
          </table:table-cell>
          <table:table-cell office:value-type="float" office:value="1.0530649900998101" table:style-name="ce6">
            <text:p>1.053</text:p>
          </table:table-cell>
          <table:table-cell office:value-type="float" office:value="15449.245451906951" table:style-name="ce5">
            <text:p><text:s/>15,4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449.245451906951" table:style-name="ce5">
            <text:p><text:s/>15,449<text:s/></text:p>
          </table:table-cell>
          <table:table-cell office:value-type="float" office:value="0.73958845171690324" table:style-name="ce6">
            <text:p>0.740</text:p>
          </table:table-cell>
          <table:table-cell office:value-type="float" office:value="11426.08352397027" table:style-name="ce5">
            <text:p><text:s/>11,426<text:s/></text:p>
          </table:table-cell>
          <table:table-cell office:value-type="float" office:value="1.0875285634702623" table:style-name="ce6">
            <text:p>1.088</text:p>
          </table:table-cell>
          <table:table-cell office:value-type="float" office:value="12426.19220091462" table:style-name="ce5">
            <text:p><text:s/>12,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26.19220091462" table:style-name="ce5">
            <text:p><text:s/>12,426<text:s/></text:p>
          </table:table-cell>
          <table:table-cell office:value-type="float" office:value="1.2660930746689221" table:style-name="ce6">
            <text:p>1.266</text:p>
          </table:table-cell>
          <table:table-cell office:value-type="float" office:value="15732.715890082969" table:style-name="ce5">
            <text:p><text:s/>15,733<text:s/></text:p>
          </table:table-cell>
          <table:table-cell office:value-type="float" office:value="1.0428626477165497" table:style-name="ce6">
            <text:p>1.043</text:p>
          </table:table-cell>
          <table:table-cell office:value-type="float" office:value="16407.061748904158" table:style-name="ce5">
            <text:p><text:s/>16,4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407.061748904158" table:style-name="ce5">
            <text:p><text:s/>16,407<text:s/></text:p>
          </table:table-cell>
          <table:table-cell office:value-type="float" office:value="1.0186693602605803" table:style-name="ce6">
            <text:p>1.019</text:p>
          </table:table-cell>
          <table:table-cell office:value-type="float" office:value="16713.37109551204" table:style-name="ce5">
            <text:p><text:s/>16,713<text:s/></text:p>
          </table:table-cell>
          <table:table-cell office:value-type="float" office:value="1.1616077374809006" table:style-name="ce6">
            <text:p>1.162</text:p>
          </table:table-cell>
          <table:table-cell office:value-type="float" office:value="19414.381183936421" table:style-name="ce5">
            <text:p><text:s/>19,41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414.381183936421" table:style-name="ce5">
            <text:p><text:s/>19,414<text:s/></text:p>
          </table:table-cell>
          <table:table-cell office:value-type="float" office:value="1.06595995853855" table:style-name="ce6">
            <text:p>1.066</text:p>
          </table:table-cell>
          <table:table-cell office:value-type="float" office:value="20694.95296188047" table:style-name="ce5">
            <text:p><text:s/>20,695<text:s/></text:p>
          </table:table-cell>
          <table:table-cell office:value-type="float" office:value="0.97659170572473042" table:style-name="ce6">
            <text:p>0.977</text:p>
          </table:table-cell>
          <table:table-cell office:value-type="float" office:value="20210.519412935908" table:style-name="ce5">
            <text:p><text:s/>20,2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210.519412935908" table:style-name="ce5">
            <text:p><text:s/>20,211<text:s/></text:p>
          </table:table-cell>
          <table:table-cell office:value-type="float" office:value="1.0542233520951465" table:style-name="ce6">
            <text:p>1.054</text:p>
          </table:table-cell>
          <table:table-cell office:value-type="float" office:value="21306.401523089327" table:style-name="ce5">
            <text:p><text:s/>21,306<text:s/></text:p>
          </table:table-cell>
          <table:table-cell office:value-type="float" office:value="1.1138514182829442" table:style-name="ce6">
            <text:p>1.114</text:p>
          </table:table-cell>
          <table:table-cell office:value-type="float" office:value="23732.165554998934" table:style-name="ce5">
            <text:p><text:s/>23,7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732.165554998934" table:style-name="ce5">
            <text:p><text:s/>23,732<text:s/></text:p>
          </table:table-cell>
          <table:table-cell office:value-type="float" office:value="1.0106058651846472" table:style-name="ce6">
            <text:p>1.011</text:p>
          </table:table-cell>
          <table:table-cell office:value-type="float" office:value="23983.86570341498" table:style-name="ce5">
            <text:p><text:s/>23,984<text:s/></text:p>
          </table:table-cell>
          <table:table-cell office:value-type="float" office:value="1.0668444978981184" table:style-name="ce6">
            <text:p>1.067</text:p>
          </table:table-cell>
          <table:table-cell office:value-type="float" office:value="25587.055164015659" table:style-name="ce5">
            <text:p><text:s/>25,5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587.055164015659" table:style-name="ce5">
            <text:p><text:s/>25,587<text:s/></text:p>
          </table:table-cell>
          <table:table-cell office:value-type="float" office:value="0.9699562947982181" table:style-name="ce6">
            <text:p>0.970</text:p>
          </table:table-cell>
          <table:table-cell office:value-type="float" office:value="24818.325221686242" table:style-name="ce5">
            <text:p><text:s/>24,818<text:s/></text:p>
          </table:table-cell>
          <table:table-cell office:value-type="float" office:value="1.1276882618628046" table:style-name="ce6">
            <text:p>1.128</text:p>
          </table:table-cell>
          <table:table-cell office:value-type="float" office:value="27987.334031589162" table:style-name="ce5">
            <text:p><text:s/>27,9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987.334031589162" table:style-name="ce5">
            <text:p><text:s/>27,987<text:s/></text:p>
          </table:table-cell>
          <table:table-cell office:value-type="float" office:value="1.0417765013479288" table:style-name="ce6">
            <text:p>1.042</text:p>
          </table:table-cell>
          <table:table-cell office:value-type="float" office:value="29156.546929484779" table:style-name="ce5">
            <text:p><text:s/>29,157<text:s/></text:p>
          </table:table-cell>
          <table:table-cell office:value-type="float" office:value="0.99933428842064242" table:style-name="ce6">
            <text:p>0.999</text:p>
          </table:table-cell>
          <table:table-cell office:value-type="float" office:value="29137.137078579737" table:style-name="ce5">
            <text:p><text:s/>29,1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137.137078579737" table:style-name="ce5">
            <text:p><text:s/>29,137<text:s/></text:p>
          </table:table-cell>
          <table:table-cell office:value-type="float" office:value="1.0222225963810943" table:style-name="ce6">
            <text:p>1.022</text:p>
          </table:table-cell>
          <table:table-cell office:value-type="float" office:value="29784.639915577631" table:style-name="ce5">
            <text:p><text:s/>29,785<text:s/></text:p>
          </table:table-cell>
          <table:table-cell office:value-type="float" office:value="0.95873598607554111" table:style-name="ce6">
            <text:p>0.959</text:p>
          </table:table-cell>
          <table:table-cell office:value-type="float" office:value="28555.606119366243" table:style-name="ce5">
            <text:p><text:s/>28,5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7102.880635968031" table:style-name="ce5">
            <text:p><text:s/>77,10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7102.880635968031" table:style-name="ce5">
            <text:p><text:s/>77,103<text:s/></text:p>
          </table:table-cell>
          <table:table-cell office:value-type="float" office:value="1.0362725518762916" table:style-name="ce6">
            <text:p>1.036</text:p>
          </table:table-cell>
          <table:table-cell office:value-type="float" office:value="79899.598873647701" table:style-name="ce5">
            <text:p><text:s/>79,900<text:s/></text:p>
          </table:table-cell>
          <table:table-cell office:value-type="float" office:value="1.0213208654198735" table:style-name="ce6">
            <text:p>1.021</text:p>
          </table:table-cell>
          <table:table-cell office:value-type="float" office:value="81603.127468334627" table:style-name="ce5">
            <text:p><text:s/>81,6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1603.127468334627" table:style-name="ce5">
            <text:p><text:s/>81,603<text:s/></text:p>
          </table:table-cell>
          <table:table-cell office:value-type="float" office:value="1.0520097857836102" table:style-name="ce6">
            <text:p>1.052</text:p>
          </table:table-cell>
          <table:table-cell office:value-type="float" office:value="85847.288647235342" table:style-name="ce5">
            <text:p><text:s/>85,847<text:s/></text:p>
          </table:table-cell>
          <table:table-cell office:value-type="float" office:value="1.0241679859950366" table:style-name="ce6">
            <text:p>1.024</text:p>
          </table:table-cell>
          <table:table-cell office:value-type="float" office:value="87922.044716973571" table:style-name="ce5">
            <text:p><text:s/>87,9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922.044716973571" table:style-name="ce5">
            <text:p><text:s/>87,922<text:s/></text:p>
          </table:table-cell>
          <table:table-cell office:value-type="float" office:value="1.040905100096863" table:style-name="ce6">
            <text:p>1.041</text:p>
          </table:table-cell>
          <table:table-cell office:value-type="float" office:value="91518.504756842245" table:style-name="ce5">
            <text:p><text:s/>91,519<text:s/></text:p>
          </table:table-cell>
          <table:table-cell office:value-type="float" office:value="1.0317632741774245" table:style-name="ce6">
            <text:p>1.032</text:p>
          </table:table-cell>
          <table:table-cell office:value-type="float" office:value="94425.432115741758" table:style-name="ce5">
            <text:p><text:s/>94,4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425.432115741758" table:style-name="ce5">
            <text:p><text:s/>94,425<text:s/></text:p>
          </table:table-cell>
          <table:table-cell office:value-type="float" office:value="1.0498914058291009" table:style-name="ce6">
            <text:p>1.050</text:p>
          </table:table-cell>
          <table:table-cell office:value-type="float" office:value="99136.449670016445" table:style-name="ce5">
            <text:p><text:s/>99,136<text:s/></text:p>
          </table:table-cell>
          <table:table-cell office:value-type="float" office:value="1.0210017856524178" table:style-name="ce6">
            <text:p>1.021</text:p>
          </table:table-cell>
          <table:table-cell office:value-type="float" office:value="101218.49213632784" table:style-name="ce5">
            <text:p><text:s/>101,2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1218.49213632784" table:style-name="ce5">
            <text:p><text:s/>101,218<text:s/></text:p>
          </table:table-cell>
          <table:table-cell office:value-type="float" office:value="1.0533779937813201" table:style-name="ce6">
            <text:p>1.053</text:p>
          </table:table-cell>
          <table:table-cell office:value-type="float" office:value="106621.33218013534" table:style-name="ce5">
            <text:p><text:s/>106,621<text:s/></text:p>
          </table:table-cell>
          <table:table-cell office:value-type="float" office:value="1.0363357242166733" table:style-name="ce6">
            <text:p>1.036</text:p>
          </table:table-cell>
          <table:table-cell office:value-type="float" office:value="110495.49550184706" table:style-name="ce5">
            <text:p><text:s/>110,4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0495.49550184706" table:style-name="ce5">
            <text:p><text:s/>110,495<text:s/></text:p>
          </table:table-cell>
          <table:table-cell office:value-type="float" office:value="1.0026622065590554" table:style-name="ce6">
            <text:p>1.003</text:p>
          </table:table-cell>
          <table:table-cell office:value-type="float" office:value="110789.65733471814" table:style-name="ce5">
            <text:p><text:s/>110,790<text:s/></text:p>
          </table:table-cell>
          <table:table-cell office:value-type="float" office:value="1.0888942280546103" table:style-name="ce6">
            <text:p>1.089</text:p>
          </table:table-cell>
          <table:table-cell office:value-type="float" office:value="120638.2183999227" table:style-name="ce5">
            <text:p><text:s/>120,6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0638.2183999227" table:style-name="ce5">
            <text:p><text:s/>120,638<text:s/></text:p>
          </table:table-cell>
          <table:table-cell office:value-type="float" office:value="1.0275321513267015" table:style-name="ce6">
            <text:p>1.028</text:p>
          </table:table-cell>
          <table:table-cell office:value-type="float" office:value="123959.64808469304" table:style-name="ce5">
            <text:p><text:s/>123,960<text:s/></text:p>
          </table:table-cell>
          <table:table-cell office:value-type="float" office:value="1.0880001128250898" table:style-name="ce6">
            <text:p>1.088</text:p>
          </table:table-cell>
          <table:table-cell office:value-type="float" office:value="134868.11110190445" table:style-name="ce5">
            <text:p><text:s/>134,8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4868.11110190445" table:style-name="ce5">
            <text:p><text:s/>134,868<text:s/></text:p>
          </table:table-cell>
          <table:table-cell office:value-type="float" office:value="1.0473486394402129" table:style-name="ce6">
            <text:p>1.047</text:p>
          </table:table-cell>
          <table:table-cell office:value-type="float" office:value="141253.93266645112" table:style-name="ce5">
            <text:p><text:s/>141,254<text:s/></text:p>
          </table:table-cell>
          <table:table-cell office:value-type="float" office:value="1.0630418965387178" table:style-name="ce6">
            <text:p>1.063</text:p>
          </table:table-cell>
          <table:table-cell office:value-type="float" office:value="150158.84847529655" table:style-name="ce5">
            <text:p><text:s/>150,1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158.84847529655" table:style-name="ce5">
            <text:p><text:s/>150,159<text:s/></text:p>
          </table:table-cell>
          <table:table-cell office:value-type="float" office:value="1.0150583788499887" table:style-name="ce6">
            <text:p>1.015</text:p>
          </table:table-cell>
          <table:table-cell office:value-type="float" office:value="152419.99730331561" table:style-name="ce5">
            <text:p><text:s/>152,420<text:s/></text:p>
          </table:table-cell>
          <table:table-cell office:value-type="float" office:value="1.1194576809137542" table:style-name="ce6">
            <text:p>1.119</text:p>
          </table:table-cell>
          <table:table-cell office:value-type="float" office:value="170627.73670605035" table:style-name="ce5">
            <text:p><text:s/>170,6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0627.73670605035" table:style-name="ce5">
            <text:p><text:s/>170,628<text:s/></text:p>
          </table:table-cell>
          <table:table-cell office:value-type="float" office:value="1.0480316219503725" table:style-name="ce6">
            <text:p>1.048</text:p>
          </table:table-cell>
          <table:table-cell office:value-type="float" office:value="178823.26364976307" table:style-name="ce5">
            <text:p><text:s/>178,823<text:s/></text:p>
          </table:table-cell>
          <table:table-cell office:value-type="float" office:value="1.1020564151016579" table:style-name="ce6">
            <text:p>1.102</text:p>
          </table:table-cell>
          <table:table-cell office:value-type="float" office:value="197073.32487463648" table:style-name="ce5">
            <text:p><text:s/>197,0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7073.32487463648" table:style-name="ce5">
            <text:p><text:s/>197,073<text:s/></text:p>
          </table:table-cell>
          <table:table-cell office:value-type="float" office:value="1.045360920062707" table:style-name="ce6">
            <text:p>1.045</text:p>
          </table:table-cell>
          <table:table-cell office:value-type="float" office:value="206012.75221076672" table:style-name="ce5">
            <text:p><text:s/>206,013<text:s/></text:p>
          </table:table-cell>
          <table:table-cell office:value-type="float" office:value="1.1133853675356593" table:style-name="ce6">
            <text:p>1.113</text:p>
          </table:table-cell>
          <table:table-cell office:value-type="float" office:value="229371.58383721721" table:style-name="ce5">
            <text:p><text:s/>229,3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9371.58383721721" table:style-name="ce5">
            <text:p><text:s/>229,372<text:s/></text:p>
          </table:table-cell>
          <table:table-cell office:value-type="float" office:value="1.0057583152525509" table:style-name="ce6">
            <text:p>1.006</text:p>
          </table:table-cell>
          <table:table-cell office:value-type="float" office:value="230692.3777269288" table:style-name="ce5">
            <text:p><text:s/>230,692<text:s/></text:p>
          </table:table-cell>
          <table:table-cell office:value-type="float" office:value="1.096006748583318" table:style-name="ce6">
            <text:p>1.096</text:p>
          </table:table-cell>
          <table:table-cell office:value-type="float" office:value="252840.40283544589" table:style-name="ce5">
            <text:p><text:s/>252,8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2840.40283544589" table:style-name="ce5">
            <text:p><text:s/>252,840<text:s/></text:p>
          </table:table-cell>
          <table:table-cell office:value-type="float" office:value="0.9932519126525351" table:style-name="ce6">
            <text:p>0.993</text:p>
          </table:table-cell>
          <table:table-cell office:value-type="float" office:value="251134.21371214409" table:style-name="ce5">
            <text:p><text:s/>251,134<text:s/></text:p>
          </table:table-cell>
          <table:table-cell office:value-type="float" office:value="1.0751187034885419" table:style-name="ce6">
            <text:p>1.075</text:p>
          </table:table-cell>
          <table:table-cell office:value-type="float" office:value="269999.09024781478" table:style-name="ce5">
            <text:p><text:s/>269,9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9999.09024781478" table:style-name="ce5">
            <text:p><text:s/>269,999<text:s/></text:p>
          </table:table-cell>
          <table:table-cell office:value-type="float" office:value="0.99761563954452626" table:style-name="ce6">
            <text:p>0.998</text:p>
          </table:table-cell>
          <table:table-cell office:value-type="float" office:value="269355.31509401399" table:style-name="ce5">
            <text:p><text:s/>269,355<text:s/></text:p>
          </table:table-cell>
          <table:table-cell office:value-type="float" office:value="1.0560995727143052" table:style-name="ce6">
            <text:p>1.056</text:p>
          </table:table-cell>
          <table:table-cell office:value-type="float" office:value="284466.03317911521" table:style-name="ce5">
            <text:p><text:s/>284,4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4466.03317911521" table:style-name="ce5">
            <text:p><text:s/>284,466<text:s/></text:p>
          </table:table-cell>
          <table:table-cell office:value-type="float" office:value="1.0085422629281537" table:style-name="ce6">
            <text:p>1.009</text:p>
          </table:table-cell>
          <table:table-cell office:value-type="float" office:value="286896.01682866015" table:style-name="ce5">
            <text:p><text:s/>286,896<text:s/></text:p>
          </table:table-cell>
          <table:table-cell office:value-type="float" office:value="1.0519864565559245" table:style-name="ce6">
            <text:p>1.052</text:p>
          </table:table-cell>
          <table:table-cell office:value-type="float" office:value="301810.72414359107" table:style-name="ce5">
            <text:p><text:s/>301,8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810.72414359107" table:style-name="ce5">
            <text:p><text:s/>301,811<text:s/></text:p>
          </table:table-cell>
          <table:table-cell office:value-type="float" office:value="1.0361653255652772" table:style-name="ce6">
            <text:p>1.036</text:p>
          </table:table-cell>
          <table:table-cell office:value-type="float" office:value="312725.80724133609" table:style-name="ce5">
            <text:p><text:s/>312,726<text:s/></text:p>
          </table:table-cell>
          <table:table-cell office:value-type="float" office:value="1.0205774775731722" table:style-name="ce6">
            <text:p>1.021</text:p>
          </table:table-cell>
          <table:table-cell office:value-type="float" office:value="319160.91552639683" table:style-name="ce5">
            <text:p><text:s/>319,16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4790.92479802671" table:style-name="ce5">
            <text:p><text:s/>104,7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4790.92479802671" table:style-name="ce5">
            <text:p><text:s/>104,791<text:s/></text:p>
          </table:table-cell>
          <table:table-cell office:value-type="float" office:value="0.99344356104893317" table:style-name="ce6">
            <text:p>0.993</text:p>
          </table:table-cell>
          <table:table-cell office:value-type="float" office:value="104103.86949696259" table:style-name="ce5">
            <text:p><text:s/>104,104<text:s/></text:p>
          </table:table-cell>
          <table:table-cell office:value-type="float" office:value="1.1342180346086748" table:style-name="ce6">
            <text:p>1.134</text:p>
          </table:table-cell>
          <table:table-cell office:value-type="float" office:value="118076.4862560029" table:style-name="ce5">
            <text:p><text:s/>118,07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8076.4862560029" table:style-name="ce5">
            <text:p><text:s/>118,076<text:s/></text:p>
          </table:table-cell>
          <table:table-cell office:value-type="float" office:value="1.027685015997621" table:style-name="ce6">
            <text:p>1.028</text:p>
          </table:table-cell>
          <table:table-cell office:value-type="float" office:value="121345.4356669432" table:style-name="ce5">
            <text:p><text:s/>121,345<text:s/></text:p>
          </table:table-cell>
          <table:table-cell office:value-type="float" office:value="1.0273280099989823" table:style-name="ce6">
            <text:p>1.027</text:p>
          </table:table-cell>
          <table:table-cell office:value-type="float" office:value="124661.5649461803" table:style-name="ce5">
            <text:p><text:s/>124,6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661.5649461803" table:style-name="ce5">
            <text:p><text:s/>124,662<text:s/></text:p>
          </table:table-cell>
          <table:table-cell office:value-type="float" office:value="1.081359950921601" table:style-name="ce6">
            <text:p>1.081</text:p>
          </table:table-cell>
          <table:table-cell office:value-type="float" office:value="134804.0237520115" table:style-name="ce5">
            <text:p><text:s/>134,804<text:s/></text:p>
          </table:table-cell>
          <table:table-cell office:value-type="float" office:value="1.0919389565985975" table:style-name="ce6">
            <text:p>1.092</text:p>
          </table:table-cell>
          <table:table-cell office:value-type="float" office:value="147197.76504106401" table:style-name="ce5">
            <text:p><text:s/>147,1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7197.76504106401" table:style-name="ce5">
            <text:p><text:s/>147,198<text:s/></text:p>
          </table:table-cell>
          <table:table-cell office:value-type="float" office:value="1.0502387939556024" table:style-name="ce6">
            <text:p>1.050</text:p>
          </table:table-cell>
          <table:table-cell office:value-type="float" office:value="154592.80322968718" table:style-name="ce5">
            <text:p><text:s/>154,593<text:s/></text:p>
          </table:table-cell>
          <table:table-cell office:value-type="float" office:value="1.0603341989810735" table:style-name="ce6">
            <text:p>1.060</text:p>
          </table:table-cell>
          <table:table-cell office:value-type="float" office:value="163920.03618078909" table:style-name="ce5">
            <text:p><text:s/>163,9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3920.03618078909" table:style-name="ce5">
            <text:p><text:s/>163,920<text:s/></text:p>
          </table:table-cell>
          <table:table-cell office:value-type="float" office:value="1.0669722254993297" table:style-name="ce6">
            <text:p>1.067</text:p>
          </table:table-cell>
          <table:table-cell office:value-type="float" office:value="174898.12580774719" table:style-name="ce5">
            <text:p><text:s/>174,898<text:s/></text:p>
          </table:table-cell>
          <table:table-cell office:value-type="float" office:value="1.0873175138919586" table:style-name="ce6">
            <text:p>1.087</text:p>
          </table:table-cell>
          <table:table-cell office:value-type="float" office:value="190169.79533764269" table:style-name="ce5">
            <text:p><text:s/>190,1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0169.79533764269" table:style-name="ce5">
            <text:p><text:s/>190,170<text:s/></text:p>
          </table:table-cell>
          <table:table-cell office:value-type="float" office:value="1.0635999042539181" table:style-name="ce6">
            <text:p>1.064</text:p>
          </table:table-cell>
          <table:table-cell office:value-type="float" office:value="202264.57611310401" table:style-name="ce5">
            <text:p><text:s/>202,265<text:s/></text:p>
          </table:table-cell>
          <table:table-cell office:value-type="float" office:value="1.0802942696425029" table:style-name="ce6">
            <text:p>1.080</text:p>
          </table:table-cell>
          <table:table-cell office:value-type="float" office:value="218505.26252665609" table:style-name="ce5">
            <text:p><text:s/>218,5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8505.26252665609" table:style-name="ce5">
            <text:p><text:s/>218,505<text:s/></text:p>
          </table:table-cell>
          <table:table-cell office:value-type="float" office:value="1.0154110601570183" table:style-name="ce6">
            <text:p>1.015</text:p>
          </table:table-cell>
          <table:table-cell office:value-type="float" office:value="221872.66027207949" table:style-name="ce5">
            <text:p><text:s/>221,873<text:s/></text:p>
          </table:table-cell>
          <table:table-cell office:value-type="float" office:value="1.1100406437672767" table:style-name="ce6">
            <text:p>1.110</text:p>
          </table:table-cell>
          <table:table-cell office:value-type="float" office:value="246287.6706427774" table:style-name="ce5">
            <text:p><text:s/>246,2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6287.6706427774" table:style-name="ce5">
            <text:p><text:s/>246,288<text:s/></text:p>
          </table:table-cell>
          <table:table-cell office:value-type="float" office:value="1.070835734531191" table:style-name="ce6">
            <text:p>1.071</text:p>
          </table:table-cell>
          <table:table-cell office:value-type="float" office:value="263733.63869873458" table:style-name="ce5">
            <text:p><text:s/>263,734<text:s/></text:p>
          </table:table-cell>
          <table:table-cell office:value-type="float" office:value="1.0139972644502306" table:style-name="ce6">
            <text:p>1.014</text:p>
          </table:table-cell>
          <table:table-cell office:value-type="float" office:value="267425.18818402238" table:style-name="ce5">
            <text:p><text:s/>267,4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7425.18818402238" table:style-name="ce5">
            <text:p><text:s/>267,425<text:s/></text:p>
          </table:table-cell>
          <table:table-cell office:value-type="float" office:value="1.0490187956223664" table:style-name="ce6">
            <text:p>1.049</text:p>
          </table:table-cell>
          <table:table-cell office:value-type="float" office:value="280534.0488278878" table:style-name="ce5">
            <text:p><text:s/>280,534<text:s/></text:p>
          </table:table-cell>
          <table:table-cell office:value-type="float" office:value="1.0943253110617597" table:style-name="ce6">
            <text:p>1.094</text:p>
          </table:table-cell>
          <table:table-cell office:value-type="float" office:value="306995.51024699322" table:style-name="ce5">
            <text:p><text:s/>306,99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6995.51024699322" table:style-name="ce5">
            <text:p><text:s/>306,996<text:s/></text:p>
          </table:table-cell>
          <table:table-cell office:value-type="float" office:value="1.0499520856428515" table:style-name="ce6">
            <text:p>1.050</text:p>
          </table:table-cell>
          <table:table-cell office:value-type="float" office:value="322330.57626682188" table:style-name="ce5">
            <text:p><text:s/>322,331<text:s/></text:p>
          </table:table-cell>
          <table:table-cell office:value-type="float" office:value="1.0858390140374181" table:style-name="ce6">
            <text:p>1.086</text:p>
          </table:table-cell>
          <table:table-cell office:value-type="float" office:value="349999.11512767873" table:style-name="ce5">
            <text:p><text:s/>349,99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49999.11512767873" table:style-name="ce5">
            <text:p><text:s/>349,999<text:s/></text:p>
          </table:table-cell>
          <table:table-cell office:value-type="float" office:value="1.0229365248008555" table:style-name="ce6">
            <text:p>1.023</text:p>
          </table:table-cell>
          <table:table-cell office:value-type="float" office:value="358026.87851208221" table:style-name="ce5">
            <text:p><text:s/>358,027<text:s/></text:p>
          </table:table-cell>
          <table:table-cell office:value-type="float" office:value="1.093386457398591" table:style-name="ce6">
            <text:p>1.093</text:p>
          </table:table-cell>
          <table:table-cell office:value-type="float" office:value="391461.74034980126" table:style-name="ce5">
            <text:p><text:s/>391,4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1461.74034980126" table:style-name="ce5">
            <text:p><text:s/>391,462<text:s/></text:p>
          </table:table-cell>
          <table:table-cell office:value-type="float" office:value="0.99643101371393172" table:style-name="ce6">
            <text:p>0.996</text:p>
          </table:table-cell>
          <table:table-cell office:value-type="float" office:value="390064.61876697239" table:style-name="ce5">
            <text:p><text:s/>390,065<text:s/></text:p>
          </table:table-cell>
          <table:table-cell office:value-type="float" office:value="1.0652222885730893" table:style-name="ce6">
            <text:p>1.065</text:p>
          </table:table-cell>
          <table:table-cell office:value-type="float" office:value="415505.52589434391" table:style-name="ce5">
            <text:p><text:s/>415,50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15505.52589434391" table:style-name="ce5">
            <text:p><text:s/>415,506<text:s/></text:p>
          </table:table-cell>
          <table:table-cell office:value-type="float" office:value="0.94662706668225394" table:style-name="ce6">
            <text:p>0.947</text:p>
          </table:table-cell>
          <table:table-cell office:value-type="float" office:value="393328.77716763015" table:style-name="ce5">
            <text:p><text:s/>393,329<text:s/></text:p>
          </table:table-cell>
          <table:table-cell office:value-type="float" office:value="1.1140936154305632" table:style-name="ce6">
            <text:p>1.114</text:p>
          </table:table-cell>
          <table:table-cell office:value-type="float" office:value="438205.07940756739" table:style-name="ce5">
            <text:p><text:s/>438,2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8205.07940756739" table:style-name="ce5">
            <text:p><text:s/>438,205<text:s/></text:p>
          </table:table-cell>
          <table:table-cell office:value-type="float" office:value="0.98435175508326866" table:style-name="ce6">
            <text:p>0.984</text:p>
          </table:table-cell>
          <table:table-cell office:value-type="float" office:value="431347.93900124205" table:style-name="ce5">
            <text:p><text:s/>431,348<text:s/></text:p>
          </table:table-cell>
          <table:table-cell office:value-type="float" office:value="1.0680830209233731" table:style-name="ce6">
            <text:p>1.068</text:p>
          </table:table-cell>
          <table:table-cell office:value-type="float" office:value="460715.40975751751" table:style-name="ce5">
            <text:p><text:s/>460,7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0715.40975751751" table:style-name="ce5">
            <text:p><text:s/>460,715<text:s/></text:p>
          </table:table-cell>
          <table:table-cell office:value-type="float" office:value="0.98486923102071389" table:style-name="ce6">
            <text:p>0.985</text:p>
          </table:table-cell>
          <table:table-cell office:value-type="float" office:value="453744.43132727937" table:style-name="ce5">
            <text:p><text:s/>453,744<text:s/></text:p>
          </table:table-cell>
          <table:table-cell office:value-type="float" office:value="1.0161233376229029" table:style-name="ce6">
            <text:p>1.016</text:p>
          </table:table-cell>
          <table:table-cell office:value-type="float" office:value="461060.30598808115" table:style-name="ce5">
            <text:p><text:s/>461,0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1060.30598808115" table:style-name="ce5">
            <text:p><text:s/>461,060<text:s/></text:p>
          </table:table-cell>
          <table:table-cell office:value-type="float" office:value="1.0262137250166519" table:style-name="ce6">
            <text:p>1.026</text:p>
          </table:table-cell>
          <table:table-cell office:value-type="float" office:value="473146.41406534606" table:style-name="ce5">
            <text:p><text:s/>473,146<text:s/></text:p>
          </table:table-cell>
          <table:table-cell office:value-type="float" office:value="1.0352045608632017" table:style-name="ce6">
            <text:p>1.035</text:p>
          </table:table-cell>
          <table:table-cell office:value-type="float" office:value="489803.32579651522" table:style-name="ce5">
            <text:p><text:s/>489,8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593.011958794799" table:style-name="ce5">
            <text:p><text:s/>47,5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593.011958794799" table:style-name="ce5">
            <text:p><text:s/>47,593<text:s/></text:p>
          </table:table-cell>
          <table:table-cell office:value-type="float" office:value="1.0108399503036551" table:style-name="ce6">
            <text:p>1.011</text:p>
          </table:table-cell>
          <table:table-cell office:value-type="float" office:value="48108.917843229399" table:style-name="ce5">
            <text:p><text:s/>48,109<text:s/></text:p>
          </table:table-cell>
          <table:table-cell office:value-type="float" office:value="1.1361909116184208" table:style-name="ce6">
            <text:p>1.136</text:p>
          </table:table-cell>
          <table:table-cell office:value-type="float" office:value="54660.915221274518" table:style-name="ce5">
            <text:p><text:s/>54,66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4660.915221274518" table:style-name="ce5">
            <text:p><text:s/>54,661<text:s/></text:p>
          </table:table-cell>
          <table:table-cell office:value-type="float" office:value="1.0156474233273369" table:style-name="ce6">
            <text:p>1.016</text:p>
          </table:table-cell>
          <table:table-cell office:value-type="float" office:value="55516.21770120148" table:style-name="ce5">
            <text:p><text:s/>55,516<text:s/></text:p>
          </table:table-cell>
          <table:table-cell office:value-type="float" office:value="1.0471179528088792" table:style-name="ce6">
            <text:p>1.047</text:p>
          </table:table-cell>
          <table:table-cell office:value-type="float" office:value="58132.028226974151" table:style-name="ce5">
            <text:p><text:s/>58,1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132.028226974151" table:style-name="ce5">
            <text:p><text:s/>58,132<text:s/></text:p>
          </table:table-cell>
          <table:table-cell office:value-type="float" office:value="1.095959088983943" table:style-name="ce6">
            <text:p>1.096</text:p>
          </table:table-cell>
          <table:table-cell office:value-type="float" office:value="63710.324696423449" table:style-name="ce5">
            <text:p><text:s/>63,710<text:s/></text:p>
          </table:table-cell>
          <table:table-cell office:value-type="float" office:value="1.0864066458863113" table:style-name="ce6">
            <text:p>1.086</text:p>
          </table:table-cell>
          <table:table-cell office:value-type="float" office:value="69215.320161769225" table:style-name="ce5">
            <text:p><text:s/>69,2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9215.320161769225" table:style-name="ce5">
            <text:p><text:s/>69,215<text:s/></text:p>
          </table:table-cell>
          <table:table-cell office:value-type="float" office:value="1.0588539557416305" table:style-name="ce6">
            <text:p>1.059</text:p>
          </table:table-cell>
          <table:table-cell office:value-type="float" office:value="73288.915551212791" table:style-name="ce5">
            <text:p><text:s/>73,289<text:s/></text:p>
          </table:table-cell>
          <table:table-cell office:value-type="float" office:value="0.97479571665457054" table:style-name="ce6">
            <text:p>0.975</text:p>
          </table:table-cell>
          <table:table-cell office:value-type="float" office:value="71441.720957580765" table:style-name="ce5">
            <text:p><text:s/>71,4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441.720957580765" table:style-name="ce5">
            <text:p><text:s/>71,442<text:s/></text:p>
          </table:table-cell>
          <table:table-cell office:value-type="float" office:value="1.0650456330169862" table:style-name="ce6">
            <text:p>1.065</text:p>
          </table:table-cell>
          <table:table-cell office:value-type="float" office:value="76088.692921089489" table:style-name="ce5">
            <text:p><text:s/>76,089<text:s/></text:p>
          </table:table-cell>
          <table:table-cell office:value-type="float" office:value="1.1355185788978641" table:style-name="ce6">
            <text:p>1.136</text:p>
          </table:table-cell>
          <table:table-cell office:value-type="float" office:value="86400.124455951503" table:style-name="ce5">
            <text:p><text:s/>86,4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400.124455951503" table:style-name="ce5">
            <text:p><text:s/>86,400<text:s/></text:p>
          </table:table-cell>
          <table:table-cell office:value-type="float" office:value="1.0621495198298005" table:style-name="ce6">
            <text:p>1.062</text:p>
          </table:table-cell>
          <table:table-cell office:value-type="float" office:value="91769.850704123906" table:style-name="ce5">
            <text:p><text:s/>91,770<text:s/></text:p>
          </table:table-cell>
          <table:table-cell office:value-type="float" office:value="1.0529599014346624" table:style-name="ce6">
            <text:p>1.053</text:p>
          </table:table-cell>
          <table:table-cell office:value-type="float" office:value="96629.972952087992" table:style-name="ce5">
            <text:p><text:s/>96,6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6629.972952087992" table:style-name="ce5">
            <text:p><text:s/>96,630<text:s/></text:p>
          </table:table-cell>
          <table:table-cell office:value-type="float" office:value="1.0149507138544644" table:style-name="ce6">
            <text:p>1.015</text:p>
          </table:table-cell>
          <table:table-cell office:value-type="float" office:value="98074.660027459307" table:style-name="ce5">
            <text:p><text:s/>98,075<text:s/></text:p>
          </table:table-cell>
          <table:table-cell office:value-type="float" office:value="1.0852958208324397" table:style-name="ce6">
            <text:p>1.085</text:p>
          </table:table-cell>
          <table:table-cell office:value-type="float" office:value="106440.01865736391" table:style-name="ce5">
            <text:p><text:s/>106,4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440.01865736391" table:style-name="ce5">
            <text:p><text:s/>106,440<text:s/></text:p>
          </table:table-cell>
          <table:table-cell office:value-type="float" office:value="1.0696358774465942" table:style-name="ce6">
            <text:p>1.070</text:p>
          </table:table-cell>
          <table:table-cell office:value-type="float" office:value="113852.06275200129" table:style-name="ce5">
            <text:p><text:s/>113,852<text:s/></text:p>
          </table:table-cell>
          <table:table-cell office:value-type="float" office:value="0.93444984088285865" table:style-name="ce6">
            <text:p>0.934</text:p>
          </table:table-cell>
          <table:table-cell office:value-type="float" office:value="106389.04192279285" table:style-name="ce5">
            <text:p><text:s/>106,3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6389.04192279285" table:style-name="ce5">
            <text:p><text:s/>106,389<text:s/></text:p>
          </table:table-cell>
          <table:table-cell office:value-type="float" office:value="1.0451834415812644" table:style-name="ce6">
            <text:p>1.045</text:p>
          </table:table-cell>
          <table:table-cell office:value-type="float" office:value="111196.06498339806" table:style-name="ce5">
            <text:p><text:s/>111,196<text:s/></text:p>
          </table:table-cell>
          <table:table-cell office:value-type="float" office:value="1.0827215325260544" table:style-name="ce6">
            <text:p>1.083</text:p>
          </table:table-cell>
          <table:table-cell office:value-type="float" office:value="120394.37388969147" table:style-name="ce5">
            <text:p><text:s/>120,3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0394.37388969147" table:style-name="ce5">
            <text:p><text:s/>120,394<text:s/></text:p>
          </table:table-cell>
          <table:table-cell office:value-type="float" office:value="1.061864660827524" table:style-name="ce6">
            <text:p>1.062</text:p>
          </table:table-cell>
          <table:table-cell office:value-type="float" office:value="127842.53099591933" table:style-name="ce5">
            <text:p><text:s/>127,843<text:s/></text:p>
          </table:table-cell>
          <table:table-cell office:value-type="float" office:value="1.0879418481801493" table:style-name="ce6">
            <text:p>1.088</text:p>
          </table:table-cell>
          <table:table-cell office:value-type="float" office:value="139085.2394477285" table:style-name="ce5">
            <text:p><text:s/>139,0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9085.2394477285" table:style-name="ce5">
            <text:p><text:s/>139,085<text:s/></text:p>
          </table:table-cell>
          <table:table-cell office:value-type="float" office:value="1.0232406950937913" table:style-name="ce6">
            <text:p>1.023</text:p>
          </table:table-cell>
          <table:table-cell office:value-type="float" office:value="142317.6770897801" table:style-name="ce5">
            <text:p><text:s/>142,318<text:s/></text:p>
          </table:table-cell>
          <table:table-cell office:value-type="float" office:value="1.0676499344570494" table:style-name="ce6">
            <text:p>1.068</text:p>
          </table:table-cell>
          <table:table-cell office:value-type="float" office:value="151945.4586169832" table:style-name="ce5">
            <text:p><text:s/>151,9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1945.4586169832" table:style-name="ce5">
            <text:p><text:s/>151,945<text:s/></text:p>
          </table:table-cell>
          <table:table-cell office:value-type="float" office:value="1.0008942033540782" table:style-name="ce6">
            <text:p>1.001</text:p>
          </table:table-cell>
          <table:table-cell office:value-type="float" office:value="152081.32875571548" table:style-name="ce5">
            <text:p><text:s/>152,081<text:s/></text:p>
          </table:table-cell>
          <table:table-cell office:value-type="float" office:value="1.0291621525424" table:style-name="ce6">
            <text:p>1.029</text:p>
          </table:table-cell>
          <table:table-cell office:value-type="float" office:value="156516.34766374054" table:style-name="ce5">
            <text:p><text:s/>156,5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6516.34766374054" table:style-name="ce5">
            <text:p><text:s/>156,516<text:s/></text:p>
          </table:table-cell>
          <table:table-cell office:value-type="float" office:value="0.95976918571917624" table:style-name="ce6">
            <text:p>0.960</text:p>
          </table:table-cell>
          <table:table-cell office:value-type="float" office:value="150219.56754896775" table:style-name="ce5">
            <text:p><text:s/>150,220<text:s/></text:p>
          </table:table-cell>
          <table:table-cell office:value-type="float" office:value="1.1300654374060999" table:style-name="ce6">
            <text:p>1.130</text:p>
          </table:table-cell>
          <table:table-cell office:value-type="float" office:value="169757.94130917941" table:style-name="ce5">
            <text:p><text:s/>169,7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9757.94130917941" table:style-name="ce5">
            <text:p><text:s/>169,758<text:s/></text:p>
          </table:table-cell>
          <table:table-cell office:value-type="float" office:value="0.98391776111866625" table:style-name="ce6">
            <text:p>0.984</text:p>
          </table:table-cell>
          <table:table-cell office:value-type="float" office:value="167027.85354504175" table:style-name="ce5">
            <text:p><text:s/>167,028<text:s/></text:p>
          </table:table-cell>
          <table:table-cell office:value-type="float" office:value="1.0630991137290278" table:style-name="ce6">
            <text:p>1.063</text:p>
          </table:table-cell>
          <table:table-cell office:value-type="float" office:value="177567.16307179575" table:style-name="ce5">
            <text:p><text:s/>177,5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7567.16307179575" table:style-name="ce5">
            <text:p><text:s/>177,567<text:s/></text:p>
          </table:table-cell>
          <table:table-cell office:value-type="float" office:value="0.97530880759446326" table:style-name="ce6">
            <text:p>0.975</text:p>
          </table:table-cell>
          <table:table-cell office:value-type="float" office:value="173182.81808348472" table:style-name="ce5">
            <text:p><text:s/>173,183<text:s/></text:p>
          </table:table-cell>
          <table:table-cell office:value-type="float" office:value="1.0298721562677817" table:style-name="ce6">
            <text:p>1.030</text:p>
          </table:table-cell>
          <table:table-cell office:value-type="float" office:value="178356.16228816938" table:style-name="ce5">
            <text:p><text:s/>178,3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8356.16228816938" table:style-name="ce5">
            <text:p><text:s/>178,356<text:s/></text:p>
          </table:table-cell>
          <table:table-cell office:value-type="float" office:value="1.0156723063791713" table:style-name="ce6">
            <text:p>1.016</text:p>
          </table:table-cell>
          <table:table-cell office:value-type="float" office:value="181151.41470816275" table:style-name="ce5">
            <text:p><text:s/>181,151<text:s/></text:p>
          </table:table-cell>
          <table:table-cell office:value-type="float" office:value="1.0570483696196797" table:style-name="ce6">
            <text:p>1.057</text:p>
          </table:table-cell>
          <table:table-cell office:value-type="float" office:value="191485.80757156192" table:style-name="ce5">
            <text:p><text:s/>191,4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197.912839231903" table:style-name="ce5">
            <text:p><text:s/>57,1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197.912839231903" table:style-name="ce5">
            <text:p><text:s/>57,198<text:s/></text:p>
          </table:table-cell>
          <table:table-cell office:value-type="float" office:value="0.97896844262692051" table:style-name="ce6">
            <text:p>0.979</text:p>
          </table:table-cell>
          <table:table-cell office:value-type="float" office:value="55994.951653733202" table:style-name="ce5">
            <text:p><text:s/>55,995<text:s/></text:p>
          </table:table-cell>
          <table:table-cell office:value-type="float" office:value="1.1325230071968539" table:style-name="ce6">
            <text:p>1.133</text:p>
          </table:table-cell>
          <table:table-cell office:value-type="float" office:value="63415.571034728375" table:style-name="ce5">
            <text:p><text:s/>63,4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3415.571034728375" table:style-name="ce5">
            <text:p><text:s/>63,416<text:s/></text:p>
          </table:table-cell>
          <table:table-cell office:value-type="float" office:value="1.038060793140088" table:style-name="ce6">
            <text:p>1.038</text:p>
          </table:table-cell>
          <table:table-cell office:value-type="float" office:value="65829.217965741729" table:style-name="ce5">
            <text:p><text:s/>65,829<text:s/></text:p>
          </table:table-cell>
          <table:table-cell office:value-type="float" office:value="1.0106384182450545" table:style-name="ce6">
            <text:p>1.011</text:p>
          </table:table-cell>
          <table:table-cell office:value-type="float" office:value="66529.536719206153" table:style-name="ce5">
            <text:p><text:s/>66,5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529.536719206153" table:style-name="ce5">
            <text:p><text:s/>66,530<text:s/></text:p>
          </table:table-cell>
          <table:table-cell office:value-type="float" office:value="1.0686035490619057" table:style-name="ce6">
            <text:p>1.069</text:p>
          </table:table-cell>
          <table:table-cell office:value-type="float" office:value="71093.699055588062" table:style-name="ce5">
            <text:p><text:s/>71,094<text:s/></text:p>
          </table:table-cell>
          <table:table-cell office:value-type="float" office:value="1.0968967139875563" table:style-name="ce6">
            <text:p>1.097</text:p>
          </table:table-cell>
          <table:table-cell office:value-type="float" office:value="77982.444879294766" table:style-name="ce5">
            <text:p><text:s/>77,9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7982.444879294766" table:style-name="ce5">
            <text:p><text:s/>77,982<text:s/></text:p>
          </table:table-cell>
          <table:table-cell office:value-type="float" office:value="1.0425921860275187" table:style-name="ce6">
            <text:p>1.043</text:p>
          </table:table-cell>
          <table:table-cell office:value-type="float" office:value="81303.887678474406" table:style-name="ce5">
            <text:p><text:s/>81,304<text:s/></text:p>
          </table:table-cell>
          <table:table-cell office:value-type="float" office:value="1.1374402610232426" table:style-name="ce6">
            <text:p>1.137</text:p>
          </table:table-cell>
          <table:table-cell office:value-type="float" office:value="92478.315223208323" table:style-name="ce5">
            <text:p><text:s/>92,4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478.315223208323" table:style-name="ce5">
            <text:p><text:s/>92,478<text:s/></text:p>
          </table:table-cell>
          <table:table-cell office:value-type="float" office:value="1.0684605644919936" table:style-name="ce6">
            <text:p>1.068</text:p>
          </table:table-cell>
          <table:table-cell office:value-type="float" office:value="98809.432886657698" table:style-name="ce5">
            <text:p><text:s/>98,809<text:s/></text:p>
          </table:table-cell>
          <table:table-cell office:value-type="float" office:value="1.0502000451791205" table:style-name="ce6">
            <text:p>1.050</text:p>
          </table:table-cell>
          <table:table-cell office:value-type="float" office:value="103769.6708816912" table:style-name="ce5">
            <text:p><text:s/>103,7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769.6708816912" table:style-name="ce5">
            <text:p><text:s/>103,770<text:s/></text:p>
          </table:table-cell>
          <table:table-cell office:value-type="float" office:value="1.0648075152416761" table:style-name="ce6">
            <text:p>1.065</text:p>
          </table:table-cell>
          <table:table-cell office:value-type="float" office:value="110494.7254089801" table:style-name="ce5">
            <text:p><text:s/>110,495<text:s/></text:p>
          </table:table-cell>
          <table:table-cell office:value-type="float" office:value="1.1029964473278204" table:style-name="ce6">
            <text:p>1.103</text:p>
          </table:table-cell>
          <table:table-cell office:value-type="float" office:value="121875.2895745681" table:style-name="ce5">
            <text:p><text:s/>121,8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875.2895745681" table:style-name="ce5">
            <text:p><text:s/>121,875<text:s/></text:p>
          </table:table-cell>
          <table:table-cell office:value-type="float" office:value="1.0157760500653064" table:style-name="ce6">
            <text:p>1.016</text:p>
          </table:table-cell>
          <table:table-cell office:value-type="float" office:value="123798.0002446202" table:style-name="ce5">
            <text:p><text:s/>123,798<text:s/></text:p>
          </table:table-cell>
          <table:table-cell office:value-type="float" office:value="1.1296438691180779" table:style-name="ce6">
            <text:p>1.130</text:p>
          </table:table-cell>
          <table:table-cell office:value-type="float" office:value="139847.65198541351" table:style-name="ce5">
            <text:p><text:s/>139,8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847.65198541351" table:style-name="ce5">
            <text:p><text:s/>139,848<text:s/></text:p>
          </table:table-cell>
          <table:table-cell office:value-type="float" office:value="1.0717489626666477" table:style-name="ce6">
            <text:p>1.072</text:p>
          </table:table-cell>
          <table:table-cell office:value-type="float" office:value="149881.57594673327" table:style-name="ce5">
            <text:p><text:s/>149,882<text:s/></text:p>
          </table:table-cell>
          <table:table-cell office:value-type="float" office:value="1.0744225582366473" table:style-name="ce6">
            <text:p>1.074</text:p>
          </table:table-cell>
          <table:table-cell office:value-type="float" office:value="161036.14626122953" table:style-name="ce5">
            <text:p><text:s/>161,0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036.14626122953" table:style-name="ce5">
            <text:p><text:s/>161,036<text:s/></text:p>
          </table:table-cell>
          <table:table-cell office:value-type="float" office:value="1.0515526344612913" table:style-name="ce6">
            <text:p>1.052</text:p>
          </table:table-cell>
          <table:table-cell office:value-type="float" office:value="169337.98384448973" table:style-name="ce5">
            <text:p><text:s/>169,338<text:s/></text:p>
          </table:table-cell>
          <table:table-cell office:value-type="float" office:value="1.1019449512795989" table:style-name="ce6">
            <text:p>1.102</text:p>
          </table:table-cell>
          <table:table-cell office:value-type="float" office:value="186601.13635730176" table:style-name="ce5">
            <text:p><text:s/>186,6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6601.13635730176" table:style-name="ce5">
            <text:p><text:s/>186,601<text:s/></text:p>
          </table:table-cell>
          <table:table-cell office:value-type="float" office:value="1.0422661354992988" table:style-name="ce6">
            <text:p>1.042</text:p>
          </table:table-cell>
          <table:table-cell office:value-type="float" office:value="194488.0452709026" table:style-name="ce5">
            <text:p><text:s/>194,488<text:s/></text:p>
          </table:table-cell>
          <table:table-cell office:value-type="float" office:value="1.0844567612686327" table:style-name="ce6">
            <text:p>1.084</text:p>
          </table:table-cell>
          <table:table-cell office:value-type="float" office:value="210913.87567995023" table:style-name="ce5">
            <text:p><text:s/>210,91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0913.87567995023" table:style-name="ce5">
            <text:p><text:s/>210,914<text:s/></text:p>
          </table:table-cell>
          <table:table-cell office:value-type="float" office:value="1.022735942464158" table:style-name="ce6">
            <text:p>1.023</text:p>
          </table:table-cell>
          <table:table-cell office:value-type="float" office:value="215709.20142230211" table:style-name="ce5">
            <text:p><text:s/>215,709<text:s/></text:p>
          </table:table-cell>
          <table:table-cell office:value-type="float" office:value="1.1103665497509674" table:style-name="ce6">
            <text:p>1.110</text:p>
          </table:table-cell>
          <table:table-cell office:value-type="float" office:value="239516.28173281805" table:style-name="ce5">
            <text:p><text:s/>239,5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9516.28173281805" table:style-name="ce5">
            <text:p><text:s/>239,516<text:s/></text:p>
          </table:table-cell>
          <table:table-cell office:value-type="float" office:value="0.99359963460324929" table:style-name="ce6">
            <text:p>0.994</text:p>
          </table:table-cell>
          <table:table-cell office:value-type="float" office:value="237983.29001125693" table:style-name="ce5">
            <text:p><text:s/>237,983<text:s/></text:p>
          </table:table-cell>
          <table:table-cell office:value-type="float" office:value="1.0882662317104401" table:style-name="ce6">
            <text:p>1.088</text:p>
          </table:table-cell>
          <table:table-cell office:value-type="float" office:value="258989.1782306034" table:style-name="ce5">
            <text:p><text:s/>258,98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8989.1782306034" table:style-name="ce5">
            <text:p><text:s/>258,989<text:s/></text:p>
          </table:table-cell>
          <table:table-cell office:value-type="float" office:value="0.93868481795095882" table:style-name="ce6">
            <text:p>0.939</text:p>
          </table:table-cell>
          <table:table-cell office:value-type="float" office:value="243109.2096186624" table:style-name="ce5">
            <text:p><text:s/>243,109<text:s/></text:p>
          </table:table-cell>
          <table:table-cell office:value-type="float" office:value="1.1042244698153159" table:style-name="ce6">
            <text:p>1.104</text:p>
          </table:table-cell>
          <table:table-cell office:value-type="float" office:value="268447.13809838798" table:style-name="ce5">
            <text:p><text:s/>268,4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8447.13809838798" table:style-name="ce5">
            <text:p><text:s/>268,447<text:s/></text:p>
          </table:table-cell>
          <table:table-cell office:value-type="float" office:value="0.98462619988641842" table:style-name="ce6">
            <text:p>0.985</text:p>
          </table:table-cell>
          <table:table-cell office:value-type="float" office:value="264320.08545620029" table:style-name="ce5">
            <text:p><text:s/>264,320<text:s/></text:p>
          </table:table-cell>
          <table:table-cell office:value-type="float" office:value="1.0712324271423612" table:style-name="ce6">
            <text:p>1.071</text:p>
          </table:table-cell>
          <table:table-cell office:value-type="float" office:value="283148.2466857218" table:style-name="ce5">
            <text:p><text:s/>283,1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148.2466857218" table:style-name="ce5">
            <text:p><text:s/>283,148<text:s/></text:p>
          </table:table-cell>
          <table:table-cell office:value-type="float" office:value="0.99086473791660756" table:style-name="ce6">
            <text:p>0.991</text:p>
          </table:table-cell>
          <table:table-cell office:value-type="float" office:value="280561.61324379465" table:style-name="ce5">
            <text:p><text:s/>280,562<text:s/></text:p>
          </table:table-cell>
          <table:table-cell office:value-type="float" office:value="1.0076365773326779" table:style-name="ce6">
            <text:p>1.008</text:p>
          </table:table-cell>
          <table:table-cell office:value-type="float" office:value="282704.14369991183" table:style-name="ce5">
            <text:p><text:s/>282,7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2704.14369991183" table:style-name="ce5">
            <text:p><text:s/>282,704<text:s/></text:p>
          </table:table-cell>
          <table:table-cell office:value-type="float" office:value="1.0328642358604185" table:style-name="ce6">
            <text:p>1.033</text:p>
          </table:table-cell>
          <table:table-cell office:value-type="float" office:value="291994.99935718335" table:style-name="ce5">
            <text:p><text:s/>291,995<text:s/></text:p>
          </table:table-cell>
          <table:table-cell office:value-type="float" office:value="1.0216528326912746" table:style-name="ce6">
            <text:p>1.022</text:p>
          </table:table-cell>
          <table:table-cell office:value-type="float" office:value="298317.51822495327" table:style-name="ce5">
            <text:p><text:s/>298,31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064.47457300599" table:style-name="ce5">
            <text:p><text:s/>130,0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064.47457300599" table:style-name="ce5">
            <text:p><text:s/>130,064<text:s/></text:p>
          </table:table-cell>
          <table:table-cell office:value-type="float" office:value="1.0142458081927797" table:style-name="ce6">
            <text:p>1.014</text:p>
          </table:table-cell>
          <table:table-cell office:value-type="float" office:value="131917.3481304677" table:style-name="ce5">
            <text:p><text:s/>131,917<text:s/></text:p>
          </table:table-cell>
          <table:table-cell office:value-type="float" office:value="1.1074414200060561" table:style-name="ce6">
            <text:p>1.107</text:p>
          </table:table-cell>
          <table:table-cell office:value-type="float" office:value="146090.73533703838" table:style-name="ce5">
            <text:p><text:s/>146,0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6090.73533703838" table:style-name="ce5">
            <text:p><text:s/>146,091<text:s/></text:p>
          </table:table-cell>
          <table:table-cell office:value-type="float" office:value="1.040250723009589" table:style-name="ce6">
            <text:p>1.040</text:p>
          </table:table-cell>
          <table:table-cell office:value-type="float" office:value="151970.9930593567" table:style-name="ce5">
            <text:p><text:s/>151,971<text:s/></text:p>
          </table:table-cell>
          <table:table-cell office:value-type="float" office:value="1.0565712530844089" table:style-name="ce6">
            <text:p>1.057</text:p>
          </table:table-cell>
          <table:table-cell office:value-type="float" office:value="160568.18256920652" table:style-name="ce5">
            <text:p><text:s/>160,5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568.18256920652" table:style-name="ce5">
            <text:p><text:s/>160,568<text:s/></text:p>
          </table:table-cell>
          <table:table-cell office:value-type="float" office:value="1.0205615749311785" table:style-name="ce6">
            <text:p>1.021</text:p>
          </table:table-cell>
          <table:table-cell office:value-type="float" office:value="163869.71728666642" table:style-name="ce5">
            <text:p><text:s/>163,870<text:s/></text:p>
          </table:table-cell>
          <table:table-cell office:value-type="float" office:value="1.1102140505380973" table:style-name="ce6">
            <text:p>1.110</text:p>
          </table:table-cell>
          <table:table-cell office:value-type="float" office:value="181930.46258936278" table:style-name="ce5">
            <text:p><text:s/>181,9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1930.46258936278" table:style-name="ce5">
            <text:p><text:s/>181,930<text:s/></text:p>
          </table:table-cell>
          <table:table-cell office:value-type="float" office:value="1.0272333582126953" table:style-name="ce6">
            <text:p>1.027</text:p>
          </table:table-cell>
          <table:table-cell office:value-type="float" office:value="186885.04004686029" table:style-name="ce5">
            <text:p><text:s/>186,885<text:s/></text:p>
          </table:table-cell>
          <table:table-cell office:value-type="float" office:value="1.0683363931477958" table:style-name="ce6">
            <text:p>1.068</text:p>
          </table:table-cell>
          <table:table-cell office:value-type="float" office:value="199656.08961694408" table:style-name="ce5">
            <text:p><text:s/>199,6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9656.08961694408" table:style-name="ce5">
            <text:p><text:s/>199,656<text:s/></text:p>
          </table:table-cell>
          <table:table-cell office:value-type="float" office:value="1.046385388267322" table:style-name="ce6">
            <text:p>1.046</text:p>
          </table:table-cell>
          <table:table-cell office:value-type="float" office:value="208917.21485376128" table:style-name="ce5">
            <text:p><text:s/>208,917<text:s/></text:p>
          </table:table-cell>
          <table:table-cell office:value-type="float" office:value="1.1016788097787125" table:style-name="ce6">
            <text:p>1.102</text:p>
          </table:table-cell>
          <table:table-cell office:value-type="float" office:value="230159.66860237531" table:style-name="ce5">
            <text:p><text:s/>230,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0159.66860237531" table:style-name="ce5">
            <text:p><text:s/>230,160<text:s/></text:p>
          </table:table-cell>
          <table:table-cell office:value-type="float" office:value="1.0163281774521951" table:style-name="ce6">
            <text:p>1.016</text:p>
          </table:table-cell>
          <table:table-cell office:value-type="float" office:value="233917.75651365329" table:style-name="ce5">
            <text:p><text:s/>233,918<text:s/></text:p>
          </table:table-cell>
          <table:table-cell office:value-type="float" office:value="1.1159407925216005" table:style-name="ce6">
            <text:p>1.116</text:p>
          </table:table-cell>
          <table:table-cell office:value-type="float" office:value="261038.36658872102" table:style-name="ce5">
            <text:p><text:s/>261,0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1038.36658872102" table:style-name="ce5">
            <text:p><text:s/>261,038<text:s/></text:p>
          </table:table-cell>
          <table:table-cell office:value-type="float" office:value="1.0319326148481929" table:style-name="ce6">
            <text:p>1.032</text:p>
          </table:table-cell>
          <table:table-cell office:value-type="float" office:value="269374.00420959998" table:style-name="ce5">
            <text:p><text:s/>269,374<text:s/></text:p>
          </table:table-cell>
          <table:table-cell office:value-type="float" office:value="1.0625612717172299" table:style-name="ce6">
            <text:p>1.063</text:p>
          </table:table-cell>
          <table:table-cell office:value-type="float" office:value="286226.38448051503" table:style-name="ce5">
            <text:p><text:s/>286,2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6226.38448051503" table:style-name="ce5">
            <text:p><text:s/>286,226<text:s/></text:p>
          </table:table-cell>
          <table:table-cell office:value-type="float" office:value="1.0409837550095964" table:style-name="ce6">
            <text:p>1.041</text:p>
          </table:table-cell>
          <table:table-cell office:value-type="float" office:value="297957.016499347" table:style-name="ce5">
            <text:p><text:s/>297,957<text:s/></text:p>
          </table:table-cell>
          <table:table-cell office:value-type="float" office:value="1.0571529061936944" table:style-name="ce6">
            <text:p>1.057</text:p>
          </table:table-cell>
          <table:table-cell office:value-type="float" office:value="314986.12591308722" table:style-name="ce5">
            <text:p><text:s/>314,9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4986.12591308722" table:style-name="ce5">
            <text:p><text:s/>314,986<text:s/></text:p>
          </table:table-cell>
          <table:table-cell office:value-type="float" office:value="1.0216289268306435" table:style-name="ce6">
            <text:p>1.022</text:p>
          </table:table-cell>
          <table:table-cell office:value-type="float" office:value="321798.93778312928" table:style-name="ce5">
            <text:p><text:s/>321,799<text:s/></text:p>
          </table:table-cell>
          <table:table-cell office:value-type="float" office:value="1.087740089728358" table:style-name="ce6">
            <text:p>1.088</text:p>
          </table:table-cell>
          <table:table-cell office:value-type="float" office:value="350033.60545871139" table:style-name="ce5">
            <text:p><text:s/>350,03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0033.60545871139" table:style-name="ce5">
            <text:p><text:s/>350,034<text:s/></text:p>
          </table:table-cell>
          <table:table-cell office:value-type="float" office:value="1.0211745792193931" table:style-name="ce6">
            <text:p>1.021</text:p>
          </table:table-cell>
          <table:table-cell office:value-type="float" office:value="357445.41976694664" table:style-name="ce5">
            <text:p><text:s/>357,445<text:s/></text:p>
          </table:table-cell>
          <table:table-cell office:value-type="float" office:value="1.079440326697984" table:style-name="ce6">
            <text:p>1.079</text:p>
          </table:table-cell>
          <table:table-cell office:value-type="float" office:value="385841.00068993092" table:style-name="ce5">
            <text:p><text:s/>385,84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5841.00068993092" table:style-name="ce5">
            <text:p><text:s/>385,841<text:s/></text:p>
          </table:table-cell>
          <table:table-cell office:value-type="float" office:value="1.0164588059995738" table:style-name="ce6">
            <text:p>1.016</text:p>
          </table:table-cell>
          <table:table-cell office:value-type="float" office:value="392191.48286696791" table:style-name="ce5">
            <text:p><text:s/>392,191<text:s/></text:p>
          </table:table-cell>
          <table:table-cell office:value-type="float" office:value="1.1103251182666374" table:style-name="ce6">
            <text:p>1.110</text:p>
          </table:table-cell>
          <table:table-cell office:value-type="float" office:value="435460.05459743401" table:style-name="ce5">
            <text:p><text:s/>435,4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5460.05459743401" table:style-name="ce5">
            <text:p><text:s/>435,460<text:s/></text:p>
          </table:table-cell>
          <table:table-cell office:value-type="float" office:value="1.0066430097455623" table:style-name="ce6">
            <text:p>1.007</text:p>
          </table:table-cell>
          <table:table-cell office:value-type="float" office:value="438352.81998392794" table:style-name="ce5">
            <text:p><text:s/>438,353<text:s/></text:p>
          </table:table-cell>
          <table:table-cell office:value-type="float" office:value="1.068446007328804" table:style-name="ce6">
            <text:p>1.068</text:p>
          </table:table-cell>
          <table:table-cell office:value-type="float" office:value="468356.32031314977" table:style-name="ce5">
            <text:p><text:s/>468,3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8356.32031314977" table:style-name="ce5">
            <text:p><text:s/>468,356<text:s/></text:p>
          </table:table-cell>
          <table:table-cell office:value-type="float" office:value="0.98477125851157155" table:style-name="ce6">
            <text:p>0.985</text:p>
          </table:table-cell>
          <table:table-cell office:value-type="float" office:value="461223.84298662923" table:style-name="ce5">
            <text:p><text:s/>461,224<text:s/></text:p>
          </table:table-cell>
          <table:table-cell office:value-type="float" office:value="1.074474574264779" table:style-name="ce6">
            <text:p>1.074</text:p>
          </table:table-cell>
          <table:table-cell office:value-type="float" office:value="495573.29233382369" table:style-name="ce5">
            <text:p><text:s/>495,5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5573.29233382369" table:style-name="ce5">
            <text:p><text:s/>495,573<text:s/></text:p>
          </table:table-cell>
          <table:table-cell office:value-type="float" office:value="1.0026566241891288" table:style-name="ce6">
            <text:p>1.003</text:p>
          </table:table-cell>
          <table:table-cell office:value-type="float" office:value="496889.84432972391" table:style-name="ce5">
            <text:p><text:s/>496,890<text:s/></text:p>
          </table:table-cell>
          <table:table-cell office:value-type="float" office:value="1.0425663670147323" table:style-name="ce6">
            <text:p>1.043</text:p>
          </table:table-cell>
          <table:table-cell office:value-type="float" office:value="518040.63980935613" table:style-name="ce5">
            <text:p><text:s/>518,0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8040.63980935613" table:style-name="ce5">
            <text:p><text:s/>518,041<text:s/></text:p>
          </table:table-cell>
          <table:table-cell office:value-type="float" office:value="0.99222775974129085" table:style-name="ce6">
            <text:p>0.992</text:p>
          </table:table-cell>
          <table:table-cell office:value-type="float" office:value="514014.30349298241" table:style-name="ce5">
            <text:p><text:s/>514,014<text:s/></text:p>
          </table:table-cell>
          <table:table-cell office:value-type="float" office:value="1.0282342339623078" table:style-name="ce6">
            <text:p>1.028</text:p>
          </table:table-cell>
          <table:table-cell office:value-type="float" office:value="528527.10359777592" table:style-name="ce5">
            <text:p><text:s/>528,5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8527.10359777592" table:style-name="ce5">
            <text:p><text:s/>528,527<text:s/></text:p>
          </table:table-cell>
          <table:table-cell office:value-type="float" office:value="1.0078383891317277" table:style-name="ce6">
            <text:p>1.008</text:p>
          </table:table-cell>
          <table:table-cell office:value-type="float" office:value="532669.90470244025" table:style-name="ce5">
            <text:p><text:s/>532,670<text:s/></text:p>
          </table:table-cell>
          <table:table-cell office:value-type="float" office:value="1.0370686112195562" table:style-name="ce6">
            <text:p>1.037</text:p>
          </table:table-cell>
          <table:table-cell office:value-type="float" office:value="552415.23830821319" table:style-name="ce5">
            <text:p><text:s/>552,41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163.075580748467" table:style-name="ce5">
            <text:p><text:s/>34,16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4163.075580748467" table:style-name="ce5">
            <text:p><text:s/>34,163<text:s/></text:p>
          </table:table-cell>
          <table:table-cell office:value-type="float" office:value="0.97958158143832141" table:style-name="ce6">
            <text:p>0.980</text:p>
          </table:table-cell>
          <table:table-cell office:value-type="float" office:value="33465.519604186491" table:style-name="ce5">
            <text:p><text:s/>33,466<text:s/></text:p>
          </table:table-cell>
          <table:table-cell office:value-type="float" office:value="1.184625944749514" table:style-name="ce6">
            <text:p>1.185</text:p>
          </table:table-cell>
          <table:table-cell office:value-type="float" office:value="39644.122777642799" table:style-name="ce5">
            <text:p><text:s/>39,6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644.122777642799" table:style-name="ce5">
            <text:p><text:s/>39,644<text:s/></text:p>
          </table:table-cell>
          <table:table-cell office:value-type="float" office:value="1.0352299854762164" table:style-name="ce6">
            <text:p>1.035</text:p>
          </table:table-cell>
          <table:table-cell office:value-type="float" office:value="41040.784647316497" table:style-name="ce5">
            <text:p><text:s/>41,041<text:s/></text:p>
          </table:table-cell>
          <table:table-cell office:value-type="float" office:value="1.086089556649839" table:style-name="ce6">
            <text:p>1.086</text:p>
          </table:table-cell>
          <table:table-cell office:value-type="float" office:value="44573.967602165496" table:style-name="ce5">
            <text:p><text:s/>44,5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573.967602165496" table:style-name="ce5">
            <text:p><text:s/>44,574<text:s/></text:p>
          </table:table-cell>
          <table:table-cell office:value-type="float" office:value="1.0509192718044453" table:style-name="ce6">
            <text:p>1.051</text:p>
          </table:table-cell>
          <table:table-cell office:value-type="float" office:value="46843.6415739027" table:style-name="ce5">
            <text:p><text:s/>46,844<text:s/></text:p>
          </table:table-cell>
          <table:table-cell office:value-type="float" office:value="1.0855251284299015" table:style-name="ce6">
            <text:p>1.086</text:p>
          </table:table-cell>
          <table:table-cell office:value-type="float" office:value="50849.950035635004" table:style-name="ce5">
            <text:p><text:s/>50,8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0849.950035635004" table:style-name="ce5">
            <text:p><text:s/>50,850<text:s/></text:p>
          </table:table-cell>
          <table:table-cell office:value-type="float" office:value="1.0060284523754079" table:style-name="ce6">
            <text:p>1.006</text:p>
          </table:table-cell>
          <table:table-cell office:value-type="float" office:value="51156.496537716695" table:style-name="ce5">
            <text:p><text:s/>51,156<text:s/></text:p>
          </table:table-cell>
          <table:table-cell office:value-type="float" office:value="1.0529615249028981" table:style-name="ce6">
            <text:p>1.053</text:p>
          </table:table-cell>
          <table:table-cell office:value-type="float" office:value="53865.822603043998" table:style-name="ce5">
            <text:p><text:s/>53,8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865.822603043998" table:style-name="ce5">
            <text:p><text:s/>53,866<text:s/></text:p>
          </table:table-cell>
          <table:table-cell office:value-type="float" office:value="1.1083643832530767" table:style-name="ce6">
            <text:p>1.108</text:p>
          </table:table-cell>
          <table:table-cell office:value-type="float" office:value="59702.959247842497" table:style-name="ce5">
            <text:p><text:s/>59,703<text:s/></text:p>
          </table:table-cell>
          <table:table-cell office:value-type="float" office:value="1.0613291866272292" table:style-name="ce6">
            <text:p>1.061</text:p>
          </table:table-cell>
          <table:table-cell office:value-type="float" office:value="63364.493177751297" table:style-name="ce5">
            <text:p><text:s/>63,3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364.493177751297" table:style-name="ce5">
            <text:p><text:s/>63,364<text:s/></text:p>
          </table:table-cell>
          <table:table-cell office:value-type="float" office:value="1.0540871601591641" table:style-name="ce6">
            <text:p>1.054</text:p>
          </table:table-cell>
          <table:table-cell office:value-type="float" office:value="66791.698668660596" table:style-name="ce5">
            <text:p><text:s/>66,792<text:s/></text:p>
          </table:table-cell>
          <table:table-cell office:value-type="float" office:value="1.0354506173015017" table:style-name="ce6">
            <text:p>1.035</text:p>
          </table:table-cell>
          <table:table-cell office:value-type="float" office:value="69159.505617080504" table:style-name="ce5">
            <text:p><text:s/>69,1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159.505617080504" table:style-name="ce5">
            <text:p><text:s/>69,160<text:s/></text:p>
          </table:table-cell>
          <table:table-cell office:value-type="float" office:value="1.0206859220108042" table:style-name="ce6">
            <text:p>1.021</text:p>
          </table:table-cell>
          <table:table-cell office:value-type="float" office:value="70590.133756581214" table:style-name="ce5">
            <text:p><text:s/>70,590<text:s/></text:p>
          </table:table-cell>
          <table:table-cell office:value-type="float" office:value="1.0290812943921812" table:style-name="ce6">
            <text:p>1.029</text:p>
          </table:table-cell>
          <table:table-cell office:value-type="float" office:value="72642.986217539801" table:style-name="ce5">
            <text:p><text:s/>72,6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642.986217539801" table:style-name="ce5">
            <text:p><text:s/>72,643<text:s/></text:p>
          </table:table-cell>
          <table:table-cell office:value-type="float" office:value="1.0947524627542728" table:style-name="ce6">
            <text:p>1.095</text:p>
          </table:table-cell>
          <table:table-cell office:value-type="float" office:value="79526.088063476389" table:style-name="ce5">
            <text:p><text:s/>79,526<text:s/></text:p>
          </table:table-cell>
          <table:table-cell office:value-type="float" office:value="1.0830754940511664" table:style-name="ce6">
            <text:p>1.083</text:p>
          </table:table-cell>
          <table:table-cell office:value-type="float" office:value="86132.757119306261" table:style-name="ce5">
            <text:p><text:s/>86,1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132.757119306261" table:style-name="ce5">
            <text:p><text:s/>86,133<text:s/></text:p>
          </table:table-cell>
          <table:table-cell office:value-type="float" office:value="1.0331188810895062" table:style-name="ce6">
            <text:p>1.033</text:p>
          </table:table-cell>
          <table:table-cell office:value-type="float" office:value="88985.377660251892" table:style-name="ce5">
            <text:p><text:s/>88,985<text:s/></text:p>
          </table:table-cell>
          <table:table-cell office:value-type="float" office:value="1.0884216394572344" table:style-name="ce6">
            <text:p>1.088</text:p>
          </table:table-cell>
          <table:table-cell office:value-type="float" office:value="96853.610640692525" table:style-name="ce5">
            <text:p><text:s/>96,8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6853.610640692525" table:style-name="ce5">
            <text:p><text:s/>96,854<text:s/></text:p>
          </table:table-cell>
          <table:table-cell office:value-type="float" office:value="1.050137843184203" table:style-name="ce6">
            <text:p>1.050</text:p>
          </table:table-cell>
          <table:table-cell office:value-type="float" office:value="101709.64178281941" table:style-name="ce5">
            <text:p><text:s/>101,710<text:s/></text:p>
          </table:table-cell>
          <table:table-cell office:value-type="float" office:value="1.0770711168508387" table:style-name="ce6">
            <text:p>1.077</text:p>
          </table:table-cell>
          <table:table-cell office:value-type="float" office:value="109548.51746952003" table:style-name="ce5">
            <text:p><text:s/>109,5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9548.51746952003" table:style-name="ce5">
            <text:p><text:s/>109,549<text:s/></text:p>
          </table:table-cell>
          <table:table-cell office:value-type="float" office:value="1.005288265325607" table:style-name="ce6">
            <text:p>1.005</text:p>
          </table:table-cell>
          <table:table-cell office:value-type="float" office:value="110127.83909592574" table:style-name="ce5">
            <text:p><text:s/>110,128<text:s/></text:p>
          </table:table-cell>
          <table:table-cell office:value-type="float" office:value="1.0734988835363166" table:style-name="ce6">
            <text:p>1.073</text:p>
          </table:table-cell>
          <table:table-cell office:value-type="float" office:value="118222.11231574339" table:style-name="ce5">
            <text:p><text:s/>118,2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222.11231574339" table:style-name="ce5">
            <text:p><text:s/>118,222<text:s/></text:p>
          </table:table-cell>
          <table:table-cell office:value-type="float" office:value="1.027410099530236" table:style-name="ce6">
            <text:p>1.027</text:p>
          </table:table-cell>
          <table:table-cell office:value-type="float" office:value="121462.59218099265" table:style-name="ce5">
            <text:p><text:s/>121,463<text:s/></text:p>
          </table:table-cell>
          <table:table-cell office:value-type="float" office:value="1.0474251448311285" table:style-name="ce6">
            <text:p>1.047</text:p>
          </table:table-cell>
          <table:table-cell office:value-type="float" office:value="127222.97320674053" table:style-name="ce5">
            <text:p><text:s/>127,22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7222.97320674053" table:style-name="ce5">
            <text:p><text:s/>127,223<text:s/></text:p>
          </table:table-cell>
          <table:table-cell office:value-type="float" office:value="0.94132679040171052" table:style-name="ce6">
            <text:p>0.941</text:p>
          </table:table-cell>
          <table:table-cell office:value-type="float" office:value="119758.39303406388" table:style-name="ce5">
            <text:p><text:s/>119,758<text:s/></text:p>
          </table:table-cell>
          <table:table-cell office:value-type="float" office:value="1.0540492181435182" table:style-name="ce6">
            <text:p>1.054</text:p>
          </table:table-cell>
          <table:table-cell office:value-type="float" office:value="126231.24054367919" table:style-name="ce5">
            <text:p><text:s/>126,2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6231.24054367919" table:style-name="ce5">
            <text:p><text:s/>126,231<text:s/></text:p>
          </table:table-cell>
          <table:table-cell office:value-type="float" office:value="0.99691261622493255" table:style-name="ce6">
            <text:p>0.997</text:p>
          </table:table-cell>
          <table:table-cell office:value-type="float" office:value="125841.51625971799" table:style-name="ce5">
            <text:p><text:s/>125,842<text:s/></text:p>
          </table:table-cell>
          <table:table-cell office:value-type="float" office:value="1.051422452260647" table:style-name="ce6">
            <text:p>1.051</text:p>
          </table:table-cell>
          <table:table-cell office:value-type="float" office:value="132312.59562199077" table:style-name="ce5">
            <text:p><text:s/>132,3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2312.59562199077" table:style-name="ce5">
            <text:p><text:s/>132,313<text:s/></text:p>
          </table:table-cell>
          <table:table-cell office:value-type="float" office:value="0.97745464458971465" table:style-name="ce6">
            <text:p>0.977</text:p>
          </table:table-cell>
          <table:table-cell office:value-type="float" office:value="129329.56112843563" table:style-name="ce5">
            <text:p><text:s/>129,330<text:s/></text:p>
          </table:table-cell>
          <table:table-cell office:value-type="float" office:value="0.98054597220278394" table:style-name="ce6">
            <text:p>0.981</text:p>
          </table:table-cell>
          <table:table-cell office:value-type="float" office:value="126813.58025124129" table:style-name="ce5">
            <text:p><text:s/>126,8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6813.58025124129" table:style-name="ce5">
            <text:p><text:s/>126,814<text:s/></text:p>
          </table:table-cell>
          <table:table-cell office:value-type="float" office:value="1.0360081751118999" table:style-name="ce6">
            <text:p>1.036</text:p>
          </table:table-cell>
          <table:table-cell office:value-type="float" office:value="131379.90585549496" table:style-name="ce5">
            <text:p><text:s/>131,380<text:s/></text:p>
          </table:table-cell>
          <table:table-cell office:value-type="float" office:value="1.0362513472336463" table:style-name="ce6">
            <text:p>1.036</text:p>
          </table:table-cell>
          <table:table-cell office:value-type="float" office:value="136142.60444218628" table:style-name="ce5">
            <text:p><text:s/>136,1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901.398992257527" table:style-name="ce5">
            <text:p><text:s/>95,9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901.398992257527" table:style-name="ce5">
            <text:p><text:s/>95,901<text:s/></text:p>
          </table:table-cell>
          <table:table-cell office:value-type="float" office:value="1.0265942891430562" table:style-name="ce6">
            <text:p>1.027</text:p>
          </table:table-cell>
          <table:table-cell office:value-type="float" office:value="98451.828526281199" table:style-name="ce5">
            <text:p><text:s/>98,452<text:s/></text:p>
          </table:table-cell>
          <table:table-cell office:value-type="float" office:value="1.0812050334949364" table:style-name="ce6">
            <text:p>1.081</text:p>
          </table:table-cell>
          <table:table-cell office:value-type="float" office:value="106446.61255939559" table:style-name="ce5">
            <text:p><text:s/>106,4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446.61255939559" table:style-name="ce5">
            <text:p><text:s/>106,447<text:s/></text:p>
          </table:table-cell>
          <table:table-cell office:value-type="float" office:value="1.0421206062348185" table:style-name="ce6">
            <text:p>1.042</text:p>
          </table:table-cell>
          <table:table-cell office:value-type="float" office:value="110930.20841204019" table:style-name="ce5">
            <text:p><text:s/>110,930<text:s/></text:p>
          </table:table-cell>
          <table:table-cell office:value-type="float" office:value="1.0456503834932955" table:style-name="ce6">
            <text:p>1.046</text:p>
          </table:table-cell>
          <table:table-cell office:value-type="float" office:value="115994.21496704101" table:style-name="ce5">
            <text:p><text:s/>115,9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994.21496704101" table:style-name="ce5">
            <text:p><text:s/>115,994<text:s/></text:p>
          </table:table-cell>
          <table:table-cell office:value-type="float" office:value="1.0088957948981843" table:style-name="ce6">
            <text:p>1.009</text:p>
          </table:table-cell>
          <table:table-cell office:value-type="float" office:value="117026.0757127637" table:style-name="ce5">
            <text:p><text:s/>117,026<text:s/></text:p>
          </table:table-cell>
          <table:table-cell office:value-type="float" office:value="1.1200966259473675" table:style-name="ce6">
            <text:p>1.120</text:p>
          </table:table-cell>
          <table:table-cell office:value-type="float" office:value="131080.51255372778" table:style-name="ce5">
            <text:p><text:s/>131,0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1080.51255372778" table:style-name="ce5">
            <text:p><text:s/>131,081<text:s/></text:p>
          </table:table-cell>
          <table:table-cell office:value-type="float" office:value="1.0354593590218886" table:style-name="ce6">
            <text:p>1.035</text:p>
          </table:table-cell>
          <table:table-cell office:value-type="float" office:value="135728.54350914358" table:style-name="ce5">
            <text:p><text:s/>135,729<text:s/></text:p>
          </table:table-cell>
          <table:table-cell office:value-type="float" office:value="1.0741312272615573" table:style-name="ce6">
            <text:p>1.074</text:p>
          </table:table-cell>
          <table:table-cell office:value-type="float" office:value="145790.2670139001" table:style-name="ce5">
            <text:p><text:s/>145,7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790.2670139001" table:style-name="ce5">
            <text:p><text:s/>145,790<text:s/></text:p>
          </table:table-cell>
          <table:table-cell office:value-type="float" office:value="1.0234857145277898" table:style-name="ce6">
            <text:p>1.023</text:p>
          </table:table-cell>
          <table:table-cell office:value-type="float" office:value="149214.25560591879" table:style-name="ce5">
            <text:p><text:s/>149,214<text:s/></text:p>
          </table:table-cell>
          <table:table-cell office:value-type="float" office:value="1.1178233255751193" table:style-name="ce6">
            <text:p>1.118</text:p>
          </table:table-cell>
          <table:table-cell office:value-type="float" office:value="166795.17542462403" table:style-name="ce5">
            <text:p><text:s/>166,7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795.17542462403" table:style-name="ce5">
            <text:p><text:s/>166,795<text:s/></text:p>
          </table:table-cell>
          <table:table-cell office:value-type="float" office:value="1.0019837649352046" table:style-name="ce6">
            <text:p>1.002</text:p>
          </table:table-cell>
          <table:table-cell office:value-type="float" office:value="167126.05784499267" table:style-name="ce5">
            <text:p><text:s/>167,126<text:s/></text:p>
          </table:table-cell>
          <table:table-cell office:value-type="float" office:value="1.148108580109068" table:style-name="ce6">
            <text:p>1.148</text:p>
          </table:table-cell>
          <table:table-cell office:value-type="float" office:value="191878.8609716405" table:style-name="ce5">
            <text:p><text:s/>191,8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1878.8609716405" table:style-name="ce5">
            <text:p><text:s/>191,879<text:s/></text:p>
          </table:table-cell>
          <table:table-cell office:value-type="float" office:value="1.0359862959703459" table:style-name="ce6">
            <text:p>1.036</text:p>
          </table:table-cell>
          <table:table-cell office:value-type="float" office:value="198783.87045301881" table:style-name="ce5">
            <text:p><text:s/>198,784<text:s/></text:p>
          </table:table-cell>
          <table:table-cell office:value-type="float" office:value="1.074450345373742" table:style-name="ce6">
            <text:p>1.074</text:p>
          </table:table-cell>
          <table:table-cell office:value-type="float" office:value="213583.39826297521" table:style-name="ce5">
            <text:p><text:s/>213,5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3583.39826297521" table:style-name="ce5">
            <text:p><text:s/>213,583<text:s/></text:p>
          </table:table-cell>
          <table:table-cell office:value-type="float" office:value="1.0226961936757222" table:style-name="ce6">
            <text:p>1.023</text:p>
          </table:table-cell>
          <table:table-cell office:value-type="float" office:value="218430.92843587059" table:style-name="ce5">
            <text:p><text:s/>218,431<text:s/></text:p>
          </table:table-cell>
          <table:table-cell office:value-type="float" office:value="1.0477150394064743" table:style-name="ce6">
            <text:p>1.048</text:p>
          </table:table-cell>
          <table:table-cell office:value-type="float" office:value="228853.36879378094" table:style-name="ce5">
            <text:p><text:s/>228,8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8853.36879378094" table:style-name="ce5">
            <text:p><text:s/>228,853<text:s/></text:p>
          </table:table-cell>
          <table:table-cell office:value-type="float" office:value="1.0173044921731738" table:style-name="ce6">
            <text:p>1.017</text:p>
          </table:table-cell>
          <table:table-cell office:value-type="float" office:value="232813.56012287739" table:style-name="ce5">
            <text:p><text:s/>232,814<text:s/></text:p>
          </table:table-cell>
          <table:table-cell office:value-type="float" office:value="1.0874795896097813" table:style-name="ce6">
            <text:p>1.087</text:p>
          </table:table-cell>
          <table:table-cell office:value-type="float" office:value="253179.99481801887" table:style-name="ce5">
            <text:p><text:s/>253,1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3179.99481801887" table:style-name="ce5">
            <text:p><text:s/>253,180<text:s/></text:p>
          </table:table-cell>
          <table:table-cell office:value-type="float" office:value="1.0100947279343515" table:style-name="ce6">
            <text:p>1.010</text:p>
          </table:table-cell>
          <table:table-cell office:value-type="float" office:value="255735.77798412726" table:style-name="ce5">
            <text:p><text:s/>255,736<text:s/></text:p>
          </table:table-cell>
          <table:table-cell office:value-type="float" office:value="1.0803825940911542" table:style-name="ce6">
            <text:p>1.080</text:p>
          </table:table-cell>
          <table:table-cell office:value-type="float" office:value="276292.48322041088" table:style-name="ce5">
            <text:p><text:s/>276,2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6292.48322041088" table:style-name="ce5">
            <text:p><text:s/>276,292<text:s/></text:p>
          </table:table-cell>
          <table:table-cell office:value-type="float" office:value="1.0208878666671051" table:style-name="ce6">
            <text:p>1.021</text:p>
          </table:table-cell>
          <table:table-cell office:value-type="float" office:value="282063.64377104217" table:style-name="ce5">
            <text:p><text:s/>282,064<text:s/></text:p>
          </table:table-cell>
          <table:table-cell office:value-type="float" office:value="1.1247034110471901" table:style-name="ce6">
            <text:p>1.125</text:p>
          </table:table-cell>
          <table:table-cell office:value-type="float" office:value="317237.9422816906" table:style-name="ce5">
            <text:p><text:s/>317,2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7237.9422816906" table:style-name="ce5">
            <text:p><text:s/>317,238<text:s/></text:p>
          </table:table-cell>
          <table:table-cell office:value-type="float" office:value="0.99890393161595226" table:style-name="ce6">
            <text:p>0.999</text:p>
          </table:table-cell>
          <table:table-cell office:value-type="float" office:value="316890.22780293529" table:style-name="ce5">
            <text:p><text:s/>316,890<text:s/></text:p>
          </table:table-cell>
          <table:table-cell office:value-type="float" office:value="1.0765032089236592" table:style-name="ce6">
            <text:p>1.077</text:p>
          </table:table-cell>
          <table:table-cell office:value-type="float" office:value="341133.34710640926" table:style-name="ce5">
            <text:p><text:s/>341,1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1133.34710640926" table:style-name="ce5">
            <text:p><text:s/>341,133<text:s/></text:p>
          </table:table-cell>
          <table:table-cell office:value-type="float" office:value="1.000973527944345" table:style-name="ce6">
            <text:p>1.001</text:p>
          </table:table-cell>
          <table:table-cell office:value-type="float" office:value="341465.44995256531" table:style-name="ce5">
            <text:p><text:s/>341,465<text:s/></text:p>
          </table:table-cell>
          <table:table-cell office:value-type="float" office:value="1.0816381330569509" table:style-name="ce6">
            <text:p>1.082</text:p>
          </table:table-cell>
          <table:table-cell office:value-type="float" office:value="369342.05179014447" table:style-name="ce5">
            <text:p><text:s/>369,3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9342.05179014447" table:style-name="ce5">
            <text:p><text:s/>369,342<text:s/></text:p>
          </table:table-cell>
          <table:table-cell office:value-type="float" office:value="1.0046197725701458" table:style-name="ce6">
            <text:p>1.005</text:p>
          </table:table-cell>
          <table:table-cell office:value-type="float" office:value="371048.32807000598" table:style-name="ce5">
            <text:p><text:s/>371,048<text:s/></text:p>
          </table:table-cell>
          <table:table-cell office:value-type="float" office:value="1.0395628143474338" table:style-name="ce6">
            <text:p>1.040</text:p>
          </table:table-cell>
          <table:table-cell office:value-type="float" office:value="385728.04418736533" table:style-name="ce5">
            <text:p><text:s/>385,7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5728.04418736533" table:style-name="ce5">
            <text:p><text:s/>385,728<text:s/></text:p>
          </table:table-cell>
          <table:table-cell office:value-type="float" office:value="0.9972952399014271" table:style-name="ce6">
            <text:p>0.997</text:p>
          </table:table-cell>
          <table:table-cell office:value-type="float" office:value="384684.74236454681" table:style-name="ce5">
            <text:p><text:s/>384,685<text:s/></text:p>
          </table:table-cell>
          <table:table-cell office:value-type="float" office:value="1.044266847905942" table:style-name="ce6">
            <text:p>1.044</text:p>
          </table:table-cell>
          <table:table-cell office:value-type="float" office:value="401713.52334653464" table:style-name="ce5">
            <text:p><text:s/>401,7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1713.52334653464" table:style-name="ce5">
            <text:p><text:s/>401,714<text:s/></text:p>
          </table:table-cell>
          <table:table-cell office:value-type="float" office:value="0.99894570514813374" table:style-name="ce6">
            <text:p>0.999</text:p>
          </table:table-cell>
          <table:table-cell office:value-type="float" office:value="401289.99884694535" table:style-name="ce5">
            <text:p><text:s/>401,290<text:s/></text:p>
          </table:table-cell>
          <table:table-cell office:value-type="float" office:value="1.0373361784797333" table:style-name="ce6">
            <text:p>1.037</text:p>
          </table:table-cell>
          <table:table-cell office:value-type="float" office:value="416272.63386602688" table:style-name="ce5">
            <text:p><text:s/>416,27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250.990446024487" table:style-name="ce5">
            <text:p><text:s/>51,2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250.990446024487" table:style-name="ce5">
            <text:p><text:s/>51,251<text:s/></text:p>
          </table:table-cell>
          <table:table-cell office:value-type="float" office:value="1.0213987174896295" table:style-name="ce6">
            <text:p>1.021</text:p>
          </table:table-cell>
          <table:table-cell office:value-type="float" office:value="52347.695911642673" table:style-name="ce5">
            <text:p><text:s/>52,348<text:s/></text:p>
          </table:table-cell>
          <table:table-cell office:value-type="float" office:value="1.1121865319621771" table:style-name="ce6">
            <text:p>1.112</text:p>
          </table:table-cell>
          <table:table-cell office:value-type="float" office:value="58220.402372180499" table:style-name="ce5">
            <text:p><text:s/>58,2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220.402372180499" table:style-name="ce5">
            <text:p><text:s/>58,220<text:s/></text:p>
          </table:table-cell>
          <table:table-cell office:value-type="float" office:value="1.036495130842972" table:style-name="ce6">
            <text:p>1.036</text:p>
          </table:table-cell>
          <table:table-cell office:value-type="float" office:value="60345.163574483704" table:style-name="ce5">
            <text:p><text:s/>60,345<text:s/></text:p>
          </table:table-cell>
          <table:table-cell office:value-type="float" office:value="1.0736086652560357" table:style-name="ce6">
            <text:p>1.074</text:p>
          </table:table-cell>
          <table:table-cell office:value-type="float" office:value="64787.090519858597" table:style-name="ce5">
            <text:p><text:s/>64,7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787.090519858597" table:style-name="ce5">
            <text:p><text:s/>64,787<text:s/></text:p>
          </table:table-cell>
          <table:table-cell office:value-type="float" office:value="1.0398061050692655" table:style-name="ce6">
            <text:p>1.040</text:p>
          </table:table-cell>
          <table:table-cell office:value-type="float" office:value="67366.0122522241" table:style-name="ce5">
            <text:p><text:s/>67,366<text:s/></text:p>
          </table:table-cell>
          <table:table-cell office:value-type="float" office:value="0.95956369952763731" table:style-name="ce6">
            <text:p>0.960</text:p>
          </table:table-cell>
          <table:table-cell office:value-type="float" office:value="64641.979939168297" table:style-name="ce5">
            <text:p><text:s/>64,6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641.979939168297" table:style-name="ce5">
            <text:p><text:s/>64,642<text:s/></text:p>
          </table:table-cell>
          <table:table-cell office:value-type="float" office:value="1.0361914572886211" table:style-name="ce6">
            <text:p>1.036</text:p>
          </table:table-cell>
          <table:table-cell office:value-type="float" office:value="66981.467395188592" table:style-name="ce5">
            <text:p><text:s/>66,981<text:s/></text:p>
          </table:table-cell>
          <table:table-cell office:value-type="float" office:value="1.1103291839323981" table:style-name="ce6">
            <text:p>1.110</text:p>
          </table:table-cell>
          <table:table-cell office:value-type="float" office:value="74371.478031494291" table:style-name="ce5">
            <text:p><text:s/>74,3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371.478031494291" table:style-name="ce5">
            <text:p><text:s/>74,371<text:s/></text:p>
          </table:table-cell>
          <table:table-cell office:value-type="float" office:value="1.0124930016780163" table:style-name="ce6">
            <text:p>1.012</text:p>
          </table:table-cell>
          <table:table-cell office:value-type="float" office:value="75300.601031338301" table:style-name="ce5">
            <text:p><text:s/>75,301<text:s/></text:p>
          </table:table-cell>
          <table:table-cell office:value-type="float" office:value="1.0687318105489565" table:style-name="ce6">
            <text:p>1.069</text:p>
          </table:table-cell>
          <table:table-cell office:value-type="float" office:value="80476.147675646804" table:style-name="ce5">
            <text:p><text:s/>80,4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0476.147675646804" table:style-name="ce5">
            <text:p><text:s/>80,476<text:s/></text:p>
          </table:table-cell>
          <table:table-cell office:value-type="float" office:value="1.0333853607307053" table:style-name="ce6">
            <text:p>1.033</text:p>
          </table:table-cell>
          <table:table-cell office:value-type="float" office:value="83162.87289601579" table:style-name="ce5">
            <text:p><text:s/>83,163<text:s/></text:p>
          </table:table-cell>
          <table:table-cell office:value-type="float" office:value="1.040265302120595" table:style-name="ce6">
            <text:p>1.040</text:p>
          </table:table-cell>
          <table:table-cell office:value-type="float" office:value="86511.451098390506" table:style-name="ce5">
            <text:p><text:s/>86,5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511.451098390506" table:style-name="ce5">
            <text:p><text:s/>86,511<text:s/></text:p>
          </table:table-cell>
          <table:table-cell office:value-type="float" office:value="1.0111141140574313" table:style-name="ce6">
            <text:p>1.011</text:p>
          </table:table-cell>
          <table:table-cell office:value-type="float" office:value="87472.949233171908" table:style-name="ce5">
            <text:p><text:s/>87,473<text:s/></text:p>
          </table:table-cell>
          <table:table-cell office:value-type="float" office:value="1.0866627593770135" table:style-name="ce6">
            <text:p>1.087</text:p>
          </table:table-cell>
          <table:table-cell office:value-type="float" office:value="95053.596384563993" table:style-name="ce5">
            <text:p><text:s/>95,0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5053.596384563993" table:style-name="ce5">
            <text:p><text:s/>95,054<text:s/></text:p>
          </table:table-cell>
          <table:table-cell office:value-type="float" office:value="1.0116792136418027" table:style-name="ce6">
            <text:p>1.012</text:p>
          </table:table-cell>
          <table:table-cell office:value-type="float" office:value="96163.747644160991" table:style-name="ce5">
            <text:p><text:s/>96,164<text:s/></text:p>
          </table:table-cell>
          <table:table-cell office:value-type="float" office:value="1.0742731311786224" table:style-name="ce6">
            <text:p>1.074</text:p>
          </table:table-cell>
          <table:table-cell office:value-type="float" office:value="103306.1302875637" table:style-name="ce5">
            <text:p><text:s/>103,3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306.1302875637" table:style-name="ce5">
            <text:p><text:s/>103,306<text:s/></text:p>
          </table:table-cell>
          <table:table-cell office:value-type="float" office:value="1.0410055276315808" table:style-name="ce6">
            <text:p>1.041</text:p>
          </table:table-cell>
          <table:table-cell office:value-type="float" office:value="107542.25266758207" table:style-name="ce5">
            <text:p><text:s/>107,542<text:s/></text:p>
          </table:table-cell>
          <table:table-cell office:value-type="float" office:value="1.0570981062573717" table:style-name="ce6">
            <text:p>1.057</text:p>
          </table:table-cell>
          <table:table-cell office:value-type="float" office:value="113682.71163755278" table:style-name="ce5">
            <text:p><text:s/>113,6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3682.71163755278" table:style-name="ce5">
            <text:p><text:s/>113,683<text:s/></text:p>
          </table:table-cell>
          <table:table-cell office:value-type="float" office:value="1.021355642898488" table:style-name="ce6">
            <text:p>1.021</text:p>
          </table:table-cell>
          <table:table-cell office:value-type="float" office:value="116110.47903101615" table:style-name="ce5">
            <text:p><text:s/>116,110<text:s/></text:p>
          </table:table-cell>
          <table:table-cell office:value-type="float" office:value="1.1413777409075918" table:style-name="ce6">
            <text:p>1.141</text:p>
          </table:table-cell>
          <table:table-cell office:value-type="float" office:value="132525.91625211952" table:style-name="ce5">
            <text:p><text:s/>132,52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2525.91625211952" table:style-name="ce5">
            <text:p><text:s/>132,526<text:s/></text:p>
          </table:table-cell>
          <table:table-cell office:value-type="float" office:value="1.0150149694227748" table:style-name="ce6">
            <text:p>1.015</text:p>
          </table:table-cell>
          <table:table-cell office:value-type="float" office:value="134515.78883237031" table:style-name="ce5">
            <text:p><text:s/>134,516<text:s/></text:p>
          </table:table-cell>
          <table:table-cell office:value-type="float" office:value="1.1235732304768753" table:style-name="ce6">
            <text:p>1.124</text:p>
          </table:table-cell>
          <table:table-cell office:value-type="float" office:value="151138.33940853149" table:style-name="ce5">
            <text:p><text:s/>151,1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1138.33940853149" table:style-name="ce5">
            <text:p><text:s/>151,138<text:s/></text:p>
          </table:table-cell>
          <table:table-cell office:value-type="float" office:value="1.0232119296270483" table:style-name="ce6">
            <text:p>1.023</text:p>
          </table:table-cell>
          <table:table-cell office:value-type="float" office:value="154646.55190683127" table:style-name="ce5">
            <text:p><text:s/>154,647<text:s/></text:p>
          </table:table-cell>
          <table:table-cell office:value-type="float" office:value="1.1707161918874813" table:style-name="ce6">
            <text:p>1.171</text:p>
          </table:table-cell>
          <table:table-cell office:value-type="float" office:value="181047.22233689521" table:style-name="ce5">
            <text:p><text:s/>181,0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1047.22233689521" table:style-name="ce5">
            <text:p><text:s/>181,047<text:s/></text:p>
          </table:table-cell>
          <table:table-cell office:value-type="float" office:value="1.00142113448179" table:style-name="ce6">
            <text:p>1.001</text:p>
          </table:table-cell>
          <table:table-cell office:value-type="float" office:value="181304.51478739048" table:style-name="ce5">
            <text:p><text:s/>181,305<text:s/></text:p>
          </table:table-cell>
          <table:table-cell office:value-type="float" office:value="1.0641468885902363" table:style-name="ce6">
            <text:p>1.064</text:p>
          </table:table-cell>
          <table:table-cell office:value-type="float" office:value="192934.63529836407" table:style-name="ce5">
            <text:p><text:s/>192,9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2934.63529836407" table:style-name="ce5">
            <text:p><text:s/>192,935<text:s/></text:p>
          </table:table-cell>
          <table:table-cell office:value-type="float" office:value="0.9902697244943407" table:style-name="ce6">
            <text:p>0.990</text:p>
          </table:table-cell>
          <table:table-cell office:value-type="float" office:value="191057.32814232708" table:style-name="ce5">
            <text:p><text:s/>191,057<text:s/></text:p>
          </table:table-cell>
          <table:table-cell office:value-type="float" office:value="1.0779561375119489" table:style-name="ce6">
            <text:p>1.078</text:p>
          </table:table-cell>
          <table:table-cell office:value-type="float" office:value="205951.41948765586" table:style-name="ce5">
            <text:p><text:s/>205,9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5951.41948765586" table:style-name="ce5">
            <text:p><text:s/>205,951<text:s/></text:p>
          </table:table-cell>
          <table:table-cell office:value-type="float" office:value="1.0194716160306776" table:style-name="ce6">
            <text:p>1.019</text:p>
          </table:table-cell>
          <table:table-cell office:value-type="float" office:value="209961.62644889249" table:style-name="ce5">
            <text:p><text:s/>209,962<text:s/></text:p>
          </table:table-cell>
          <table:table-cell office:value-type="float" office:value="1.0587911612648944" table:style-name="ce6">
            <text:p>1.059</text:p>
          </table:table-cell>
          <table:table-cell office:value-type="float" office:value="222305.51428888887" table:style-name="ce5">
            <text:p><text:s/>222,3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2305.51428888887" table:style-name="ce5">
            <text:p><text:s/>222,306<text:s/></text:p>
          </table:table-cell>
          <table:table-cell office:value-type="float" office:value="1.0280759366123788" table:style-name="ce6">
            <text:p>1.028</text:p>
          </table:table-cell>
          <table:table-cell office:value-type="float" office:value="228546.94981664597" table:style-name="ce5">
            <text:p><text:s/>228,547<text:s/></text:p>
          </table:table-cell>
          <table:table-cell office:value-type="float" office:value="1.0950770284409672" table:style-name="ce6">
            <text:p>1.095</text:p>
          </table:table-cell>
          <table:table-cell office:value-type="float" office:value="250276.51466445951" table:style-name="ce5">
            <text:p><text:s/>250,2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58.1530618498" table:style-name="ce5">
            <text:p><text:s/>21,55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558.1530618498" table:style-name="ce5">
            <text:p><text:s/>21,558<text:s/></text:p>
          </table:table-cell>
          <table:table-cell office:value-type="float" office:value="1.013233439296735" table:style-name="ce6">
            <text:p>1.013</text:p>
          </table:table-cell>
          <table:table-cell office:value-type="float" office:value="21843.441571743511" table:style-name="ce5">
            <text:p><text:s/>21,843<text:s/></text:p>
          </table:table-cell>
          <table:table-cell office:value-type="float" office:value="1.1379900536939322" table:style-name="ce6">
            <text:p>1.138</text:p>
          </table:table-cell>
          <table:table-cell office:value-type="float" office:value="24857.619247088667" table:style-name="ce5">
            <text:p><text:s/>24,8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857.619247088667" table:style-name="ce5">
            <text:p><text:s/>24,858<text:s/></text:p>
          </table:table-cell>
          <table:table-cell office:value-type="float" office:value="1.0311678876668613" table:style-name="ce6">
            <text:p>1.031</text:p>
          </table:table-cell>
          <table:table-cell office:value-type="float" office:value="25632.378731447541" table:style-name="ce5">
            <text:p><text:s/>25,632<text:s/></text:p>
          </table:table-cell>
          <table:table-cell office:value-type="float" office:value="1.0724230942649136" table:style-name="ce6">
            <text:p>1.072</text:p>
          </table:table-cell>
          <table:table-cell office:value-type="float" office:value="27488.754912549128" table:style-name="ce5">
            <text:p><text:s/>27,4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488.754912549128" table:style-name="ce5">
            <text:p><text:s/>27,489<text:s/></text:p>
          </table:table-cell>
          <table:table-cell office:value-type="float" office:value="1.0449081742734099" table:style-name="ce6">
            <text:p>1.045</text:p>
          </table:table-cell>
          <table:table-cell office:value-type="float" office:value="28723.22470872094" table:style-name="ce5">
            <text:p><text:s/>28,723<text:s/></text:p>
          </table:table-cell>
          <table:table-cell office:value-type="float" office:value="1.0408079370370813" table:style-name="ce6">
            <text:p>1.041</text:p>
          </table:table-cell>
          <table:table-cell office:value-type="float" office:value="29895.360254136362" table:style-name="ce5">
            <text:p><text:s/>29,89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895.360254136362" table:style-name="ce5">
            <text:p><text:s/>29,895<text:s/></text:p>
          </table:table-cell>
          <table:table-cell office:value-type="float" office:value="1.051087264890693" table:style-name="ce6">
            <text:p>1.051</text:p>
          </table:table-cell>
          <table:table-cell office:value-type="float" office:value="31422.632442442118" table:style-name="ce5">
            <text:p><text:s/>31,423<text:s/></text:p>
          </table:table-cell>
          <table:table-cell office:value-type="float" office:value="1.018805708694132" table:style-name="ce6">
            <text:p>1.019</text:p>
          </table:table-cell>
          <table:table-cell office:value-type="float" office:value="32013.557314557467" table:style-name="ce5">
            <text:p><text:s/>32,0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013.557314557467" table:style-name="ce5">
            <text:p><text:s/>32,014<text:s/></text:p>
          </table:table-cell>
          <table:table-cell office:value-type="float" office:value="1.0076624930627935" table:style-name="ce6">
            <text:p>1.008</text:p>
          </table:table-cell>
          <table:table-cell office:value-type="float" office:value="32258.860975395612" table:style-name="ce5">
            <text:p><text:s/>32,259<text:s/></text:p>
          </table:table-cell>
          <table:table-cell office:value-type="float" office:value="1.0605157176430244" table:style-name="ce6">
            <text:p>1.061</text:p>
          </table:table-cell>
          <table:table-cell office:value-type="float" office:value="34211.02909766823" table:style-name="ce5">
            <text:p><text:s/>34,2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211.02909766823" table:style-name="ce5">
            <text:p><text:s/>34,211<text:s/></text:p>
          </table:table-cell>
          <table:table-cell office:value-type="float" office:value="1.0263145980517123" table:style-name="ce6">
            <text:p>1.026</text:p>
          </table:table-cell>
          <table:table-cell office:value-type="float" office:value="35111.278577308796" table:style-name="ce5">
            <text:p><text:s/>35,111<text:s/></text:p>
          </table:table-cell>
          <table:table-cell office:value-type="float" office:value="1.0554766197416459" table:style-name="ce6">
            <text:p>1.055</text:p>
          </table:table-cell>
          <table:table-cell office:value-type="float" office:value="37059.133627585157" table:style-name="ce5">
            <text:p><text:s/>37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059.133627585157" table:style-name="ce5">
            <text:p><text:s/>37,059<text:s/></text:p>
          </table:table-cell>
          <table:table-cell office:value-type="float" office:value="1.0135473343528014" table:style-name="ce6">
            <text:p>1.014</text:p>
          </table:table-cell>
          <table:table-cell office:value-type="float" office:value="37561.186101663203" table:style-name="ce5">
            <text:p><text:s/>37,561<text:s/></text:p>
          </table:table-cell>
          <table:table-cell office:value-type="float" office:value="1.0705681432242031" table:style-name="ce6">
            <text:p>1.071</text:p>
          </table:table-cell>
          <table:table-cell office:value-type="float" office:value="40211.809262156319" table:style-name="ce5">
            <text:p><text:s/>40,2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211.809262156319" table:style-name="ce5">
            <text:p><text:s/>40,212<text:s/></text:p>
          </table:table-cell>
          <table:table-cell office:value-type="float" office:value="1.0286335550965744" table:style-name="ce6">
            <text:p>1.029</text:p>
          </table:table-cell>
          <table:table-cell office:value-type="float" office:value="41363.216318197214" table:style-name="ce5">
            <text:p><text:s/>41,363<text:s/></text:p>
          </table:table-cell>
          <table:table-cell office:value-type="float" office:value="1.0592088619468996" table:style-name="ce6">
            <text:p>1.059</text:p>
          </table:table-cell>
          <table:table-cell office:value-type="float" office:value="43812.285282861092" table:style-name="ce5">
            <text:p><text:s/>43,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812.285282861092" table:style-name="ce5">
            <text:p><text:s/>43,812<text:s/></text:p>
          </table:table-cell>
          <table:table-cell office:value-type="float" office:value="1.034281151050445" table:style-name="ce6">
            <text:p>1.034</text:p>
          </table:table-cell>
          <table:table-cell office:value-type="float" office:value="45314.220852508042" table:style-name="ce5">
            <text:p><text:s/>45,314<text:s/></text:p>
          </table:table-cell>
          <table:table-cell office:value-type="float" office:value="1.0159335021990643" table:style-name="ce6">
            <text:p>1.016</text:p>
          </table:table-cell>
          <table:table-cell office:value-type="float" office:value="46036.235090110364" table:style-name="ce5">
            <text:p><text:s/>46,0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036.235090110364" table:style-name="ce5">
            <text:p><text:s/>46,036<text:s/></text:p>
          </table:table-cell>
          <table:table-cell office:value-type="float" office:value="1.0263718445538654" table:style-name="ce6">
            <text:p>1.026</text:p>
          </table:table-cell>
          <table:table-cell office:value-type="float" office:value="47250.295525751964" table:style-name="ce5">
            <text:p><text:s/>47,250<text:s/></text:p>
          </table:table-cell>
          <table:table-cell office:value-type="float" office:value="1.0615689373405324" table:style-name="ce6">
            <text:p>1.062</text:p>
          </table:table-cell>
          <table:table-cell office:value-type="float" office:value="50159.44601029862" table:style-name="ce5">
            <text:p><text:s/>50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159.44601029862" table:style-name="ce5">
            <text:p><text:s/>50,159<text:s/></text:p>
          </table:table-cell>
          <table:table-cell office:value-type="float" office:value="1.021200970452913" table:style-name="ce6">
            <text:p>1.021</text:p>
          </table:table-cell>
          <table:table-cell office:value-type="float" office:value="51222.874943097449" table:style-name="ce5">
            <text:p><text:s/>51,223<text:s/></text:p>
          </table:table-cell>
          <table:table-cell office:value-type="float" office:value="1.0765410148653261" table:style-name="ce6">
            <text:p>1.077</text:p>
          </table:table-cell>
          <table:table-cell office:value-type="float" office:value="55143.525775561815" table:style-name="ce5">
            <text:p><text:s/>55,1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143.525775561815" table:style-name="ce5">
            <text:p><text:s/>55,144<text:s/></text:p>
          </table:table-cell>
          <table:table-cell office:value-type="float" office:value="1.0540739979799703" table:style-name="ce6">
            <text:p>1.054</text:p>
          </table:table-cell>
          <table:table-cell office:value-type="float" office:value="58125.356676957977" table:style-name="ce5">
            <text:p><text:s/>58,125<text:s/></text:p>
          </table:table-cell>
          <table:table-cell office:value-type="float" office:value="1.1333661653033718" table:style-name="ce6">
            <text:p>1.133</text:p>
          </table:table-cell>
          <table:table-cell office:value-type="float" office:value="65877.312603854603" table:style-name="ce5">
            <text:p><text:s/>65,8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5877.312603854603" table:style-name="ce5">
            <text:p><text:s/>65,877<text:s/></text:p>
          </table:table-cell>
          <table:table-cell office:value-type="float" office:value="1.0130486117680799" table:style-name="ce6">
            <text:p>1.013</text:p>
          </table:table-cell>
          <table:table-cell office:value-type="float" office:value="66736.920080346739" table:style-name="ce5">
            <text:p><text:s/>66,737<text:s/></text:p>
          </table:table-cell>
          <table:table-cell office:value-type="float" office:value="1.0762330548670489" table:style-name="ce6">
            <text:p>1.076</text:p>
          </table:table-cell>
          <table:table-cell office:value-type="float" office:value="71824.479370489673" table:style-name="ce5">
            <text:p><text:s/>71,8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824.479370489673" table:style-name="ce5">
            <text:p><text:s/>71,824<text:s/></text:p>
          </table:table-cell>
          <table:table-cell office:value-type="float" office:value="0.99731024538849256" table:style-name="ce6">
            <text:p>0.997</text:p>
          </table:table-cell>
          <table:table-cell office:value-type="float" office:value="71631.289145883769" table:style-name="ce5">
            <text:p><text:s/>71,631<text:s/></text:p>
          </table:table-cell>
          <table:table-cell office:value-type="float" office:value="1.1170192590857666" table:style-name="ce6">
            <text:p>1.117</text:p>
          </table:table-cell>
          <table:table-cell office:value-type="float" office:value="80013.529529093415" table:style-name="ce5">
            <text:p><text:s/>80,0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0013.529529093415" table:style-name="ce5">
            <text:p><text:s/>80,014<text:s/></text:p>
          </table:table-cell>
          <table:table-cell office:value-type="float" office:value="1.031619545556149" table:style-name="ce6">
            <text:p>1.032</text:p>
          </table:table-cell>
          <table:table-cell office:value-type="float" office:value="82543.520971146849" table:style-name="ce5">
            <text:p><text:s/>82,544<text:s/></text:p>
          </table:table-cell>
          <table:table-cell office:value-type="float" office:value="1.0544999008645835" table:style-name="ce6">
            <text:p>1.054</text:p>
          </table:table-cell>
          <table:table-cell office:value-type="float" office:value="87042.134681088035" table:style-name="ce5">
            <text:p><text:s/>87,0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042.134681088035" table:style-name="ce5">
            <text:p><text:s/>87,042<text:s/></text:p>
          </table:table-cell>
          <table:table-cell office:value-type="float" office:value="1.0398112094867273" table:style-name="ce6">
            <text:p>1.040</text:p>
          </table:table-cell>
          <table:table-cell office:value-type="float" office:value="90507.387339048757" table:style-name="ce5">
            <text:p><text:s/>90,507<text:s/></text:p>
          </table:table-cell>
          <table:table-cell office:value-type="float" office:value="1.0826778550686913" table:style-name="ce6">
            <text:p>1.083</text:p>
          </table:table-cell>
          <table:table-cell office:value-type="float" office:value="97990.343992112539" table:style-name="ce5">
            <text:p><text:s/>97,99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92.837384174691" table:style-name="ce5">
            <text:p><text:s/>29,69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692.837384174691" table:style-name="ce5">
            <text:p><text:s/>29,693<text:s/></text:p>
          </table:table-cell>
          <table:table-cell office:value-type="float" office:value="1.0273270265561394" table:style-name="ce6">
            <text:p>1.027</text:p>
          </table:table-cell>
          <table:table-cell office:value-type="float" office:value="30504.254339899158" table:style-name="ce5">
            <text:p><text:s/>30,504<text:s/></text:p>
          </table:table-cell>
          <table:table-cell office:value-type="float" office:value="1.0937091840810464" table:style-name="ce6">
            <text:p>1.094</text:p>
          </table:table-cell>
          <table:table-cell office:value-type="float" office:value="33362.783125091824" table:style-name="ce5">
            <text:p><text:s/>33,3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362.783125091824" table:style-name="ce5">
            <text:p><text:s/>33,363<text:s/></text:p>
          </table:table-cell>
          <table:table-cell office:value-type="float" office:value="1.040464301580674" table:style-name="ce6">
            <text:p>1.040</text:p>
          </table:table-cell>
          <table:table-cell office:value-type="float" office:value="34712.784843036163" table:style-name="ce5">
            <text:p><text:s/>34,713<text:s/></text:p>
          </table:table-cell>
          <table:table-cell office:value-type="float" office:value="1.0744841065320634" table:style-name="ce6">
            <text:p>1.074</text:p>
          </table:table-cell>
          <table:table-cell office:value-type="float" office:value="37298.335607309462" table:style-name="ce5">
            <text:p><text:s/>37,2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298.335607309462" table:style-name="ce5">
            <text:p><text:s/>37,298<text:s/></text:p>
          </table:table-cell>
          <table:table-cell office:value-type="float" office:value="1.0360458962659507" table:style-name="ce6">
            <text:p>1.036</text:p>
          </table:table-cell>
          <table:table-cell office:value-type="float" office:value="38642.78754350316" table:style-name="ce5">
            <text:p><text:s/>38,643<text:s/></text:p>
          </table:table-cell>
          <table:table-cell office:value-type="float" office:value="0.89917477215935815" table:style-name="ce6">
            <text:p>0.899</text:p>
          </table:table-cell>
          <table:table-cell office:value-type="float" office:value="34746.619685031939" table:style-name="ce5">
            <text:p><text:s/>34,7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746.619685031939" table:style-name="ce5">
            <text:p><text:s/>34,747<text:s/></text:p>
          </table:table-cell>
          <table:table-cell office:value-type="float" office:value="1.0233753750746701" table:style-name="ce6">
            <text:p>1.023</text:p>
          </table:table-cell>
          <table:table-cell office:value-type="float" office:value="35558.834952746474" table:style-name="ce5">
            <text:p><text:s/>35,559<text:s/></text:p>
          </table:table-cell>
          <table:table-cell office:value-type="float" office:value="1.1912066515459672" table:style-name="ce6">
            <text:p>1.191</text:p>
          </table:table-cell>
          <table:table-cell office:value-type="float" office:value="42357.920716936831" table:style-name="ce5">
            <text:p><text:s/>42,3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357.920716936831" table:style-name="ce5">
            <text:p><text:s/>42,358<text:s/></text:p>
          </table:table-cell>
          <table:table-cell office:value-type="float" office:value="1.0161438363222686" table:style-name="ce6">
            <text:p>1.016</text:p>
          </table:table-cell>
          <table:table-cell office:value-type="float" office:value="43041.74005594269" table:style-name="ce5">
            <text:p><text:s/>43,042<text:s/></text:p>
          </table:table-cell>
          <table:table-cell office:value-type="float" office:value="1.0748895959560734" table:style-name="ce6">
            <text:p>1.075</text:p>
          </table:table-cell>
          <table:table-cell office:value-type="float" office:value="46265.118577978574" table:style-name="ce5">
            <text:p><text:s/>46,2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265.118577978574" table:style-name="ce5">
            <text:p><text:s/>46,265<text:s/></text:p>
          </table:table-cell>
          <table:table-cell office:value-type="float" office:value="1.0386138800815428" table:style-name="ce6">
            <text:p>1.039</text:p>
          </table:table-cell>
          <table:table-cell office:value-type="float" office:value="48051.594318706993" table:style-name="ce5">
            <text:p><text:s/>48,052<text:s/></text:p>
          </table:table-cell>
          <table:table-cell office:value-type="float" office:value="1.0291503991065918" table:style-name="ce6">
            <text:p>1.029</text:p>
          </table:table-cell>
          <table:table-cell office:value-type="float" office:value="49452.317470805341" table:style-name="ce5">
            <text:p><text:s/>49,4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452.317470805341" table:style-name="ce5">
            <text:p><text:s/>49,452<text:s/></text:p>
          </table:table-cell>
          <table:table-cell office:value-type="float" office:value="1.0092906800773209" table:style-name="ce6">
            <text:p>1.009</text:p>
          </table:table-cell>
          <table:table-cell office:value-type="float" office:value="49911.763131508706" table:style-name="ce5">
            <text:p><text:s/>49,912<text:s/></text:p>
          </table:table-cell>
          <table:table-cell office:value-type="float" office:value="1.0987747913835306" table:style-name="ce6">
            <text:p>1.099</text:p>
          </table:table-cell>
          <table:table-cell office:value-type="float" office:value="54841.787122407673" table:style-name="ce5">
            <text:p><text:s/>54,8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841.787122407673" table:style-name="ce5">
            <text:p><text:s/>54,842<text:s/></text:p>
          </table:table-cell>
          <table:table-cell office:value-type="float" office:value="0.99924773063372629" table:style-name="ce6">
            <text:p>0.999</text:p>
          </table:table-cell>
          <table:table-cell office:value-type="float" office:value="54800.531325963784" table:style-name="ce5">
            <text:p><text:s/>54,801<text:s/></text:p>
          </table:table-cell>
          <table:table-cell office:value-type="float" office:value="1.0856435798190007" table:style-name="ce6">
            <text:p>1.086</text:p>
          </table:table-cell>
          <table:table-cell office:value-type="float" office:value="59493.845004702613" table:style-name="ce5">
            <text:p><text:s/>59,49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493.845004702613" table:style-name="ce5">
            <text:p><text:s/>59,494<text:s/></text:p>
          </table:table-cell>
          <table:table-cell office:value-type="float" office:value="1.0459574735866424" table:style-name="ce6">
            <text:p>1.046</text:p>
          </table:table-cell>
          <table:table-cell office:value-type="float" office:value="62228.031815074035" table:style-name="ce5">
            <text:p><text:s/>62,228<text:s/></text:p>
          </table:table-cell>
          <table:table-cell office:value-type="float" office:value="1.0870740175178708" table:style-name="ce6">
            <text:p>1.087</text:p>
          </table:table-cell>
          <table:table-cell office:value-type="float" office:value="67646.47654744242" table:style-name="ce5">
            <text:p><text:s/>67,6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646.47654744242" table:style-name="ce5">
            <text:p><text:s/>67,646<text:s/></text:p>
          </table:table-cell>
          <table:table-cell office:value-type="float" office:value="1.017941909464724" table:style-name="ce6">
            <text:p>1.018</text:p>
          </table:table-cell>
          <table:table-cell office:value-type="float" office:value="68860.183505264184" table:style-name="ce5">
            <text:p><text:s/>68,860<text:s/></text:p>
          </table:table-cell>
          <table:table-cell office:value-type="float" office:value="1.1961407311022367" table:style-name="ce6">
            <text:p>1.196</text:p>
          </table:table-cell>
          <table:table-cell office:value-type="float" office:value="82366.470241820891" table:style-name="ce5">
            <text:p><text:s/>82,3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366.470241820891" table:style-name="ce5">
            <text:p><text:s/>82,366<text:s/></text:p>
          </table:table-cell>
          <table:table-cell office:value-type="float" office:value="1.0112478250522574" table:style-name="ce6">
            <text:p>1.011</text:p>
          </table:table-cell>
          <table:table-cell office:value-type="float" office:value="83292.913889272852" table:style-name="ce5">
            <text:p><text:s/>83,293<text:s/></text:p>
          </table:table-cell>
          <table:table-cell office:value-type="float" office:value="1.1524967629369092" table:style-name="ce6">
            <text:p>1.152</text:p>
          </table:table-cell>
          <table:table-cell office:value-type="float" office:value="95994.813632969686" table:style-name="ce5">
            <text:p><text:s/>95,9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5994.813632969686" table:style-name="ce5">
            <text:p><text:s/>95,995<text:s/></text:p>
          </table:table-cell>
          <table:table-cell office:value-type="float" office:value="1.0054834378752606" table:style-name="ce6">
            <text:p>1.005</text:p>
          </table:table-cell>
          <table:table-cell office:value-type="float" office:value="96521.195229873294" table:style-name="ce5">
            <text:p><text:s/>96,521<text:s/></text:p>
          </table:table-cell>
          <table:table-cell office:value-type="float" office:value="1.1932084912412642" table:style-name="ce6">
            <text:p>1.193</text:p>
          </table:table-cell>
          <table:table-cell office:value-type="float" office:value="115169.90973304061" table:style-name="ce5">
            <text:p><text:s/>115,1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5169.90973304061" table:style-name="ce5">
            <text:p><text:s/>115,170<text:s/></text:p>
          </table:table-cell>
          <table:table-cell office:value-type="float" office:value="0.99477020493119239" table:style-name="ce6">
            <text:p>0.995</text:p>
          </table:table-cell>
          <table:table-cell office:value-type="float" office:value="114567.59470704373" table:style-name="ce5">
            <text:p><text:s/>114,568<text:s/></text:p>
          </table:table-cell>
          <table:table-cell office:value-type="float" office:value="1.0571065599968332" table:style-name="ce6">
            <text:p>1.057</text:p>
          </table:table-cell>
          <table:table-cell office:value-type="float" office:value="121110.15592787441" table:style-name="ce5">
            <text:p><text:s/>121,1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110.15592787441" table:style-name="ce5">
            <text:p><text:s/>121,110<text:s/></text:p>
          </table:table-cell>
          <table:table-cell office:value-type="float" office:value="0.98609433768350485" table:style-name="ce6">
            <text:p>0.986</text:p>
          </table:table-cell>
          <table:table-cell office:value-type="float" office:value="119426.03899644331" table:style-name="ce5">
            <text:p><text:s/>119,426<text:s/></text:p>
          </table:table-cell>
          <table:table-cell office:value-type="float" office:value="1.0545262240700544" table:style-name="ce6">
            <text:p>1.055</text:p>
          </table:table-cell>
          <table:table-cell office:value-type="float" office:value="125937.88995856245" table:style-name="ce5">
            <text:p><text:s/>125,9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937.88995856245" table:style-name="ce5">
            <text:p><text:s/>125,938<text:s/></text:p>
          </table:table-cell>
          <table:table-cell office:value-type="float" office:value="1.0117535359665804" table:style-name="ce6">
            <text:p>1.012</text:p>
          </table:table-cell>
          <table:table-cell office:value-type="float" office:value="127418.10547774563" table:style-name="ce5">
            <text:p><text:s/>127,418<text:s/></text:p>
          </table:table-cell>
          <table:table-cell office:value-type="float" office:value="1.0615711095423987" table:style-name="ce6">
            <text:p>1.062</text:p>
          </table:table-cell>
          <table:table-cell office:value-type="float" office:value="135263.37960780083" table:style-name="ce5">
            <text:p><text:s/>135,2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5263.37960780083" table:style-name="ce5">
            <text:p><text:s/>135,263<text:s/></text:p>
          </table:table-cell>
          <table:table-cell office:value-type="float" office:value="1.0205242755123081" table:style-name="ce6">
            <text:p>1.021</text:p>
          </table:table-cell>
          <table:table-cell office:value-type="float" office:value="138039.56247759724" table:style-name="ce5">
            <text:p><text:s/>138,040<text:s/></text:p>
          </table:table-cell>
          <table:table-cell office:value-type="float" office:value="1.1032067034917028" table:style-name="ce6">
            <text:p>1.103</text:p>
          </table:table-cell>
          <table:table-cell office:value-type="float" office:value="152286.17067234698" table:style-name="ce5">
            <text:p><text:s/>152,28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9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366.269942354898" table:style-name="ce5">
            <text:p><text:s/>50,3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366.269942354898" table:style-name="ce5">
            <text:p><text:s/>50,366<text:s/></text:p>
          </table:table-cell>
          <table:table-cell office:value-type="float" office:value="0.95624529538136849" table:style-name="ce6">
            <text:p>0.956</text:p>
          </table:table-cell>
          <table:table-cell office:value-type="float" office:value="48162.508678284896" table:style-name="ce5">
            <text:p><text:s/>48,163<text:s/></text:p>
          </table:table-cell>
          <table:table-cell office:value-type="float" office:value="1.0920973312985833" table:style-name="ce6">
            <text:p>1.092</text:p>
          </table:table-cell>
          <table:table-cell office:value-type="float" office:value="52598.147196199796" table:style-name="ce5">
            <text:p><text:s/>52,5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598.147196199796" table:style-name="ce5">
            <text:p><text:s/>52,598<text:s/></text:p>
          </table:table-cell>
          <table:table-cell office:value-type="float" office:value="1.0116482152289856" table:style-name="ce6">
            <text:p>1.012</text:p>
          </table:table-cell>
          <table:table-cell office:value-type="float" office:value="53210.821735386999" table:style-name="ce5">
            <text:p><text:s/>53,211<text:s/></text:p>
          </table:table-cell>
          <table:table-cell office:value-type="float" office:value="1.1003397171826963" table:style-name="ce6">
            <text:p>1.100</text:p>
          </table:table-cell>
          <table:table-cell office:value-type="float" office:value="58549.980539374606" table:style-name="ce5">
            <text:p><text:s/>58,5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549.980539374606" table:style-name="ce5">
            <text:p><text:s/>58,550<text:s/></text:p>
          </table:table-cell>
          <table:table-cell office:value-type="float" office:value="1.057220063790991" table:style-name="ce6">
            <text:p>1.057</text:p>
          </table:table-cell>
          <table:table-cell office:value-type="float" office:value="61900.214160798896" table:style-name="ce5">
            <text:p><text:s/>61,900<text:s/></text:p>
          </table:table-cell>
          <table:table-cell office:value-type="float" office:value="1.0684266883436375" table:style-name="ce6">
            <text:p>1.068</text:p>
          </table:table-cell>
          <table:table-cell office:value-type="float" office:value="66135.840823584294" table:style-name="ce5">
            <text:p><text:s/>66,1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135.840823584294" table:style-name="ce5">
            <text:p><text:s/>66,136<text:s/></text:p>
          </table:table-cell>
          <table:table-cell office:value-type="float" office:value="1.0485328698349865" table:style-name="ce6">
            <text:p>1.049</text:p>
          </table:table-cell>
          <table:table-cell office:value-type="float" office:value="69345.6029777027" table:style-name="ce5">
            <text:p><text:s/>69,346<text:s/></text:p>
          </table:table-cell>
          <table:table-cell office:value-type="float" office:value="1.0579620026293131" table:style-name="ce6">
            <text:p>1.058</text:p>
          </table:table-cell>
          <table:table-cell office:value-type="float" office:value="73365.01299982761" table:style-name="ce5">
            <text:p><text:s/>73,3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365.01299982761" table:style-name="ce5">
            <text:p><text:s/>73,365<text:s/></text:p>
          </table:table-cell>
          <table:table-cell office:value-type="float" office:value="1.0048880356363152" table:style-name="ce6">
            <text:p>1.005</text:p>
          </table:table-cell>
          <table:table-cell office:value-type="float" office:value="73723.623797829496" table:style-name="ce5">
            <text:p><text:s/>73,724<text:s/></text:p>
          </table:table-cell>
          <table:table-cell office:value-type="float" office:value="1.0342164662200677" table:style-name="ce6">
            <text:p>1.034</text:p>
          </table:table-cell>
          <table:table-cell office:value-type="float" office:value="76246.185681128904" table:style-name="ce5">
            <text:p><text:s/>76,2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246.185681128904" table:style-name="ce5">
            <text:p><text:s/>76,246<text:s/></text:p>
          </table:table-cell>
          <table:table-cell office:value-type="float" office:value="1.0338322239732427" table:style-name="ce6">
            <text:p>1.034</text:p>
          </table:table-cell>
          <table:table-cell office:value-type="float" office:value="78825.763712198299" table:style-name="ce5">
            <text:p><text:s/>78,826<text:s/></text:p>
          </table:table-cell>
          <table:table-cell office:value-type="float" office:value="1.0754075200360875" table:style-name="ce6">
            <text:p>1.075</text:p>
          </table:table-cell>
          <table:table-cell office:value-type="float" office:value="84769.8190686858" table:style-name="ce5">
            <text:p><text:s/>84,7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769.8190686858" table:style-name="ce5">
            <text:p><text:s/>84,770<text:s/></text:p>
          </table:table-cell>
          <table:table-cell office:value-type="float" office:value="1.0581168541737538" table:style-name="ce6">
            <text:p>1.058</text:p>
          </table:table-cell>
          <table:table-cell office:value-type="float" office:value="89696.374281836106" table:style-name="ce5">
            <text:p><text:s/>89,696<text:s/></text:p>
          </table:table-cell>
          <table:table-cell office:value-type="float" office:value="1.0564717323871053" table:style-name="ce6">
            <text:p>1.056</text:p>
          </table:table-cell>
          <table:table-cell office:value-type="float" office:value="94761.683926373589" table:style-name="ce5">
            <text:p><text:s/>94,7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4761.683926373589" table:style-name="ce5">
            <text:p><text:s/>94,762<text:s/></text:p>
          </table:table-cell>
          <table:table-cell office:value-type="float" office:value="0.97582084801187874" table:style-name="ce6">
            <text:p>0.976</text:p>
          </table:table-cell>
          <table:table-cell office:value-type="float" office:value="92470.426768067511" table:style-name="ce5">
            <text:p><text:s/>92,470<text:s/></text:p>
          </table:table-cell>
          <table:table-cell office:value-type="float" office:value="1.0500185496268419" table:style-name="ce6">
            <text:p>1.050</text:p>
          </table:table-cell>
          <table:table-cell office:value-type="float" office:value="97095.663398381337" table:style-name="ce5">
            <text:p><text:s/>97,0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095.663398381337" table:style-name="ce5">
            <text:p><text:s/>97,096<text:s/></text:p>
          </table:table-cell>
          <table:table-cell office:value-type="float" office:value="0.99085211727147349" table:style-name="ce6">
            <text:p>0.991</text:p>
          </table:table-cell>
          <table:table-cell office:value-type="float" office:value="96207.443656164454" table:style-name="ce5">
            <text:p><text:s/>96,207<text:s/></text:p>
          </table:table-cell>
          <table:table-cell office:value-type="float" office:value="1.0706690064163811" table:style-name="ce6">
            <text:p>1.071</text:p>
          </table:table-cell>
          <table:table-cell office:value-type="float" office:value="103006.32810920557" table:style-name="ce5">
            <text:p><text:s/>103,0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3006.32810920557" table:style-name="ce5">
            <text:p><text:s/>103,006<text:s/></text:p>
          </table:table-cell>
          <table:table-cell office:value-type="float" office:value="1.0295959482242627" table:style-name="ce6">
            <text:p>1.030</text:p>
          </table:table-cell>
          <table:table-cell office:value-type="float" office:value="106054.89806269702" table:style-name="ce5">
            <text:p><text:s/>106,055<text:s/></text:p>
          </table:table-cell>
          <table:table-cell office:value-type="float" office:value="1.0740324508612229" table:style-name="ce6">
            <text:p>1.074</text:p>
          </table:table-cell>
          <table:table-cell office:value-type="float" office:value="113906.40209211563" table:style-name="ce5">
            <text:p><text:s/>113,90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3906.40209211563" table:style-name="ce5">
            <text:p><text:s/>113,906<text:s/></text:p>
          </table:table-cell>
          <table:table-cell office:value-type="float" office:value="0.98007148493080576" table:style-name="ce6">
            <text:p>0.980</text:p>
          </table:table-cell>
          <table:table-cell office:value-type="float" office:value="111636.41664154521" table:style-name="ce5">
            <text:p><text:s/>111,636<text:s/></text:p>
          </table:table-cell>
          <table:table-cell office:value-type="float" office:value="1.1087113817752439" table:style-name="ce6">
            <text:p>1.109</text:p>
          </table:table-cell>
          <table:table-cell office:value-type="float" office:value="123772.56575108442" table:style-name="ce5">
            <text:p><text:s/>123,7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772.56575108442" table:style-name="ce5">
            <text:p><text:s/>123,773<text:s/></text:p>
          </table:table-cell>
          <table:table-cell office:value-type="float" office:value="1.0314214854108781" table:style-name="ce6">
            <text:p>1.031</text:p>
          </table:table-cell>
          <table:table-cell office:value-type="float" office:value="127661.68362009905" table:style-name="ce5">
            <text:p><text:s/>127,662<text:s/></text:p>
          </table:table-cell>
          <table:table-cell office:value-type="float" office:value="1.070943486298817" table:style-name="ce6">
            <text:p>1.071</text:p>
          </table:table-cell>
          <table:table-cell office:value-type="float" office:value="136718.44852288545" table:style-name="ce5">
            <text:p><text:s/>136,71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6718.44852288545" table:style-name="ce5">
            <text:p><text:s/>136,718<text:s/></text:p>
          </table:table-cell>
          <table:table-cell office:value-type="float" office:value="0.94305139359330981" table:style-name="ce6">
            <text:p>0.943</text:p>
          </table:table-cell>
          <table:table-cell office:value-type="float" office:value="128932.5234094223" table:style-name="ce5">
            <text:p><text:s/>128,933<text:s/></text:p>
          </table:table-cell>
          <table:table-cell office:value-type="float" office:value="1.0724105803113944" table:style-name="ce6">
            <text:p>1.072</text:p>
          </table:table-cell>
          <table:table-cell office:value-type="float" office:value="138268.60225051103" table:style-name="ce5">
            <text:p><text:s/>138,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8268.60225051103" table:style-name="ce5">
            <text:p><text:s/>138,269<text:s/></text:p>
          </table:table-cell>
          <table:table-cell office:value-type="float" office:value="0.94024504422946331" table:style-name="ce6">
            <text:p>0.940</text:p>
          </table:table-cell>
          <table:table-cell office:value-type="float" office:value="130006.3680385778" table:style-name="ce5">
            <text:p><text:s/>130,006<text:s/></text:p>
          </table:table-cell>
          <table:table-cell office:value-type="float" office:value="1.0987542253674656" table:style-name="ce6">
            <text:p>1.099</text:p>
          </table:table-cell>
          <table:table-cell office:value-type="float" office:value="142845.0462070652" table:style-name="ce5">
            <text:p><text:s/>142,8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845.0462070652" table:style-name="ce5">
            <text:p><text:s/>142,845<text:s/></text:p>
          </table:table-cell>
          <table:table-cell office:value-type="float" office:value="0.99410723878272911" table:style-name="ce6">
            <text:p>0.994</text:p>
          </table:table-cell>
          <table:table-cell office:value-type="float" office:value="142003.29445869694" table:style-name="ce5">
            <text:p><text:s/>142,003<text:s/></text:p>
          </table:table-cell>
          <table:table-cell office:value-type="float" office:value="1.0651704317214992" table:style-name="ce6">
            <text:p>1.065</text:p>
          </table:table-cell>
          <table:table-cell office:value-type="float" office:value="151257.71046444538" table:style-name="ce5">
            <text:p><text:s/>151,2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1257.71046444538" table:style-name="ce5">
            <text:p><text:s/>151,258<text:s/></text:p>
          </table:table-cell>
          <table:table-cell office:value-type="float" office:value="1.0377628375470667" table:style-name="ce6">
            <text:p>1.038</text:p>
          </table:table-cell>
          <table:table-cell office:value-type="float" office:value="156969.63081245546" table:style-name="ce5">
            <text:p><text:s/>156,970<text:s/></text:p>
          </table:table-cell>
          <table:table-cell office:value-type="float" office:value="1.0415781129020656" table:style-name="ce6">
            <text:p>1.042</text:p>
          </table:table-cell>
          <table:table-cell office:value-type="float" office:value="163496.1318445713" table:style-name="ce5">
            <text:p><text:s/>163,4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161.530929995701" table:style-name="ce5">
            <text:p><text:s/>20,1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0161.530929995701" table:style-name="ce5">
            <text:p><text:s/>20,162<text:s/></text:p>
          </table:table-cell>
          <table:table-cell office:value-type="float" office:value="0.93305699971425726" table:style-name="ce6">
            <text:p>0.933</text:p>
          </table:table-cell>
          <table:table-cell office:value-type="float" office:value="18811.857559187989" table:style-name="ce5">
            <text:p><text:s/>18,812<text:s/></text:p>
          </table:table-cell>
          <table:table-cell office:value-type="float" office:value="1.1504513841503103" table:style-name="ce6">
            <text:p>1.150</text:p>
          </table:table-cell>
          <table:table-cell office:value-type="float" office:value="21642.1275674063" table:style-name="ce5">
            <text:p><text:s/>21,6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642.1275674063" table:style-name="ce5">
            <text:p><text:s/>21,642<text:s/></text:p>
          </table:table-cell>
          <table:table-cell office:value-type="float" office:value="1.0050210410451836" table:style-name="ce6">
            <text:p>1.005</text:p>
          </table:table-cell>
          <table:table-cell office:value-type="float" office:value="21750.793578227349" table:style-name="ce5">
            <text:p><text:s/>21,751<text:s/></text:p>
          </table:table-cell>
          <table:table-cell office:value-type="float" office:value="1.0826736804885826" table:style-name="ce6">
            <text:p>1.083</text:p>
          </table:table-cell>
          <table:table-cell office:value-type="float" office:value="23549.01173688683" table:style-name="ce5">
            <text:p><text:s/>23,5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549.01173688683" table:style-name="ce5">
            <text:p><text:s/>23,549<text:s/></text:p>
          </table:table-cell>
          <table:table-cell office:value-type="float" office:value="1.075068592995396" table:style-name="ce6">
            <text:p>1.075</text:p>
          </table:table-cell>
          <table:table-cell office:value-type="float" office:value="25316.802914406991" table:style-name="ce5">
            <text:p><text:s/>25,317<text:s/></text:p>
          </table:table-cell>
          <table:table-cell office:value-type="float" office:value="1.0227777888647296" table:style-name="ce6">
            <text:p>1.023</text:p>
          </table:table-cell>
          <table:table-cell office:value-type="float" office:value="25893.46370592132" table:style-name="ce5">
            <text:p><text:s/>25,89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893.46370592132" table:style-name="ce5">
            <text:p><text:s/>25,893<text:s/></text:p>
          </table:table-cell>
          <table:table-cell office:value-type="float" office:value="1.0627289458543474" table:style-name="ce6">
            <text:p>1.063</text:p>
          </table:table-cell>
          <table:table-cell office:value-type="float" office:value="27517.733388711571" table:style-name="ce5">
            <text:p><text:s/>27,518<text:s/></text:p>
          </table:table-cell>
          <table:table-cell office:value-type="float" office:value="1.0062754119652966" table:style-name="ce6">
            <text:p>1.006</text:p>
          </table:table-cell>
          <table:table-cell office:value-type="float" office:value="27690.418502076933" table:style-name="ce5">
            <text:p><text:s/>27,6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690.418502076933" table:style-name="ce5">
            <text:p><text:s/>27,690<text:s/></text:p>
          </table:table-cell>
          <table:table-cell office:value-type="float" office:value="1.0204472180514117" table:style-name="ce6">
            <text:p>1.020</text:p>
          </table:table-cell>
          <table:table-cell office:value-type="float" office:value="28256.610527123743" table:style-name="ce5">
            <text:p><text:s/>28,257<text:s/></text:p>
          </table:table-cell>
          <table:table-cell office:value-type="float" office:value="1.0670868538735596" table:style-name="ce6">
            <text:p>1.067</text:p>
          </table:table-cell>
          <table:table-cell office:value-type="float" office:value="30152.257628518979" table:style-name="ce5">
            <text:p><text:s/>30,1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152.257628518979" table:style-name="ce5">
            <text:p><text:s/>30,152<text:s/></text:p>
          </table:table-cell>
          <table:table-cell office:value-type="float" office:value="1.0402770289849401" table:style-name="ce6">
            <text:p>1.040</text:p>
          </table:table-cell>
          <table:table-cell office:value-type="float" office:value="31366.700982984217" table:style-name="ce5">
            <text:p><text:s/>31,367<text:s/></text:p>
          </table:table-cell>
          <table:table-cell office:value-type="float" office:value="1.0614285401559438" table:style-name="ce6">
            <text:p>1.061</text:p>
          </table:table-cell>
          <table:table-cell office:value-type="float" office:value="33293.511633876951" table:style-name="ce5">
            <text:p><text:s/>33,2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293.511633876951" table:style-name="ce5">
            <text:p><text:s/>33,294<text:s/></text:p>
          </table:table-cell>
          <table:table-cell office:value-type="float" office:value="1.0480322171182517" table:style-name="ce6">
            <text:p>1.048</text:p>
          </table:table-cell>
          <table:table-cell office:value-type="float" office:value="34892.672813304365" table:style-name="ce5">
            <text:p><text:s/>34,893<text:s/></text:p>
          </table:table-cell>
          <table:table-cell office:value-type="float" office:value="1.0615994821817432" table:style-name="ce6">
            <text:p>1.062</text:p>
          </table:table-cell>
          <table:table-cell office:value-type="float" office:value="37042.043390540901" table:style-name="ce5">
            <text:p><text:s/>37,0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042.043390540901" table:style-name="ce5">
            <text:p><text:s/>37,042<text:s/></text:p>
          </table:table-cell>
          <table:table-cell office:value-type="float" office:value="0.98898936565395978" table:style-name="ce6">
            <text:p>0.989</text:p>
          </table:table-cell>
          <table:table-cell office:value-type="float" office:value="36634.186995337499" table:style-name="ce5">
            <text:p><text:s/>36,634<text:s/></text:p>
          </table:table-cell>
          <table:table-cell office:value-type="float" office:value="1.0459425214531477" table:style-name="ce6">
            <text:p>1.046</text:p>
          </table:table-cell>
          <table:table-cell office:value-type="float" office:value="38317.253917289418" table:style-name="ce5">
            <text:p><text:s/>38,3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317.253917289418" table:style-name="ce5">
            <text:p><text:s/>38,317<text:s/></text:p>
          </table:table-cell>
          <table:table-cell office:value-type="float" office:value="0.97063113455750316" table:style-name="ce6">
            <text:p>0.971</text:p>
          </table:table-cell>
          <table:table-cell office:value-type="float" office:value="37191.91964286656" table:style-name="ce5">
            <text:p><text:s/>37,192<text:s/></text:p>
          </table:table-cell>
          <table:table-cell office:value-type="float" office:value="1.0659585860632743" table:style-name="ce6">
            <text:p>1.066</text:p>
          </table:table-cell>
          <table:table-cell office:value-type="float" office:value="39645.046075488957" table:style-name="ce5">
            <text:p><text:s/>39,6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645.046075488957" table:style-name="ce5">
            <text:p><text:s/>39,645<text:s/></text:p>
          </table:table-cell>
          <table:table-cell office:value-type="float" office:value="1.0533122868662501" table:style-name="ce6">
            <text:p>1.053</text:p>
          </table:table-cell>
          <table:table-cell office:value-type="float" office:value="41758.614144691135" table:style-name="ce5">
            <text:p><text:s/>41,759<text:s/></text:p>
          </table:table-cell>
          <table:table-cell office:value-type="float" office:value="1.0767373644523937" table:style-name="ce6">
            <text:p>1.077</text:p>
          </table:table-cell>
          <table:table-cell office:value-type="float" office:value="44963.060137339169" table:style-name="ce5">
            <text:p><text:s/>44,9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4963.060137339169" table:style-name="ce5">
            <text:p><text:s/>44,963<text:s/></text:p>
          </table:table-cell>
          <table:table-cell office:value-type="float" office:value="0.96755740307605975" table:style-name="ce6">
            <text:p>0.968</text:p>
          </table:table-cell>
          <table:table-cell office:value-type="float" office:value="43504.341700836594" table:style-name="ce5">
            <text:p><text:s/>43,504<text:s/></text:p>
          </table:table-cell>
          <table:table-cell office:value-type="float" office:value="1.0723156537655967" table:style-name="ce6">
            <text:p>1.072</text:p>
          </table:table-cell>
          <table:table-cell office:value-type="float" office:value="46650.386612574504" table:style-name="ce5">
            <text:p><text:s/>46,6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650.386612574504" table:style-name="ce5">
            <text:p><text:s/>46,650<text:s/></text:p>
          </table:table-cell>
          <table:table-cell office:value-type="float" office:value="1.0308166413633066" table:style-name="ce6">
            <text:p>1.031</text:p>
          </table:table-cell>
          <table:table-cell office:value-type="float" office:value="48087.99484627381" table:style-name="ce5">
            <text:p><text:s/>48,088<text:s/></text:p>
          </table:table-cell>
          <table:table-cell office:value-type="float" office:value="1.0839724530731463" table:style-name="ce6">
            <text:p>1.084</text:p>
          </table:table-cell>
          <table:table-cell office:value-type="float" office:value="52126.061736884236" table:style-name="ce5">
            <text:p><text:s/>52,1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126.061736884236" table:style-name="ce5">
            <text:p><text:s/>52,126<text:s/></text:p>
          </table:table-cell>
          <table:table-cell office:value-type="float" office:value="0.92591676353085317" table:style-name="ce6">
            <text:p>0.926</text:p>
          </table:table-cell>
          <table:table-cell office:value-type="float" office:value="48264.394379025296" table:style-name="ce5">
            <text:p><text:s/>48,264<text:s/></text:p>
          </table:table-cell>
          <table:table-cell office:value-type="float" office:value="1.1086280169603788" table:style-name="ce6">
            <text:p>1.109</text:p>
          </table:table-cell>
          <table:table-cell office:value-type="float" office:value="53507.259830212468" table:style-name="ce5">
            <text:p><text:s/>53,5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507.259830212468" table:style-name="ce5">
            <text:p><text:s/>53,507<text:s/></text:p>
          </table:table-cell>
          <table:table-cell office:value-type="float" office:value="0.90670392522804621" table:style-name="ce6">
            <text:p>0.907</text:p>
          </table:table-cell>
          <table:table-cell office:value-type="float" office:value="48515.242516250612" table:style-name="ce5">
            <text:p><text:s/>48,515<text:s/></text:p>
          </table:table-cell>
          <table:table-cell office:value-type="float" office:value="1.0825177468296197" table:style-name="ce6">
            <text:p>1.083</text:p>
          </table:table-cell>
          <table:table-cell office:value-type="float" office:value="52518.611015584182" table:style-name="ce5">
            <text:p><text:s/>52,5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518.611015584182" table:style-name="ce5">
            <text:p><text:s/>52,519<text:s/></text:p>
          </table:table-cell>
          <table:table-cell office:value-type="float" office:value="0.97481331311526254" table:style-name="ce6">
            <text:p>0.975</text:p>
          </table:table-cell>
          <table:table-cell office:value-type="float" office:value="51195.841204313336" table:style-name="ce5">
            <text:p><text:s/>51,196<text:s/></text:p>
          </table:table-cell>
          <table:table-cell office:value-type="float" office:value="1.0661970922775961" table:style-name="ce6">
            <text:p>1.066</text:p>
          </table:table-cell>
          <table:table-cell office:value-type="float" office:value="54584.857028744424" table:style-name="ce5">
            <text:p><text:s/>54,5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584.857028744424" table:style-name="ce5">
            <text:p><text:s/>54,585<text:s/></text:p>
          </table:table-cell>
          <table:table-cell office:value-type="float" office:value="1.0493289054338348" table:style-name="ce6">
            <text:p>1.049</text:p>
          </table:table-cell>
          <table:table-cell office:value-type="float" office:value="57277.468279234752" table:style-name="ce5">
            <text:p><text:s/>57,277<text:s/></text:p>
          </table:table-cell>
          <table:table-cell office:value-type="float" office:value="1.0415964145341658" table:style-name="ce6">
            <text:p>1.042</text:p>
          </table:table-cell>
          <table:table-cell office:value-type="float" office:value="59660.005593245332" table:style-name="ce5">
            <text:p><text:s/>59,6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egião Sudest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204.739012359194" table:style-name="ce5">
            <text:p><text:s/>30,2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204.739012359194" table:style-name="ce5">
            <text:p><text:s/>30,205<text:s/></text:p>
          </table:table-cell>
          <table:table-cell office:value-type="float" office:value="0.97172338112529921" table:style-name="ce6">
            <text:p>0.972</text:p>
          </table:table-cell>
          <table:table-cell office:value-type="float" office:value="29350.651119096907" table:style-name="ce5">
            <text:p><text:s/>29,351<text:s/></text:p>
          </table:table-cell>
          <table:table-cell office:value-type="float" office:value="1.0546961804418731" table:style-name="ce6">
            <text:p>1.055</text:p>
          </table:table-cell>
          <table:table-cell office:value-type="float" office:value="30956.0196287935" table:style-name="ce5">
            <text:p><text:s/>30,9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956.0196287935" table:style-name="ce5">
            <text:p><text:s/>30,956<text:s/></text:p>
          </table:table-cell>
          <table:table-cell office:value-type="float" office:value="1.016281438453972" table:style-name="ce6">
            <text:p>1.016</text:p>
          </table:table-cell>
          <table:table-cell office:value-type="float" office:value="31460.028157159653" table:style-name="ce5">
            <text:p><text:s/>31,460<text:s/></text:p>
          </table:table-cell>
          <table:table-cell office:value-type="float" office:value="1.1125536387837682" table:style-name="ce6">
            <text:p>1.113</text:p>
          </table:table-cell>
          <table:table-cell office:value-type="float" office:value="35000.968802487776" table:style-name="ce5">
            <text:p><text:s/>35,0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000.968802487776" table:style-name="ce5">
            <text:p><text:s/>35,001<text:s/></text:p>
          </table:table-cell>
          <table:table-cell office:value-type="float" office:value="1.0452113897999205" table:style-name="ce6">
            <text:p>1.045</text:p>
          </table:table-cell>
          <table:table-cell office:value-type="float" office:value="36583.411246391908" table:style-name="ce5">
            <text:p><text:s/>36,583<text:s/></text:p>
          </table:table-cell>
          <table:table-cell office:value-type="float" office:value="1.10001707732031" table:style-name="ce6">
            <text:p>1.100</text:p>
          </table:table-cell>
          <table:table-cell office:value-type="float" office:value="40242.377117662982" table:style-name="ce5">
            <text:p><text:s/>40,2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242.377117662982" table:style-name="ce5">
            <text:p><text:s/>40,242<text:s/></text:p>
          </table:table-cell>
          <table:table-cell office:value-type="float" office:value="1.0393985789331579" table:style-name="ce6">
            <text:p>1.039</text:p>
          </table:table-cell>
          <table:table-cell office:value-type="float" office:value="41827.869588991125" table:style-name="ce5">
            <text:p><text:s/>41,828<text:s/></text:p>
          </table:table-cell>
          <table:table-cell office:value-type="float" office:value="1.0919655948667293" table:style-name="ce6">
            <text:p>1.092</text:p>
          </table:table-cell>
          <table:table-cell office:value-type="float" office:value="45674.594497750673" table:style-name="ce5">
            <text:p><text:s/>45,6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674.594497750673" table:style-name="ce5">
            <text:p><text:s/>45,675<text:s/></text:p>
          </table:table-cell>
          <table:table-cell office:value-type="float" office:value="0.9954552146696094" table:style-name="ce6">
            <text:p>0.995</text:p>
          </table:table-cell>
          <table:table-cell office:value-type="float" office:value="45467.013270705756" table:style-name="ce5">
            <text:p><text:s/>45,467<text:s/></text:p>
          </table:table-cell>
          <table:table-cell office:value-type="float" office:value="1.0137883431702801" table:style-name="ce6">
            <text:p>1.014</text:p>
          </table:table-cell>
          <table:table-cell office:value-type="float" office:value="46093.928052609925" table:style-name="ce5">
            <text:p><text:s/>46,0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093.928052609925" table:style-name="ce5">
            <text:p><text:s/>46,094<text:s/></text:p>
          </table:table-cell>
          <table:table-cell office:value-type="float" office:value="1.0296163667163718" table:style-name="ce6">
            <text:p>1.030</text:p>
          </table:table-cell>
          <table:table-cell office:value-type="float" office:value="47459.062729214078" table:style-name="ce5">
            <text:p><text:s/>47,459<text:s/></text:p>
          </table:table-cell>
          <table:table-cell office:value-type="float" office:value="1.0846465242795851" table:style-name="ce6">
            <text:p>1.085</text:p>
          </table:table-cell>
          <table:table-cell office:value-type="float" office:value="51476.307434808856" table:style-name="ce5">
            <text:p><text:s/>51,4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476.307434808856" table:style-name="ce5">
            <text:p><text:s/>51,476<text:s/></text:p>
          </table:table-cell>
          <table:table-cell office:value-type="float" office:value="1.0646393301993697" table:style-name="ce6">
            <text:p>1.065</text:p>
          </table:table-cell>
          <table:table-cell office:value-type="float" office:value="54803.701468531741" table:style-name="ce5">
            <text:p><text:s/>54,804<text:s/></text:p>
          </table:table-cell>
          <table:table-cell office:value-type="float" office:value="1.0532069730540972" table:style-name="ce6">
            <text:p>1.053</text:p>
          </table:table-cell>
          <table:table-cell office:value-type="float" office:value="57719.640535832696" table:style-name="ce5">
            <text:p><text:s/>57,7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719.640535832696" table:style-name="ce5">
            <text:p><text:s/>57,720<text:s/></text:p>
          </table:table-cell>
          <table:table-cell office:value-type="float" office:value="0.96736984593773645" table:style-name="ce6">
            <text:p>0.967</text:p>
          </table:table-cell>
          <table:table-cell office:value-type="float" office:value="55836.239772730005" table:style-name="ce5">
            <text:p><text:s/>55,836<text:s/></text:p>
          </table:table-cell>
          <table:table-cell office:value-type="float" office:value="1.0526928339074659" table:style-name="ce6">
            <text:p>1.053</text:p>
          </table:table-cell>
          <table:table-cell office:value-type="float" office:value="58778.409481091912" table:style-name="ce5">
            <text:p><text:s/>58,7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778.409481091912" table:style-name="ce5">
            <text:p><text:s/>58,778<text:s/></text:p>
          </table:table-cell>
          <table:table-cell office:value-type="float" office:value="1.0040340413137967" table:style-name="ce6">
            <text:p>1.004</text:p>
          </table:table-cell>
          <table:table-cell office:value-type="float" office:value="59015.524013297894" table:style-name="ce5">
            <text:p><text:s/>59,016<text:s/></text:p>
          </table:table-cell>
          <table:table-cell office:value-type="float" office:value="1.073637540173997" table:style-name="ce6">
            <text:p>1.074</text:p>
          </table:table-cell>
          <table:table-cell office:value-type="float" office:value="63361.282033716605" table:style-name="ce5">
            <text:p><text:s/>63,3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361.282033716605" table:style-name="ce5">
            <text:p><text:s/>63,361<text:s/></text:p>
          </table:table-cell>
          <table:table-cell office:value-type="float" office:value="1.0147566755955433" table:style-name="ce6">
            <text:p>1.015</text:p>
          </table:table-cell>
          <table:table-cell office:value-type="float" office:value="64296.283918005887" table:style-name="ce5">
            <text:p><text:s/>64,296<text:s/></text:p>
          </table:table-cell>
          <table:table-cell office:value-type="float" office:value="1.0722756861453571" table:style-name="ce6">
            <text:p>1.072</text:p>
          </table:table-cell>
          <table:table-cell office:value-type="float" office:value="68943.341954776464" table:style-name="ce5">
            <text:p><text:s/>68,9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8943.341954776464" table:style-name="ce5">
            <text:p><text:s/>68,943<text:s/></text:p>
          </table:table-cell>
          <table:table-cell office:value-type="float" office:value="0.98823284466540662" table:style-name="ce6">
            <text:p>0.988</text:p>
          </table:table-cell>
          <table:table-cell office:value-type="float" office:value="68132.074940708611" table:style-name="ce5">
            <text:p><text:s/>68,132<text:s/></text:p>
          </table:table-cell>
          <table:table-cell office:value-type="float" office:value="1.1319511288277198" table:style-name="ce6">
            <text:p>1.132</text:p>
          </table:table-cell>
          <table:table-cell office:value-type="float" office:value="77122.17913850992" table:style-name="ce5">
            <text:p><text:s/>77,1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122.17913850992" table:style-name="ce5">
            <text:p><text:s/>77,122<text:s/></text:p>
          </table:table-cell>
          <table:table-cell office:value-type="float" office:value="1.031787349147804" table:style-name="ce6">
            <text:p>1.032</text:p>
          </table:table-cell>
          <table:table-cell office:value-type="float" office:value="79573.688773825226" table:style-name="ce5">
            <text:p><text:s/>79,574<text:s/></text:p>
          </table:table-cell>
          <table:table-cell office:value-type="float" office:value="1.0630698172915016" table:style-name="ce6">
            <text:p>1.063</text:p>
          </table:table-cell>
          <table:table-cell office:value-type="float" office:value="84592.386786001196" table:style-name="ce5">
            <text:p><text:s/>84,5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4592.386786001196" table:style-name="ce5">
            <text:p><text:s/>84,592<text:s/></text:p>
          </table:table-cell>
          <table:table-cell office:value-type="float" office:value="0.95360979983303185" table:style-name="ce6">
            <text:p>0.954</text:p>
          </table:table-cell>
          <table:table-cell office:value-type="float" office:value="80668.129030397002" table:style-name="ce5">
            <text:p><text:s/>80,668<text:s/></text:p>
          </table:table-cell>
          <table:table-cell office:value-type="float" office:value="1.0507413948866864" table:style-name="ce6">
            <text:p>1.051</text:p>
          </table:table-cell>
          <table:table-cell office:value-type="float" office:value="84761.342420298548" table:style-name="ce5">
            <text:p><text:s/>84,7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4761.342420298548" table:style-name="ce5">
            <text:p><text:s/>84,761<text:s/></text:p>
          </table:table-cell>
          <table:table-cell office:value-type="float" office:value="0.96141853344233719" table:style-name="ce6">
            <text:p>0.961</text:p>
          </table:table-cell>
          <table:table-cell office:value-type="float" office:value="81491.125522327187" table:style-name="ce5">
            <text:p><text:s/>81,491<text:s/></text:p>
          </table:table-cell>
          <table:table-cell office:value-type="float" office:value="1.1084205134304235" table:style-name="ce6">
            <text:p>1.108</text:p>
          </table:table-cell>
          <table:table-cell office:value-type="float" office:value="90326.435191480996" table:style-name="ce5">
            <text:p><text:s/>90,3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326.435191480996" table:style-name="ce5">
            <text:p><text:s/>90,326<text:s/></text:p>
          </table:table-cell>
          <table:table-cell office:value-type="float" office:value="1.0053253298647609" table:style-name="ce6">
            <text:p>1.005</text:p>
          </table:table-cell>
          <table:table-cell office:value-type="float" office:value="90807.453254383596" table:style-name="ce5">
            <text:p><text:s/>90,807<text:s/></text:p>
          </table:table-cell>
          <table:table-cell office:value-type="float" office:value="1.0645916163388738" table:style-name="ce6">
            <text:p>1.065</text:p>
          </table:table-cell>
          <table:table-cell office:value-type="float" office:value="96672.853435700963" table:style-name="ce5">
            <text:p><text:s/>96,6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672.853435700963" table:style-name="ce5">
            <text:p><text:s/>96,673<text:s/></text:p>
          </table:table-cell>
          <table:table-cell office:value-type="float" office:value="1.0312322331473125" table:style-name="ce6">
            <text:p>1.031</text:p>
          </table:table-cell>
          <table:table-cell office:value-type="float" office:value="99692.162533220733" table:style-name="ce5">
            <text:p><text:s/>99,692<text:s/></text:p>
          </table:table-cell>
          <table:table-cell office:value-type="float" office:value="1.041567597821186" table:style-name="ce6">
            <text:p>1.042</text:p>
          </table:table-cell>
          <table:table-cell office:value-type="float" office:value="103836.12625132596" table:style-name="ce5">
            <text:p><text:s/>103,83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7Z</meta:creation-date>
    <dc:date>2020-10-02T20:00:07Z</dc:date>
  </office:meta>
</office:document-meta>
</file>